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72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4.59cm"/>
    </style:style>
    <style:style style:name="co7" style:family="table-column">
      <style:table-column-properties fo:break-before="auto" style:column-width="2.782cm"/>
    </style:style>
    <style:style style:name="co8" style:family="table-column">
      <style:table-column-properties fo:break-before="auto" style:column-width="2.76cm"/>
    </style:style>
    <style:style style:name="co9" style:family="table-column">
      <style:table-column-properties fo:break-before="auto" style:column-width="2.701cm"/>
    </style:style>
    <style:style style:name="co10" style:family="table-column">
      <style:table-column-properties fo:break-before="auto" style:column-width="2.51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30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32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34" style:family="table-cell" style:parent-style-name="Default">
      <style:text-properties fo:font-style="normal" style:font-style-asian="normal" style:font-style-complex="normal"/>
    </style:style>
    <style:style style:name="ce3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11"/>
    <style:style style:name="ce46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BF_lrate=0.001" table:style-name="ta1">
        <table:table-column table:style-name="co1" table:default-cell-style-name="ce29"/>
        <table:table-column table:style-name="co2" table:number-columns-repeated="3" table:default-cell-style-name="ce29"/>
        <table:table-column table:style-name="co3" table:default-cell-style-name="ce29"/>
        <table:table-column table:style-name="co4" table:default-cell-style-name="ce29"/>
        <table:table-column table:style-name="co2" table:number-columns-repeated="3" table:default-cell-style-name="ce29"/>
        <table:table-column table:style-name="co3" table:number-columns-repeated="16369" table:default-cell-style-name="ce29"/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26" table:number-columns-repeated="2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2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8" calcext:value-type="percentage">
            <text:p>1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967" calcext:value-type="percentage">
            <text:p>29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833" calcext:value-type="percentage">
            <text:p>8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9" calcext:value-type="percentage">
            <text:p>9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1" calcext:value-type="percentage">
            <text:p>1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2233" calcext:value-type="percentage">
            <text:p>22,33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133" calcext:value-type="percentage">
            <text:p>21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:.B11])" office:value-type="string" office:string-value="" calcext:value-type="error">
            <text:p>#DIV/0!</text:p>
          </table:table-cell>
          <table:table-cell table:style-name="ce30" table:formula="of:=AVERAGE([.C2:.C11])" office:value-type="string" office:string-value="" calcext:value-type="error">
            <text:p>#DIV/0!</text:p>
          </table:table-cell>
          <table:table-cell table:style-name="ce30" table:formula="of:=AVERAGE([.D2:.D11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:.G11])" office:value-type="percentage" office:value="0.15566" calcext:value-type="percentage">
            <text:p>15,57%</text:p>
          </table:table-cell>
          <table:table-cell table:style-name="ce30" table:formula="of:=AVERAGE([.H2:.H11])" office:value-type="percentage" office:value="0.166" calcext:value-type="percentage">
            <text:p>16,60%</text:p>
          </table:table-cell>
          <table:table-cell table:style-name="ce30" table:formula="of:=AVERAGE([.I2:.I11])" office:value-type="percentage" office:value="0.15766" calcext:value-type="percentage">
            <text:p>15,77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507" calcext:value-type="percentage">
            <text:p>35,07%</text:p>
          </table:table-cell>
          <table:table-cell office:value-type="percentage" office:value="0.372" calcext:value-type="percentage">
            <text:p>37,20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613" calcext:value-type="percentage">
            <text:p>1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758" calcext:value-type="percentage">
            <text:p>17,58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57" calcext:value-type="percentage">
            <text:p>15,70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435" calcext:value-type="percentage">
            <text:p>14,35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468" calcext:value-type="percentage">
            <text:p>14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232" calcext:value-type="percentage">
            <text:p>22,32%</text:p>
          </table:table-cell>
          <table:table-cell office:value-type="percentage" office:value="0.2068" calcext:value-type="percentage">
            <text:p>20,68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742" calcext:value-type="percentage">
            <text:p>17,42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763" calcext:value-type="percentage">
            <text:p>17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72" calcext:value-type="percentage">
            <text:p>27,2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3" calcext:value-type="percentage">
            <text:p>23,00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484" calcext:value-type="percentage">
            <text:p>14,84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1538" calcext:value-type="percentage">
            <text:p>15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2571" calcext:value-type="percentage">
            <text:p>25,7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3118" calcext:value-type="percentage">
            <text:p>31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1362" calcext:value-type="percentage">
            <text:p>13,6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855" calcext:value-type="percentage">
            <text:p>8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3005" calcext:value-type="percentage">
            <text:p>30,0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2177" calcext:value-type="percentage">
            <text:p>21,77%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179" calcext:value-type="percentage">
            <text:p>11,79%</text:p>
          </table:table-cell>
          <table:table-cell office:value-type="percentage" office:value="0.1444" calcext:value-type="percentage">
            <text:p>14,44%</text:p>
          </table:table-cell>
          <table:table-cell office:value-type="percentage" office:value="0.1232" calcext:value-type="percentage">
            <text:p>12,3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387" calcext:value-type="percentage">
            <text:p>1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2372" calcext:value-type="percentage">
            <text:p>23,72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726" calcext:value-type="percentage">
            <text:p>27,26%</text:p>
          </table:table-cell>
          <table:table-cell office:value-type="percentage" office:value="0.1656" calcext:value-type="percentage">
            <text:p>16,56%</text:p>
          </table:table-cell>
          <table:table-cell office:value-type="percentage" office:value="0.1237" calcext:value-type="percentage">
            <text:p>1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2874" calcext:value-type="percentage">
            <text:p>28,74%</text:p>
          </table:table-cell>
          <table:table-cell office:value-type="percentage" office:value="0.2198" calcext:value-type="percentage">
            <text:p>21,98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2005" calcext:value-type="percentage">
            <text:p>20,05%</text:p>
          </table:table-cell>
          <table:table-cell office:value-type="percentage" office:value="0.1059" calcext:value-type="percentage">
            <text:p>10,59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15:.B24])" office:value-type="percentage" office:value="0.24292" calcext:value-type="percentage">
            <text:p>24,29%</text:p>
          </table:table-cell>
          <table:table-cell table:style-name="ce30" table:formula="of:=AVERAGE([.C15:.C24])" office:value-type="percentage" office:value="0.23942" calcext:value-type="percentage">
            <text:p>23,94%</text:p>
          </table:table-cell>
          <table:table-cell table:style-name="ce30" table:formula="of:=AVERAGE([.D15:.D24])" office:value-type="percentage" office:value="0.22398" calcext:value-type="percentage">
            <text:p>22,40%</text:p>
          </table:table-cell>
          <table:table-cell table:style-name="ce30" table:number-columns-repeated="2"/>
          <table:table-cell table:style-name="ce30" table:formula="of:=AVERAGE([.G15:.G24])" office:value-type="percentage" office:value="0.1722" calcext:value-type="percentage">
            <text:p>17,22%</text:p>
          </table:table-cell>
          <table:table-cell table:style-name="ce30" table:formula="of:=AVERAGE([.H15:.H24])" office:value-type="percentage" office:value="0.15386" calcext:value-type="percentage">
            <text:p>15,39%</text:p>
          </table:table-cell>
          <table:table-cell table:style-name="ce30" table:formula="of:=AVERAGE([.I15:.I24])" office:value-type="percentage" office:value="0.15624" calcext:value-type="percentage">
            <text:p>15,6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2"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3105" calcext:value-type="percentage">
            <text:p>31,05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895" calcext:value-type="percentage">
            <text:p>28,95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444" calcext:value-type="percentage">
            <text:p>3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table:number-columns-repeated="2" office:value-type="percentage" office:value="0.4543" calcext:value-type="percentage">
            <text:p>45,43%</text:p>
          </table:table-cell>
          <table:table-cell office:value-type="percentage" office:value="0.4295" calcext:value-type="percentage">
            <text:p>4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508" calcext:value-type="percentage">
            <text:p>75,08%</text:p>
          </table:table-cell>
          <table:table-cell office:value-type="percentage" office:value="0.7397" calcext:value-type="percentage">
            <text:p>73,97%</text:p>
          </table:table-cell>
          <table:table-cell office:value-type="percentage" office:value="0.7508" calcext:value-type="percentage">
            <text:p>75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3962" calcext:value-type="percentage">
            <text:p>39,62%</text:p>
          </table:table-cell>
          <table:table-cell office:value-type="percentage" office:value="0.4533" calcext:value-type="percentage">
            <text:p>45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454" calcext:value-type="percentage">
            <text:p>45,40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519" calcext:value-type="percentage">
            <text:p>5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2571" calcext:value-type="percentage">
            <text:p>25,71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573" calcext:value-type="percentage">
            <text:p>57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533" calcext:value-type="percentage">
            <text:p>45,33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5302" calcext:value-type="percentage">
            <text:p>53,02%</text:p>
          </table:table-cell>
          <table:table-cell office:value-type="percentage" office:value="0.6095" calcext:value-type="percentage">
            <text:p>60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889" calcext:value-type="percentage">
            <text:p>48,89%</text:p>
          </table:table-cell>
          <table:table-cell office:value-type="percentage" office:value="0.4841" calcext:value-type="percentage">
            <text:p>48,41%</text:p>
          </table:table-cell>
          <table:table-cell office:value-type="percentage" office:value="0.4873" calcext:value-type="percentage">
            <text:p>48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5444" calcext:value-type="percentage">
            <text:p>5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4771" calcext:value-type="percentage">
            <text:p>47,71%</text:p>
          </table:table-cell>
          <table:table-cell office:value-type="percentage" office:value="0.3724" calcext:value-type="percentage">
            <text:p>37,24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619" calcext:value-type="percentage">
            <text:p>56,19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8:.B37])" office:value-type="percentage" office:value="0.3723" calcext:value-type="percentage">
            <text:p>37,23%</text:p>
          </table:table-cell>
          <table:table-cell table:style-name="ce30" table:formula="of:=AVERAGE([.C28:.C37])" office:value-type="percentage" office:value="0.3681" calcext:value-type="percentage">
            <text:p>36,81%</text:p>
          </table:table-cell>
          <table:table-cell table:style-name="ce30" table:formula="of:=AVERAGE([.D28:.D37])" office:value-type="percentage" office:value="0.35732" calcext:value-type="percentage">
            <text:p>35,73%</text:p>
          </table:table-cell>
          <table:table-cell table:style-name="ce30" table:number-columns-repeated="2"/>
          <table:table-cell table:style-name="ce30" table:formula="of:=AVERAGE([.G28:.G37])" office:value-type="percentage" office:value="0.49032" calcext:value-type="percentage">
            <text:p>49,03%</text:p>
          </table:table-cell>
          <table:table-cell table:style-name="ce30" table:formula="of:=AVERAGE([.H28:.H37])" office:value-type="percentage" office:value="0.49571" calcext:value-type="percentage">
            <text:p>49,57%</text:p>
          </table:table-cell>
          <table:table-cell table:style-name="ce30" table:formula="of:=AVERAGE([.I28:.I37])" office:value-type="percentage" office:value="0.50999" calcext:value-type="percentage">
            <text:p>51,0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4128" calcext:value-type="percentage">
            <text:p>41,2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062" calcext:value-type="percentage">
            <text:p>20,62%</text:p>
          </table:table-cell>
          <table:table-cell office:value-type="percentage" office:value="0.1654" calcext:value-type="percentage">
            <text:p>16,54%</text:p>
          </table:table-cell>
          <table:table-cell office:value-type="percentage" office:value="0.2235" calcext:value-type="percentage">
            <text:p>22,3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15" calcext:value-type="percentage">
            <text:p>26,15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1444" calcext:value-type="percentage">
            <text:p>14,44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692" calcext:value-type="percentage">
            <text:p>36,92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1346" calcext:value-type="percentage">
            <text:p>13,46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641" calcext:value-type="percentage">
            <text:p>26,4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642" calcext:value-type="percentage">
            <text:p>16,42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116" calcext:value-type="percentage">
            <text:p>11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5179" calcext:value-type="percentage">
            <text:p>51,79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2974" calcext:value-type="percentage">
            <text:p>29,74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341" calcext:value-type="percentage">
            <text:p>34,10%</text:p>
          </table:table-cell>
          <table:table-cell/>
          <table:table-cell office:value-type="string" calcext:value-type="string">
            <text:p>Heart_6</text:p>
          </table:table-cell>
          <table:table-cell table:number-columns-repeated="3" office:value-type="percentage" office:value="0.2593" calcext:value-type="percentage">
            <text:p>2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2231" calcext:value-type="percentage">
            <text:p>22,3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1865" calcext:value-type="percentage">
            <text:p>18,65%</text:p>
          </table:table-cell>
          <table:table-cell office:value-type="percentage" office:value="0.216" calcext:value-type="percentage">
            <text:p>21,60%</text:p>
          </table:table-cell>
          <table:table-cell office:value-type="percentage" office:value="0.2185" calcext:value-type="percentage">
            <text:p>21,8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2692" calcext:value-type="percentage">
            <text:p>26,92%</text:p>
          </table:table-cell>
          <table:table-cell office:value-type="percentage" office:value="0.2872" calcext:value-type="percentage">
            <text:p>28,72%</text:p>
          </table:table-cell>
          <table:table-cell office:value-type="percentage" office:value="0.2564" calcext:value-type="percentage">
            <text:p>25,64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897" calcext:value-type="percentage">
            <text:p>28,97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185" calcext:value-type="percentage">
            <text:p>11,85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692" calcext:value-type="percentage">
            <text:p>46,92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5103" calcext:value-type="percentage">
            <text:p>51,03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815" calcext:value-type="percentage">
            <text:p>18,15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41:.B50])" office:value-type="percentage" office:value="0.35717" calcext:value-type="percentage">
            <text:p>35,72%</text:p>
          </table:table-cell>
          <table:table-cell table:style-name="ce30" table:formula="of:=AVERAGE([.C41:.C50])" office:value-type="percentage" office:value="0.32307" calcext:value-type="percentage">
            <text:p>32,31%</text:p>
          </table:table-cell>
          <table:table-cell table:style-name="ce30" table:formula="of:=AVERAGE([.D41:.D50])" office:value-type="percentage" office:value="0.35333" calcext:value-type="percentage">
            <text:p>35,33%</text:p>
          </table:table-cell>
          <table:table-cell table:style-name="ce30" table:number-columns-repeated="2"/>
          <table:table-cell table:style-name="ce30" table:formula="of:=AVERAGE([.G41:.G50])" office:value-type="percentage" office:value="0.16321" calcext:value-type="percentage">
            <text:p>16,32%</text:p>
          </table:table-cell>
          <table:table-cell table:style-name="ce30" table:formula="of:=AVERAGE([.H41:.H50])" office:value-type="percentage" office:value="0.15544" calcext:value-type="percentage">
            <text:p>15,54%</text:p>
          </table:table-cell>
          <table:table-cell table:style-name="ce30" table:formula="of:=AVERAGE([.I41:.I50])" office:value-type="percentage" office:value="0.15913" calcext:value-type="percentage">
            <text:p>15,91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2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7" calcext:value-type="percentage">
            <text:p>8,70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581" calcext:value-type="percentage">
            <text:p>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05" calcext:value-type="percentage">
            <text:p>13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48" calcext:value-type="percentage">
            <text:p>14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29" calcext:value-type="percentage">
            <text:p>0,2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495" calcext:value-type="percentage">
            <text:p>14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962" calcext:value-type="percentage">
            <text:p>19,62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0913" calcext:value-type="percentage">
            <text:p>9,13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43" calcext:value-type="percentage">
            <text:p>5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4" calcext:value-type="percentage">
            <text:p>0,14%</text:p>
          </table:table-cell>
          <table:table-cell office:value-type="percentage" office:value="0.0217" calcext:value-type="percentage">
            <text:p>2,17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041" calcext:value-type="percentage">
            <text:p>4,10%</text:p>
          </table:table-cell>
          <table:table-cell office:value-type="percentage" office:value="0.0257" calcext:value-type="percentage">
            <text:p>2,57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54:.B63])" office:value-type="percentage" office:value="0.0435" calcext:value-type="percentage">
            <text:p>4,35%</text:p>
          </table:table-cell>
          <table:table-cell table:style-name="ce30" table:formula="of:=AVERAGE([.C54:.C63])" office:value-type="percentage" office:value="0.039" calcext:value-type="percentage">
            <text:p>3,90%</text:p>
          </table:table-cell>
          <table:table-cell table:style-name="ce30" table:formula="of:=AVERAGE([.D54:.D63])" office:value-type="percentage" office:value="0.03334" calcext:value-type="percentage">
            <text:p>3,33%</text:p>
          </table:table-cell>
          <table:table-cell table:style-name="ce30" table:number-columns-repeated="2"/>
          <table:table-cell table:style-name="ce30" table:formula="of:=AVERAGE([.G54:.G63])" office:value-type="percentage" office:value="0.12496" calcext:value-type="percentage">
            <text:p>12,50%</text:p>
          </table:table-cell>
          <table:table-cell table:style-name="ce30" table:formula="of:=AVERAGE([.H54:.H63])" office:value-type="percentage" office:value="0.11438" calcext:value-type="percentage">
            <text:p>11,44%</text:p>
          </table:table-cell>
          <table:table-cell table:style-name="ce30" table:formula="of:=AVERAGE([.I54:.I63])" office:value-type="percentage" office:value="0.09295" calcext:value-type="percentage">
            <text:p>9,3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314" calcext:value-type="percentage">
            <text:p>23,14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422" calcext:value-type="percentage">
            <text:p>24,22%</text:p>
          </table:table-cell>
          <table:table-cell office:value-type="percentage" office:value="0.248" calcext:value-type="percentage">
            <text:p>24,80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1582" calcext:value-type="percentage">
            <text:p>15,82%</text:p>
          </table:table-cell>
          <table:table-cell office:value-type="percentage" office:value="0.1562" calcext:value-type="percentage">
            <text:p>15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716" calcext:value-type="percentage">
            <text:p>27,16%</text:p>
          </table:table-cell>
          <table:table-cell office:value-type="percentage" office:value="0.3069" calcext:value-type="percentage">
            <text:p>30,69%</text:p>
          </table:table-cell>
          <table:table-cell office:value-type="percentage" office:value="0.3118" calcext:value-type="percentage">
            <text:p>31,18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2044" calcext:value-type="percentage">
            <text:p>20,44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314" calcext:value-type="percentage">
            <text:p>43,14%</text:p>
          </table:table-cell>
          <table:table-cell office:value-type="percentage" office:value="0.4245" calcext:value-type="percentage">
            <text:p>42,45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948" calcext:value-type="percentage">
            <text:p>19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755" calcext:value-type="percentage">
            <text:p>27,55%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755" calcext:value-type="percentage">
            <text:p>27,55%</text:p>
          </table:table-cell>
          <table:table-cell/>
          <table:table-cell office:value-type="string" calcext:value-type="string">
            <text:p>Mammographic_5</text:p>
          </table:table-cell>
          <table:table-cell table:number-columns-repeated="2" office:value-type="percentage" office:value="0.1349" calcext:value-type="percentage">
            <text:p>13,49%</text:p>
          </table:table-cell>
          <table:table-cell office:value-type="percentage" office:value="0.1325" calcext:value-type="percentage">
            <text:p>13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1902" calcext:value-type="percentage">
            <text:p>19,02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699" calcext:value-type="percentage">
            <text:p>16,99%</text:p>
          </table:table-cell>
          <table:table-cell office:value-type="percentage" office:value="0.1811" calcext:value-type="percentage">
            <text:p>18,11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73" calcext:value-type="percentage">
            <text:p>33,73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196" calcext:value-type="percentage">
            <text:p>19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196" calcext:value-type="percentage">
            <text:p>21,96%</text:p>
          </table:table-cell>
          <table:table-cell office:value-type="percentage" office:value="0.2206" calcext:value-type="percentage">
            <text:p>22,06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74" calcext:value-type="percentage">
            <text:p>14,74%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566" calcext:value-type="percentage">
            <text:p>15,6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314" calcext:value-type="percentage">
            <text:p>33,14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137" calcext:value-type="percentage">
            <text:p>31,37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936" calcext:value-type="percentage">
            <text:p>19,36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912" calcext:value-type="percentage">
            <text:p>29,12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112" calcext:value-type="percentage">
            <text:p>11,12%</text:p>
          </table:table-cell>
          <table:table-cell office:value-type="percentage" office:value="0.1454" calcext:value-type="percentage">
            <text:p>14,54%</text:p>
          </table:table-cell>
          <table:table-cell office:value-type="percentage" office:value="0.1426" calcext:value-type="percentage">
            <text:p>14,26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67:.B76])" office:value-type="percentage" office:value="0.28078" calcext:value-type="percentage">
            <text:p>28,08%</text:p>
          </table:table-cell>
          <table:table-cell table:style-name="ce30" table:formula="of:=AVERAGE([.C67:.C76])" office:value-type="percentage" office:value="0.28186" calcext:value-type="percentage">
            <text:p>28,19%</text:p>
          </table:table-cell>
          <table:table-cell table:style-name="ce30" table:formula="of:=AVERAGE([.D67:.D76])" office:value-type="percentage" office:value="0.28442" calcext:value-type="percentage">
            <text:p>28,44%</text:p>
          </table:table-cell>
          <table:table-cell table:style-name="ce30" table:number-columns-repeated="2"/>
          <table:table-cell table:style-name="ce30" table:formula="of:=AVERAGE([.G67:.G76])" office:value-type="percentage" office:value="0.1749" calcext:value-type="percentage">
            <text:p>17,49%</text:p>
          </table:table-cell>
          <table:table-cell table:style-name="ce30" table:formula="of:=AVERAGE([.H67:.H76])" office:value-type="percentage" office:value="0.17147" calcext:value-type="percentage">
            <text:p>17,15%</text:p>
          </table:table-cell>
          <table:table-cell table:style-name="ce30" table:formula="of:=AVERAGE([.I67:.I76])" office:value-type="percentage" office:value="0.17715" calcext:value-type="percentage">
            <text:p>17,7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4"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1702" calcext:value-type="percentage">
            <text:p>17,02%</text:p>
          </table:table-cell>
          <table:table-cell office:value-type="percentage" office:value="0.1667" calcext:value-type="percentage">
            <text:p>16,67%</text:p>
          </table:table-cell>
          <table:table-cell table:style-name="ce34"/>
          <table:table-cell office:value-type="string" calcext:value-type="string">
            <text:p>Pima_1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127" calcext:value-type="percentage">
            <text:p>21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79" calcext:value-type="percentage">
            <text:p>15,79%</text:p>
          </table:table-cell>
          <table:table-cell table:style-name="ce34"/>
          <table:table-cell office:value-type="string" calcext:value-type="string">
            <text:p>Pima_2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583" calcext:value-type="percentage">
            <text:p>25,83%</text:p>
          </table:table-cell>
          <table:table-cell office:value-type="percentage" office:value="0.2377" calcext:value-type="percentage">
            <text:p>23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018" calcext:value-type="percentage">
            <text:p>30,18%</text:p>
          </table:table-cell>
          <table:table-cell table:number-columns-repeated="2" office:value-type="percentage" office:value="0.2649" calcext:value-type="percentage">
            <text:p>26,49%</text:p>
          </table:table-cell>
          <table:table-cell table:style-name="ce34"/>
          <table:table-cell office:value-type="string" calcext:value-type="string">
            <text:p>Pima_3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325" calcext:value-type="percentage">
            <text:p>23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053" calcext:value-type="percentage">
            <text:p>10,53%</text:p>
          </table:table-cell>
          <table:table-cell table:style-name="ce34"/>
          <table:table-cell office:value-type="string" calcext:value-type="string">
            <text:p>Pima_4</text:p>
          </table:table-cell>
          <table:table-cell office:value-type="percentage" office:value="0.1996" calcext:value-type="percentage">
            <text:p>19,96%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1842" calcext:value-type="percentage">
            <text:p>18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368" calcext:value-type="percentage">
            <text:p>23,68%</text:p>
          </table:table-cell>
          <table:table-cell table:style-name="ce34"/>
          <table:table-cell office:value-type="string" calcext:value-type="string">
            <text:p>Pima_5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689" calcext:value-type="percentage">
            <text:p>16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53" calcext:value-type="percentage">
            <text:p>10,53%</text:p>
          </table:table-cell>
          <table:table-cell table:style-name="ce34"/>
          <table:table-cell office:value-type="string" calcext:value-type="string">
            <text:p>Pima_6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2671" calcext:value-type="percentage">
            <text:p>26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964" calcext:value-type="percentage">
            <text:p>9,64%</text:p>
          </table:table-cell>
          <table:table-cell office:value-type="percentage" office:value="0.0526" calcext:value-type="percentage">
            <text:p>5,26%</text:p>
          </table:table-cell>
          <table:table-cell table:style-name="ce34"/>
          <table:table-cell office:value-type="string" calcext:value-type="string">
            <text:p>Pima_7</text:p>
          </table:table-cell>
          <table:table-cell office:value-type="percentage" office:value="0.2338" calcext:value-type="percentage">
            <text:p>23,38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373" calcext:value-type="percentage">
            <text:p>23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386" calcext:value-type="percentage">
            <text:p>13,86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596" calcext:value-type="percentage">
            <text:p>15,96%</text:p>
          </table:table-cell>
          <table:table-cell table:style-name="ce34"/>
          <table:table-cell office:value-type="string" calcext:value-type="string">
            <text:p>Pima_8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2864" calcext:value-type="percentage">
            <text:p>28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982" calcext:value-type="percentage">
            <text:p>19,82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316" calcext:value-type="percentage">
            <text:p>13,16%</text:p>
          </table:table-cell>
          <table:table-cell table:style-name="ce34"/>
          <table:table-cell office:value-type="string" calcext:value-type="string">
            <text:p>Pima_9</text:p>
          </table:table-cell>
          <table:table-cell office:value-type="percentage" office:value="0.2329" calcext:value-type="percentage">
            <text:p>23,29%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399" calcext:value-type="percentage">
            <text:p>23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719" calcext:value-type="percentage">
            <text:p>7,19%</text:p>
          </table:table-cell>
          <table:table-cell table:style-name="ce34"/>
          <table:table-cell office:value-type="string" calcext:value-type="string">
            <text:p>Pima_10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2662" calcext:value-type="percentage">
            <text:p>26,62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80:.B89])" office:value-type="percentage" office:value="0.16247" calcext:value-type="percentage">
            <text:p>16,25%</text:p>
          </table:table-cell>
          <table:table-cell table:style-name="ce30" table:formula="of:=AVERAGE([.C80:.C89])" office:value-type="percentage" office:value="0.15175" calcext:value-type="percentage">
            <text:p>15,17%</text:p>
          </table:table-cell>
          <table:table-cell table:style-name="ce30" table:formula="of:=AVERAGE([.D80:.D89])" office:value-type="percentage" office:value="0.14526" calcext:value-type="percentage">
            <text:p>14,53%</text:p>
          </table:table-cell>
          <table:table-cell table:style-name="ce30" table:number-columns-repeated="2"/>
          <table:table-cell table:style-name="ce30" table:formula="of:=AVERAGE([.G80:.G89])" office:value-type="percentage" office:value="0.23286" calcext:value-type="percentage">
            <text:p>23,29%</text:p>
          </table:table-cell>
          <table:table-cell table:style-name="ce30" table:formula="of:=AVERAGE([.H80:.H89])" office:value-type="percentage" office:value="0.23974" calcext:value-type="percentage">
            <text:p>23,97%</text:p>
          </table:table-cell>
          <table:table-cell table:style-name="ce30" table:formula="of:=AVERAGE([.I80:.I89])" office:value-type="percentage" office:value="0.23329" calcext:value-type="percentage">
            <text:p>23,3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932" calcext:value-type="percentage">
            <text:p>9,32%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0722" calcext:value-type="percentage">
            <text:p>7,22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203" calcext:value-type="percentage">
            <text:p>22,03%</text:p>
          </table:table-cell>
          <table:table-cell office:value-type="percentage" office:value="0.2572" calcext:value-type="percentage">
            <text:p>25,72%</text:p>
          </table:table-cell>
          <table:table-cell office:value-type="percentage" office:value="0.2399" calcext:value-type="percentage">
            <text:p>23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688" calcext:value-type="percentage">
            <text:p>36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91" calcext:value-type="percentage">
            <text:p>1,91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3703" calcext:value-type="percentage">
            <text:p>37,03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3855" calcext:value-type="percentage">
            <text:p>38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062" calcext:value-type="percentage">
            <text:p>0,62%</text:p>
          </table:table-cell>
          <table:table-cell office:value-type="percentage" office:value="0.0099" calcext:value-type="percentage">
            <text:p>0,99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2884" calcext:value-type="percentage">
            <text:p>28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531" calcext:value-type="percentage">
            <text:p>5,31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549" calcext:value-type="percentage">
            <text:p>5,49%</text:p>
          </table:table-cell>
          <table:table-cell/>
          <table:table-cell office:value-type="string" calcext:value-type="string">
            <text:p>Saheart_5</text:p>
          </table:table-cell>
          <table:table-cell table:number-columns-repeated="2" office:value-type="percentage" office:value="0.1522" calcext:value-type="percentage">
            <text:p>15,22%</text:p>
          </table:table-cell>
          <table:table-cell office:value-type="percentage" office:value="0.2812" calcext:value-type="percentage">
            <text:p>28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846" calcext:value-type="percentage">
            <text:p>8,46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685" calcext:value-type="percentage">
            <text:p>6,85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449" calcext:value-type="percentage">
            <text:p>24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858" calcext:value-type="percentage">
            <text:p>8,58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642" calcext:value-type="percentage">
            <text:p>6,42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3855" calcext:value-type="percentage">
            <text:p>38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451" calcext:value-type="percentage">
            <text:p>4,51%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302" calcext:value-type="percentage">
            <text:p>3,02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2659" calcext:value-type="percentage">
            <text:p>26,59%</text:p>
          </table:table-cell>
          <table:table-cell office:value-type="percentage" office:value="0.2478" calcext:value-type="percentage">
            <text:p>2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191" calcext:value-type="percentage">
            <text:p>1,91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228" calcext:value-type="percentage">
            <text:p>2,28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37" calcext:value-type="percentage">
            <text:p>23,70%</text:p>
          </table:table-cell>
          <table:table-cell office:value-type="percentage" office:value="0.2601" calcext:value-type="percentage">
            <text:p>26,01%</text:p>
          </table:table-cell>
          <table:table-cell office:value-type="percentage" office:value="0.2413" calcext:value-type="percentage">
            <text:p>24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599" calcext:value-type="percentage">
            <text:p>5,9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263" calcext:value-type="percentage">
            <text:p>26,30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93:.B102])" office:value-type="percentage" office:value="0.05309" calcext:value-type="percentage">
            <text:p>5,31%</text:p>
          </table:table-cell>
          <table:table-cell table:style-name="ce30" table:formula="of:=AVERAGE([.C93:.C102])" office:value-type="percentage" office:value="0.05863" calcext:value-type="percentage">
            <text:p>5,86%</text:p>
          </table:table-cell>
          <table:table-cell table:style-name="ce30" table:formula="of:=AVERAGE([.D93:.D102])" office:value-type="percentage" office:value="0.04684" calcext:value-type="percentage">
            <text:p>4,68%</text:p>
          </table:table-cell>
          <table:table-cell table:style-name="ce30" table:number-columns-repeated="2"/>
          <table:table-cell table:style-name="ce30" table:formula="of:=AVERAGE([.G93:.G102])" office:value-type="percentage" office:value="0.28522" calcext:value-type="percentage">
            <text:p>28,52%</text:p>
          </table:table-cell>
          <table:table-cell table:style-name="ce30" table:formula="of:=AVERAGE([.H93:.H102])" office:value-type="percentage" office:value="0.28593" calcext:value-type="percentage">
            <text:p>28,59%</text:p>
          </table:table-cell>
          <table:table-cell table:style-name="ce30" table:formula="of:=AVERAGE([.I93:.I102])" office:value-type="percentage" office:value="0.29463" calcext:value-type="percentage">
            <text:p>29,46%</text:p>
          </table:table-cell>
          <table:table-cell table:style-name="ce30" table:number-columns-repeated="16369"/>
        </table:table-row>
        <table:table-row table:style-name="ro1">
          <table:table-cell table:number-columns-repeated="5"/>
          <table:table-cell table:style-name="ce34" table:number-columns-repeated="5"/>
          <table:table-cell table:number-columns-repeated="1636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1"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1933" calcext:value-type="percentage">
            <text:p>19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873" calcext:value-type="percentage">
            <text:p>18,73%</text:p>
          </table:table-cell>
          <table:table-cell office:value-type="percentage" office:value="0.2763" calcext:value-type="percentage">
            <text:p>27,63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817" calcext:value-type="percentage">
            <text:p>28,17%</text:p>
          </table:table-cell>
          <table:table-cell office:value-type="percentage" office:value="0.2683" calcext:value-type="percentage">
            <text:p>26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1897" calcext:value-type="percentage">
            <text:p>18,97%</text:p>
          </table:table-cell>
          <table:table-cell office:value-type="percentage" office:value="0.2338" calcext:value-type="percentage">
            <text:p>23,3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2195" calcext:value-type="percentage">
            <text:p>21,95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96" calcext:value-type="percentage">
            <text:p>19,60%</text:p>
          </table:table-cell>
          <table:table-cell office:value-type="percentage" office:value="0.2322" calcext:value-type="percentage">
            <text:p>23,2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1117" calcext:value-type="percentage">
            <text:p>11,1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1603" calcext:value-type="percentage">
            <text:p>16,03%</text:p>
          </table:table-cell>
          <table:table-cell office:value-type="percentage" office:value="0.2075" calcext:value-type="percentage">
            <text:p>20,75%</text:p>
          </table:table-cell>
          <table:table-cell office:value-type="percentage" office:value="0.2335" calcext:value-type="percentage">
            <text:p>23,35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17" calcext:value-type="percentage">
            <text:p>16,17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025" calcext:value-type="percentage">
            <text:p>20,25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35" calcext:value-type="percentage">
            <text:p>13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1497" calcext:value-type="percentage">
            <text:p>14,97%</text:p>
          </table:table-cell>
          <table:table-cell office:value-type="percentage" office:value="0.145" calcext:value-type="percentage">
            <text:p>14,50%</text:p>
          </table:table-cell>
          <table:table-cell office:value-type="percentage" office:value="0.21" calcext:value-type="percentage">
            <text:p>21,0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85" calcext:value-type="percentage">
            <text:p>18,50%</text:p>
          </table:table-cell>
          <table:table-cell office:value-type="percentage" office:value="0.1383" calcext:value-type="percentage">
            <text:p>13,8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1625" calcext:value-type="percentage">
            <text:p>16,25%</text:p>
          </table:table-cell>
          <table:table-cell office:value-type="percentage" office:value="0.2287" calcext:value-type="percentage">
            <text:p>22,87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3117" calcext:value-type="percentage">
            <text:p>31,17%</text:p>
          </table:table-cell>
          <table:table-cell office:value-type="percentage" office:value="0.2583" calcext:value-type="percentage">
            <text:p>25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1648" calcext:value-type="percentage">
            <text:p>16,48%</text:p>
          </table:table-cell>
          <table:table-cell office:value-type="percentage" office:value="0.2007" calcext:value-type="percentage">
            <text:p>20,07%</text:p>
          </table:table-cell>
          <table:table-cell office:value-type="percentage" office:value="0.2927" calcext:value-type="percentage">
            <text:p>29,27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25" calcext:value-type="percentage">
            <text:p>22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1532" calcext:value-type="percentage">
            <text:p>15,32%</text:p>
          </table:table-cell>
          <table:table-cell office:value-type="percentage" office:value="0.169" calcext:value-type="percentage">
            <text:p>16,90%</text:p>
          </table:table-cell>
          <table:table-cell office:value-type="percentage" office:value="0.2283" calcext:value-type="percentage">
            <text:p>22,83%</text:p>
          </table:table-cell>
          <table:table-cell table:style-name="ce34"/>
          <table:table-cell table:number-columns-repeated="16368"/>
        </table:table-row>
        <table:table-row table:style-name="ro1">
          <table:table-cell table:style-name="ce26"/>
          <table:table-cell table:style-name="ce26" table:formula="of:=AVERAGE([.B106:.B115])" office:value-type="percentage" office:value="0.21283" calcext:value-type="percentage">
            <text:p>21,28%</text:p>
          </table:table-cell>
          <table:table-cell table:style-name="ce26" table:formula="of:=AVERAGE([.C106:.C115])" office:value-type="percentage" office:value="0.20036" calcext:value-type="percentage">
            <text:p>20,04%</text:p>
          </table:table-cell>
          <table:table-cell table:style-name="ce26" table:formula="of:=AVERAGE([.D106:.D115])" office:value-type="percentage" office:value="0.20532" calcext:value-type="percentage">
            <text:p>20,53%</text:p>
          </table:table-cell>
          <table:table-cell table:style-name="ce26" table:number-columns-repeated="2"/>
          <table:table-cell table:style-name="ce26" table:formula="of:=AVERAGE([.G106:.G115])" office:value-type="percentage" office:value="0.15489" calcext:value-type="percentage">
            <text:p>15,49%</text:p>
          </table:table-cell>
          <table:table-cell table:style-name="ce26" table:formula="of:=AVERAGE([.H106:.H115])" office:value-type="percentage" office:value="0.18192" calcext:value-type="percentage">
            <text:p>18,19%</text:p>
          </table:table-cell>
          <table:table-cell table:style-name="ce26" table:formula="of:=AVERAGE([.I106:.I115])" office:value-type="percentage" office:value="0.23575" calcext:value-type="percentage">
            <text:p>23,58%</text:p>
          </table:table-cell>
          <table:table-cell table:style-name="ce35"/>
          <table:table-cell table:style-name="ce26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13" calcext:value-type="percentage">
            <text:p>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3511" calcext:value-type="percentage">
            <text:p>35,11%</text:p>
          </table:table-cell>
          <table:table-cell office:value-type="percentage" office:value="0.3689" calcext:value-type="percentage">
            <text:p>36,89%</text:p>
          </table:table-cell>
          <table:table-cell office:value-type="percentage" office:value="0.46" calcext:value-type="percentage">
            <text:p>46,00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3622" calcext:value-type="percentage">
            <text:p>36,22%</text:p>
          </table:table-cell>
          <table:table-cell office:value-type="percentage" office:value="0.5867" calcext:value-type="percentage">
            <text:p>58,67%</text:p>
          </table:table-cell>
          <table:table-cell office:value-type="percentage" office:value="0.6067" calcext:value-type="percentage">
            <text:p>60,67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036" calcext:value-type="percentage">
            <text:p>10,36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1012" calcext:value-type="percentage">
            <text:p>10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5378" calcext:value-type="percentage">
            <text:p>53,78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113" calcext:value-type="percentage">
            <text:p>1,13%</text:p>
          </table:table-cell>
          <table:table-cell office:value-type="percentage" office:value="0.0232" calcext:value-type="percentage">
            <text:p>2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156" calcext:value-type="percentage">
            <text:p>61,56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6067" calcext:value-type="percentage">
            <text:p>60,67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17" calcext:value-type="percentage">
            <text:p>4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267" calcext:value-type="percentage">
            <text:p>72,67%</text:p>
          </table:table-cell>
          <table:table-cell office:value-type="percentage" office:value="0.6978" calcext:value-type="percentage">
            <text:p>69,78%</text:p>
          </table:table-cell>
          <table:table-cell office:value-type="percentage" office:value="0.6222" calcext:value-type="percentage">
            <text:p>62,22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369" calcext:value-type="percentage">
            <text:p>3,69%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244" calcext:value-type="percentage">
            <text:p>62,44%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7356" calcext:value-type="percentage">
            <text:p>73,56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679" calcext:value-type="percentage">
            <text:p>6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5778" calcext:value-type="percentage">
            <text:p>57,78%</text:p>
          </table:table-cell>
          <table:table-cell office:value-type="percentage" office:value="0.4844" calcext:value-type="percentage">
            <text:p>48,44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62" calcext:value-type="percentage">
            <text:p>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5311" calcext:value-type="percentage">
            <text:p>53,11%</text:p>
          </table:table-cell>
          <table:table-cell office:value-type="percentage" office:value="0.6267" calcext:value-type="percentage">
            <text:p>62,67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911" calcext:value-type="percentage">
            <text:p>39,11%</text:p>
          </table:table-cell>
          <table:table-cell office:value-type="percentage" office:value="0.3756" calcext:value-type="percentage">
            <text:p>37,56%</text:p>
          </table:table-cell>
          <table:table-cell office:value-type="percentage" office:value="0.2378" calcext:value-type="percentage">
            <text:p>23,78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25" calcext:value-type="percentage">
            <text:p>2,50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19:.B128])" office:value-type="percentage" office:value="0.52445" calcext:value-type="percentage">
            <text:p>52,45%</text:p>
          </table:table-cell>
          <table:table-cell table:style-name="ce26" table:formula="of:=AVERAGE([.C119:.C128])" office:value-type="percentage" office:value="0.53177" calcext:value-type="percentage">
            <text:p>53,18%</text:p>
          </table:table-cell>
          <table:table-cell table:style-name="ce26" table:formula="of:=AVERAGE([.D119:.D128])" office:value-type="percentage" office:value="0.54891" calcext:value-type="percentage">
            <text:p>54,89%</text:p>
          </table:table-cell>
          <table:table-cell table:style-name="ce26" table:number-columns-repeated="2"/>
          <table:table-cell table:style-name="ce26" table:formula="of:=AVERAGE([.G119:.G128])" office:value-type="percentage" office:value="0.05428" calcext:value-type="percentage">
            <text:p>5,43%</text:p>
          </table:table-cell>
          <table:table-cell table:style-name="ce26" table:formula="of:=AVERAGE([.H119:.H128])" office:value-type="percentage" office:value="0.05013" calcext:value-type="percentage">
            <text:p>5,01%</text:p>
          </table:table-cell>
          <table:table-cell table:style-name="ce26" table:formula="of:=AVERAGE([.I119:.I128])" office:value-type="percentage" office:value="0.05203" calcext:value-type="percentage">
            <text:p>5,20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255" calcext:value-type="percentage">
            <text:p>12,55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1059" calcext:value-type="percentage">
            <text:p>10,59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1216" calcext:value-type="percentage">
            <text:p>12,16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176" calcext:value-type="percentage">
            <text:p>11,7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678" calcext:value-type="percentage">
            <text:p>6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098" calcext:value-type="percentage">
            <text:p>0,9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12" calcext:value-type="percentage">
            <text:p>4,1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211" calcext:value-type="percentage">
            <text:p>2,11%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344" calcext:value-type="percentage">
            <text:p>3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89" calcext:value-type="percentage">
            <text:p>1,89%</text:p>
          </table:table-cell>
          <table:table-cell office:value-type="percentage" office:value="0.0022" calcext:value-type="percentage">
            <text:p>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1222" calcext:value-type="percentage">
            <text:p>1,22%</text:p>
          </table:table-cell>
          <table:table-cell office:value-type="percentage" office:value="0.0056" calcext:value-type="percentage">
            <text:p>0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588" calcext:value-type="percentage">
            <text:p>5,88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744" calcext:value-type="percentage">
            <text:p>7,44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3"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878" calcext:value-type="percentage">
            <text:p>8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022" calcext:value-type="percentage">
            <text:p>0,22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478" calcext:value-type="percentage">
            <text:p>4,78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32:.B141])" office:value-type="percentage" office:value="0.07587" calcext:value-type="percentage">
            <text:p>7,59%</text:p>
          </table:table-cell>
          <table:table-cell table:style-name="ce26" table:formula="of:=AVERAGE([.C132:.C141])" office:value-type="percentage" office:value="0.08391" calcext:value-type="percentage">
            <text:p>8,39%</text:p>
          </table:table-cell>
          <table:table-cell table:style-name="ce26" table:formula="of:=AVERAGE([.D132:.D141])" office:value-type="percentage" office:value="0.05627" calcext:value-type="percentage">
            <text:p>5,63%</text:p>
          </table:table-cell>
          <table:table-cell table:style-name="ce26" table:number-columns-repeated="2"/>
          <table:table-cell table:style-name="ce26" table:formula="of:=AVERAGE([.G132:.G141])" office:value-type="percentage" office:value="0.04367" calcext:value-type="percentage">
            <text:p>4,37%</text:p>
          </table:table-cell>
          <table:table-cell table:style-name="ce26" table:formula="of:=AVERAGE([.H132:.H141])" office:value-type="percentage" office:value="0.042562" calcext:value-type="percentage">
            <text:p>4,26%</text:p>
          </table:table-cell>
          <table:table-cell table:style-name="ce26" table:formula="of:=AVERAGE([.I132:.I141])" office:value-type="percentage" office:value="0.039" calcext:value-type="percentage">
            <text:p>3,90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2</text:p>
          </table:table-cell>
          <table:table-cell table:number-columns-repeated="2" office:value-type="percentage" office:value="0.018" calcext:value-type="percentage">
            <text:p>1,80%</text:p>
          </table:table-cell>
          <table:table-cell office:value-type="percentage" office:value="0.0133" calcext:value-type="percentage">
            <text:p>1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34" calcext:value-type="percentage">
            <text:p>3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6" calcext:value-type="percentage">
            <text:p>3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33" calcext:value-type="percentage">
            <text:p>2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056" calcext:value-type="percentage">
            <text:p>5,60%</text:p>
          </table:table-cell>
          <table:table-cell table:number-columns-repeated="2" office:value-type="percentage" office:value="0.0673" calcext:value-type="percentage">
            <text:p>6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167" calcext:value-type="percentage">
            <text:p>11,67%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187" calcext:value-type="percentage">
            <text:p>1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1933" calcext:value-type="percentage">
            <text:p>19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46" calcext:value-type="percentage">
            <text:p>4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473" calcext:value-type="percentage">
            <text:p>4,73%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54" calcext:value-type="percentage">
            <text:p>5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93" calcext:value-type="percentage">
            <text:p>6,93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45:.B154])" office:value-type="percentage" office:value="0.119" calcext:value-type="percentage">
            <text:p>11,90%</text:p>
          </table:table-cell>
          <table:table-cell table:style-name="ce26" table:formula="of:=AVERAGE([.C145:.C154])" office:value-type="percentage" office:value="0.10499" calcext:value-type="percentage">
            <text:p>10,50%</text:p>
          </table:table-cell>
          <table:table-cell table:style-name="ce26" table:formula="of:=AVERAGE([.D145:.D154])" office:value-type="percentage" office:value="0.09334" calcext:value-type="percentage">
            <text:p>9,33%</text:p>
          </table:table-cell>
          <table:table-cell table:style-name="ce26" table:number-columns-repeated="2"/>
          <table:table-cell table:style-name="ce26" table:formula="of:=AVERAGE([.G145:.G154])" office:value-type="percentage" office:value="0.03793" calcext:value-type="percentage">
            <text:p>3,79%</text:p>
          </table:table-cell>
          <table:table-cell table:style-name="ce26" table:formula="of:=AVERAGE([.H145:.H154])" office:value-type="percentage" office:value="0.04214" calcext:value-type="percentage">
            <text:p>4,21%</text:p>
          </table:table-cell>
          <table:table-cell table:style-name="ce26" table:formula="of:=AVERAGE([.I145:.I154])" office:value-type="percentage" office:value="0.03986" calcext:value-type="percentage">
            <text:p>3,99%</text:p>
          </table:table-cell>
          <table:table-cell table:style-name="ce26" table:number-columns-repeated="16369"/>
        </table:table-row>
        <table:table-row table:style-name="ro1">
          <table:table-cell table:style-name="ce26"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623" calcext:value-type="percentage">
            <text:p>62,30%</text:p>
          </table:table-cell>
          <table:table-cell office:value-type="percentage" office:value="0.6218" calcext:value-type="percentage">
            <text:p>62,18%</text:p>
          </table:table-cell>
          <table:table-cell office:value-type="percentage" office:value="0.6572" calcext:value-type="percentage">
            <text:p>65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4157" calcext:value-type="percentage">
            <text:p>41,57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4839" calcext:value-type="percentage">
            <text:p>48,39%</text:p>
          </table:table-cell>
          <table:table-cell office:value-type="percentage" office:value="0.5161" calcext:value-type="percentage">
            <text:p>51,61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954" calcext:value-type="percentage">
            <text:p>39,54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5138" calcext:value-type="percentage">
            <text:p>51,38%</text:p>
          </table:table-cell>
          <table:table-cell office:value-type="percentage" office:value="0.5126" calcext:value-type="percentage">
            <text:p>51,26%</text:p>
          </table:table-cell>
          <table:table-cell office:value-type="percentage" office:value="0.546" calcext:value-type="percentage">
            <text:p>54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4417" calcext:value-type="percentage">
            <text:p>44,17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793" calcext:value-type="percentage">
            <text:p>47,93%</text:p>
          </table:table-cell>
          <table:table-cell office:value-type="percentage" office:value="0.4471" calcext:value-type="percentage">
            <text:p>44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31" calcext:value-type="percentage">
            <text:p>47,31%</text:p>
          </table:table-cell>
          <table:table-cell office:value-type="percentage" office:value="0.3926" calcext:value-type="percentage">
            <text:p>39,26%</text:p>
          </table:table-cell>
          <table:table-cell office:value-type="percentage" office:value="0.4426" calcext:value-type="percentage">
            <text:p>44,26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5828" calcext:value-type="percentage">
            <text:p>58,28%</text:p>
          </table:table-cell>
          <table:table-cell office:value-type="percentage" office:value="0.5287" calcext:value-type="percentage">
            <text:p>52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table:number-columns-repeated="2" office:value-type="percentage" office:value="0.3611" calcext:value-type="percentage">
            <text:p>36,11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377" calcext:value-type="percentage">
            <text:p>37,70%</text:p>
          </table:table-cell>
          <table:table-cell office:value-type="percentage" office:value="0.3218" calcext:value-type="percentage">
            <text:p>32,18%</text:p>
          </table:table-cell>
          <table:table-cell office:value-type="percentage" office:value="0.3172" calcext:value-type="percentage">
            <text:p>3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185" calcext:value-type="percentage">
            <text:p>21,85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5563" calcext:value-type="percentage">
            <text:p>55,63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4908" calcext:value-type="percentage">
            <text:p>49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361" calcext:value-type="percentage">
            <text:p>43,61%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972" calcext:value-type="percentage">
            <text:p>39,72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4529" calcext:value-type="percentage">
            <text:p>45,29%</text:p>
          </table:table-cell>
          <table:table-cell office:value-type="percentage" office:value="0.4816" calcext:value-type="percentage">
            <text:p>48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806" calcext:value-type="percentage">
            <text:p>28,06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926" calcext:value-type="percentage">
            <text:p>29,26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4552" calcext:value-type="percentage">
            <text:p>45,52%</text:p>
          </table:table-cell>
          <table:table-cell office:value-type="percentage" office:value="0.4782" calcext:value-type="percentage">
            <text:p>47,82%</text:p>
          </table:table-cell>
          <table:table-cell office:value-type="percentage" office:value="0.5046" calcext:value-type="percentage">
            <text:p>50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6517" calcext:value-type="percentage">
            <text:p>65,17%</text:p>
          </table:table-cell>
          <table:table-cell office:value-type="percentage" office:value="0.6263" calcext:value-type="percentage">
            <text:p>62,63%</text:p>
          </table:table-cell>
          <table:table-cell office:value-type="percentage" office:value="0.5805" calcext:value-type="percentage">
            <text:p>58,05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58:.B167])" office:value-type="percentage" office:value="0.36741" calcext:value-type="percentage">
            <text:p>36,74%</text:p>
          </table:table-cell>
          <table:table-cell table:style-name="ce26" table:formula="of:=AVERAGE([.C158:.C167])" office:value-type="percentage" office:value="0.36536" calcext:value-type="percentage">
            <text:p>36,54%</text:p>
          </table:table-cell>
          <table:table-cell table:style-name="ce26" table:formula="of:=AVERAGE([.D158:.D167])" office:value-type="percentage" office:value="0.3738" calcext:value-type="percentage">
            <text:p>37,38%</text:p>
          </table:table-cell>
          <table:table-cell table:style-name="ce26" table:number-columns-repeated="2"/>
          <table:table-cell table:style-name="ce26" table:formula="of:=AVERAGE([.G158:.G167])" office:value-type="percentage" office:value="0.52091" calcext:value-type="percentage">
            <text:p>52,09%</text:p>
          </table:table-cell>
          <table:table-cell table:style-name="ce26" table:formula="of:=AVERAGE([.H158:.H167])" office:value-type="percentage" office:value="0.51654" calcext:value-type="percentage">
            <text:p>51,65%</text:p>
          </table:table-cell>
          <table:table-cell table:style-name="ce26" table:formula="of:=AVERAGE([.I158:.I167])" office:value-type="percentage" office:value="0.50365" calcext:value-type="percentage">
            <text:p>50,37%</text:p>
          </table:table-cell>
          <table:table-cell table:number-columns-repeated="16369"/>
        </table:table-row>
        <table:table-row table:style-name="ro1">
          <table:table-cell table:style-name="ce26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57" calcext:value-type="percentage">
            <text:p>28,57%</text:p>
          </table:table-cell>
          <table:table-cell table:number-columns-repeated="2"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1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 office:value-type="percentage" office:value="0.2097" calcext:value-type="percentage">
            <text:p>20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269" calcext:value-type="percentage">
            <text:p>22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2857" calcext:value-type="percentage">
            <text:p>28,57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419" calcext:value-type="percentage">
            <text:p>24,19%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4</text:p>
          </table:table-cell>
          <table:table-cell table:number-columns-repeated="3"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833" calcext:value-type="percentage">
            <text:p>28,33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7</text:p>
          </table:table-cell>
          <table:table-cell table:number-columns-repeated="2" office:value-type="percentage" office:value="0.2903" calcext:value-type="percentage">
            <text:p>29,03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178" calcext:value-type="percentage">
            <text:p>17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4214" calcext:value-type="percentage">
            <text:p>42,14%</text:p>
          </table:table-cell>
          <table:table-cell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9</text:p>
          </table:table-cell>
          <table:table-cell table:number-columns-repeated="3" office:value-type="percentage" office:value="0.2258" calcext:value-type="percentage">
            <text:p>22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10</text:p>
          </table:table-cell>
          <table:table-cell table:number-columns-repeated="3" office:value-type="percentage" office:value="0.3226" calcext:value-type="percentage">
            <text:p>32,26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71:.B180])" office:value-type="percentage" office:value="0.19405" calcext:value-type="percentage">
            <text:p>19,41%</text:p>
          </table:table-cell>
          <table:table-cell table:style-name="ce26" table:formula="of:=AVERAGE([.C171:.C180])" office:value-type="percentage" office:value="0.26333" calcext:value-type="percentage">
            <text:p>26,33%</text:p>
          </table:table-cell>
          <table:table-cell table:style-name="ce26" table:formula="of:=AVERAGE([.D171:.D180])" office:value-type="percentage" office:value="0.1926" calcext:value-type="percentage">
            <text:p>19,26%</text:p>
          </table:table-cell>
          <table:table-cell table:style-name="Default"/>
          <table:table-cell table:style-name="ce26"/>
          <table:table-cell table:style-name="ce26" table:formula="of:=AVERAGE([.G171:.G180])" office:value-type="percentage" office:value="0.25973" calcext:value-type="percentage">
            <text:p>25,97%</text:p>
          </table:table-cell>
          <table:table-cell table:style-name="ce26" table:formula="of:=AVERAGE([.H171:.H180])" office:value-type="percentage" office:value="0.2629" calcext:value-type="percentage">
            <text:p>26,29%</text:p>
          </table:table-cell>
          <table:table-cell table:style-name="ce26" table:formula="of:=AVERAGE([.I171:.I180])" office:value-type="percentage" office:value="0.25179" calcext:value-type="percentage">
            <text:p>25,18%</text:p>
          </table:table-cell>
          <table:table-cell table:number-columns-repeated="16369"/>
        </table:table-row>
        <table:table-row table:style-name="ro1">
          <table:table-cell table:style-name="ce26" table:number-columns-repeated="4"/>
          <table:table-cell table:style-name="Default"/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F=3</text:p>
          </table:table-cell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113" calcext:value-type="percentage">
            <text:p>41,13%</text:p>
          </table:table-cell>
          <table:table-cell office:value-type="percentage" office:value="0.5102" calcext:value-type="percentage">
            <text:p>51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table:number-columns-repeated="3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5303" calcext:value-type="percentage">
            <text:p>53,03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5649" calcext:value-type="percentage">
            <text:p>56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093" calcext:value-type="percentage">
            <text:p>0,93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632" calcext:value-type="percentage">
            <text:p>46,32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4199" calcext:value-type="percentage">
            <text:p>41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13" calcext:value-type="percentage">
            <text:p>1,13%</text:p>
          </table:table-cell>
          <table:table-cell office:value-type="percentage" office:value="0.0153" calcext:value-type="percentage">
            <text:p>1,53%</text:p>
          </table:table-cell>
          <table:table-cell office:value-type="percentage" office:value="0.0127" calcext:value-type="percentage">
            <text:p>1,2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277" calcext:value-type="percentage">
            <text:p>52,77%</text:p>
          </table:table-cell>
          <table:table-cell office:value-type="percentage" office:value="0.4433" calcext:value-type="percentage">
            <text:p>44,33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53" calcext:value-type="percentage">
            <text:p>1,53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4932" calcext:value-type="percentage">
            <text:p>49,32%</text:p>
          </table:table-cell>
          <table:table-cell office:value-type="percentage" office:value="0.4501" calcext:value-type="percentage">
            <text:p>45,01%</text:p>
          </table:table-cell>
          <table:table-cell office:value-type="percentage" office:value="0.4242" calcext:value-type="percentage">
            <text:p>42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207" calcext:value-type="percentage">
            <text:p>2,0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3628" calcext:value-type="percentage">
            <text:p>36,28%</text:p>
          </table:table-cell>
          <table:table-cell office:value-type="percentage" office:value="0.5801" calcext:value-type="percentage">
            <text:p>58,01%</text:p>
          </table:table-cell>
          <table:table-cell office:value-type="percentage" office:value="0.4113" calcext:value-type="percentage">
            <text:p>41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28" calcext:value-type="percentage">
            <text:p>2,8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471" calcext:value-type="percentage">
            <text:p>47,10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5182" calcext:value-type="percentage">
            <text:p>51,8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2" office:value-type="percentage" office:value="0.002" calcext:value-type="percentage">
            <text:p>0,2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5671" calcext:value-type="percentage">
            <text:p>56,71%</text:p>
          </table:table-cell>
          <table:table-cell office:value-type="percentage" office:value="0.5951" calcext:value-type="percentage">
            <text:p>59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384" calcext:value-type="percentage">
            <text:p>38,40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5711" calcext:value-type="percentage">
            <text:p>57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213" calcext:value-type="percentage">
            <text:p>2,13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465" calcext:value-type="percentage">
            <text:p>34,65%</text:p>
          </table:table-cell>
          <table:table-cell office:value-type="percentage" office:value="0.4848" calcext:value-type="percentage">
            <text:p>48,48%</text:p>
          </table:table-cell>
          <table:table-cell office:value-type="percentage" office:value="0.4898" calcext:value-type="percentage">
            <text:p>48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93" calcext:value-type="percentage">
            <text:p>3,93%</text:p>
          </table:table-cell>
          <table:table-cell office:value-type="string" calcext:value-type="string">
            <text:p>x</text:p>
          </table:table-cell>
          <table:table-cell table:style-name="ce26" table:number-columns-repeated="2"/>
          <table:table-cell table:style-name="ce26" table:formula="of:=AVERAGE([.G183:.G192])" office:value-type="percentage" office:value="0.4495" calcext:value-type="percentage">
            <text:p>44,95%</text:p>
          </table:table-cell>
          <table:table-cell table:style-name="ce26" table:formula="of:=AVERAGE([.H183:.H192])" office:value-type="percentage" office:value="0.48766" calcext:value-type="percentage">
            <text:p>48,77%</text:p>
          </table:table-cell>
          <table:table-cell table:style-name="ce26" table:formula="of:=AVERAGE([.I183:.I192])" office:value-type="percentage" office:value="0.49219" calcext:value-type="percentage">
            <text:p>49,22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84:.B193])" office:value-type="percentage" office:value="0.02341" calcext:value-type="percentage">
            <text:p>2,34%</text:p>
          </table:table-cell>
          <table:table-cell table:style-name="ce26" table:formula="of:=AVERAGE([.C184:.C193])" office:value-type="percentage" office:value="0.02261" calcext:value-type="percentage">
            <text:p>2,26%</text:p>
          </table:table-cell>
          <table:table-cell table:style-name="ce26" table:formula="of:=AVERAGE([.D184:.D193])" office:value-type="percentage" office:value="0.0166555555555556" calcext:value-type="percentage">
            <text:p>1,67%</text:p>
          </table:table-cell>
          <table:table-cell table:number-columns-repeated="16374"/>
        </table:table-row>
        <table:table-row table:style-name="ro1">
          <table:table-cell table:style-name="ce26" table:number-columns-repeated="4"/>
          <table:table-cell table:number-columns-repeated="16374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F=5</text:p>
          </table:table-cell>
          <table:table-cell table:style-name="ce26" office:value-type="string" calcext:value-type="string">
            <text:p>F=10</text:p>
          </table:table-cell>
          <table:table-cell table:number-columns-repeated="3"/>
          <table:table-cell table:style-name="ce31" office:value-type="string" calcext:value-type="string">
            <text:p>F=5</text:p>
          </table:table-cell>
          <table:table-cell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31" office:value-type="float" office:value="2042.71" calcext:value-type="float">
            <text:p>2042,71</text:p>
          </table:table-cell>
          <table:table-cell table:style-name="ce31" office:value-type="float" office:value="1800.14" calcext:value-type="float">
            <text:p>1800,14</text:p>
          </table:table-cell>
          <table:table-cell table:style-name="ce31"/>
          <table:table-cell table:style-name="ce31" office:value-type="string" calcext:value-type="string">
            <text:p>Airfoil_2</text:p>
          </table:table-cell>
          <table:table-cell table:style-name="ce31"/>
          <table:table-cell table:style-name="ce31" office:value-type="float" office:value="0.646" calcext:value-type="float">
            <text:p>0,646</text:p>
          </table:table-cell>
          <table:table-cell table:style-name="ce31" office:value-type="float" office:value="0.66239" calcext:value-type="float">
            <text:p>0,662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31" office:value-type="float" office:value="2450.15" calcext:value-type="float">
            <text:p>2450,15</text:p>
          </table:table-cell>
          <table:table-cell table:style-name="ce31" office:value-type="float" office:value="2195.58" calcext:value-type="float">
            <text:p>2195,58</text:p>
          </table:table-cell>
          <table:table-cell table:style-name="ce31"/>
          <table:table-cell table:style-name="ce31" office:value-type="string" calcext:value-type="string">
            <text:p>Airfoil_3</text:p>
          </table:table-cell>
          <table:table-cell table:style-name="ce31"/>
          <table:table-cell table:style-name="ce31" office:value-type="float" office:value="0.588" calcext:value-type="float">
            <text:p>0,588</text:p>
          </table:table-cell>
          <table:table-cell table:style-name="ce31" office:value-type="float" office:value="0.564" calcext:value-type="float">
            <text:p>0,56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31" office:value-type="float" office:value="2654.45" calcext:value-type="float">
            <text:p>2654,45</text:p>
          </table:table-cell>
          <table:table-cell table:style-name="ce31" office:value-type="float" office:value="2222.71" calcext:value-type="float">
            <text:p>2222,71</text:p>
          </table:table-cell>
          <table:table-cell table:style-name="ce31"/>
          <table:table-cell table:style-name="ce31" office:value-type="string" calcext:value-type="string">
            <text:p>Airfoil_4</text:p>
          </table:table-cell>
          <table:table-cell table:style-name="ce31"/>
          <table:table-cell table:style-name="ce31" office:value-type="float" office:value="0.567" calcext:value-type="float">
            <text:p>0,567</text:p>
          </table:table-cell>
          <table:table-cell table:style-name="ce31" office:value-type="float" office:value="0.589" calcext:value-type="float">
            <text:p>0,5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31" office:value-type="float" office:value="2095.49" calcext:value-type="float">
            <text:p>2095,49</text:p>
          </table:table-cell>
          <table:table-cell table:style-name="ce31" office:value-type="float" office:value="1998.77" calcext:value-type="float">
            <text:p>1998,77</text:p>
          </table:table-cell>
          <table:table-cell table:style-name="ce31"/>
          <table:table-cell table:style-name="ce31" office:value-type="string" calcext:value-type="string">
            <text:p>Airfoil_5</text:p>
          </table:table-cell>
          <table:table-cell table:style-name="ce31"/>
          <table:table-cell table:style-name="ce31" office:value-type="float" office:value="0.453" calcext:value-type="float">
            <text:p>0,453</text:p>
          </table:table-cell>
          <table:table-cell table:style-name="ce31" office:value-type="float" office:value="0.503" calcext:value-type="float">
            <text:p>0,5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31" office:value-type="float" office:value="2766.14" calcext:value-type="float">
            <text:p>2766,14</text:p>
          </table:table-cell>
          <table:table-cell table:style-name="ce31" office:value-type="float" office:value="2272.69" calcext:value-type="float">
            <text:p>2272,69</text:p>
          </table:table-cell>
          <table:table-cell table:style-name="ce31"/>
          <table:table-cell table:style-name="ce31" office:value-type="string" calcext:value-type="string">
            <text:p>Airfoil_6</text:p>
          </table:table-cell>
          <table:table-cell table:style-name="ce31"/>
          <table:table-cell table:style-name="ce31" office:value-type="float" office:value="0.512" calcext:value-type="float">
            <text:p>0,512</text:p>
          </table:table-cell>
          <table:table-cell table:style-name="ce31" office:value-type="float" office:value="0.503" calcext:value-type="float">
            <text:p>0,5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31" office:value-type="float" office:value="2363.76" calcext:value-type="float">
            <text:p>2363,76</text:p>
          </table:table-cell>
          <table:table-cell table:style-name="ce31" office:value-type="float" office:value="2369.14" calcext:value-type="float">
            <text:p>2369,14</text:p>
          </table:table-cell>
          <table:table-cell table:style-name="ce31"/>
          <table:table-cell table:style-name="ce31" office:value-type="string" calcext:value-type="string">
            <text:p>Airfoil_7</text:p>
          </table:table-cell>
          <table:table-cell table:style-name="ce31"/>
          <table:table-cell table:style-name="ce31" office:value-type="float" office:value="0.496" calcext:value-type="float">
            <text:p>0,496</text:p>
          </table:table-cell>
          <table:table-cell table:style-name="ce31" office:value-type="float" office:value="0.538" calcext:value-type="float">
            <text:p>0,5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31" office:value-type="float" office:value="2714.97" calcext:value-type="float">
            <text:p>2714,97</text:p>
          </table:table-cell>
          <table:table-cell table:style-name="ce31" office:value-type="float" office:value="2073.19" calcext:value-type="float">
            <text:p>2073,19</text:p>
          </table:table-cell>
          <table:table-cell table:style-name="ce31"/>
          <table:table-cell table:style-name="ce31" office:value-type="string" calcext:value-type="string">
            <text:p>Airfoil_8</text:p>
          </table:table-cell>
          <table:table-cell table:style-name="ce31"/>
          <table:table-cell table:style-name="ce31" office:value-type="float" office:value="0.537" calcext:value-type="float">
            <text:p>0,537</text:p>
          </table:table-cell>
          <table:table-cell table:style-name="ce31" office:value-type="float" office:value="0.573" calcext:value-type="float">
            <text:p>0,5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31" office:value-type="float" office:value="2340.1" calcext:value-type="float">
            <text:p>2340,1</text:p>
          </table:table-cell>
          <table:table-cell table:style-name="ce31" office:value-type="float" office:value="2221.86" calcext:value-type="float">
            <text:p>2221,86</text:p>
          </table:table-cell>
          <table:table-cell table:style-name="ce31"/>
          <table:table-cell table:style-name="ce31" office:value-type="string" calcext:value-type="string">
            <text:p>Airfoil_9</text:p>
          </table:table-cell>
          <table:table-cell table:style-name="ce31"/>
          <table:table-cell table:style-name="ce31" office:value-type="float" office:value="0.776" calcext:value-type="float">
            <text:p>0,776</text:p>
          </table:table-cell>
          <table:table-cell table:style-name="ce31" office:value-type="float" office:value="0.747" calcext:value-type="float">
            <text:p>0,7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31" office:value-type="float" office:value="2386.84" calcext:value-type="float">
            <text:p>2386,84</text:p>
          </table:table-cell>
          <table:table-cell table:style-name="ce31" office:value-type="float" office:value="2220.87" calcext:value-type="float">
            <text:p>2220,87</text:p>
          </table:table-cell>
          <table:table-cell table:style-name="ce31"/>
          <table:table-cell table:style-name="ce31" office:value-type="string" calcext:value-type="string">
            <text:p>Airfoil_10</text:p>
          </table:table-cell>
          <table:table-cell table:style-name="ce31"/>
          <table:table-cell table:style-name="ce31" office:value-type="float" office:value="0.623" calcext:value-type="float">
            <text:p>0,623</text:p>
          </table:table-cell>
          <table:table-cell table:style-name="ce31" office:value-type="float" office:value="0.61" calcext:value-type="float">
            <text:p>0,61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197:.C205])" office:value-type="float" office:value="2423.84555555556" calcext:value-type="float">
            <text:p>2423,84555555556</text:p>
          </table:table-cell>
          <table:table-cell table:style-name="ce32" table:formula="of:=AVERAGE([.D197:.D205])" office:value-type="float" office:value="2152.77222222222" calcext:value-type="float">
            <text:p>2152,77222222222</text:p>
          </table:table-cell>
          <table:table-cell table:style-name="ce32" table:number-columns-repeated="3"/>
          <table:table-cell table:style-name="ce32" table:formula="of:=AVERAGE([.H197:.H205])" office:value-type="float" office:value="0.577555555555556" calcext:value-type="float">
            <text:p>0,577555555555556</text:p>
          </table:table-cell>
          <table:table-cell table:style-name="ce32" table:formula="of:=AVERAGE([.I197:.I205])" office:value-type="float" office:value="0.58771" calcext:value-type="float">
            <text:p>0,58771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31" office:value-type="float" office:value="2360.58" calcext:value-type="float">
            <text:p>2360,58</text:p>
          </table:table-cell>
          <table:table-cell table:style-name="ce31" office:value-type="float" office:value="1983.35" calcext:value-type="float">
            <text:p>1983,35</text:p>
          </table:table-cell>
          <table:table-cell table:style-name="ce31"/>
          <table:table-cell table:style-name="ce31" office:value-type="string" calcext:value-type="string">
            <text:p>BK_1</text:p>
          </table:table-cell>
          <table:table-cell table:style-name="ce31"/>
          <table:table-cell table:style-name="ce31" office:value-type="float" office:value="0.221" calcext:value-type="float">
            <text:p>0,221</text:p>
          </table:table-cell>
          <table:table-cell table:style-name="ce31" office:value-type="float" office:value="0.154" calcext:value-type="float">
            <text:p>0,15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31" office:value-type="float" office:value="1688.19" calcext:value-type="float">
            <text:p>1688,19</text:p>
          </table:table-cell>
          <table:table-cell table:style-name="ce31" office:value-type="float" office:value="1402.07" calcext:value-type="float">
            <text:p>1402,07</text:p>
          </table:table-cell>
          <table:table-cell table:style-name="ce31"/>
          <table:table-cell table:style-name="ce31" office:value-type="string" calcext:value-type="string">
            <text:p>BK_2</text:p>
          </table:table-cell>
          <table:table-cell table:style-name="ce31"/>
          <table:table-cell table:style-name="ce31" office:value-type="float" office:value="0.169" calcext:value-type="float">
            <text:p>0,169</text:p>
          </table:table-cell>
          <table:table-cell table:style-name="ce31" office:value-type="float" office:value="0.171" calcext:value-type="float">
            <text:p>0,1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31" office:value-type="float" office:value="2645.34" calcext:value-type="float">
            <text:p>2645,34</text:p>
          </table:table-cell>
          <table:table-cell table:style-name="ce31" office:value-type="float" office:value="2210.62" calcext:value-type="float">
            <text:p>2210,62</text:p>
          </table:table-cell>
          <table:table-cell table:style-name="ce31"/>
          <table:table-cell table:style-name="ce31" office:value-type="string" calcext:value-type="string">
            <text:p>BK_3</text:p>
          </table:table-cell>
          <table:table-cell table:style-name="ce31"/>
          <table:table-cell table:style-name="ce31" office:value-type="float" office:value="0.246" calcext:value-type="float">
            <text:p>0,246</text:p>
          </table:table-cell>
          <table:table-cell table:style-name="ce31" office:value-type="float" office:value="0.33" calcext:value-type="float">
            <text:p>0,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31" office:value-type="float" office:value="3258.97" calcext:value-type="float">
            <text:p>3258,97</text:p>
          </table:table-cell>
          <table:table-cell table:style-name="ce31" office:value-type="float" office:value="3180.3" calcext:value-type="float">
            <text:p>3180,3</text:p>
          </table:table-cell>
          <table:table-cell table:style-name="ce31"/>
          <table:table-cell table:style-name="ce31" office:value-type="string" calcext:value-type="string">
            <text:p>BK_4</text:p>
          </table:table-cell>
          <table:table-cell table:style-name="ce31"/>
          <table:table-cell table:style-name="ce31" office:value-type="float" office:value="0.461" calcext:value-type="float">
            <text:p>0,461</text:p>
          </table:table-cell>
          <table:table-cell table:style-name="ce31" office:value-type="float" office:value="0.357" calcext:value-type="float">
            <text:p>0,3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31" office:value-type="float" office:value="4036.9" calcext:value-type="float">
            <text:p>4036,9</text:p>
          </table:table-cell>
          <table:table-cell table:style-name="ce31" office:value-type="float" office:value="3986.88" calcext:value-type="float">
            <text:p>3986,88</text:p>
          </table:table-cell>
          <table:table-cell table:style-name="ce31"/>
          <table:table-cell table:style-name="ce31" office:value-type="string" calcext:value-type="string">
            <text:p>BK_5</text:p>
          </table:table-cell>
          <table:table-cell table:style-name="ce31"/>
          <table:table-cell table:style-name="ce31" office:value-type="float" office:value="0.278" calcext:value-type="float">
            <text:p>0,278</text:p>
          </table:table-cell>
          <table:table-cell table:style-name="ce31" office:value-type="float" office:value="0.275" calcext:value-type="float">
            <text:p>0,27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31" office:value-type="float" office:value="1446.58" calcext:value-type="float">
            <text:p>1446,58</text:p>
          </table:table-cell>
          <table:table-cell table:style-name="ce31" office:value-type="float" office:value="883.5" calcext:value-type="float">
            <text:p>883,5</text:p>
          </table:table-cell>
          <table:table-cell table:style-name="ce31"/>
          <table:table-cell table:style-name="ce31" office:value-type="string" calcext:value-type="string">
            <text:p>BK_6</text:p>
          </table:table-cell>
          <table:table-cell table:style-name="ce31"/>
          <table:table-cell table:style-name="ce31" office:value-type="float" office:value="0.19" calcext:value-type="float">
            <text:p>0,19</text:p>
          </table:table-cell>
          <table:table-cell table:style-name="ce31" office:value-type="float" office:value="0.173" calcext:value-type="float">
            <text:p>0,1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31" office:value-type="float" office:value="1809.3" calcext:value-type="float">
            <text:p>1809,3</text:p>
          </table:table-cell>
          <table:table-cell table:style-name="ce31" office:value-type="float" office:value="1301.86" calcext:value-type="float">
            <text:p>1301,86</text:p>
          </table:table-cell>
          <table:table-cell table:style-name="ce31"/>
          <table:table-cell table:style-name="ce31" office:value-type="string" calcext:value-type="string">
            <text:p>BK_7</text:p>
          </table:table-cell>
          <table:table-cell table:style-name="ce31"/>
          <table:table-cell table:style-name="ce31" office:value-type="float" office:value="0.118" calcext:value-type="float">
            <text:p>0,118</text:p>
          </table:table-cell>
          <table:table-cell table:style-name="ce31" office:value-type="float" office:value="0.094" calcext:value-type="float">
            <text:p>0,0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31" office:value-type="float" office:value="4346.71" calcext:value-type="float">
            <text:p>4346,71</text:p>
          </table:table-cell>
          <table:table-cell table:style-name="ce31" office:value-type="float" office:value="5688.9" calcext:value-type="float">
            <text:p>5688,9</text:p>
          </table:table-cell>
          <table:table-cell table:style-name="ce31"/>
          <table:table-cell table:style-name="ce31" office:value-type="string" calcext:value-type="string">
            <text:p>BK_8</text:p>
          </table:table-cell>
          <table:table-cell table:style-name="ce31"/>
          <table:table-cell table:style-name="ce31" office:value-type="float" office:value="0.68" calcext:value-type="float">
            <text:p>0,68</text:p>
          </table:table-cell>
          <table:table-cell table:style-name="ce31" office:value-type="float" office:value="0.158" calcext:value-type="float">
            <text:p>0,1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31" office:value-type="float" office:value="3233.34" calcext:value-type="float">
            <text:p>3233,34</text:p>
          </table:table-cell>
          <table:table-cell table:style-name="ce31" office:value-type="float" office:value="3091.6" calcext:value-type="float">
            <text:p>3091,6</text:p>
          </table:table-cell>
          <table:table-cell table:style-name="ce31"/>
          <table:table-cell table:style-name="ce31" office:value-type="string" calcext:value-type="string">
            <text:p>BK_9</text:p>
          </table:table-cell>
          <table:table-cell table:style-name="ce31"/>
          <table:table-cell table:style-name="ce31" office:value-type="float" office:value="1.682" calcext:value-type="float">
            <text:p>1,682</text:p>
          </table:table-cell>
          <table:table-cell table:style-name="ce31" office:value-type="float" office:value="0.44" calcext:value-type="float">
            <text:p>0,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31" office:value-type="float" office:value="2765.22" calcext:value-type="float">
            <text:p>2765,22</text:p>
          </table:table-cell>
          <table:table-cell table:style-name="ce31" office:value-type="float" office:value="3087.53" calcext:value-type="float">
            <text:p>3087,53</text:p>
          </table:table-cell>
          <table:table-cell table:style-name="ce31"/>
          <table:table-cell table:style-name="ce31" office:value-type="string" calcext:value-type="string">
            <text:p>BK_10</text:p>
          </table:table-cell>
          <table:table-cell table:style-name="ce31"/>
          <table:table-cell table:style-name="ce31" office:value-type="float" office:value="0.348" calcext:value-type="float">
            <text:p>0,348</text:p>
          </table:table-cell>
          <table:table-cell table:style-name="ce31" office:value-type="float" office:value="0.123" calcext:value-type="float">
            <text:p>0,123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09:.C218])" office:value-type="float" office:value="2759.113" calcext:value-type="float">
            <text:p>2759,113</text:p>
          </table:table-cell>
          <table:table-cell table:style-name="ce32" table:formula="of:=AVERAGE([.D209:.D218])" office:value-type="float" office:value="2681.661" calcext:value-type="float">
            <text:p>2681,661</text:p>
          </table:table-cell>
          <table:table-cell table:style-name="ce32" table:number-columns-repeated="3"/>
          <table:table-cell table:style-name="ce32" table:formula="of:=AVERAGE([.H209:.H218])" office:value-type="float" office:value="0.4393" calcext:value-type="float">
            <text:p>0,4393</text:p>
          </table:table-cell>
          <table:table-cell table:style-name="ce32" table:formula="of:=AVERAGE([.I209:.I218])" office:value-type="float" office:value="0.2275" calcext:value-type="float">
            <text:p>0,2275</text:p>
          </table:table-cell>
          <table:table-cell table:style-name="ce32"/>
          <table:table-cell table:number-columns-repeated="16368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31" office:value-type="float" office:value="0.00097" calcext:value-type="float">
            <text:p>0,00097</text:p>
          </table:table-cell>
          <table:table-cell table:style-name="ce31" office:value-type="float" office:value="0.0025" calcext:value-type="float">
            <text:p>0,0025</text:p>
          </table:table-cell>
          <table:table-cell table:style-name="ce31"/>
          <table:table-cell table:style-name="ce31" office:value-type="string" calcext:value-type="string">
            <text:p>Concrete_1</text:p>
          </table:table-cell>
          <table:table-cell table:style-name="ce31"/>
          <table:table-cell table:style-name="ce31" office:value-type="float" office:value="0.64" calcext:value-type="float">
            <text:p>0,64</text:p>
          </table:table-cell>
          <table:table-cell table:style-name="ce31" office:value-type="float" office:value="0.696" calcext:value-type="float">
            <text:p>0,6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33" office:value-type="float" office:value="0.0000369" calcext:value-type="float">
            <text:p>3,69E-05</text:p>
          </table:table-cell>
          <table:table-cell table:style-name="ce33" office:value-type="float" office:value="0.0000139" calcext:value-type="float">
            <text:p>1,39E-05</text:p>
          </table:table-cell>
          <table:table-cell table:style-name="ce31"/>
          <table:table-cell table:style-name="ce31" office:value-type="string" calcext:value-type="string">
            <text:p>Concrete_2</text:p>
          </table:table-cell>
          <table:table-cell table:style-name="ce31"/>
          <table:table-cell table:style-name="ce31" office:value-type="float" office:value="0.56" calcext:value-type="float">
            <text:p>0,56</text:p>
          </table:table-cell>
          <table:table-cell table:style-name="ce31" office:value-type="float" office:value="0.57" calcext:value-type="float">
            <text:p>0,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31" office:value-type="float" office:value="0.002" calcext:value-type="float">
            <text:p>0,002</text:p>
          </table:table-cell>
          <table:table-cell table:style-name="ce31" office:value-type="float" office:value="0.0045" calcext:value-type="float">
            <text:p>0,0045</text:p>
          </table:table-cell>
          <table:table-cell table:style-name="ce31"/>
          <table:table-cell table:style-name="ce31" office:value-type="string" calcext:value-type="string">
            <text:p>Concrete_3</text:p>
          </table:table-cell>
          <table:table-cell table:style-name="ce31"/>
          <table:table-cell table:style-name="ce31" office:value-type="float" office:value="0.59" calcext:value-type="float">
            <text:p>0,59</text:p>
          </table:table-cell>
          <table:table-cell table:style-name="ce31" office:value-type="float" office:value="0.596" calcext:value-type="float">
            <text:p>0,5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31" office:value-type="float" office:value="0.00098" calcext:value-type="float">
            <text:p>0,00098</text:p>
          </table:table-cell>
          <table:table-cell table:style-name="ce31" office:value-type="float" office:value="0.00026" calcext:value-type="float">
            <text:p>0,00026</text:p>
          </table:table-cell>
          <table:table-cell table:style-name="ce31"/>
          <table:table-cell table:style-name="ce31" office:value-type="string" calcext:value-type="string">
            <text:p>Concrete_4</text:p>
          </table:table-cell>
          <table:table-cell table:style-name="ce31"/>
          <table:table-cell table:style-name="ce31" office:value-type="float" office:value="0.709" calcext:value-type="float">
            <text:p>0,709</text:p>
          </table:table-cell>
          <table:table-cell table:style-name="ce31" office:value-type="float" office:value="0.591" calcext:value-type="float">
            <text:p>0,59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31" office:value-type="float" office:value="0.0179" calcext:value-type="float">
            <text:p>0,0179</text:p>
          </table:table-cell>
          <table:table-cell table:style-name="ce31" office:value-type="float" office:value="0.0048" calcext:value-type="float">
            <text:p>0,0048</text:p>
          </table:table-cell>
          <table:table-cell table:style-name="ce31"/>
          <table:table-cell table:style-name="ce31" office:value-type="string" calcext:value-type="string">
            <text:p>Concrete_5</text:p>
          </table:table-cell>
          <table:table-cell table:style-name="ce31"/>
          <table:table-cell table:style-name="ce31" office:value-type="float" office:value="0.763" calcext:value-type="float">
            <text:p>0,763</text:p>
          </table:table-cell>
          <table:table-cell table:style-name="ce31" office:value-type="float" office:value="0.787" calcext:value-type="float">
            <text:p>0,7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31" office:value-type="float" office:value="0.002" calcext:value-type="float">
            <text:p>0,002</text:p>
          </table:table-cell>
          <table:table-cell table:style-name="ce31" office:value-type="float" office:value="0.00066" calcext:value-type="float">
            <text:p>0,00066</text:p>
          </table:table-cell>
          <table:table-cell table:style-name="ce31"/>
          <table:table-cell table:style-name="ce31" office:value-type="string" calcext:value-type="string">
            <text:p>Concrete_6</text:p>
          </table:table-cell>
          <table:table-cell table:style-name="ce31"/>
          <table:table-cell table:style-name="ce31" office:value-type="float" office:value="0.904" calcext:value-type="float">
            <text:p>0,904</text:p>
          </table:table-cell>
          <table:table-cell table:style-name="ce31" office:value-type="float" office:value="0.688" calcext:value-type="float">
            <text:p>0,6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31" office:value-type="float" office:value="0.0002" calcext:value-type="float">
            <text:p>0,0002</text:p>
          </table:table-cell>
          <table:table-cell table:style-name="ce31" office:value-type="float" office:value="0.0011" calcext:value-type="float">
            <text:p>0,0011</text:p>
          </table:table-cell>
          <table:table-cell table:style-name="ce31"/>
          <table:table-cell table:style-name="ce31" office:value-type="string" calcext:value-type="string">
            <text:p>Concrete_7</text:p>
          </table:table-cell>
          <table:table-cell table:style-name="ce31"/>
          <table:table-cell table:style-name="ce31" office:value-type="float" office:value="0.631" calcext:value-type="float">
            <text:p>0,631</text:p>
          </table:table-cell>
          <table:table-cell table:style-name="ce31" office:value-type="float" office:value="0.684" calcext:value-type="float">
            <text:p>0,6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31" office:value-type="float" office:value="0.0021" calcext:value-type="float">
            <text:p>0,0021</text:p>
          </table:table-cell>
          <table:table-cell table:style-name="ce31" office:value-type="float" office:value="0.00038" calcext:value-type="float">
            <text:p>0,00038</text:p>
          </table:table-cell>
          <table:table-cell table:style-name="ce31"/>
          <table:table-cell table:style-name="ce31" office:value-type="string" calcext:value-type="string">
            <text:p>Concrete_8</text:p>
          </table:table-cell>
          <table:table-cell table:style-name="ce31"/>
          <table:table-cell table:style-name="ce31" office:value-type="float" office:value="0.536" calcext:value-type="float">
            <text:p>0,536</text:p>
          </table:table-cell>
          <table:table-cell table:style-name="ce31" office:value-type="float" office:value="0.607" calcext:value-type="float">
            <text:p>0,6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31" office:value-type="float" office:value="0.00017" calcext:value-type="float">
            <text:p>0,00017</text:p>
          </table:table-cell>
          <table:table-cell table:style-name="ce33" office:value-type="float" office:value="0.0000971" calcext:value-type="float">
            <text:p>9,71E-05</text:p>
          </table:table-cell>
          <table:table-cell table:style-name="ce31"/>
          <table:table-cell table:style-name="ce31" office:value-type="string" calcext:value-type="string">
            <text:p>Concrete_9</text:p>
          </table:table-cell>
          <table:table-cell table:style-name="ce31"/>
          <table:table-cell table:style-name="ce31" office:value-type="float" office:value="0.502" calcext:value-type="float">
            <text:p>0,502</text:p>
          </table:table-cell>
          <table:table-cell table:style-name="ce31" office:value-type="float" office:value="0.51" calcext:value-type="float">
            <text:p>0,5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33" office:value-type="float" office:value="0.0000983" calcext:value-type="float">
            <text:p>9,83E-05</text:p>
          </table:table-cell>
          <table:table-cell table:style-name="ce31" office:value-type="float" office:value="0.00036" calcext:value-type="float">
            <text:p>0,00036</text:p>
          </table:table-cell>
          <table:table-cell table:style-name="ce31"/>
          <table:table-cell table:style-name="ce31" office:value-type="string" calcext:value-type="string">
            <text:p>Concrete_10</text:p>
          </table:table-cell>
          <table:table-cell table:style-name="ce31"/>
          <table:table-cell table:style-name="ce31" office:value-type="float" office:value="0.662" calcext:value-type="float">
            <text:p>0,662</text:p>
          </table:table-cell>
          <table:table-cell table:style-name="ce31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22:.C231])" office:value-type="float" office:value="0.00264552" calcext:value-type="float">
            <text:p>0,00264552</text:p>
          </table:table-cell>
          <table:table-cell table:style-name="ce32" table:formula="of:=AVERAGE([.D222:.D231])" office:value-type="float" office:value="0.0014671" calcext:value-type="float">
            <text:p>0,0014671</text:p>
          </table:table-cell>
          <table:table-cell table:style-name="ce32" table:number-columns-repeated="3"/>
          <table:table-cell table:style-name="ce32" table:formula="of:=AVERAGE([.H222:.H231])" office:value-type="float" office:value="0.6497" calcext:value-type="float">
            <text:p>0,6497</text:p>
          </table:table-cell>
          <table:table-cell table:style-name="ce32" table:formula="of:=AVERAGE([.I222:.I231])" office:value-type="float" office:value="0.636555555555556" calcext:value-type="float">
            <text:p>0,636555555555556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31" office:value-type="float" office:value="4.63" calcext:value-type="float">
            <text:p>4,63</text:p>
          </table:table-cell>
          <table:table-cell table:style-name="ce31" office:value-type="float" office:value="4.51" calcext:value-type="float">
            <text:p>4,51</text:p>
          </table:table-cell>
          <table:table-cell table:style-name="ce31"/>
          <table:table-cell table:style-name="ce31" office:value-type="string" calcext:value-type="string">
            <text:p>Diabetes_1</text:p>
          </table:table-cell>
          <table:table-cell table:style-name="ce31"/>
          <table:table-cell table:style-name="ce31" office:value-type="float" office:value="2.89" calcext:value-type="float">
            <text:p>2,89</text:p>
          </table:table-cell>
          <table:table-cell table:style-name="ce31" office:value-type="float" office:value="2.196" calcext:value-type="float">
            <text:p>2,1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31" office:value-type="float" office:value="6.18" calcext:value-type="float">
            <text:p>6,18</text:p>
          </table:table-cell>
          <table:table-cell table:style-name="ce31" office:value-type="float" office:value="5.99" calcext:value-type="float">
            <text:p>5,99</text:p>
          </table:table-cell>
          <table:table-cell table:style-name="ce31"/>
          <table:table-cell table:style-name="ce31" office:value-type="string" calcext:value-type="string">
            <text:p>Diabetes_2</text:p>
          </table:table-cell>
          <table:table-cell table:style-name="ce31"/>
          <table:table-cell table:style-name="ce31" office:value-type="float" office:value="0.77" calcext:value-type="float">
            <text:p>0,77</text:p>
          </table:table-cell>
          <table:table-cell table:style-name="ce31" office:value-type="float" office:value="2.052" calcext:value-type="float">
            <text:p>2,05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31" office:value-type="float" office:value="4.39" calcext:value-type="float">
            <text:p>4,39</text:p>
          </table:table-cell>
          <table:table-cell table:style-name="ce31" office:value-type="float" office:value="4.95" calcext:value-type="float">
            <text:p>4,95</text:p>
          </table:table-cell>
          <table:table-cell table:style-name="ce31"/>
          <table:table-cell table:style-name="ce31" office:value-type="string" calcext:value-type="string">
            <text:p>Diabetes_3</text:p>
          </table:table-cell>
          <table:table-cell table:style-name="ce31"/>
          <table:table-cell table:style-name="ce31" office:value-type="float" office:value="26.09" calcext:value-type="float">
            <text:p>26,09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31" office:value-type="float" office:value="7.32" calcext:value-type="float">
            <text:p>7,32</text:p>
          </table:table-cell>
          <table:table-cell table:style-name="ce31" office:value-type="float" office:value="7.67" calcext:value-type="float">
            <text:p>7,67</text:p>
          </table:table-cell>
          <table:table-cell table:style-name="ce31"/>
          <table:table-cell table:style-name="ce31" office:value-type="string" calcext:value-type="string">
            <text:p>Diabetes_4</text:p>
          </table:table-cell>
          <table:table-cell table:style-name="ce31"/>
          <table:table-cell table:style-name="ce31" office:value-type="float" office:value="3.04" calcext:value-type="float">
            <text:p>3,04</text:p>
          </table:table-cell>
          <table:table-cell table:style-name="ce31" office:value-type="float" office:value="4.183" calcext:value-type="float">
            <text:p>4,1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1" office:value-type="float" office:value="8.11" calcext:value-type="float">
            <text:p>8,11</text:p>
          </table:table-cell>
          <table:table-cell table:style-name="ce31"/>
          <table:table-cell table:style-name="ce31" office:value-type="string" calcext:value-type="string">
            <text:p>Diabetes_5</text:p>
          </table:table-cell>
          <table:table-cell table:style-name="ce31"/>
          <table:table-cell table:style-name="ce31" office:value-type="float" office:value="11.64" calcext:value-type="float">
            <text:p>11,64</text:p>
          </table:table-cell>
          <table:table-cell table:style-name="ce31" office:value-type="float" office:value="1.58" calcext:value-type="float">
            <text:p>1,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31" office:value-type="float" office:value="8.84" calcext:value-type="float">
            <text:p>8,84</text:p>
          </table:table-cell>
          <table:table-cell table:style-name="ce31" office:value-type="float" office:value="9.25" calcext:value-type="float">
            <text:p>9,25</text:p>
          </table:table-cell>
          <table:table-cell table:style-name="ce31"/>
          <table:table-cell table:style-name="ce31" office:value-type="string" calcext:value-type="string">
            <text:p>Diabetes_6</text:p>
          </table:table-cell>
          <table:table-cell table:style-name="ce31"/>
          <table:table-cell table:style-name="ce31" office:value-type="float" office:value="1.48" calcext:value-type="float">
            <text:p>1,48</text:p>
          </table:table-cell>
          <table:table-cell table:style-name="ce31" office:value-type="float" office:value="31.089" calcext:value-type="float">
            <text:p>31,0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31" office:value-type="float" office:value="4.23" calcext:value-type="float">
            <text:p>4,23</text:p>
          </table:table-cell>
          <table:table-cell table:style-name="ce31" office:value-type="float" office:value="4.09" calcext:value-type="float">
            <text:p>4,09</text:p>
          </table:table-cell>
          <table:table-cell table:style-name="ce31"/>
          <table:table-cell table:style-name="ce31" office:value-type="string" calcext:value-type="string">
            <text:p>Diabetes_7</text:p>
          </table:table-cell>
          <table:table-cell table:style-name="ce31"/>
          <table:table-cell table:style-name="ce31" office:value-type="float" office:value="3.46" calcext:value-type="float">
            <text:p>3,46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31" office:value-type="float" office:value="6.08" calcext:value-type="float">
            <text:p>6,08</text:p>
          </table:table-cell>
          <table:table-cell table:style-name="ce31" office:value-type="float" office:value="6.41" calcext:value-type="float">
            <text:p>6,41</text:p>
          </table:table-cell>
          <table:table-cell table:style-name="ce31"/>
          <table:table-cell table:style-name="ce31" office:value-type="string" calcext:value-type="string">
            <text:p>Diabetes_8</text:p>
          </table:table-cell>
          <table:table-cell table:style-name="ce31"/>
          <table:table-cell table:style-name="ce31" office:value-type="float" office:value="6.13" calcext:value-type="float">
            <text:p>6,13</text:p>
          </table:table-cell>
          <table:table-cell table:style-name="ce31" office:value-type="float" office:value="17.44" calcext:value-type="float">
            <text:p>17,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31" office:value-type="float" office:value="3.2" calcext:value-type="float">
            <text:p>3,2</text:p>
          </table:table-cell>
          <table:table-cell table:style-name="ce31" office:value-type="float" office:value="3.37" calcext:value-type="float">
            <text:p>3,37</text:p>
          </table:table-cell>
          <table:table-cell table:style-name="ce31"/>
          <table:table-cell table:style-name="ce31" office:value-type="string" calcext:value-type="string">
            <text:p>Diabetes_9</text:p>
          </table:table-cell>
          <table:table-cell table:style-name="ce31"/>
          <table:table-cell table:style-name="ce31" office:value-type="float" office:value="15.19" calcext:value-type="float">
            <text:p>15,19</text:p>
          </table:table-cell>
          <table:table-cell table:style-name="ce31" office:value-type="float" office:value="7.88" calcext:value-type="float">
            <text:p>7,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31" office:value-type="float" office:value="5.01" calcext:value-type="float">
            <text:p>5,01</text:p>
          </table:table-cell>
          <table:table-cell table:style-name="ce31" office:value-type="float" office:value="4.98" calcext:value-type="float">
            <text:p>4,98</text:p>
          </table:table-cell>
          <table:table-cell table:style-name="ce31"/>
          <table:table-cell table:style-name="ce31" office:value-type="string" calcext:value-type="string">
            <text:p>Diabetes_10</text:p>
          </table:table-cell>
          <table:table-cell table:style-name="ce31"/>
          <table:table-cell table:style-name="ce31" office:value-type="float" office:value="34.37" calcext:value-type="float">
            <text:p>34,37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35:.C244])" office:value-type="float" office:value="5.788" calcext:value-type="float">
            <text:p>5,788</text:p>
          </table:table-cell>
          <table:table-cell table:style-name="ce32" table:formula="of:=AVERAGE([.D235:.D244])" office:value-type="float" office:value="5.933" calcext:value-type="float">
            <text:p>5,933</text:p>
          </table:table-cell>
          <table:table-cell table:style-name="ce32" table:number-columns-repeated="3"/>
          <table:table-cell table:style-name="ce32" table:formula="of:=AVERAGE([.H235:.H244])" office:value-type="float" office:value="10.506" calcext:value-type="float">
            <text:p>10,506</text:p>
          </table:table-cell>
          <table:table-cell table:style-name="ce32" table:formula="of:=AVERAGE([.I235:.I244])" office:value-type="float" office:value="6.942" calcext:value-type="float">
            <text:p>6,942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31" office:value-type="float" office:value="729.42" calcext:value-type="float">
            <text:p>729,42</text:p>
          </table:table-cell>
          <table:table-cell table:style-name="ce31" office:value-type="float" office:value="765.55" calcext:value-type="float">
            <text:p>765,55</text:p>
          </table:table-cell>
          <table:table-cell table:style-name="ce31"/>
          <table:table-cell table:style-name="ce31" office:value-type="string" calcext:value-type="string">
            <text:p>FA_1</text:p>
          </table:table-cell>
          <table:table-cell table:style-name="ce31"/>
          <table:table-cell table:style-name="ce31" office:value-type="float" office:value="0.246" calcext:value-type="float">
            <text:p>0,246</text:p>
          </table:table-cell>
          <table:table-cell table:style-name="ce31" office:value-type="float" office:value="0.233" calcext:value-type="float">
            <text:p>0,2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31" office:value-type="float" office:value="887.44" calcext:value-type="float">
            <text:p>887,44</text:p>
          </table:table-cell>
          <table:table-cell table:style-name="ce31" office:value-type="float" office:value="915.86" calcext:value-type="float">
            <text:p>915,86</text:p>
          </table:table-cell>
          <table:table-cell table:style-name="ce31"/>
          <table:table-cell table:style-name="ce31" office:value-type="string" calcext:value-type="string">
            <text:p>FA_2</text:p>
          </table:table-cell>
          <table:table-cell table:style-name="ce31"/>
          <table:table-cell table:style-name="ce31" office:value-type="float" office:value="0.251" calcext:value-type="float">
            <text:p>0,251</text:p>
          </table:table-cell>
          <table:table-cell table:style-name="ce31" office:value-type="float" office:value="0.267" calcext:value-type="float">
            <text:p>0,2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31" office:value-type="float" office:value="897.59" calcext:value-type="float">
            <text:p>897,59</text:p>
          </table:table-cell>
          <table:table-cell table:style-name="ce31" office:value-type="float" office:value="1028.13" calcext:value-type="float">
            <text:p>1028,13</text:p>
          </table:table-cell>
          <table:table-cell table:style-name="ce31"/>
          <table:table-cell table:style-name="ce31" office:value-type="string" calcext:value-type="string">
            <text:p>FA_3</text:p>
          </table:table-cell>
          <table:table-cell table:style-name="ce31"/>
          <table:table-cell table:style-name="ce31" office:value-type="float" office:value="0.243" calcext:value-type="float">
            <text:p>0,243</text:p>
          </table:table-cell>
          <table:table-cell table:style-name="ce31" office:value-type="float" office:value="1.347" calcext:value-type="float">
            <text:p>1,3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31" office:value-type="float" office:value="1047.8" calcext:value-type="float">
            <text:p>1047,8</text:p>
          </table:table-cell>
          <table:table-cell table:style-name="ce31" office:value-type="float" office:value="1376.03" calcext:value-type="float">
            <text:p>1376,03</text:p>
          </table:table-cell>
          <table:table-cell table:style-name="ce31"/>
          <table:table-cell table:style-name="ce31" office:value-type="string" calcext:value-type="string">
            <text:p>FA_4</text:p>
          </table:table-cell>
          <table:table-cell table:style-name="ce31"/>
          <table:table-cell table:style-name="ce31" office:value-type="float" office:value="6.603" calcext:value-type="float">
            <text:p>6,603</text:p>
          </table:table-cell>
          <table:table-cell table:style-name="ce31" office:value-type="float" office:value="4.86" calcext:value-type="float">
            <text:p>4,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31" office:value-type="float" office:value="1486.92" calcext:value-type="float">
            <text:p>1486,92</text:p>
          </table:table-cell>
          <table:table-cell table:style-name="ce31" office:value-type="float" office:value="1128.84" calcext:value-type="float">
            <text:p>1128,84</text:p>
          </table:table-cell>
          <table:table-cell table:style-name="ce31"/>
          <table:table-cell table:style-name="ce31" office:value-type="string" calcext:value-type="string">
            <text:p>FA_5</text:p>
          </table:table-cell>
          <table:table-cell table:style-name="ce31"/>
          <table:table-cell table:style-name="ce31" office:value-type="float" office:value="0.209" calcext:value-type="float">
            <text:p>0,209</text:p>
          </table:table-cell>
          <table:table-cell table:style-name="ce31" office:value-type="float" office:value="0.262" calcext:value-type="float">
            <text:p>0,26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31" office:value-type="float" office:value="1119.43" calcext:value-type="float">
            <text:p>1119,43</text:p>
          </table:table-cell>
          <table:table-cell table:style-name="ce31" office:value-type="float" office:value="1883.28" calcext:value-type="float">
            <text:p>1883,28</text:p>
          </table:table-cell>
          <table:table-cell table:style-name="ce31"/>
          <table:table-cell table:style-name="ce31" office:value-type="string" calcext:value-type="string">
            <text:p>FA_6</text:p>
          </table:table-cell>
          <table:table-cell table:style-name="ce31"/>
          <table:table-cell table:style-name="ce31" office:value-type="float" office:value="0.198" calcext:value-type="float">
            <text:p>0,198</text:p>
          </table:table-cell>
          <table:table-cell table:style-name="ce31" office:value-type="float" office:value="0.208" calcext:value-type="float">
            <text:p>0,2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31" office:value-type="float" office:value="776.07" calcext:value-type="float">
            <text:p>776,07</text:p>
          </table:table-cell>
          <table:table-cell table:style-name="ce31" office:value-type="float" office:value="760.58" calcext:value-type="float">
            <text:p>760,58</text:p>
          </table:table-cell>
          <table:table-cell table:style-name="ce31"/>
          <table:table-cell table:style-name="ce31" office:value-type="string" calcext:value-type="string">
            <text:p>FA_7</text:p>
          </table:table-cell>
          <table:table-cell table:style-name="ce31"/>
          <table:table-cell table:style-name="ce31" office:value-type="float" office:value="0.279" calcext:value-type="float">
            <text:p>0,279</text:p>
          </table:table-cell>
          <table:table-cell table:style-name="ce31" office:value-type="float" office:value="0.202" calcext:value-type="float">
            <text:p>0,2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31" office:value-type="float" office:value="1063.01" calcext:value-type="float">
            <text:p>1063,01</text:p>
          </table:table-cell>
          <table:table-cell table:style-name="ce31" office:value-type="float" office:value="1117.88" calcext:value-type="float">
            <text:p>1117,88</text:p>
          </table:table-cell>
          <table:table-cell table:style-name="ce31"/>
          <table:table-cell table:style-name="ce31" office:value-type="string" calcext:value-type="string">
            <text:p>FA_8</text:p>
          </table:table-cell>
          <table:table-cell table:style-name="ce31"/>
          <table:table-cell table:style-name="ce31" office:value-type="float" office:value="0.372" calcext:value-type="float">
            <text:p>0,372</text:p>
          </table:table-cell>
          <table:table-cell table:style-name="ce31" office:value-type="float" office:value="0.309" calcext:value-type="float">
            <text:p>0,3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31" office:value-type="float" office:value="612.51" calcext:value-type="float">
            <text:p>612,51</text:p>
          </table:table-cell>
          <table:table-cell table:style-name="ce31" office:value-type="float" office:value="934.04" calcext:value-type="float">
            <text:p>934,04</text:p>
          </table:table-cell>
          <table:table-cell table:style-name="ce31"/>
          <table:table-cell table:style-name="ce31" office:value-type="string" calcext:value-type="string">
            <text:p>FA_9</text:p>
          </table:table-cell>
          <table:table-cell table:style-name="ce31"/>
          <table:table-cell table:style-name="ce31" office:value-type="float" office:value="0.213" calcext:value-type="float">
            <text:p>0,213</text:p>
          </table:table-cell>
          <table:table-cell table:style-name="ce31" office:value-type="float" office:value="0.207" calcext:value-type="float">
            <text:p>0,2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31" office:value-type="float" office:value="490.42" calcext:value-type="float">
            <text:p>490,42</text:p>
          </table:table-cell>
          <table:table-cell table:style-name="ce31" office:value-type="float" office:value="643.55" calcext:value-type="float">
            <text:p>643,55</text:p>
          </table:table-cell>
          <table:table-cell table:style-name="ce31"/>
          <table:table-cell table:style-name="ce31" office:value-type="string" calcext:value-type="string">
            <text:p>FA_10</text:p>
          </table:table-cell>
          <table:table-cell table:style-name="ce31"/>
          <table:table-cell table:style-name="ce31" office:value-type="float" office:value="0.268" calcext:value-type="float">
            <text:p>0,268</text:p>
          </table:table-cell>
          <table:table-cell table:style-name="ce31" office:value-type="float" office:value="0.331" calcext:value-type="float">
            <text:p>0,331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48:.C257])" office:value-type="float" office:value="911.061" calcext:value-type="float">
            <text:p>911,061</text:p>
          </table:table-cell>
          <table:table-cell table:style-name="ce32" table:formula="of:=AVERAGE([.D248:.D257])" office:value-type="float" office:value="1055.374" calcext:value-type="float">
            <text:p>1055,374</text:p>
          </table:table-cell>
          <table:table-cell table:style-name="ce32" table:number-columns-repeated="3"/>
          <table:table-cell table:style-name="ce32" table:formula="of:=AVERAGE([.H248:.H257])" office:value-type="float" office:value="0.8882" calcext:value-type="float">
            <text:p>0,8882</text:p>
          </table:table-cell>
          <table:table-cell table:style-name="ce32" table:formula="of:=AVERAGE([.I248:.I257])" office:value-type="float" office:value="0.8226" calcext:value-type="float">
            <text:p>0,8226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31" office:value-type="float" office:value="0.503" calcext:value-type="float">
            <text:p>0,503</text:p>
          </table:table-cell>
          <table:table-cell table:style-name="ce31" office:value-type="float" office:value="0.452" calcext:value-type="float">
            <text:p>0,452</text:p>
          </table:table-cell>
          <table:table-cell table:style-name="ce31"/>
          <table:table-cell table:style-name="ce31" office:value-type="string" calcext:value-type="string">
            <text:p>Mortgage_1</text:p>
          </table:table-cell>
          <table:table-cell table:style-name="ce31"/>
          <table:table-cell table:style-name="ce31" office:value-type="float" office:value="1.68" calcext:value-type="float">
            <text:p>1,68</text:p>
          </table:table-cell>
          <table:table-cell table:style-name="ce31" office:value-type="float" office:value="1.919" calcext:value-type="float">
            <text:p>1,9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31" office:value-type="float" office:value="0.951" calcext:value-type="float">
            <text:p>0,951</text:p>
          </table:table-cell>
          <table:table-cell table:style-name="ce31" office:value-type="float" office:value="0.896" calcext:value-type="float">
            <text:p>0,896</text:p>
          </table:table-cell>
          <table:table-cell table:style-name="ce31"/>
          <table:table-cell table:style-name="ce31" office:value-type="string" calcext:value-type="string">
            <text:p>Mortgage_2</text:p>
          </table:table-cell>
          <table:table-cell table:style-name="ce31"/>
          <table:table-cell table:style-name="ce31" office:value-type="float" office:value="67.98" calcext:value-type="float">
            <text:p>67,98</text:p>
          </table:table-cell>
          <table:table-cell table:style-name="ce31" office:value-type="float" office:value="1.315" calcext:value-type="float">
            <text:p>1,3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31" office:value-type="float" office:value="0.333" calcext:value-type="float">
            <text:p>0,333</text:p>
          </table:table-cell>
          <table:table-cell table:style-name="ce31" office:value-type="float" office:value="0.275" calcext:value-type="float">
            <text:p>0,275</text:p>
          </table:table-cell>
          <table:table-cell table:style-name="ce31"/>
          <table:table-cell table:style-name="ce31" office:value-type="string" calcext:value-type="string">
            <text:p>Mortgage_3</text:p>
          </table:table-cell>
          <table:table-cell table:style-name="ce31"/>
          <table:table-cell table:style-name="ce31" office:value-type="float" office:value="26.37" calcext:value-type="float">
            <text:p>26,37</text:p>
          </table:table-cell>
          <table:table-cell table:style-name="ce31" office:value-type="float" office:value="1.142" calcext:value-type="float">
            <text:p>1,1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31" office:value-type="float" office:value="0.602" calcext:value-type="float">
            <text:p>0,602</text:p>
          </table:table-cell>
          <table:table-cell table:style-name="ce31" office:value-type="float" office:value="0.532" calcext:value-type="float">
            <text:p>0,532</text:p>
          </table:table-cell>
          <table:table-cell table:style-name="ce31"/>
          <table:table-cell table:style-name="ce31" office:value-type="string" calcext:value-type="string">
            <text:p>Mortgage_4</text:p>
          </table:table-cell>
          <table:table-cell table:style-name="ce31"/>
          <table:table-cell table:style-name="ce31" office:value-type="float" office:value="80.28" calcext:value-type="float">
            <text:p>80,28</text:p>
          </table:table-cell>
          <table:table-cell table:style-name="ce31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31" office:value-type="float" office:value="2.203" calcext:value-type="float">
            <text:p>2,203</text:p>
          </table:table-cell>
          <table:table-cell table:style-name="ce31" office:value-type="float" office:value="0.612" calcext:value-type="float">
            <text:p>0,612</text:p>
          </table:table-cell>
          <table:table-cell table:style-name="ce31"/>
          <table:table-cell table:style-name="ce31" office:value-type="string" calcext:value-type="string">
            <text:p>Mortgage_5</text:p>
          </table:table-cell>
          <table:table-cell table:style-name="ce31"/>
          <table:table-cell table:style-name="ce31" office:value-type="float" office:value="74.57" calcext:value-type="float">
            <text:p>74,57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31" office:value-type="float" office:value="0.171" calcext:value-type="float">
            <text:p>0,171</text:p>
          </table:table-cell>
          <table:table-cell table:style-name="ce31" office:value-type="float" office:value="0.13" calcext:value-type="float">
            <text:p>0,13</text:p>
          </table:table-cell>
          <table:table-cell table:style-name="ce31"/>
          <table:table-cell table:style-name="ce31" office:value-type="string" calcext:value-type="string">
            <text:p>Mortgage_6</text:p>
          </table:table-cell>
          <table:table-cell table:style-name="ce31"/>
          <table:table-cell table:style-name="ce31" office:value-type="float" office:value="1.44" calcext:value-type="float">
            <text:p>1,44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31" office:value-type="float" office:value="0.88" calcext:value-type="float">
            <text:p>0,88</text:p>
          </table:table-cell>
          <table:table-cell table:style-name="ce31" office:value-type="float" office:value="0.74" calcext:value-type="float">
            <text:p>0,74</text:p>
          </table:table-cell>
          <table:table-cell table:style-name="ce31"/>
          <table:table-cell table:style-name="ce31" office:value-type="string" calcext:value-type="string">
            <text:p>Mortgage_7</text:p>
          </table:table-cell>
          <table:table-cell table:style-name="ce31"/>
          <table:table-cell table:style-name="ce31" office:value-type="float" office:value="14.49" calcext:value-type="float">
            <text:p>14,49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31" office:value-type="float" office:value="19.78" calcext:value-type="float">
            <text:p>19,78</text:p>
          </table:table-cell>
          <table:table-cell table:style-name="ce31" office:value-type="float" office:value="7.38" calcext:value-type="float">
            <text:p>7,38</text:p>
          </table:table-cell>
          <table:table-cell table:style-name="ce31"/>
          <table:table-cell table:style-name="ce31" office:value-type="string" calcext:value-type="string">
            <text:p>Mortgage_8</text:p>
          </table:table-cell>
          <table:table-cell table:style-name="ce31"/>
          <table:table-cell table:style-name="ce31" office:value-type="float" office:value="1.252" calcext:value-type="float">
            <text:p>1,252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31" office:value-type="float" office:value="0.271" calcext:value-type="float">
            <text:p>0,271</text:p>
          </table:table-cell>
          <table:table-cell table:style-name="ce31" office:value-type="float" office:value="0.268" calcext:value-type="float">
            <text:p>0,268</text:p>
          </table:table-cell>
          <table:table-cell table:style-name="ce31"/>
          <table:table-cell table:style-name="ce31" office:value-type="string" calcext:value-type="string">
            <text:p>Mortgage_9</text:p>
          </table:table-cell>
          <table:table-cell table:style-name="ce31"/>
          <table:table-cell table:style-name="ce31" office:value-type="float" office:value="1.29" calcext:value-type="float">
            <text:p>1,29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31" office:value-type="float" office:value="0.191" calcext:value-type="float">
            <text:p>0,191</text:p>
          </table:table-cell>
          <table:table-cell table:style-name="ce31" office:value-type="float" office:value="0.214" calcext:value-type="float">
            <text:p>0,214</text:p>
          </table:table-cell>
          <table:table-cell table:style-name="ce31"/>
          <table:table-cell table:style-name="ce31" office:value-type="string" calcext:value-type="string">
            <text:p>Mortgage_10</text:p>
          </table:table-cell>
          <table:table-cell table:style-name="ce31"/>
          <table:table-cell table:style-name="ce31" office:value-type="float" office:value="6.28" calcext:value-type="float">
            <text:p>6,28</text:p>
          </table:table-cell>
          <table:table-cell table:style-name="ce31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61:.C270])" office:value-type="float" office:value="2.5885" calcext:value-type="float">
            <text:p>2,5885</text:p>
          </table:table-cell>
          <table:table-cell table:style-name="ce32" table:formula="of:=AVERAGE([.D261:.D270])" office:value-type="float" office:value="1.1499" calcext:value-type="float">
            <text:p>1,1499</text:p>
          </table:table-cell>
          <table:table-cell table:style-name="ce32" table:number-columns-repeated="3"/>
          <table:table-cell table:style-name="ce32" table:formula="of:=AVERAGE([.H261:.H270])" office:value-type="float" office:value="27.5632" calcext:value-type="float">
            <text:p>27,5632</text:p>
          </table:table-cell>
          <table:table-cell table:style-name="ce32" table:formula="of:=AVERAGE([.I261:.I270])" office:value-type="float" office:value="1.45866666666667" calcext:value-type="float">
            <text:p>1,45866666666667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31" office:value-type="float" office:value="0.096" calcext:value-type="float">
            <text:p>0,096</text:p>
          </table:table-cell>
          <table:table-cell table:style-name="ce31" office:value-type="float" office:value="0.094" calcext:value-type="float">
            <text:p>0,094</text:p>
          </table:table-cell>
          <table:table-cell table:style-name="ce31"/>
          <table:table-cell table:style-name="ce31" office:value-type="string" calcext:value-type="string">
            <text:p>PY_1</text:p>
          </table:table-cell>
          <table:table-cell table:style-name="ce31"/>
          <table:table-cell table:style-name="ce31" office:value-type="float" office:value="0.87" calcext:value-type="float">
            <text:p>0,87</text:p>
          </table:table-cell>
          <table:table-cell table:style-name="ce31" office:value-type="float" office:value="0.533" calcext:value-type="float">
            <text:p>0,5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31" office:value-type="float" office:value="0.061" calcext:value-type="float">
            <text:p>0,061</text:p>
          </table:table-cell>
          <table:table-cell table:style-name="ce31" office:value-type="float" office:value="0.056" calcext:value-type="float">
            <text:p>0,056</text:p>
          </table:table-cell>
          <table:table-cell table:style-name="ce31"/>
          <table:table-cell table:style-name="ce31" office:value-type="string" calcext:value-type="string">
            <text:p>PY_2</text:p>
          </table:table-cell>
          <table:table-cell table:style-name="ce31"/>
          <table:table-cell table:style-name="ce31" office:value-type="float" office:value="0.054" calcext:value-type="float">
            <text:p>0,054</text:p>
          </table:table-cell>
          <table:table-cell table:style-name="ce31" office:value-type="float" office:value="0.093" calcext:value-type="float">
            <text:p>0,0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31" office:value-type="float" office:value="0.114" calcext:value-type="float">
            <text:p>0,114</text:p>
          </table:table-cell>
          <table:table-cell table:style-name="ce31" office:value-type="float" office:value="0.111" calcext:value-type="float">
            <text:p>0,111</text:p>
          </table:table-cell>
          <table:table-cell table:style-name="ce31"/>
          <table:table-cell table:style-name="ce31" office:value-type="string" calcext:value-type="string">
            <text:p>PY_3</text:p>
          </table:table-cell>
          <table:table-cell table:style-name="ce31"/>
          <table:table-cell table:style-name="ce31" office:value-type="float" office:value="0.042" calcext:value-type="float">
            <text:p>0,042</text:p>
          </table:table-cell>
          <table:table-cell table:style-name="ce31" office:value-type="float" office:value="0.026" calcext:value-type="float">
            <text:p>0,02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31" office:value-type="float" office:value="0.094" calcext:value-type="float">
            <text:p>0,094</text:p>
          </table:table-cell>
          <table:table-cell table:style-name="ce31" office:value-type="float" office:value="0.091" calcext:value-type="float">
            <text:p>0,091</text:p>
          </table:table-cell>
          <table:table-cell table:style-name="ce31"/>
          <table:table-cell table:style-name="ce31" office:value-type="string" calcext:value-type="string">
            <text:p>PY_4</text:p>
          </table:table-cell>
          <table:table-cell table:style-name="ce31"/>
          <table:table-cell table:style-name="ce31" office:value-type="float" office:value="0.101" calcext:value-type="float">
            <text:p>0,101</text:p>
          </table:table-cell>
          <table:table-cell table:style-name="ce31" office:value-type="float" office:value="0.073" calcext:value-type="float">
            <text:p>0,0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31" office:value-type="float" office:value="0.13" calcext:value-type="float">
            <text:p>0,13</text:p>
          </table:table-cell>
          <table:table-cell table:style-name="ce31" office:value-type="float" office:value="0.135" calcext:value-type="float">
            <text:p>0,135</text:p>
          </table:table-cell>
          <table:table-cell table:style-name="ce31"/>
          <table:table-cell table:style-name="ce31" office:value-type="string" calcext:value-type="string">
            <text:p>PY_5</text:p>
          </table:table-cell>
          <table:table-cell table:style-name="ce31"/>
          <table:table-cell table:style-name="ce31" office:value-type="float" office:value="0.042" calcext:value-type="float">
            <text:p>0,042</text:p>
          </table:table-cell>
          <table:table-cell table:style-name="ce31" office:value-type="float" office:value="0.032" calcext:value-type="float">
            <text:p>0,0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31" office:value-type="float" office:value="0.048" calcext:value-type="float">
            <text:p>0,048</text:p>
          </table:table-cell>
          <table:table-cell table:style-name="ce31" office:value-type="float" office:value="0.059" calcext:value-type="float">
            <text:p>0,059</text:p>
          </table:table-cell>
          <table:table-cell table:style-name="ce31"/>
          <table:table-cell table:style-name="ce31" office:value-type="string" calcext:value-type="string">
            <text:p>PY_6</text:p>
          </table:table-cell>
          <table:table-cell table:style-name="ce31"/>
          <table:table-cell table:style-name="ce31" office:value-type="float" office:value="0.178" calcext:value-type="float">
            <text:p>0,178</text:p>
          </table:table-cell>
          <table:table-cell table:style-name="ce31" office:value-type="float" office:value="0.16" calcext:value-type="float">
            <text:p>0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31" office:value-type="float" office:value="0.035" calcext:value-type="float">
            <text:p>0,035</text:p>
          </table:table-cell>
          <table:table-cell table:style-name="ce31" office:value-type="float" office:value="0.029" calcext:value-type="float">
            <text:p>0,029</text:p>
          </table:table-cell>
          <table:table-cell table:style-name="ce31"/>
          <table:table-cell table:style-name="ce31" office:value-type="string" calcext:value-type="string">
            <text:p>PY_7</text:p>
          </table:table-cell>
          <table:table-cell table:style-name="ce31"/>
          <table:table-cell table:style-name="ce31" office:value-type="float" office:value="0.152" calcext:value-type="float">
            <text:p>0,152</text:p>
          </table:table-cell>
          <table:table-cell table:style-name="ce31" office:value-type="float" office:value="0.241" calcext:value-type="float">
            <text:p>0,2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31" office:value-type="float" office:value="0.068" calcext:value-type="float">
            <text:p>0,068</text:p>
          </table:table-cell>
          <table:table-cell table:style-name="ce31" office:value-type="float" office:value="0.073" calcext:value-type="float">
            <text:p>0,073</text:p>
          </table:table-cell>
          <table:table-cell table:style-name="ce31"/>
          <table:table-cell table:style-name="ce31" office:value-type="string" calcext:value-type="string">
            <text:p>PY_8</text:p>
          </table:table-cell>
          <table:table-cell table:style-name="ce31"/>
          <table:table-cell table:style-name="ce31" office:value-type="float" office:value="0.028" calcext:value-type="float">
            <text:p>0,028</text:p>
          </table:table-cell>
          <table:table-cell table:style-name="ce31" office:value-type="float" office:value="0.032" calcext:value-type="float">
            <text:p>0,0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31" office:value-type="float" office:value="0.153" calcext:value-type="float">
            <text:p>0,153</text:p>
          </table:table-cell>
          <table:table-cell table:style-name="ce31" office:value-type="float" office:value="0.142" calcext:value-type="float">
            <text:p>0,142</text:p>
          </table:table-cell>
          <table:table-cell table:style-name="ce31"/>
          <table:table-cell table:style-name="ce31" office:value-type="string" calcext:value-type="string">
            <text:p>PY_9</text:p>
          </table:table-cell>
          <table:table-cell table:style-name="ce31"/>
          <table:table-cell table:style-name="ce31" office:value-type="float" office:value="0.108" calcext:value-type="float">
            <text:p>0,108</text:p>
          </table:table-cell>
          <table:table-cell table:style-name="ce31" office:value-type="float" office:value="0.022" calcext:value-type="float">
            <text:p>0,0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31" office:value-type="float" office:value="0.073" calcext:value-type="float">
            <text:p>0,073</text:p>
          </table:table-cell>
          <table:table-cell table:style-name="ce31" office:value-type="float" office:value="0.1" calcext:value-type="float">
            <text:p>0,1</text:p>
          </table:table-cell>
          <table:table-cell table:style-name="ce31"/>
          <table:table-cell table:style-name="ce31" office:value-type="string" calcext:value-type="string">
            <text:p>PY_10</text:p>
          </table:table-cell>
          <table:table-cell table:style-name="ce31"/>
          <table:table-cell table:style-name="ce31" office:value-type="float" office:value="0.278" calcext:value-type="float">
            <text:p>0,278</text:p>
          </table:table-cell>
          <table:table-cell table:style-name="ce31" office:value-type="float" office:value="0.086" calcext:value-type="float">
            <text:p>0,086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73:.C282])" office:value-type="float" office:value="0.0872" calcext:value-type="float">
            <text:p>0,0872</text:p>
          </table:table-cell>
          <table:table-cell table:style-name="ce32" table:formula="of:=AVERAGE([.D273:.D282])" office:value-type="float" office:value="0.089" calcext:value-type="float">
            <text:p>0,089</text:p>
          </table:table-cell>
          <table:table-cell table:style-name="ce32" table:number-columns-repeated="3"/>
          <table:table-cell table:style-name="ce32" table:formula="of:=AVERAGE([.H273:.H282])" office:value-type="float" office:value="0.1853" calcext:value-type="float">
            <text:p>0,1853</text:p>
          </table:table-cell>
          <table:table-cell table:style-name="ce32" table:formula="of:=AVERAGE([.I273:.I282])" office:value-type="float" office:value="0.1298" calcext:value-type="float">
            <text:p>0,1298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ce31"/>
          <table:table-cell table:style-name="ce32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31" office:value-type="float" office:value="8.64" calcext:value-type="float">
            <text:p>8,64</text:p>
          </table:table-cell>
          <table:table-cell table:style-name="ce31" office:value-type="float" office:value="8.62" calcext:value-type="float">
            <text:p>8,62</text:p>
          </table:table-cell>
          <table:table-cell table:style-name="ce31"/>
          <table:table-cell table:style-name="ce31" office:value-type="string" calcext:value-type="string">
            <text:p>TREASURY_1</text:p>
          </table:table-cell>
          <table:table-cell table:style-name="ce31"/>
          <table:table-cell table:style-name="ce31" office:value-type="float" office:value="3.811" calcext:value-type="float">
            <text:p>3,811</text:p>
          </table:table-cell>
          <table:table-cell table:style-name="ce31" office:value-type="float" office:value="14.89" calcext:value-type="float">
            <text:p>14,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31" office:value-type="float" office:value="7.5" calcext:value-type="float">
            <text:p>7,5</text:p>
          </table:table-cell>
          <table:table-cell table:style-name="ce31" office:value-type="float" office:value="7.39" calcext:value-type="float">
            <text:p>7,39</text:p>
          </table:table-cell>
          <table:table-cell table:style-name="ce31"/>
          <table:table-cell table:style-name="ce31" office:value-type="string" calcext:value-type="string">
            <text:p>TREASURY_2</text:p>
          </table:table-cell>
          <table:table-cell table:style-name="ce31"/>
          <table:table-cell table:style-name="ce31" office:value-type="float" office:value="39.02" calcext:value-type="float">
            <text:p>39,02</text:p>
          </table:table-cell>
          <table:table-cell table:style-name="ce31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31" office:value-type="float" office:value="8.97" calcext:value-type="float">
            <text:p>8,97</text:p>
          </table:table-cell>
          <table:table-cell table:style-name="ce31" office:value-type="float" office:value="8.94" calcext:value-type="float">
            <text:p>8,94</text:p>
          </table:table-cell>
          <table:table-cell table:style-name="ce31"/>
          <table:table-cell table:style-name="ce31" office:value-type="string" calcext:value-type="string">
            <text:p>TREASURY_3</text:p>
          </table:table-cell>
          <table:table-cell table:style-name="ce31"/>
          <table:table-cell table:style-name="ce31" office:value-type="float" office:value="13.72" calcext:value-type="float">
            <text:p>13,72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31" office:value-type="float" office:value="7.66" calcext:value-type="float">
            <text:p>7,66</text:p>
          </table:table-cell>
          <table:table-cell table:style-name="ce31" office:value-type="float" office:value="7.46" calcext:value-type="float">
            <text:p>7,46</text:p>
          </table:table-cell>
          <table:table-cell table:style-name="ce31"/>
          <table:table-cell table:style-name="ce31" office:value-type="string" calcext:value-type="string">
            <text:p>TREASURY_4</text:p>
          </table:table-cell>
          <table:table-cell table:style-name="ce31"/>
          <table:table-cell table:style-name="ce31" office:value-type="float" office:value="34.34" calcext:value-type="float">
            <text:p>34,34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31" office:value-type="float" office:value="7.26" calcext:value-type="float">
            <text:p>7,26</text:p>
          </table:table-cell>
          <table:table-cell table:style-name="ce31" office:value-type="float" office:value="7.24" calcext:value-type="float">
            <text:p>7,24</text:p>
          </table:table-cell>
          <table:table-cell table:style-name="ce31"/>
          <table:table-cell table:style-name="ce31" office:value-type="string" calcext:value-type="string">
            <text:p>TREASURY_5</text:p>
          </table:table-cell>
          <table:table-cell table:style-name="ce31"/>
          <table:table-cell table:style-name="ce31" office:value-type="float" office:value="12.84" calcext:value-type="float">
            <text:p>12,84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31" office:value-type="float" office:value="7.73" calcext:value-type="float">
            <text:p>7,73</text:p>
          </table:table-cell>
          <table:table-cell table:style-name="ce31" office:value-type="float" office:value="7.48" calcext:value-type="float">
            <text:p>7,48</text:p>
          </table:table-cell>
          <table:table-cell table:style-name="ce31"/>
          <table:table-cell table:style-name="ce31" office:value-type="string" calcext:value-type="string">
            <text:p>TREASURY_6</text:p>
          </table:table-cell>
          <table:table-cell table:style-name="ce31"/>
          <table:table-cell table:style-name="ce31" office:value-type="float" office:value="7.74" calcext:value-type="float">
            <text:p>7,74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31" office:value-type="float" office:value="9.08" calcext:value-type="float">
            <text:p>9,08</text:p>
          </table:table-cell>
          <table:table-cell table:style-name="ce31" office:value-type="float" office:value="7.48" calcext:value-type="float">
            <text:p>7,48</text:p>
          </table:table-cell>
          <table:table-cell table:style-name="ce31"/>
          <table:table-cell table:style-name="ce31" office:value-type="string" calcext:value-type="string">
            <text:p>TREASURY_7</text:p>
          </table:table-cell>
          <table:table-cell table:style-name="ce31"/>
          <table:table-cell table:style-name="ce31" office:value-type="float" office:value="23.77" calcext:value-type="float">
            <text:p>23,77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31" office:value-type="float" office:value="7.38" calcext:value-type="float">
            <text:p>7,38</text:p>
          </table:table-cell>
          <table:table-cell table:style-name="ce31" office:value-type="float" office:value="7.48" calcext:value-type="float">
            <text:p>7,48</text:p>
          </table:table-cell>
          <table:table-cell table:style-name="ce31"/>
          <table:table-cell table:style-name="ce31" office:value-type="string" calcext:value-type="string">
            <text:p>TREASURY_8</text:p>
          </table:table-cell>
          <table:table-cell table:style-name="ce31"/>
          <table:table-cell table:style-name="ce31" office:value-type="float" office:value="5.797" calcext:value-type="float">
            <text:p>5,797</text:p>
          </table:table-cell>
          <table:table-cell table:style-name="ce31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31" office:value-type="float" office:value="6.48" calcext:value-type="float">
            <text:p>6,48</text:p>
          </table:table-cell>
          <table:table-cell table:style-name="ce31" office:value-type="float" office:value="6.53" calcext:value-type="float">
            <text:p>6,53</text:p>
          </table:table-cell>
          <table:table-cell table:style-name="ce31"/>
          <table:table-cell table:style-name="ce31" office:value-type="string" calcext:value-type="string">
            <text:p>TREASURY_9</text:p>
          </table:table-cell>
          <table:table-cell table:style-name="ce31"/>
          <table:table-cell table:style-name="ce31" office:value-type="float" office:value="4.39" calcext:value-type="float">
            <text:p>4,39</text:p>
          </table:table-cell>
          <table:table-cell table:style-name="ce31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31" office:value-type="float" office:value="7.098" calcext:value-type="float">
            <text:p>7,098</text:p>
          </table:table-cell>
          <table:table-cell table:style-name="ce31" office:value-type="float" office:value="7.12" calcext:value-type="float">
            <text:p>7,12</text:p>
          </table:table-cell>
          <table:table-cell table:style-name="ce31"/>
          <table:table-cell table:style-name="ce31" office:value-type="string" calcext:value-type="string">
            <text:p>TREASURY_10</text:p>
          </table:table-cell>
          <table:table-cell table:style-name="ce31"/>
          <table:table-cell table:style-name="ce31" office:value-type="float" office:value="54.53" calcext:value-type="float">
            <text:p>54,53</text:p>
          </table:table-cell>
          <table:table-cell table:style-name="ce31" office:value-type="float" office:value="5.407" calcext:value-type="float">
            <text:p>5,407</text:p>
          </table:table-cell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86:.C295])" office:value-type="float" office:value="7.7798" calcext:value-type="float">
            <text:p>7,7798</text:p>
          </table:table-cell>
          <table:table-cell table:style-name="ce32" table:formula="of:=AVERAGE([.D286:.D295])" office:value-type="float" office:value="7.574" calcext:value-type="float">
            <text:p>7,574</text:p>
          </table:table-cell>
          <table:table-cell table:style-name="ce32" table:number-columns-repeated="3"/>
          <table:table-cell table:style-name="ce32" table:formula="of:=AVERAGE([.H286:.H295])" office:value-type="float" office:value="19.9958" calcext:value-type="float">
            <text:p>19,9958</text:p>
          </table:table-cell>
          <table:table-cell table:style-name="ce32" table:formula="of:=AVERAGE([.I286:.I295])" office:value-type="float" office:value="10.1485" calcext:value-type="float">
            <text:p>10,1485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office:value-type="string" calcext:value-type="string">
            <text:p>F=5</text:p>
          </table:table-cell>
          <table:table-cell table:style-name="ce32" office:value-type="string" calcext:value-type="string">
            <text:p>F=1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31" office:value-type="float" office:value="0.657" calcext:value-type="float">
            <text:p>0,657</text:p>
          </table:table-cell>
          <table:table-cell table:style-name="ce31" office:value-type="float" office:value="0.488" calcext:value-type="float">
            <text:p>0,48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31" office:value-type="float" office:value="0.361" calcext:value-type="float">
            <text:p>0,361</text:p>
          </table:table-cell>
          <table:table-cell table:style-name="ce31" office:value-type="float" office:value="0.308" calcext:value-type="float">
            <text:p>0,30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31" office:value-type="float" office:value="0.447" calcext:value-type="float">
            <text:p>0,447</text:p>
          </table:table-cell>
          <table:table-cell table:style-name="ce31" office:value-type="float" office:value="0.584" calcext:value-type="float">
            <text:p>0,58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31" office:value-type="float" office:value="0.472" calcext:value-type="float">
            <text:p>0,472</text:p>
          </table:table-cell>
          <table:table-cell table:style-name="ce31" office:value-type="float" office:value="0.504" calcext:value-type="float">
            <text:p>0,50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31" office:value-type="float" office:value="0.525" calcext:value-type="float">
            <text:p>0,525</text:p>
          </table:table-cell>
          <table:table-cell table:style-name="ce31" office:value-type="float" office:value="0.498" calcext:value-type="float">
            <text:p>0,49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31" office:value-type="float" office:value="0.414" calcext:value-type="float">
            <text:p>0,414</text:p>
          </table:table-cell>
          <table:table-cell table:style-name="ce31" office:value-type="float" office:value="0.562" calcext:value-type="float">
            <text:p>0,562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31" office:value-type="float" office:value="0.479" calcext:value-type="float">
            <text:p>0,479</text:p>
          </table:table-cell>
          <table:table-cell table:style-name="ce31" office:value-type="float" office:value="0.438" calcext:value-type="float">
            <text:p>0,438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31" office:value-type="float" office:value="0.453" calcext:value-type="float">
            <text:p>0,453</text:p>
          </table:table-cell>
          <table:table-cell table:style-name="ce31" office:value-type="float" office:value="0.467" calcext:value-type="float">
            <text:p>0,467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31" office:value-type="float" office:value="0.746" calcext:value-type="float">
            <text:p>0,746</text:p>
          </table:table-cell>
          <table:table-cell table:style-name="ce31" office:value-type="float" office:value="0.541" calcext:value-type="float">
            <text:p>0,541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31" office:value-type="float" office:value="0.566" calcext:value-type="float">
            <text:p>0,566</text:p>
          </table:table-cell>
          <table:table-cell table:style-name="ce31" office:value-type="float" office:value="0.595" calcext:value-type="float">
            <text:p>0,595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6" table:number-columns-repeated="2"/>
          <table:table-cell table:style-name="ce32" table:formula="of:=AVERAGE([.C299:.C308])" office:value-type="float" office:value="0.512" calcext:value-type="float">
            <text:p>0,512</text:p>
          </table:table-cell>
          <table:table-cell table:style-name="ce32" table:formula="of:=AVERAGE([.D299:.D308])" office:value-type="float" office:value="0.4985" calcext:value-type="float">
            <text:p>0,4985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6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6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31"/>
          <table:table-cell table:number-columns-repeated="16374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rbf_averages" table:style-name="ta1">
        <table:table-column table:style-name="co5" table:default-cell-style-name="Default"/>
        <table:table-column table:style-name="co2" table:default-cell-style-name="ce45"/>
        <table:table-column table:style-name="co6" table:number-columns-repeated="2" table:default-cell-style-name="ce45"/>
        <table:table-column table:style-name="co3" table:number-columns-repeated="2" table:default-cell-style-name="ce45"/>
        <table:table-column table:style-name="co3" table:number-columns-repeated="16376" table:default-cell-style-name="Default"/>
        <table:table-row table:style-name="ro1">
          <table:table-cell table:style-name="ce9"/>
          <table:table-cell table:style-name="ce13" office:value-type="string" calcext:value-type="string" table:number-columns-spanned="4" table:number-rows-spanned="1">
            <text:p>CLASSIFICATION DATASETS</text:p>
          </table:table-cell>
          <table:covered-table-cell table:number-columns-repeated="2" table:style-name="ce13"/>
          <table:covered-table-cell table:style-name="ce9"/>
          <table:table-cell table:style-name="ce9"/>
          <table:table-cell table:style-name="ce47" table:number-columns-repeated="16376"/>
        </table:table-row>
        <table:table-row table:style-name="ro1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F=3</text:p>
          </table:table-cell>
          <table:table-cell table:style-name="ce9" office:value-type="string" calcext:value-type="string">
            <text:p>F=5</text:p>
          </table:table-cell>
          <table:table-cell table:style-name="ce9" office:value-type="string" calcext:value-type="string">
            <text:p>F=10</text:p>
          </table:table-cell>
          <table:table-cell table:style-name="ce9" table:number-columns-repeated="2"/>
          <table:table-cell table:style-name="ce47" table:number-columns-repeated="16376"/>
        </table:table-row>
        <table:table-row table:style-name="ro3">
          <table:table-cell table:style-name="ce41" office:value-type="string" calcext:value-type="string">
            <text:p>Appendicitis</text:p>
          </table:table-cell>
          <table:table-cell table:style-name="ce44" office:value-type="percentage" office:value="0.1557" calcext:value-type="percentage">
            <text:p>15,57%</text:p>
          </table:table-cell>
          <table:table-cell table:style-name="ce44" office:value-type="percentage" office:value="0.166" calcext:value-type="percentage">
            <text:p>16,60%</text:p>
          </table:table-cell>
          <table:table-cell table:style-name="ce44" office:value-type="percentage" office:value="0.1577" calcext:value-type="percentage">
            <text:p>15,77%</text:p>
          </table:table-cell>
          <table:table-cell table:style-name="ce41" table:number-columns-repeated="16378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394" calcext:value-type="percentage">
            <text:p>23,94%</text:p>
          </table:table-cell>
          <table:table-cell office:value-type="percentage" office:value="0.224" calcext:value-type="percentage">
            <text:p>22,4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1722" calcext:value-type="percentage">
            <text:p>17,22%</text:p>
          </table:table-cell>
          <table:table-cell office:value-type="percentage" office:value="0.1539" calcext:value-type="percentage">
            <text:p>15,39%</text:p>
          </table:table-cell>
          <table:table-cell office:value-type="percentage" office:value="0.1562" calcext:value-type="percentage">
            <text:p>15,6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ands</text:p>
          </table:table-cell>
          <table:table-cell office:value-type="percentage" office:value="0.3674" calcext:value-type="percentage">
            <text:p>36,74%</text:p>
          </table:table-cell>
          <table:table-cell office:value-type="percentage" office:value="0.3654" calcext:value-type="percentage">
            <text:p>36,54%</text:p>
          </table:table-cell>
          <table:table-cell office:value-type="percentage" office:value="0.3738" calcext:value-type="percentage">
            <text:p>37,3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5209" calcext:value-type="percentage">
            <text:p>52,09%</text:p>
          </table:table-cell>
          <table:table-cell office:value-type="percentage" office:value="0.5165" calcext:value-type="percentage">
            <text:p>51,65%</text:p>
          </table:table-cell>
          <table:table-cell office:value-type="percentage" office:value="0.5037" calcext:value-type="percentage">
            <text:p>50,3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3723" calcext:value-type="percentage">
            <text:p>37,23%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573" calcext:value-type="percentage">
            <text:p>35,7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957" calcext:value-type="percentage">
            <text:p>49,57%</text:p>
          </table:table-cell>
          <table:table-cell office:value-type="percentage" office:value="0.51" calcext:value-type="percentage">
            <text:p>51,0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3572" calcext:value-type="percentage">
            <text:p>35,72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533" calcext:value-type="percentage">
            <text:p>35,3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591" calcext:value-type="percentage">
            <text:p>15,91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9" calcext:value-type="percentage">
            <text:p>3,90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1144" calcext:value-type="percentage">
            <text:p>11,44%</text:p>
          </table:table-cell>
          <table:table-cell office:value-type="percentage" office:value="0.093" calcext:value-type="percentage">
            <text:p>9,3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2808" calcext:value-type="percentage">
            <text:p>28,08%</text:p>
          </table:table-cell>
          <table:table-cell office:value-type="percentage" office:value="0.2819" calcext:value-type="percentage">
            <text:p>28,19%</text:p>
          </table:table-cell>
          <table:table-cell office:value-type="percentage" office:value="0.2844" calcext:value-type="percentage">
            <text:p>28,44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ymography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1926" calcext:value-type="percentage">
            <text:p>19,2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1749" calcext:value-type="percentage">
            <text:p>17,49%</text:p>
          </table:table-cell>
          <table:table-cell office:value-type="percentage" office:value="0.1715" calcext:value-type="percentage">
            <text:p>17,15%</text:p>
          </table:table-cell>
          <table:table-cell office:value-type="percentage" office:value="0.1772" calcext:value-type="percentage">
            <text:p>17,7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625" calcext:value-type="percentage">
            <text:p>16,25%</text:p>
          </table:table-cell>
          <table:table-cell office:value-type="percentage" office:value="0.1517" calcext:value-type="percentage">
            <text:p>15,17%</text:p>
          </table:table-cell>
          <table:table-cell office:value-type="percentage" office:value="0.1453" calcext:value-type="percentage">
            <text:p>14,5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329" calcext:value-type="percentage">
            <text:p>23,29%</text:p>
          </table:table-cell>
          <table:table-cell office:value-type="percentage" office:value="0.2397" calcext:value-type="percentage">
            <text:p>23,97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531" calcext:value-type="percentage">
            <text:p>5,31%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468" calcext:value-type="percentage">
            <text:p>4,6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2597" calcext:value-type="percentage">
            <text:p>25,97%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2518" calcext:value-type="percentage">
            <text:p>25,1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2852" calcext:value-type="percentage">
            <text:p>28,52%</text:p>
          </table:table-cell>
          <table:table-cell office:value-type="percentage" office:value="0.2859" calcext:value-type="percentage">
            <text:p>28,59%</text:p>
          </table:table-cell>
          <table:table-cell office:value-type="percentage" office:value="0.2946" calcext:value-type="percentage">
            <text:p>29,4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4495" calcext:value-type="percentage">
            <text:p>44,95%</text:p>
          </table:table-cell>
          <table:table-cell office:value-type="percentage" office:value="0.4877" calcext:value-type="percentage">
            <text:p>48,77%</text:p>
          </table:table-cell>
          <table:table-cell office:value-type="percentage" office:value="0.4922" calcext:value-type="percentage">
            <text:p>49,2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2128" calcext:value-type="percentage">
            <text:p>21,28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53" calcext:value-type="percentage">
            <text:p>20,5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358" calcext:value-type="percentage">
            <text:p>23,5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ae</text:p>
          </table:table-cell>
          <table:table-cell office:value-type="percentage" office:value="0.5245" calcext:value-type="percentage">
            <text:p>52,45%</text:p>
          </table:table-cell>
          <table:table-cell office:value-type="percentage" office:value="0.5318" calcext:value-type="percentage">
            <text:p>53,18%</text:p>
          </table:table-cell>
          <table:table-cell office:value-type="percentage" office:value="0.5489" calcext:value-type="percentage">
            <text:p>54,8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501" calcext:value-type="percentage">
            <text:p>5,01%</text:p>
          </table:table-cell>
          <table:table-cell office:value-type="percentage" office:value="0.052" calcext:value-type="percentage">
            <text:p>5,2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563" calcext:value-type="percentage">
            <text:p>5,6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0437" calcext:value-type="percentage">
            <text:p>4,37%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39" calcext:value-type="percentage">
            <text:p>3,9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0379" calcext:value-type="percentage">
            <text:p>3,79%</text:p>
          </table:table-cell>
          <table:table-cell office:value-type="percentage" office:value="0.0421" calcext:value-type="percentage">
            <text:p>4,21%</text:p>
          </table:table-cell>
          <table:table-cell office:value-type="percentage" office:value="0.0399" calcext:value-type="percentage">
            <text:p>3,9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0234" calcext:value-type="percentage">
            <text:p>2,34%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167" calcext:value-type="percentage">
            <text:p>1,6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05" calcext:value-type="percentage">
            <text:p>10,50%</text:p>
          </table:table-cell>
          <table:table-cell office:value-type="percentage" office:value="0.0933" calcext:value-type="percentage">
            <text:p>9,33%</text:p>
          </table:table-cell>
          <table:table-cell table:number-columns-repeated="16378"/>
        </table:table-row>
        <table:table-row table:style-name="ro2">
          <table:table-cell table:style-name="ce42"/>
          <table:table-cell table:style-name="ce46" table:formula="of:=AVERAGE([.B3:.B31])" office:value-type="percentage" office:value="0.218955172413793" calcext:value-type="percentage">
            <text:p>21,90%</text:p>
          </table:table-cell>
          <table:table-cell table:style-name="ce46" table:formula="of:=AVERAGE([.C3:.C31])" office:value-type="percentage" office:value="0.220706896551724" calcext:value-type="percentage">
            <text:p>22,07%</text:p>
          </table:table-cell>
          <table:table-cell table:style-name="ce46" table:formula="of:=AVERAGE([.D3:.D31])" office:value-type="percentage" office:value="0.218165517241379" calcext:value-type="percentage">
            <text:p>21,82%</text:p>
          </table:table-cell>
          <table:table-cell table:style-name="ce46" table:number-columns-repeated="2"/>
          <table:table-cell table:style-name="ce42" table:number-columns-repeated="16376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REGRESSION DATASETS</text:p>
          </table:table-cell>
          <table:covered-table-cell table:number-columns-repeated="2" table:style-name="ce42"/>
          <table:covered-table-cell table:number-columns-repeated="2" table:style-name="Default"/>
          <table:table-cell table:number-columns-repeated="16376"/>
        </table:table-row>
        <table:table-row table:style-name="ro3">
          <table:table-cell office:value-type="string" calcext:value-type="string">
            <text:p>ABALONE</text:p>
          </table:table-cell>
          <table:table-cell table:style-name="Default"/>
          <table:table-cell table:style-name="Default" table:formula="of:=2423.84555555556/417" office:value-type="float" office:value="5.81257926991741" calcext:value-type="float">
            <text:p>5,81257926991741</text:p>
          </table:table-cell>
          <table:table-cell table:style-name="Default" table:formula="of:=2152.77222222222/417" office:value-type="float" office:value="5.16252331468158" calcext:value-type="float">
            <text:p>5,16252331468158</text:p>
          </table:table-cell>
          <table:table-cell table:style-name="Default" table:number-columns-repeated="2"/>
          <table:table-cell office:value-type="float" office:value="417" calcext:value-type="float">
            <text:p>41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IRFOIL</text:p>
          </table:table-cell>
          <table:table-cell table:style-name="Default"/>
          <table:table-cell table:style-name="Default" table:formula="of:=0.577555555555556/150" office:value-type="float" office:value="0.00385037037037037" calcext:value-type="float">
            <text:p>0,00385037037037037</text:p>
          </table:table-cell>
          <table:table-cell table:style-name="Default" table:formula="of:=0.550294615384615/150" office:value-type="float" office:value="0.00366863076923077" calcext:value-type="float">
            <text:p>0,00366863076923077</text:p>
          </table:table-cell>
          <table:table-cell table:style-name="Default" table:number-columns-repeated="2"/>
          <table:table-cell office:value-type="float" office:value="150" calcext:value-type="float">
            <text:p>150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ASEBALL</text:p>
          </table:table-cell>
          <table:table-cell table:style-name="Default"/>
          <table:table-cell table:style-name="Default" table:formula="of:=2759.113/33" office:value-type="float" office:value="83.6094848484848" calcext:value-type="float">
            <text:p>83,6094848484848</text:p>
          </table:table-cell>
          <table:table-cell table:style-name="Default" table:formula="of:=2681.661/33" office:value-type="float" office:value="81.2624545454546" calcext:value-type="float">
            <text:p>81,2624545454546</text:p>
          </table:table-cell>
          <table:table-cell table:style-name="Default" table:number-columns-repeated="2"/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K</text:p>
          </table:table-cell>
          <table:table-cell table:style-name="Default"/>
          <table:table-cell table:style-name="Default" table:formula="of:=0.4393/9" office:value-type="float" office:value="0.0488111111111111" calcext:value-type="float">
            <text:p>0,0488111111111111</text:p>
          </table:table-cell>
          <table:table-cell table:style-name="Default" table:formula="of:=0.2275/9" office:value-type="float" office:value="0.0252777777777778" calcext:value-type="float">
            <text:p>0,0252777777777778</text:p>
          </table:table-cell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L</text:p>
          </table:table-cell>
          <table:table-cell table:style-name="Default"/>
          <table:table-cell table:style-name="Default" table:formula="of:=0.00264552/4" office:value-type="float" office:value="0.00066138" calcext:value-type="float">
            <text:p>0,00066138</text:p>
          </table:table-cell>
          <table:table-cell table:style-name="Default" table:formula="of:=0.0014671/4" office:value-type="float" office:value="0.000366775" calcext:value-type="float">
            <text:p>0,000366775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CONCRETE</text:p>
          </table:table-cell>
          <table:table-cell table:style-name="Default"/>
          <table:table-cell table:style-name="Default" table:formula="of:=0.6497/103" office:value-type="float" office:value="0.00630776699029126" calcext:value-type="float">
            <text:p>0,00630776699029126</text:p>
          </table:table-cell>
          <table:table-cell table:style-name="Default" table:formula="of:=0.636555555555556/103" office:value-type="float" office:value="0.00618015102481122" calcext:value-type="float">
            <text:p>0,00618015102481122</text:p>
          </table:table-cell>
          <table:table-cell table:style-name="Default" table:number-columns-repeated="2"/>
          <table:table-cell office:value-type="float" office:value="103" calcext:value-type="float">
            <text:p>10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EE</text:p>
          </table:table-cell>
          <table:table-cell table:style-name="Default"/>
          <table:table-cell table:style-name="Default" table:formula="of:=5.788/36" office:value-type="float" office:value="0.160777777777778" calcext:value-type="float">
            <text:p>0,160777777777778</text:p>
          </table:table-cell>
          <table:table-cell table:style-name="Default" table:formula="of:=5.933/36" office:value-type="float" office:value="0.164805555555556" calcext:value-type="float">
            <text:p>0,164805555555556</text:p>
          </table:table-cell>
          <table:table-cell table:style-name="Default" table:number-columns-repeated="2"/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IABETES</text:p>
          </table:table-cell>
          <table:table-cell table:style-name="Default"/>
          <table:table-cell table:style-name="Default" table:formula="of:=10.506/4" office:value-type="float" office:value="2.6265" calcext:value-type="float">
            <text:p>2,6265</text:p>
          </table:table-cell>
          <table:table-cell table:style-name="Default" table:formula="of:=6.942/4" office:value-type="float" office:value="1.7355" calcext:value-type="float">
            <text:p>1,7355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HOUSING</text:p>
          </table:table-cell>
          <table:table-cell table:style-name="Default"/>
          <table:table-cell table:style-name="Default" table:formula="of:=911.061/50" office:value-type="float" office:value="18.22122" calcext:value-type="float">
            <text:p>18,22122</text:p>
          </table:table-cell>
          <table:table-cell table:style-name="Default" table:formula="of:=1055.374/50" office:value-type="float" office:value="21.10748" calcext:value-type="float">
            <text:p>21,10748</text:p>
          </table:table-cell>
          <table:table-cell table:style-name="Default" table:number-columns-repeated="2"/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FA</text:p>
          </table:table-cell>
          <table:table-cell table:style-name="Default"/>
          <table:table-cell table:style-name="Default" table:formula="of:=0.8882/25" office:value-type="float" office:value="0.035528" calcext:value-type="float">
            <text:p>0,035528</text:p>
          </table:table-cell>
          <table:table-cell table:style-name="Default" table:formula="of:=0.8226/25" office:value-type="float" office:value="0.032904" calcext:value-type="float">
            <text:p>0,032904</text:p>
          </table:table-cell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B</text:p>
          </table:table-cell>
          <table:table-cell table:style-name="Default"/>
          <table:table-cell table:style-name="Default" table:formula="of:=2.5885/6" office:value-type="float" office:value="0.431416666666667" calcext:value-type="float">
            <text:p>0,431416666666667</text:p>
          </table:table-cell>
          <table:table-cell table:style-name="Default" table:formula="of:=1.1499/6" office:value-type="float" office:value="0.19165" calcext:value-type="float">
            <text:p>0,19165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ORTGAGE</text:p>
          </table:table-cell>
          <table:table-cell table:style-name="Default"/>
          <table:table-cell table:style-name="Default" table:formula="of:=27.5632/104" office:value-type="float" office:value="0.265030769230769" calcext:value-type="float">
            <text:p>0,265030769230769</text:p>
          </table:table-cell>
          <table:table-cell table:style-name="Default" table:formula="of:=1.45866666666667/104" office:value-type="float" office:value="0.0140256410256411" calcext:value-type="float">
            <text:p>0,0140256410256411</text:p>
          </table:table-cell>
          <table:table-cell table:style-name="Default" table:number-columns-repeated="2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NT</text:p>
          </table:table-cell>
          <table:table-cell table:style-name="Default"/>
          <table:table-cell table:style-name="Default" table:formula="of:=0.0872/13" office:value-type="float" office:value="0.00670769230769231" calcext:value-type="float">
            <text:p>0,00670769230769231</text:p>
          </table:table-cell>
          <table:table-cell table:style-name="Default" table:formula="of:=0.089/13" office:value-type="float" office:value="0.00684615384615385" calcext:value-type="float">
            <text:p>0,00684615384615385</text:p>
          </table:table-cell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PY</text:p>
          </table:table-cell>
          <table:table-cell table:style-name="Default"/>
          <table:table-cell table:style-name="Default" table:formula="of:=0.1853/7" office:value-type="float" office:value="0.0264714285714286" calcext:value-type="float">
            <text:p>0,0264714285714286</text:p>
          </table:table-cell>
          <table:table-cell table:style-name="Default" table:formula="of:=0.1298/7" office:value-type="float" office:value="0.0185428571428571" calcext:value-type="float">
            <text:p>0,0185428571428571</text:p>
          </table:table-cell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QUAKE</text:p>
          </table:table-cell>
          <table:table-cell table:style-name="Default"/>
          <table:table-cell table:style-name="Default" table:formula="of:=7.7798/217" office:value-type="float" office:value="0.0358516129032258" calcext:value-type="float">
            <text:p>0,0358516129032258</text:p>
          </table:table-cell>
          <table:table-cell table:style-name="Default" table:formula="of:=7.574/217" office:value-type="float" office:value="0.0349032258064516" calcext:value-type="float">
            <text:p>0,0349032258064516</text:p>
          </table:table-cell>
          <table:table-cell table:style-name="Default" table:number-columns-repeated="2"/>
          <table:table-cell office:value-type="float" office:value="217" calcext:value-type="float">
            <text:p>217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REASURY</text:p>
          </table:table-cell>
          <table:table-cell table:style-name="Default"/>
          <table:table-cell table:style-name="Default" table:formula="of:=19.9958/104" office:value-type="float" office:value="0.192267307692308" calcext:value-type="float">
            <text:p>0,192267307692308</text:p>
          </table:table-cell>
          <table:table-cell table:style-name="Default" table:formula="of:=10.1485/104" office:value-type="float" office:value="0.0975817307692308" calcext:value-type="float">
            <text:p>0,0975817307692308</text:p>
          </table:table-cell>
          <table:table-cell table:style-name="Default" table:number-columns-repeated="2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WANKARA</text:p>
          </table:table-cell>
          <table:table-cell table:style-name="Default"/>
          <table:table-cell table:style-name="Default" table:formula="of:=0.512/160" office:value-type="float" office:value="0.0032" calcext:value-type="float">
            <text:p>0,0032</text:p>
          </table:table-cell>
          <table:table-cell table:style-name="Default" table:formula="of:=0.4985/160" office:value-type="float" office:value="0.003115625" calcext:value-type="float">
            <text:p>0,003115625</text:p>
          </table:table-cell>
          <table:table-cell table:style-name="Default" table:number-columns-repeated="2"/>
          <table:table-cell office:value-type="float" office:value="160" calcext:value-type="float">
            <text:p>160</text:p>
          </table:table-cell>
          <table:table-cell table:number-columns-repeated="16375"/>
        </table:table-row>
        <table:table-row table:style-name="ro5">
          <table:table-cell table:style-name="ce42"/>
          <table:table-cell table:style-name="ce42" table:formula="of:=AVERAGE([.B34:.B50])" office:value-type="string" office:string-value="" calcext:value-type="error">
            <text:p>#DIV/0!</text:p>
          </table:table-cell>
          <table:table-cell table:style-name="ce42" table:formula="of:=AVERAGE([.C34:.C50])" office:value-type="float" office:value="6.55803917658964" calcext:value-type="float">
            <text:p>6,55803917658964</text:p>
          </table:table-cell>
          <table:table-cell table:style-name="ce42" table:formula="of:=AVERAGE([.D34:.D50])" office:value-type="float" office:value="6.46281329316787" calcext:value-type="float">
            <text:p>6,46281329316787</text:p>
          </table:table-cell>
          <table:table-cell table:style-name="ce42" table:number-columns-repeated="3"/>
          <table:table-cell table:number-columns-repeated="16375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2" table:number-columns-repeated="16375"/>
        </table:table-row>
      </table:table>
      <table:table table:name="NodesRbf" table:style-name="ta1">
        <table:table-column table:style-name="co1" table:default-cell-style-name="ce29"/>
        <table:table-column table:style-name="co2" table:number-columns-repeated="3" table:default-cell-style-name="ce29"/>
        <table:table-column table:style-name="co3" table:default-cell-style-name="ce29"/>
        <table:table-column table:style-name="co4" table:default-cell-style-name="ce29"/>
        <table:table-column table:style-name="co2" table:number-columns-repeated="3" table:default-cell-style-name="ce29"/>
        <table:table-column table:style-name="co3" table:number-columns-repeated="16369" table:default-cell-style-name="ce29"/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26" table:number-columns-repeated="2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2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8" calcext:value-type="percentage">
            <text:p>2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633" calcext:value-type="percentage">
            <text:p>6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:.B11])" office:value-type="string" office:string-value="" calcext:value-type="error">
            <text:p>#DIV/0!</text:p>
          </table:table-cell>
          <table:table-cell table:style-name="ce30" table:formula="of:=AVERAGE([.C2:.C11])" office:value-type="string" office:string-value="" calcext:value-type="error">
            <text:p>#DIV/0!</text:p>
          </table:table-cell>
          <table:table-cell table:style-name="ce30" table:formula="of:=AVERAGE([.D2:.D11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:.G11])" office:value-type="percentage" office:value="0.11966" calcext:value-type="percentage">
            <text:p>11,97%</text:p>
          </table:table-cell>
          <table:table-cell table:style-name="ce30" table:formula="of:=AVERAGE([.H2:.H11])" office:value-type="percentage" office:value="0.13734" calcext:value-type="percentage">
            <text:p>13,73%</text:p>
          </table:table-cell>
          <table:table-cell table:style-name="ce30" table:formula="of:=AVERAGE([.I2:.I11])" office:value-type="percentage" office:value="0.14567" calcext:value-type="percentage">
            <text:p>14,57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783" calcext:value-type="percentage">
            <text:p>37,83%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4034" calcext:value-type="percentage">
            <text:p>40,3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091" calcext:value-type="percentage">
            <text:p>30,91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164" calcext:value-type="percentage">
            <text:p>31,64%</text:p>
          </table:table-cell>
          <table:table-cell office:value-type="percentage" office:value="0.3169" calcext:value-type="percentage">
            <text:p>31,69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243" calcext:value-type="percentage">
            <text:p>24,30%</text:p>
          </table:table-cell>
          <table:table-cell office:value-type="percentage" office:value="0.2005" calcext:value-type="percentage">
            <text:p>20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184" calcext:value-type="percentage">
            <text:p>41,84%</text:p>
          </table:table-cell>
          <table:table-cell office:value-type="percentage" office:value="0.3928" calcext:value-type="percentage">
            <text:p>39,28%</text:p>
          </table:table-cell>
          <table:table-cell office:value-type="percentage" office:value="0.3986" calcext:value-type="percentage">
            <text:p>39,86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29" calcext:value-type="percentage">
            <text:p>36,29%</text:p>
          </table:table-cell>
          <table:table-cell office:value-type="percentage" office:value="0.3258" calcext:value-type="percentage">
            <text:p>32,58%</text:p>
          </table:table-cell>
          <table:table-cell office:value-type="percentage" office:value="0.2656" calcext:value-type="percentage">
            <text:p>26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459" calcext:value-type="percentage">
            <text:p>34,59%</text:p>
          </table:table-cell>
          <table:table-cell office:value-type="percentage" office:value="0.3599" calcext:value-type="percentage">
            <text:p>35,9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2274" calcext:value-type="percentage">
            <text:p>22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2961" calcext:value-type="percentage">
            <text:p>29,6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3113" calcext:value-type="percentage">
            <text:p>31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565" calcext:value-type="percentage">
            <text:p>35,65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1769" calcext:value-type="percentage">
            <text:p>17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53" calcext:value-type="percentage">
            <text:p>40,53%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414" calcext:value-type="percentage">
            <text:p>41,40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199" calcext:value-type="percentage">
            <text:p>31,99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2898" calcext:value-type="percentage">
            <text:p>28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2841" calcext:value-type="percentage">
            <text:p>28,41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64" calcext:value-type="percentage">
            <text:p>26,40%</text:p>
          </table:table-cell>
          <table:table-cell office:value-type="percentage" office:value="0.2441" calcext:value-type="percentage">
            <text:p>24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59" calcext:value-type="percentage">
            <text:p>44,59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15" calcext:value-type="percentage">
            <text:p>41,50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419" calcext:value-type="percentage">
            <text:p>44,19%</text:p>
          </table:table-cell>
          <table:table-cell office:value-type="percentage" office:value="0.3968" calcext:value-type="percentage">
            <text:p>39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266" calcext:value-type="percentage">
            <text:p>32,66%</text:p>
          </table:table-cell>
          <table:table-cell office:value-type="percentage" office:value="0.3164" calcext:value-type="percentage">
            <text:p>31,64%</text:p>
          </table:table-cell>
          <table:table-cell office:value-type="percentage" office:value="0.3348" calcext:value-type="percentage">
            <text:p>33,48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3925" calcext:value-type="percentage">
            <text:p>39,25%</text:p>
          </table:table-cell>
          <table:table-cell office:value-type="percentage" office:value="0.3796" calcext:value-type="percentage">
            <text:p>37,96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15:.B24])" office:value-type="percentage" office:value="0.36803" calcext:value-type="percentage">
            <text:p>36,80%</text:p>
          </table:table-cell>
          <table:table-cell table:style-name="ce30" table:formula="of:=AVERAGE([.C15:.C24])" office:value-type="percentage" office:value="0.34903" calcext:value-type="percentage">
            <text:p>34,90%</text:p>
          </table:table-cell>
          <table:table-cell table:style-name="ce30" table:formula="of:=AVERAGE([.D15:.D24])" office:value-type="percentage" office:value="0.35793" calcext:value-type="percentage">
            <text:p>35,79%</text:p>
          </table:table-cell>
          <table:table-cell table:style-name="ce30" table:number-columns-repeated="2"/>
          <table:table-cell table:style-name="ce30" table:formula="of:=AVERAGE([.G15:.G24])" office:value-type="percentage" office:value="0.33086" calcext:value-type="percentage">
            <text:p>33,09%</text:p>
          </table:table-cell>
          <table:table-cell table:style-name="ce30" table:formula="of:=AVERAGE([.H15:.H24])" office:value-type="percentage" office:value="0.31382" calcext:value-type="percentage">
            <text:p>31,38%</text:p>
          </table:table-cell>
          <table:table-cell table:style-name="ce30" table:formula="of:=AVERAGE([.I15:.I24])" office:value-type="percentage" office:value="0.26425" calcext:value-type="percentage">
            <text:p>26,4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2"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8867" calcext:value-type="percentage">
            <text:p>88,67%</text:p>
          </table:table-cell>
          <table:table-cell office:value-type="percentage" office:value="0.4981" calcext:value-type="percentage">
            <text:p>49,81%</text:p>
          </table:table-cell>
          <table:table-cell office:value-type="percentage" office:value="0.4276" calcext:value-type="percentage">
            <text:p>42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5171" calcext:value-type="percentage">
            <text:p>51,71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063" calcext:value-type="percentage">
            <text:p>80,63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6921" calcext:value-type="percentage">
            <text:p>6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8467" calcext:value-type="percentage">
            <text:p>84,67%</text:p>
          </table:table-cell>
          <table:table-cell office:value-type="percentage" office:value="0.6019" calcext:value-type="percentage">
            <text:p>60,19%</text:p>
          </table:table-cell>
          <table:table-cell office:value-type="percentage" office:value="0.5314" calcext:value-type="percentage">
            <text:p>53,14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8505" calcext:value-type="percentage">
            <text:p>85,05%</text:p>
          </table:table-cell>
          <table:table-cell office:value-type="percentage" office:value="0.5514" calcext:value-type="percentage">
            <text:p>55,14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825" calcext:value-type="percentage">
            <text:p>58,25%</text:p>
          </table:table-cell>
          <table:table-cell office:value-type="percentage" office:value="0.5921" calcext:value-type="percentage">
            <text:p>5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8133" calcext:value-type="percentage">
            <text:p>81,33%</text:p>
          </table:table-cell>
          <table:table-cell office:value-type="percentage" office:value="0.5219" calcext:value-type="percentage">
            <text:p>52,19%</text:p>
          </table:table-cell>
          <table:table-cell office:value-type="percentage" office:value="0.4581" calcext:value-type="percentage">
            <text:p>45,81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5175" calcext:value-type="percentage">
            <text:p>51,75%</text:p>
          </table:table-cell>
          <table:table-cell office:value-type="percentage" office:value="0.5698" calcext:value-type="percentage">
            <text:p>56,98%</text:p>
          </table:table-cell>
          <table:table-cell office:value-type="percentage" office:value="0.5873" calcext:value-type="percentage">
            <text:p>58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9105" calcext:value-type="percentage">
            <text:p>91,05%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5267" calcext:value-type="percentage">
            <text:p>52,6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5175" calcext:value-type="percentage">
            <text:p>51,75%</text:p>
          </table:table-cell>
          <table:table-cell office:value-type="percentage" office:value="0.5016" calcext:value-type="percentage">
            <text:p>50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8876" calcext:value-type="percentage">
            <text:p>88,76%</text:p>
          </table:table-cell>
          <table:table-cell office:value-type="percentage" office:value="0.599" calcext:value-type="percentage">
            <text:p>59,90%</text:p>
          </table:table-cell>
          <table:table-cell office:value-type="percentage" office:value="0.4981" calcext:value-type="percentage">
            <text:p>49,81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175" calcext:value-type="percentage">
            <text:p>41,75%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473" calcext:value-type="percentage">
            <text:p>47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8724" calcext:value-type="percentage">
            <text:p>87,24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4962" calcext:value-type="percentage">
            <text:p>49,62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175" calcext:value-type="percentage">
            <text:p>41,7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8905" calcext:value-type="percentage">
            <text:p>89,05%</text:p>
          </table:table-cell>
          <table:table-cell office:value-type="percentage" office:value="0.5257" calcext:value-type="percentage">
            <text:p>52,57%</text:p>
          </table:table-cell>
          <table:table-cell office:value-type="percentage" office:value="0.4933" calcext:value-type="percentage">
            <text:p>49,33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2937" calcext:value-type="percentage">
            <text:p>29,37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3349" calcext:value-type="percentage">
            <text:p>33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8838" calcext:value-type="percentage">
            <text:p>88,38%</text:p>
          </table:table-cell>
          <table:table-cell office:value-type="percentage" office:value="0.5552" calcext:value-type="percentage">
            <text:p>55,52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889" calcext:value-type="percentage">
            <text:p>58,89%</text:p>
          </table:table-cell>
          <table:table-cell office:value-type="percentage" office:value="0.5254" calcext:value-type="percentage">
            <text:p>52,54%</text:p>
          </table:table-cell>
          <table:table-cell office:value-type="percentage" office:value="0.5381" calcext:value-type="percentage">
            <text:p>53,81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8:.B37])" office:value-type="percentage" office:value="0.8761" calcext:value-type="percentage">
            <text:p>87,61%</text:p>
          </table:table-cell>
          <table:table-cell table:style-name="ce30" table:formula="of:=AVERAGE([.C28:.C37])" office:value-type="percentage" office:value="0.5617" calcext:value-type="percentage">
            <text:p>56,17%</text:p>
          </table:table-cell>
          <table:table-cell table:style-name="ce30" table:formula="of:=AVERAGE([.D28:.D37])" office:value-type="percentage" office:value="0.49152" calcext:value-type="percentage">
            <text:p>49,15%</text:p>
          </table:table-cell>
          <table:table-cell table:style-name="ce30" table:number-columns-repeated="2"/>
          <table:table-cell table:style-name="ce30" table:formula="of:=AVERAGE([.G28:.G37])" office:value-type="percentage" office:value="0.48413" calcext:value-type="percentage">
            <text:p>48,41%</text:p>
          </table:table-cell>
          <table:table-cell table:style-name="ce30" table:formula="of:=AVERAGE([.H28:.H37])" office:value-type="percentage" office:value="0.50237" calcext:value-type="percentage">
            <text:p>50,24%</text:p>
          </table:table-cell>
          <table:table-cell table:style-name="ce30" table:formula="of:=AVERAGE([.I28:.I37])" office:value-type="percentage" office:value="0.52096" calcext:value-type="percentage">
            <text:p>52,1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5744" calcext:value-type="percentage">
            <text:p>57,44%</text:p>
          </table:table-cell>
          <table:table-cell office:value-type="percentage" office:value="0.572" calcext:value-type="percentage">
            <text:p>57,20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3975" calcext:value-type="percentage">
            <text:p>39,75%</text:p>
          </table:table-cell>
          <table:table-cell office:value-type="percentage" office:value="0.4247" calcext:value-type="percentage">
            <text:p>42,47%</text:p>
          </table:table-cell>
          <table:table-cell office:value-type="percentage" office:value="0.363" calcext:value-type="percentage">
            <text:p>36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7282" calcext:value-type="percentage">
            <text:p>72,82%</text:p>
          </table:table-cell>
          <table:table-cell office:value-type="percentage" office:value="0.6795" calcext:value-type="percentage">
            <text:p>67,95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1568" calcext:value-type="percentage">
            <text:p>15,68%</text:p>
          </table:table-cell>
          <table:table-cell office:value-type="percentage" office:value="0.1802" calcext:value-type="percentage">
            <text:p>18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5128" calcext:value-type="percentage">
            <text:p>51,28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247" calcext:value-type="percentage">
            <text:p>22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6923" calcext:value-type="percentage">
            <text:p>69,23%</text:p>
          </table:table-cell>
          <table:table-cell office:value-type="percentage" office:value="0.6513" calcext:value-type="percentage">
            <text:p>65,13%</text:p>
          </table:table-cell>
          <table:table-cell office:value-type="percentage" office:value="0.5615" calcext:value-type="percentage">
            <text:p>56,15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2802" calcext:value-type="percentage">
            <text:p>28,02%</text:p>
          </table:table-cell>
          <table:table-cell office:value-type="percentage" office:value="0.216" calcext:value-type="percentage">
            <text:p>21,60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6256" calcext:value-type="percentage">
            <text:p>62,56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949" calcext:value-type="percentage">
            <text:p>59,49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2593" calcext:value-type="percentage">
            <text:p>2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897" calcext:value-type="percentage">
            <text:p>58,97%</text:p>
          </table:table-cell>
          <table:table-cell office:value-type="percentage" office:value="0.5436" calcext:value-type="percentage">
            <text:p>54,36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6923" calcext:value-type="percentage">
            <text:p>69,23%</text:p>
          </table:table-cell>
          <table:table-cell office:value-type="percentage" office:value="0.6487" calcext:value-type="percentage">
            <text:p>64,87%</text:p>
          </table:table-cell>
          <table:table-cell office:value-type="percentage" office:value="0.6103" calcext:value-type="percentage">
            <text:p>61,03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3531" calcext:value-type="percentage">
            <text:p>35,3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198" calcext:value-type="percentage">
            <text:p>31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923" calcext:value-type="percentage">
            <text:p>69,23%</text:p>
          </table:table-cell>
          <table:table-cell office:value-type="percentage" office:value="0.6231" calcext:value-type="percentage">
            <text:p>62,31%</text:p>
          </table:table-cell>
          <table:table-cell office:value-type="percentage" office:value="0.5897" calcext:value-type="percentage">
            <text:p>58,97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3728" calcext:value-type="percentage">
            <text:p>37,28%</text:p>
          </table:table-cell>
          <table:table-cell office:value-type="percentage" office:value="0.3099" calcext:value-type="percentage">
            <text:p>30,99%</text:p>
          </table:table-cell>
          <table:table-cell office:value-type="percentage" office:value="0.3296" calcext:value-type="percentage">
            <text:p>32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6308" calcext:value-type="percentage">
            <text:p>63,08%</text:p>
          </table:table-cell>
          <table:table-cell office:value-type="percentage" office:value="0.6462" calcext:value-type="percentage">
            <text:p>64,62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3247" calcext:value-type="percentage">
            <text:p>32,47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642" calcext:value-type="percentage">
            <text:p>26,42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41:.B50])" office:value-type="percentage" office:value="0.61514" calcext:value-type="percentage">
            <text:p>61,51%</text:p>
          </table:table-cell>
          <table:table-cell table:style-name="ce30" table:formula="of:=AVERAGE([.C41:.C50])" office:value-type="percentage" office:value="0.62103" calcext:value-type="percentage">
            <text:p>62,10%</text:p>
          </table:table-cell>
          <table:table-cell table:style-name="ce30" table:formula="of:=AVERAGE([.D41:.D50])" office:value-type="percentage" office:value="0.59361" calcext:value-type="percentage">
            <text:p>59,36%</text:p>
          </table:table-cell>
          <table:table-cell table:style-name="ce30" table:number-columns-repeated="2"/>
          <table:table-cell table:style-name="ce30" table:formula="of:=AVERAGE([.G41:.G50])" office:value-type="percentage" office:value="0.32727" calcext:value-type="percentage">
            <text:p>32,73%</text:p>
          </table:table-cell>
          <table:table-cell table:style-name="ce30" table:formula="of:=AVERAGE([.H41:.H50])" office:value-type="percentage" office:value="0.2932" calcext:value-type="percentage">
            <text:p>29,32%</text:p>
          </table:table-cell>
          <table:table-cell table:style-name="ce30" table:formula="of:=AVERAGE([.I41:.I50])" office:value-type="percentage" office:value="0.27655" calcext:value-type="percentage">
            <text:p>27,66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2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48" calcext:value-type="percentage">
            <text:p>22,48%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319" calcext:value-type="percentage">
            <text:p>3,19%</text:p>
          </table:table-cell>
          <table:table-cell office:value-type="percentage" office:value="0.058" calcext:value-type="percentage">
            <text:p>5,80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203" calcext:value-type="percentage">
            <text:p>12,03%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1076" calcext:value-type="percentage">
            <text:p>10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83" calcext:value-type="percentage">
            <text:p>7,83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771" calcext:value-type="percentage">
            <text:p>27,71%</text:p>
          </table:table-cell>
          <table:table-cell office:value-type="percentage" office:value="0.2057" calcext:value-type="percentage">
            <text:p>20,57%</text:p>
          </table:table-cell>
          <table:table-cell office:value-type="percentage" office:value="0.1771" calcext:value-type="percentage">
            <text:p>17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319" calcext:value-type="percentage">
            <text:p>3,19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2505" calcext:value-type="percentage">
            <text:p>25,05%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1229" calcext:value-type="percentage">
            <text:p>12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232" calcext:value-type="percentage">
            <text:p>2,32%</text:p>
          </table:table-cell>
          <table:table-cell office:value-type="percentage" office:value="0.0319" calcext:value-type="percentage">
            <text:p>3,1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188" calcext:value-type="percentage">
            <text:p>1,88%</text:p>
          </table:table-cell>
          <table:table-cell office:value-type="percentage" office:value="0.0464" calcext:value-type="percentage">
            <text:p>4,64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2152" calcext:value-type="percentage">
            <text:p>21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058" calcext:value-type="percentage">
            <text:p>10,58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371" calcext:value-type="percentage">
            <text:p>13,71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714" calcext:value-type="percentage">
            <text:p>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319" calcext:value-type="percentage">
            <text:p>3,19%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232" calcext:value-type="percentage">
            <text:p>2,32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362" calcext:value-type="percentage">
            <text:p>23,62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371" calcext:value-type="percentage">
            <text:p>13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232" calcext:value-type="percentage">
            <text:p>2,32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54:.B63])" office:value-type="percentage" office:value="0.08595" calcext:value-type="percentage">
            <text:p>8,60%</text:p>
          </table:table-cell>
          <table:table-cell table:style-name="ce30" table:formula="of:=AVERAGE([.C54:.C63])" office:value-type="percentage" office:value="0.05158" calcext:value-type="percentage">
            <text:p>5,16%</text:p>
          </table:table-cell>
          <table:table-cell table:style-name="ce30" table:formula="of:=AVERAGE([.D54:.D63])" office:value-type="percentage" office:value="0.05973" calcext:value-type="percentage">
            <text:p>5,97%</text:p>
          </table:table-cell>
          <table:table-cell table:style-name="ce30" table:number-columns-repeated="2"/>
          <table:table-cell table:style-name="ce30" table:formula="of:=AVERAGE([.G54:.G63])" office:value-type="percentage" office:value="0.20935" calcext:value-type="percentage">
            <text:p>20,94%</text:p>
          </table:table-cell>
          <table:table-cell table:style-name="ce30" table:formula="of:=AVERAGE([.H54:.H63])" office:value-type="percentage" office:value="0.14381" calcext:value-type="percentage">
            <text:p>14,38%</text:p>
          </table:table-cell>
          <table:table-cell table:style-name="ce30" table:formula="of:=AVERAGE([.I54:.I63])" office:value-type="percentage" office:value="0.13132" calcext:value-type="percentage">
            <text:p>13,1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5353" calcext:value-type="percentage">
            <text:p>53,53%</text:p>
          </table:table-cell>
          <table:table-cell office:value-type="percentage" office:value="0.1843" calcext:value-type="percentage">
            <text:p>18,43%</text:p>
          </table:table-cell>
          <table:table-cell office:value-type="percentage" office:value="0.1706" calcext:value-type="percentage">
            <text:p>17,06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859" calcext:value-type="percentage">
            <text:p>28,59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1755" calcext:value-type="percentage">
            <text:p>17,55%</text:p>
          </table:table-cell>
          <table:table-cell office:value-type="percentage" office:value="0.1739" calcext:value-type="percentage">
            <text:p>17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2249" calcext:value-type="percentage">
            <text:p>22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4422" calcext:value-type="percentage">
            <text:p>44,22%</text:p>
          </table:table-cell>
          <table:table-cell office:value-type="percentage" office:value="0.45" calcext:value-type="percentage">
            <text:p>45,00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779" calcext:value-type="percentage">
            <text:p>27,79%</text:p>
          </table:table-cell>
          <table:table-cell office:value-type="percentage" office:value="0.2064" calcext:value-type="percentage">
            <text:p>20,64%</text:p>
          </table:table-cell>
          <table:table-cell office:value-type="percentage" office:value="0.2269" calcext:value-type="percentage">
            <text:p>22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745" calcext:value-type="percentage">
            <text:p>37,45%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2912" calcext:value-type="percentage">
            <text:p>29,12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1574" calcext:value-type="percentage">
            <text:p>15,74%</text:p>
          </table:table-cell>
          <table:table-cell office:value-type="percentage" office:value="0.1594" calcext:value-type="percentage">
            <text:p>15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1696" calcext:value-type="percentage">
            <text:p>16,96%</text:p>
          </table:table-cell>
          <table:table-cell office:value-type="percentage" office:value="0.1735" calcext:value-type="percentage">
            <text:p>17,3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1916" calcext:value-type="percentage">
            <text:p>19,16%</text:p>
          </table:table-cell>
          <table:table-cell office:value-type="percentage" office:value="0.1944" calcext:value-type="percentage">
            <text:p>19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931" calcext:value-type="percentage">
            <text:p>49,31%</text:p>
          </table:table-cell>
          <table:table-cell office:value-type="percentage" office:value="0.3461" calcext:value-type="percentage">
            <text:p>34,61%</text:p>
          </table:table-cell>
          <table:table-cell office:value-type="percentage" office:value="0.3176" calcext:value-type="percentage">
            <text:p>31,76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3635" calcext:value-type="percentage">
            <text:p>36,35%</text:p>
          </table:table-cell>
          <table:table-cell office:value-type="percentage" office:value="0.2695" calcext:value-type="percentage">
            <text:p>26,95%</text:p>
          </table:table-cell>
          <table:table-cell office:value-type="percentage" office:value="0.2261" calcext:value-type="percentage">
            <text:p>22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2412" calcext:value-type="percentage">
            <text:p>24,12%</text:p>
          </table:table-cell>
          <table:table-cell office:value-type="percentage" office:value="0.2363" calcext:value-type="percentage">
            <text:p>23,63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1394" calcext:value-type="percentage">
            <text:p>13,94%</text:p>
          </table:table-cell>
          <table:table-cell office:value-type="percentage" office:value="0.1442" calcext:value-type="percentage">
            <text:p>14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3529" calcext:value-type="percentage">
            <text:p>35,29%</text:p>
          </table:table-cell>
          <table:table-cell office:value-type="percentage" office:value="0.3176" calcext:value-type="percentage">
            <text:p>31,76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1896" calcext:value-type="percentage">
            <text:p>18,96%</text:p>
          </table:table-cell>
          <table:table-cell office:value-type="percentage" office:value="0.1847" calcext:value-type="percentage">
            <text:p>18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951" calcext:value-type="percentage">
            <text:p>29,51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3602" calcext:value-type="percentage">
            <text:p>36,02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703" calcext:value-type="percentage">
            <text:p>17,03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67:.B76])" office:value-type="percentage" office:value="0.41294" calcext:value-type="percentage">
            <text:p>41,29%</text:p>
          </table:table-cell>
          <table:table-cell table:style-name="ce30" table:formula="of:=AVERAGE([.C67:.C76])" office:value-type="percentage" office:value="0.28324" calcext:value-type="percentage">
            <text:p>28,32%</text:p>
          </table:table-cell>
          <table:table-cell table:style-name="ce30" table:formula="of:=AVERAGE([.D67:.D76])" office:value-type="percentage" office:value="0.27832" calcext:value-type="percentage">
            <text:p>27,83%</text:p>
          </table:table-cell>
          <table:table-cell table:style-name="ce30" table:number-columns-repeated="2"/>
          <table:table-cell table:style-name="ce30" table:formula="of:=AVERAGE([.G67:.G76])" office:value-type="percentage" office:value="0.31344" calcext:value-type="percentage">
            <text:p>31,34%</text:p>
          </table:table-cell>
          <table:table-cell table:style-name="ce30" table:formula="of:=AVERAGE([.H67:.H76])" office:value-type="percentage" office:value="0.19046" calcext:value-type="percentage">
            <text:p>19,05%</text:p>
          </table:table-cell>
          <table:table-cell table:style-name="ce30" table:formula="of:=AVERAGE([.I67:.I76])" office:value-type="percentage" office:value="0.18972" calcext:value-type="percentage">
            <text:p>18,97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4"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2719" calcext:value-type="percentage">
            <text:p>27,19%</text:p>
          </table:table-cell>
          <table:table-cell office:value-type="percentage" office:value="0.2404" calcext:value-type="percentage">
            <text:p>24,04%</text:p>
          </table:table-cell>
          <table:table-cell table:style-name="ce34"/>
          <table:table-cell office:value-type="string" calcext:value-type="string">
            <text:p>Pima_1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1921" calcext:value-type="percentage">
            <text:p>19,21%</text:p>
          </table:table-cell>
          <table:table-cell office:value-type="percentage" office:value="0.1991" calcext:value-type="percentage">
            <text:p>19,9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684" calcext:value-type="percentage">
            <text:p>16,84%</text:p>
          </table:table-cell>
          <table:table-cell office:value-type="percentage" office:value="0.2035" calcext:value-type="percentage">
            <text:p>20,35%</text:p>
          </table:table-cell>
          <table:table-cell table:style-name="ce34"/>
          <table:table-cell office:value-type="string" calcext:value-type="string">
            <text:p>Pima_2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2719" calcext:value-type="percentage">
            <text:p>27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526" calcext:value-type="percentage">
            <text:p>25,26%</text:p>
          </table:table-cell>
          <table:table-cell table:style-name="ce34"/>
          <table:table-cell office:value-type="string" calcext:value-type="string">
            <text:p>Pima_3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377" calcext:value-type="percentage">
            <text:p>23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1368" calcext:value-type="percentage">
            <text:p>13,68%</text:p>
          </table:table-cell>
          <table:table-cell table:style-name="ce34"/>
          <table:table-cell office:value-type="string" calcext:value-type="string">
            <text:p>Pima_4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18" calcext:value-type="percentage">
            <text:p>21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2351" calcext:value-type="percentage">
            <text:p>23,51%</text:p>
          </table:table-cell>
          <table:table-cell table:style-name="ce34"/>
          <table:table-cell office:value-type="string" calcext:value-type="string">
            <text:p>Pima_5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1803" calcext:value-type="percentage">
            <text:p>18,03%</text:p>
          </table:table-cell>
          <table:table-cell office:value-type="percentage" office:value="0.1654" calcext:value-type="percentage">
            <text:p>16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14" calcext:value-type="percentage">
            <text:p>11,40%</text:p>
          </table:table-cell>
          <table:table-cell table:style-name="ce34"/>
          <table:table-cell office:value-type="string" calcext:value-type="string">
            <text:p>Pima_6</text:p>
          </table:table-cell>
          <table:table-cell office:value-type="percentage" office:value="0.3197" calcext:value-type="percentage">
            <text:p>31,97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579" calcext:value-type="percentage">
            <text:p>25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351" calcext:value-type="percentage">
            <text:p>13,51%</text:p>
          </table:table-cell>
          <table:table-cell table:style-name="ce34"/>
          <table:table-cell office:value-type="string" calcext:value-type="string">
            <text:p>Pima_7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303" calcext:value-type="percentage">
            <text:p>23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737" calcext:value-type="percentage">
            <text:p>17,37%</text:p>
          </table:table-cell>
          <table:table-cell table:style-name="ce34"/>
          <table:table-cell office:value-type="string" calcext:value-type="string">
            <text:p>Pima_8</text:p>
          </table:table-cell>
          <table:table-cell office:value-type="percentage" office:value="0.264" calcext:value-type="percentage">
            <text:p>26,40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61" calcext:value-type="percentage">
            <text:p>25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649" calcext:value-type="percentage">
            <text:p>16,49%</text:p>
          </table:table-cell>
          <table:table-cell office:value-type="percentage" office:value="0.1491" calcext:value-type="percentage">
            <text:p>14,91%</text:p>
          </table:table-cell>
          <table:table-cell table:style-name="ce34"/>
          <table:table-cell office:value-type="string" calcext:value-type="string">
            <text:p>Pima_9</text:p>
          </table:table-cell>
          <table:table-cell office:value-type="percentage" office:value="0.3404" calcext:value-type="percentage">
            <text:p>34,04%</text:p>
          </table:table-cell>
          <table:table-cell office:value-type="percentage" office:value="0.2645" calcext:value-type="percentage">
            <text:p>26,45%</text:p>
          </table:table-cell>
          <table:table-cell office:value-type="percentage" office:value="0.2759" calcext:value-type="percentage">
            <text:p>27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982" calcext:value-type="percentage">
            <text:p>19,82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86" calcext:value-type="percentage">
            <text:p>8,60%</text:p>
          </table:table-cell>
          <table:table-cell table:style-name="ce34"/>
          <table:table-cell office:value-type="string" calcext:value-type="string">
            <text:p>Pima_10</text:p>
          </table:table-cell>
          <table:table-cell office:value-type="percentage" office:value="0.3289" calcext:value-type="percentage">
            <text:p>32,89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772" calcext:value-type="percentage">
            <text:p>27,72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80:.B89])" office:value-type="percentage" office:value="0.18315" calcext:value-type="percentage">
            <text:p>18,32%</text:p>
          </table:table-cell>
          <table:table-cell table:style-name="ce30" table:formula="of:=AVERAGE([.C80:.C89])" office:value-type="percentage" office:value="0.17035" calcext:value-type="percentage">
            <text:p>17,04%</text:p>
          </table:table-cell>
          <table:table-cell table:style-name="ce30" table:formula="of:=AVERAGE([.D80:.D89])" office:value-type="percentage" office:value="0.17263" calcext:value-type="percentage">
            <text:p>17,26%</text:p>
          </table:table-cell>
          <table:table-cell table:style-name="ce30" table:number-columns-repeated="2"/>
          <table:table-cell table:style-name="ce30" table:formula="of:=AVERAGE([.G80:.G89])" office:value-type="percentage" office:value="0.29797" calcext:value-type="percentage">
            <text:p>29,80%</text:p>
          </table:table-cell>
          <table:table-cell table:style-name="ce30" table:formula="of:=AVERAGE([.H80:.H89])" office:value-type="percentage" office:value="0.23903" calcext:value-type="percentage">
            <text:p>23,90%</text:p>
          </table:table-cell>
          <table:table-cell table:style-name="ce30" table:formula="of:=AVERAGE([.I80:.I89])" office:value-type="percentage" office:value="0.23895" calcext:value-type="percentage">
            <text:p>23,9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table:number-columns-repeated="3"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3442" calcext:value-type="percentage">
            <text:p>34,42%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094" calcext:value-type="percentage">
            <text:p>30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table:number-columns-repeated="3"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office:value-type="percentage" office:value="0.0358" calcext:value-type="percentage">
            <text:p>3,58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051" calcext:value-type="percentage">
            <text:p>40,51%</text:p>
          </table:table-cell>
          <table:table-cell office:value-type="percentage" office:value="0.3913" calcext:value-type="percentage">
            <text:p>39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table:number-columns-repeated="3"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797" calcext:value-type="percentage">
            <text:p>37,97%</text:p>
          </table:table-cell>
          <table:table-cell office:value-type="percentage" office:value="0.3696" calcext:value-type="percentage">
            <text:p>36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735" calcext:value-type="percentage">
            <text:p>7,35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1761" calcext:value-type="percentage">
            <text:p>17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table:number-columns-repeated="3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616" calcext:value-type="percentage">
            <text:p>36,16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2913" calcext:value-type="percentage">
            <text:p>29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table:number-columns-repeated="3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3761" calcext:value-type="percentage">
            <text:p>37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table:number-columns-repeated="3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326" calcext:value-type="percentage">
            <text:p>33,26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3384" calcext:value-type="percentage">
            <text:p>33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number-columns-repeated="2" office:value-type="percentage" office:value="0.0549" calcext:value-type="percentage">
            <text:p>5,49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993" calcext:value-type="percentage">
            <text:p>29,93%</text:p>
          </table:table-cell>
          <table:table-cell office:value-type="percentage" office:value="0.2507" calcext:value-type="percentage">
            <text:p>25,07%</text:p>
          </table:table-cell>
          <table:table-cell office:value-type="percentage" office:value="0.2783" calcext:value-type="percentage">
            <text:p>27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percentage" office:value="0.0735" calcext:value-type="percentage">
            <text:p>7,35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2739" calcext:value-type="percentage">
            <text:p>27,39%</text:p>
          </table:table-cell>
          <table:table-cell office:value-type="percentage" office:value="0.2587" calcext:value-type="percentage">
            <text:p>25,87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93:.B102])" office:value-type="percentage" office:value="0.07038" calcext:value-type="percentage">
            <text:p>7,04%</text:p>
          </table:table-cell>
          <table:table-cell table:style-name="ce30" table:formula="of:=AVERAGE([.C93:.C102])" office:value-type="percentage" office:value="0.07018" calcext:value-type="percentage">
            <text:p>7,02%</text:p>
          </table:table-cell>
          <table:table-cell table:style-name="ce30" table:formula="of:=AVERAGE([.D93:.D102])" office:value-type="percentage" office:value="0.07007" calcext:value-type="percentage">
            <text:p>7,01%</text:p>
          </table:table-cell>
          <table:table-cell table:style-name="ce30" table:number-columns-repeated="2"/>
          <table:table-cell table:style-name="ce30" table:formula="of:=AVERAGE([.G93:.G102])" office:value-type="percentage" office:value="0.34124" calcext:value-type="percentage">
            <text:p>34,12%</text:p>
          </table:table-cell>
          <table:table-cell table:style-name="ce30" table:formula="of:=AVERAGE([.H93:.H102])" office:value-type="percentage" office:value="0.32022" calcext:value-type="percentage">
            <text:p>32,02%</text:p>
          </table:table-cell>
          <table:table-cell table:style-name="ce30" table:formula="of:=AVERAGE([.I93:.I102])" office:value-type="percentage" office:value="0.31218" calcext:value-type="percentage">
            <text:p>31,22%</text:p>
          </table:table-cell>
          <table:table-cell table:style-name="ce30" table:number-columns-repeated="16369"/>
        </table:table-row>
        <table:table-row table:style-name="ro1">
          <table:table-cell table:number-columns-repeated="5"/>
          <table:table-cell table:style-name="ce34" table:number-columns-repeated="5"/>
          <table:table-cell table:number-columns-repeated="1636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1"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117" calcext:value-type="percentage">
            <text:p>21,17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447" calcext:value-type="percentage">
            <text:p>54,47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4333" calcext:value-type="percentage">
            <text:p>43,33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4683" calcext:value-type="percentage">
            <text:p>46,83%</text:p>
          </table:table-cell>
          <table:table-cell table:number-columns-repeated="2" office:value-type="percentage" office:value="0.4017" calcext:value-type="percentage">
            <text:p>40,1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87" calcext:value-type="percentage">
            <text:p>48,70%</text:p>
          </table:table-cell>
          <table:table-cell office:value-type="percentage" office:value="0.4603" calcext:value-type="percentage">
            <text:p>46,03%</text:p>
          </table:table-cell>
          <table:table-cell office:value-type="percentage" office:value="0.4702" calcext:value-type="percentage">
            <text:p>47,0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345" calcext:value-type="percentage">
            <text:p>34,5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4262" calcext:value-type="percentage">
            <text:p>42,6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4017" calcext:value-type="percentage">
            <text:p>40,17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383" calcext:value-type="percentage">
            <text:p>23,83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4192" calcext:value-type="percentage">
            <text:p>41,92%</text:p>
          </table:table-cell>
          <table:table-cell office:value-type="percentage" office:value="0.4588" calcext:value-type="percentage">
            <text:p>45,8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3567" calcext:value-type="percentage">
            <text:p>35,67%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532" calcext:value-type="percentage">
            <text:p>45,32%</text:p>
          </table:table-cell>
          <table:table-cell office:value-type="percentage" office:value="0.5058" calcext:value-type="percentage">
            <text:p>50,58%</text:p>
          </table:table-cell>
          <table:table-cell office:value-type="percentage" office:value="0.4962" calcext:value-type="percentage">
            <text:p>49,6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295" calcext:value-type="percentage">
            <text:p>29,50%</text:p>
          </table:table-cell>
          <table:table-cell office:value-type="percentage" office:value="0.2717" calcext:value-type="percentage">
            <text:p>27,1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5155" calcext:value-type="percentage">
            <text:p>51,55%</text:p>
          </table:table-cell>
          <table:table-cell office:value-type="percentage" office:value="0.4252" calcext:value-type="percentage">
            <text:p>42,52%</text:p>
          </table:table-cell>
          <table:table-cell office:value-type="percentage" office:value="0.4293" calcext:value-type="percentage">
            <text:p>42,93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1883" calcext:value-type="percentage">
            <text:p>18,83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5013" calcext:value-type="percentage">
            <text:p>50,13%</text:p>
          </table:table-cell>
          <table:table-cell office:value-type="percentage" office:value="0.385" calcext:value-type="percentage">
            <text:p>38,50%</text:p>
          </table:table-cell>
          <table:table-cell office:value-type="percentage" office:value="0.4468" calcext:value-type="percentage">
            <text:p>44,6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633" calcext:value-type="percentage">
            <text:p>6,33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928" calcext:value-type="percentage">
            <text:p>49,28%</text:p>
          </table:table-cell>
          <table:table-cell office:value-type="percentage" office:value="0.4613" calcext:value-type="percentage">
            <text:p>46,13%</text:p>
          </table:table-cell>
          <table:table-cell office:value-type="percentage" office:value="0.4492" calcext:value-type="percentage">
            <text:p>44,9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317" calcext:value-type="percentage">
            <text:p>23,1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5127" calcext:value-type="percentage">
            <text:p>51,27%</text:p>
          </table:table-cell>
          <table:table-cell office:value-type="percentage" office:value="0.4822" calcext:value-type="percentage">
            <text:p>48,22%</text:p>
          </table:table-cell>
          <table:table-cell office:value-type="percentage" office:value="0.4868" calcext:value-type="percentage">
            <text:p>48,6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65" calcext:value-type="percentage">
            <text:p>26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303" calcext:value-type="percentage">
            <text:p>43,03%</text:p>
          </table:table-cell>
          <table:table-cell office:value-type="percentage" office:value="0.4877" calcext:value-type="percentage">
            <text:p>48,77%</text:p>
          </table:table-cell>
          <table:table-cell office:value-type="percentage" office:value="0.4773" calcext:value-type="percentage">
            <text:p>47,73%</text:p>
          </table:table-cell>
          <table:table-cell table:style-name="ce34"/>
          <table:table-cell table:number-columns-repeated="16368"/>
        </table:table-row>
        <table:table-row table:style-name="ro1">
          <table:table-cell table:style-name="ce26"/>
          <table:table-cell table:style-name="ce26" table:formula="of:=AVERAGE([.B106:.B115])" office:value-type="percentage" office:value="0.38434" calcext:value-type="percentage">
            <text:p>38,43%</text:p>
          </table:table-cell>
          <table:table-cell table:style-name="ce26" table:formula="of:=AVERAGE([.C106:.C115])" office:value-type="percentage" office:value="0.2615" calcext:value-type="percentage">
            <text:p>26,15%</text:p>
          </table:table-cell>
          <table:table-cell table:style-name="ce26" table:formula="of:=AVERAGE([.D106:.D115])" office:value-type="percentage" office:value="0.23667" calcext:value-type="percentage">
            <text:p>23,67%</text:p>
          </table:table-cell>
          <table:table-cell table:style-name="ce26" table:number-columns-repeated="2"/>
          <table:table-cell table:style-name="ce26" table:formula="of:=AVERAGE([.G106:.G115])" office:value-type="percentage" office:value="0.49547" calcext:value-type="percentage">
            <text:p>49,55%</text:p>
          </table:table-cell>
          <table:table-cell table:style-name="ce26" table:formula="of:=AVERAGE([.H106:.H115])" office:value-type="percentage" office:value="0.44787" calcext:value-type="percentage">
            <text:p>44,79%</text:p>
          </table:table-cell>
          <table:table-cell table:style-name="ce26" table:formula="of:=AVERAGE([.I106:.I115])" office:value-type="percentage" office:value="0.45741" calcext:value-type="percentage">
            <text:p>45,74%</text:p>
          </table:table-cell>
          <table:table-cell table:style-name="ce35"/>
          <table:table-cell table:style-name="ce26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444" calcext:value-type="percentage">
            <text:p>64,44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72" calcext:value-type="percentage">
            <text:p>7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244" calcext:value-type="percentage">
            <text:p>62,44%</text:p>
          </table:table-cell>
          <table:table-cell office:value-type="percentage" office:value="0.5356" calcext:value-type="percentage">
            <text:p>53,56%</text:p>
          </table:table-cell>
          <table:table-cell office:value-type="percentage" office:value="0.4422" calcext:value-type="percentage">
            <text:p>44,22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39" calcext:value-type="percentage">
            <text:p>3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31" calcext:value-type="percentage">
            <text:p>11,31%</text:p>
          </table:table-cell>
          <table:table-cell office:value-type="percentage" office:value="0.1167" calcext:value-type="percentage">
            <text:p>1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956" calcext:value-type="percentage">
            <text:p>69,56%</text:p>
          </table:table-cell>
          <table:table-cell office:value-type="percentage" office:value="0.6911" calcext:value-type="percentage">
            <text:p>69,11%</text:p>
          </table:table-cell>
          <table:table-cell office:value-type="percentage" office:value="0.6711" calcext:value-type="percentage">
            <text:p>67,11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238" calcext:value-type="percentage">
            <text:p>2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7556" calcext:value-type="percentage">
            <text:p>75,56%</text:p>
          </table:table-cell>
          <table:table-cell office:value-type="percentage" office:value="0.6933" calcext:value-type="percentage">
            <text:p>69,33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417" calcext:value-type="percentage">
            <text:p>4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044" calcext:value-type="percentage">
            <text:p>60,44%</text:p>
          </table:table-cell>
          <table:table-cell office:value-type="percentage" office:value="0.76" calcext:value-type="percentage">
            <text:p>76,00%</text:p>
          </table:table-cell>
          <table:table-cell office:value-type="percentage" office:value="0.7289" calcext:value-type="percentage">
            <text:p>72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512" calcext:value-type="percentage">
            <text:p>5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867" calcext:value-type="percentage">
            <text:p>68,67%</text:p>
          </table:table-cell>
          <table:table-cell office:value-type="percentage" office:value="0.6622" calcext:value-type="percentage">
            <text:p>66,22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071" calcext:value-type="percentage">
            <text:p>10,71%</text:p>
          </table:table-cell>
          <table:table-cell table:number-columns-repeated="2" office:value-type="percentage" office:value="0.0726" calcext:value-type="percentage">
            <text:p>7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422" calcext:value-type="percentage">
            <text:p>44,22%</text:p>
          </table:table-cell>
          <table:table-cell office:value-type="percentage" office:value="0.5089" calcext:value-type="percentage">
            <text:p>50,89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75" calcext:value-type="percentage">
            <text:p>7,5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978" calcext:value-type="percentage">
            <text:p>69,78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1607" calcext:value-type="percentage">
            <text:p>16,07%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935" calcext:value-type="percentage">
            <text:p>9,3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3533" calcext:value-type="percentage">
            <text:p>35,33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5" calcext:value-type="percentage">
            <text:p>5,00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19:.B128])" office:value-type="percentage" office:value="0.60511" calcext:value-type="percentage">
            <text:p>60,51%</text:p>
          </table:table-cell>
          <table:table-cell table:style-name="ce26" table:formula="of:=AVERAGE([.C119:.C128])" office:value-type="percentage" office:value="0.626" calcext:value-type="percentage">
            <text:p>62,60%</text:p>
          </table:table-cell>
          <table:table-cell table:style-name="ce26" table:formula="of:=AVERAGE([.D119:.D128])" office:value-type="percentage" office:value="0.5991" calcext:value-type="percentage">
            <text:p>59,91%</text:p>
          </table:table-cell>
          <table:table-cell table:style-name="ce26" table:number-columns-repeated="2"/>
          <table:table-cell table:style-name="ce26" table:formula="of:=AVERAGE([.G119:.G128])" office:value-type="percentage" office:value="0.09106" calcext:value-type="percentage">
            <text:p>9,11%</text:p>
          </table:table-cell>
          <table:table-cell table:style-name="ce26" table:formula="of:=AVERAGE([.H119:.H128])" office:value-type="percentage" office:value="0.06314" calcext:value-type="percentage">
            <text:p>6,31%</text:p>
          </table:table-cell>
          <table:table-cell table:style-name="ce26" table:formula="of:=AVERAGE([.I119:.I128])" office:value-type="percentage" office:value="0.06304" calcext:value-type="percentage">
            <text:p>6,30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275" calcext:value-type="percentage">
            <text:p>22,75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2344" calcext:value-type="percentage">
            <text:p>23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431" calcext:value-type="percentage">
            <text:p>24,31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1122" calcext:value-type="percentage">
            <text:p>11,22%</text:p>
          </table:table-cell>
          <table:table-cell office:value-type="percentage" office:value="0.1489" calcext:value-type="percentage">
            <text:p>14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911" calcext:value-type="percentage">
            <text:p>19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3529" calcext:value-type="percentage">
            <text:p>35,29%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1878" calcext:value-type="percentage">
            <text:p>18,78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1133" calcext:value-type="percentage">
            <text:p>11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176" calcext:value-type="percentage">
            <text:p>31,76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2144" calcext:value-type="percentage">
            <text:p>21,44%</text:p>
          </table:table-cell>
          <table:table-cell office:value-type="percentage" office:value="0.0211" calcext:value-type="percentage">
            <text:p>2,11%</text:p>
          </table:table-cell>
          <table:table-cell office:value-type="percentage" office:value="0.0922" calcext:value-type="percentage">
            <text:p>9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2196" calcext:value-type="percentage">
            <text:p>21,9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15" calcext:value-type="percentage">
            <text:p>15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0922" calcext:value-type="percentage">
            <text:p>9,22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644" calcext:value-type="percentage">
            <text:p>16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1608" calcext:value-type="percentage">
            <text:p>16,0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1744" calcext:value-type="percentage">
            <text:p>17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1569" calcext:value-type="percentage">
            <text:p>1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1689" calcext:value-type="percentage">
            <text:p>16,89%</text:p>
          </table:table-cell>
          <table:table-cell office:value-type="percentage" office:value="0.0489" calcext:value-type="percentage">
            <text:p>4,89%</text:p>
          </table:table-cell>
          <table:table-cell office:value-type="percentage" office:value="0.1711" calcext:value-type="percentage">
            <text:p>17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249" calcext:value-type="percentage">
            <text:p>24,9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392" calcext:value-type="percentage">
            <text:p>23,92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989" calcext:value-type="percentage">
            <text:p>19,89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32:.B141])" office:value-type="percentage" office:value="0.29353" calcext:value-type="percentage">
            <text:p>29,35%</text:p>
          </table:table-cell>
          <table:table-cell table:style-name="ce26" table:formula="of:=AVERAGE([.C132:.C141])" office:value-type="percentage" office:value="0.27863" calcext:value-type="percentage">
            <text:p>27,86%</text:p>
          </table:table-cell>
          <table:table-cell table:style-name="ce26" table:formula="of:=AVERAGE([.D132:.D141])" office:value-type="percentage" office:value="0.22882" calcext:value-type="percentage">
            <text:p>22,88%</text:p>
          </table:table-cell>
          <table:table-cell table:style-name="ce26" table:number-columns-repeated="2"/>
          <table:table-cell table:style-name="ce26" table:formula="of:=AVERAGE([.G132:.G141])" office:value-type="percentage" office:value="0.22166" calcext:value-type="percentage">
            <text:p>22,17%</text:p>
          </table:table-cell>
          <table:table-cell table:style-name="ce26" table:formula="of:=AVERAGE([.H132:.H141])" office:value-type="percentage" office:value="0.073" calcext:value-type="percentage">
            <text:p>7,30%</text:p>
          </table:table-cell>
          <table:table-cell table:style-name="ce26" table:formula="of:=AVERAGE([.I132:.I141])" office:value-type="percentage" office:value="0.15021" calcext:value-type="percentage">
            <text:p>15,02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387" calcext:value-type="percentage">
            <text:p>13,87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02" calcext:value-type="percentage">
            <text:p>10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767" calcext:value-type="percentage">
            <text:p>47,6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267" calcext:value-type="percentage">
            <text:p>52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58" calcext:value-type="percentage">
            <text:p>5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2087" calcext:value-type="percentage">
            <text:p>20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67" calcext:value-type="percentage">
            <text:p>23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447" calcext:value-type="percentage">
            <text:p>14,4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613" calcext:value-type="percentage">
            <text:p>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1307" calcext:value-type="percentage">
            <text:p>13,07%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867" calcext:value-type="percentage">
            <text:p>28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1993" calcext:value-type="percentage">
            <text:p>19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5133" calcext:value-type="percentage">
            <text:p>51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313" calcext:value-type="percentage">
            <text:p>3,13%</text:p>
          </table:table-cell>
          <table:table-cell office:value-type="percentage" office:value="0.068" calcext:value-type="percentage">
            <text:p>6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233" calcext:value-type="percentage">
            <text:p>22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66" calcext:value-type="percentage">
            <text:p>16,6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6" calcext:value-type="percentage">
            <text:p>15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2327" calcext:value-type="percentage">
            <text:p>23,2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152" calcext:value-type="percentage">
            <text:p>15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427" calcext:value-type="percentage">
            <text:p>14,27%</text:p>
          </table:table-cell>
          <table:table-cell office:value-type="percentage" office:value="0.0773" calcext:value-type="percentage">
            <text:p>7,73%</text:p>
          </table:table-cell>
          <table:table-cell office:value-type="percentage" office:value="0.1393" calcext:value-type="percentage">
            <text:p>13,93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45:.B154])" office:value-type="percentage" office:value="0.28366" calcext:value-type="percentage">
            <text:p>28,37%</text:p>
          </table:table-cell>
          <table:table-cell table:style-name="ce26" table:formula="of:=AVERAGE([.C145:.C154])" office:value-type="percentage" office:value="0.23766" calcext:value-type="percentage">
            <text:p>23,77%</text:p>
          </table:table-cell>
          <table:table-cell table:style-name="ce26" table:formula="of:=AVERAGE([.D145:.D154])" office:value-type="percentage" office:value="0.31834" calcext:value-type="percentage">
            <text:p>31,83%</text:p>
          </table:table-cell>
          <table:table-cell table:style-name="ce26" table:number-columns-repeated="2"/>
          <table:table-cell table:style-name="ce26" table:formula="of:=AVERAGE([.G145:.G154])" office:value-type="percentage" office:value="0.15408" calcext:value-type="percentage">
            <text:p>15,41%</text:p>
          </table:table-cell>
          <table:table-cell table:style-name="ce26" table:formula="of:=AVERAGE([.H145:.H154])" office:value-type="percentage" office:value="0.06618" calcext:value-type="percentage">
            <text:p>6,62%</text:p>
          </table:table-cell>
          <table:table-cell table:style-name="ce26" table:formula="of:=AVERAGE([.I145:.I154])" office:value-type="percentage" office:value="0.12393" calcext:value-type="percentage">
            <text:p>12,39%</text:p>
          </table:table-cell>
          <table:table-cell table:style-name="ce26" table:number-columns-repeated="16369"/>
        </table:table-row>
        <table:table-row table:style-name="ro1">
          <table:table-cell table:style-name="ce26"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519" calcext:value-type="percentage">
            <text:p>35,19%</text:p>
          </table:table-cell>
          <table:table-cell office:value-type="percentage" office:value="0.3593" calcext:value-type="percentage">
            <text:p>35,93%</text:p>
          </table:table-cell>
          <table:table-cell office:value-type="percentage" office:value="0.3676" calcext:value-type="percentage">
            <text:p>36,76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7448" calcext:value-type="percentage">
            <text:p>74,48%</text:p>
          </table:table-cell>
          <table:table-cell office:value-type="percentage" office:value="0.6989" calcext:value-type="percentage">
            <text:p>6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676" calcext:value-type="percentage">
            <text:p>36,76%</text:p>
          </table:table-cell>
          <table:table-cell office:value-type="percentage" office:value="0.3722" calcext:value-type="percentage">
            <text:p>37,22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6885" calcext:value-type="percentage">
            <text:p>68,85%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76" calcext:value-type="percentage">
            <text:p>51,76%</text:p>
          </table:table-cell>
          <table:table-cell office:value-type="percentage" office:value="0.4509" calcext:value-type="percentage">
            <text:p>45,09%</text:p>
          </table:table-cell>
          <table:table-cell office:value-type="percentage" office:value="0.4241" calcext:value-type="percentage">
            <text:p>42,4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6609" calcext:value-type="percentage">
            <text:p>66,09%</text:p>
          </table:table-cell>
          <table:table-cell office:value-type="percentage" office:value="0.6426" calcext:value-type="percentage">
            <text:p>64,26%</text:p>
          </table:table-cell>
          <table:table-cell office:value-type="percentage" office:value="0.615" calcext:value-type="percentage">
            <text:p>61,5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4222" calcext:value-type="percentage">
            <text:p>42,22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6954" calcext:value-type="percentage">
            <text:p>69,54%</text:p>
          </table:table-cell>
          <table:table-cell office:value-type="percentage" office:value="0.6379" calcext:value-type="percentage">
            <text:p>63,79%</text:p>
          </table:table-cell>
          <table:table-cell office:value-type="percentage" office:value="0.592" calcext:value-type="percentage">
            <text:p>59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5185" calcext:value-type="percentage">
            <text:p>51,85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148" calcext:value-type="percentage">
            <text:p>41,48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6115" calcext:value-type="percentage">
            <text:p>61,15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269" calcext:value-type="percentage">
            <text:p>32,69%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7552" calcext:value-type="percentage">
            <text:p>75,52%</text:p>
          </table:table-cell>
          <table:table-cell office:value-type="percentage" office:value="0.7161" calcext:value-type="percentage">
            <text:p>71,61%</text:p>
          </table:table-cell>
          <table:table-cell office:value-type="percentage" office:value="0.5793" calcext:value-type="percentage">
            <text:p>5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3157" calcext:value-type="percentage">
            <text:p>31,57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598" calcext:value-type="percentage">
            <text:p>75,98%</text:p>
          </table:table-cell>
          <table:table-cell office:value-type="percentage" office:value="0.631" calcext:value-type="percentage">
            <text:p>63,10%</text:p>
          </table:table-cell>
          <table:table-cell office:value-type="percentage" office:value="0.5598" calcext:value-type="percentage">
            <text:p>55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472" calcext:value-type="percentage">
            <text:p>34,72%</text:p>
          </table:table-cell>
          <table:table-cell office:value-type="percentage" office:value="0.3741" calcext:value-type="percentage">
            <text:p>37,41%</text:p>
          </table:table-cell>
          <table:table-cell office:value-type="percentage" office:value="0.4269" calcext:value-type="percentage">
            <text:p>42,6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6552" calcext:value-type="percentage">
            <text:p>65,52%</text:p>
          </table:table-cell>
          <table:table-cell office:value-type="percentage" office:value="0.6379" calcext:value-type="percentage">
            <text:p>63,79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3028" calcext:value-type="percentage">
            <text:p>30,28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6575" calcext:value-type="percentage">
            <text:p>65,75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4426" calcext:value-type="percentage">
            <text:p>44,26%</text:p>
          </table:table-cell>
          <table:table-cell office:value-type="percentage" office:value="0.4343" calcext:value-type="percentage">
            <text:p>43,4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5713" calcext:value-type="percentage">
            <text:p>57,13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851" calcext:value-type="percentage">
            <text:p>58,51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58:.B167])" office:value-type="percentage" office:value="0.37371" calcext:value-type="percentage">
            <text:p>37,37%</text:p>
          </table:table-cell>
          <table:table-cell table:style-name="ce26" table:formula="of:=AVERAGE([.C158:.C167])" office:value-type="percentage" office:value="0.37741" calcext:value-type="percentage">
            <text:p>37,74%</text:p>
          </table:table-cell>
          <table:table-cell table:style-name="ce26" table:formula="of:=AVERAGE([.D158:.D167])" office:value-type="percentage" office:value="0.38473" calcext:value-type="percentage">
            <text:p>38,47%</text:p>
          </table:table-cell>
          <table:table-cell table:style-name="ce26" table:number-columns-repeated="2"/>
          <table:table-cell table:style-name="ce26" table:formula="of:=AVERAGE([.G158:.G167])" office:value-type="percentage" office:value="0.67897" calcext:value-type="percentage">
            <text:p>67,90%</text:p>
          </table:table-cell>
          <table:table-cell table:style-name="ce26" table:formula="of:=AVERAGE([.H158:.H167])" office:value-type="percentage" office:value="0.65517" calcext:value-type="percentage">
            <text:p>65,52%</text:p>
          </table:table-cell>
          <table:table-cell table:style-name="ce26" table:formula="of:=AVERAGE([.I158:.I167])" office:value-type="percentage" office:value="0.58886" calcext:value-type="percentage">
            <text:p>58,89%</text:p>
          </table:table-cell>
          <table:table-cell table:number-columns-repeated="16369"/>
        </table:table-row>
        <table:table-row table:style-name="ro1">
          <table:table-cell table:style-name="ce26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3753" calcext:value-type="percentage">
            <text:p>37,53%</text:p>
          </table:table-cell>
          <table:table-cell office:value-type="percentage" office:value="0.6478" calcext:value-type="percentage">
            <text:p>6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4839" calcext:value-type="percentage">
            <text:p>48,39%</text:p>
          </table:table-cell>
          <table:table-cell office:value-type="percentage" office:value="0.3365" calcext:value-type="percentage">
            <text:p>33,65%</text:p>
          </table:table-cell>
          <table:table-cell office:value-type="percentage" office:value="0.6774" calcext:value-type="percentage">
            <text:p>67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48" calcext:value-type="percentage">
            <text:p>15,48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4349" calcext:value-type="percentage">
            <text:p>43,49%</text:p>
          </table:table-cell>
          <table:table-cell office:value-type="percentage" office:value="0.4226" calcext:value-type="percentage">
            <text:p>42,26%</text:p>
          </table:table-cell>
          <table:table-cell office:value-type="percentage" office:value="0.6177" calcext:value-type="percentage">
            <text:p>61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3095" calcext:value-type="percentage">
            <text:p>30,95%</text:p>
          </table:table-cell>
          <table:table-cell office:value-type="percentage" office:value="0.281" calcext:value-type="percentage">
            <text:p>28,10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4516" calcext:value-type="percentage">
            <text:p>45,16%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6462" calcext:value-type="percentage">
            <text:p>64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786" calcext:value-type="percentage">
            <text:p>37,86%</text:p>
          </table:table-cell>
          <table:table-cell office:value-type="percentage" office:value="0.4262" calcext:value-type="percentage">
            <text:p>42,62%</text:p>
          </table:table-cell>
          <table:table-cell office:value-type="percentage" office:value="0.4429" calcext:value-type="percentage">
            <text:p>4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6785" calcext:value-type="percentage">
            <text:p>67,8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881" calcext:value-type="percentage">
            <text:p>18,81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4516" calcext:value-type="percentage">
            <text:p>45,16%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7043" calcext:value-type="percentage">
            <text:p>7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381" calcext:value-type="percentage">
            <text:p>13,81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4301" calcext:value-type="percentage">
            <text:p>43,01%</text:p>
          </table:table-cell>
          <table:table-cell office:value-type="percentage" office:value="0.6597" calcext:value-type="percentage">
            <text:p>65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738" calcext:value-type="percentage">
            <text:p>17,38%</text:p>
          </table:table-cell>
          <table:table-cell office:value-type="percentage" office:value="0.1024" calcext:value-type="percentage">
            <text:p>10,24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4505" calcext:value-type="percentage">
            <text:p>45,05%</text:p>
          </table:table-cell>
          <table:table-cell office:value-type="percentage" office:value="0.3882" calcext:value-type="percentage">
            <text:p>38,82%</text:p>
          </table:table-cell>
          <table:table-cell office:value-type="percentage" office:value="0.6145" calcext:value-type="percentage">
            <text:p>61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2786" calcext:value-type="percentage">
            <text:p>27,8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3387" calcext:value-type="percentage">
            <text:p>33,87%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6183" calcext:value-type="percentage">
            <text:p>61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905" calcext:value-type="percentage">
            <text:p>29,05%</text:p>
          </table:table-cell>
          <table:table-cell office:value-type="percentage" office:value="0.1762" calcext:value-type="percentage">
            <text:p>17,62%</text:p>
          </table:table-cell>
          <table:table-cell office:value-type="percentage" office:value="0.1238" calcext:value-type="percentage">
            <text:p>12,38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6425" calcext:value-type="percentage">
            <text:p>64,25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71:.B180])" office:value-type="percentage" office:value="0.25975" calcext:value-type="percentage">
            <text:p>25,97%</text:p>
          </table:table-cell>
          <table:table-cell table:style-name="ce26" table:formula="of:=AVERAGE([.C171:.C180])" office:value-type="percentage" office:value="0.22309" calcext:value-type="percentage">
            <text:p>22,31%</text:p>
          </table:table-cell>
          <table:table-cell table:style-name="ce26" table:formula="of:=AVERAGE([.D171:.D180])" office:value-type="percentage" office:value="0.19954" calcext:value-type="percentage">
            <text:p>19,95%</text:p>
          </table:table-cell>
          <table:table-cell table:style-name="Default"/>
          <table:table-cell table:style-name="ce26"/>
          <table:table-cell table:style-name="ce26" table:formula="of:=AVERAGE([.G171:.G180])" office:value-type="percentage" office:value="0.42241" calcext:value-type="percentage">
            <text:p>42,24%</text:p>
          </table:table-cell>
          <table:table-cell table:style-name="ce26" table:formula="of:=AVERAGE([.H171:.H180])" office:value-type="percentage" office:value="0.42322" calcext:value-type="percentage">
            <text:p>42,32%</text:p>
          </table:table-cell>
          <table:table-cell table:style-name="ce26" table:formula="of:=AVERAGE([.I171:.I180])" office:value-type="percentage" office:value="0.65069" calcext:value-type="percentage">
            <text:p>65,07%</text:p>
          </table:table-cell>
          <table:table-cell table:number-columns-repeated="16369"/>
        </table:table-row>
        <table:table-row table:style-name="ro1">
          <table:table-cell table:style-name="ce26" table:number-columns-repeated="4"/>
          <table:table-cell table:style-name="Default"/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596" calcext:value-type="percentage">
            <text:p>65,96%</text:p>
          </table:table-cell>
          <table:table-cell office:value-type="percentage" office:value="0.5789" calcext:value-type="percentage">
            <text:p>57,89%</text:p>
          </table:table-cell>
          <table:table-cell office:value-type="percentage" office:value="0.5869" calcext:value-type="percentage">
            <text:p>58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553" calcext:value-type="percentage">
            <text:p>5,53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675" calcext:value-type="percentage">
            <text:p>66,75%</text:p>
          </table:table-cell>
          <table:table-cell office:value-type="percentage" office:value="0.6039" calcext:value-type="percentage">
            <text:p>60,39%</text:p>
          </table:table-cell>
          <table:table-cell office:value-type="percentage" office:value="0.6088" calcext:value-type="percentage">
            <text:p>60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13" calcext:value-type="percentage">
            <text:p>4,13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247" calcext:value-type="percentage">
            <text:p>2,4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6861" calcext:value-type="percentage">
            <text:p>68,61%</text:p>
          </table:table-cell>
          <table:table-cell office:value-type="percentage" office:value="0.5737" calcext:value-type="percentage">
            <text:p>57,37%</text:p>
          </table:table-cell>
          <table:table-cell office:value-type="percentage" office:value="0.5698" calcext:value-type="percentage">
            <text:p>56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1033" calcext:value-type="percentage">
            <text:p>10,33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6557" calcext:value-type="percentage">
            <text:p>65,57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5693" calcext:value-type="percentage">
            <text:p>56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048" calcext:value-type="percentage">
            <text:p>60,48%</text:p>
          </table:table-cell>
          <table:table-cell office:value-type="percentage" office:value="0.5991" calcext:value-type="percentage">
            <text:p>59,91%</text:p>
          </table:table-cell>
          <table:table-cell office:value-type="percentage" office:value="0.5872" calcext:value-type="percentage">
            <text:p>58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53" calcext:value-type="percentage">
            <text:p>1,53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6496" calcext:value-type="percentage">
            <text:p>64,96%</text:p>
          </table:table-cell>
          <table:table-cell office:value-type="percentage" office:value="0.6071" calcext:value-type="percentage">
            <text:p>60,71%</text:p>
          </table:table-cell>
          <table:table-cell office:value-type="percentage" office:value="0.6045" calcext:value-type="percentage">
            <text:p>60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453" calcext:value-type="percentage">
            <text:p>4,53%</text:p>
          </table:table-cell>
          <table:table-cell office:value-type="percentage" office:value="0.0913" calcext:value-type="percentage">
            <text:p>9,1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6026" calcext:value-type="percentage">
            <text:p>60,26%</text:p>
          </table:table-cell>
          <table:table-cell office:value-type="percentage" office:value="0.584" calcext:value-type="percentage">
            <text:p>58,40%</text:p>
          </table:table-cell>
          <table:table-cell office:value-type="percentage" office:value="0.5756" calcext:value-type="percentage">
            <text:p>57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723" calcext:value-type="percentage">
            <text:p>67,23%</text:p>
          </table:table-cell>
          <table:table-cell office:value-type="percentage" office:value="0.627" calcext:value-type="percentage">
            <text:p>62,70%</text:p>
          </table:table-cell>
          <table:table-cell office:value-type="percentage" office:value="0.6195" calcext:value-type="percentage">
            <text:p>61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413" calcext:value-type="percentage">
            <text:p>4,13%</text:p>
          </table:table-cell>
          <table:table-cell office:value-type="percentage" office:value="0.0747" calcext:value-type="percentage">
            <text:p>7,47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521" calcext:value-type="percentage">
            <text:p>65,21%</text:p>
          </table:table-cell>
          <table:table-cell office:value-type="percentage" office:value="0.5898" calcext:value-type="percentage">
            <text:p>58,98%</text:p>
          </table:table-cell>
          <table:table-cell office:value-type="percentage" office:value="0.5804" calcext:value-type="percentage">
            <text:p>58,0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707" calcext:value-type="percentage">
            <text:p>7,07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6166" calcext:value-type="percentage">
            <text:p>61,66%</text:p>
          </table:table-cell>
          <table:table-cell office:value-type="percentage" office:value="0.6091" calcext:value-type="percentage">
            <text:p>60,91%</text:p>
          </table:table-cell>
          <table:table-cell office:value-type="percentage" office:value="0.6101" calcext:value-type="percentage">
            <text:p>61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767" calcext:value-type="percentage">
            <text:p>7,67%</text:p>
          </table:table-cell>
          <table:table-cell table:style-name="ce26" table:number-columns-repeated="2"/>
          <table:table-cell table:style-name="ce26" table:formula="of:=AVERAGE([.G183:.G192])" office:value-type="percentage" office:value="0.64669" calcext:value-type="percentage">
            <text:p>64,67%</text:p>
          </table:table-cell>
          <table:table-cell table:style-name="ce26" table:formula="of:=AVERAGE([.H183:.H192])" office:value-type="percentage" office:value="0.5922" calcext:value-type="percentage">
            <text:p>59,22%</text:p>
          </table:table-cell>
          <table:table-cell table:style-name="ce26" table:formula="of:=AVERAGE([.I183:.I192])" office:value-type="percentage" office:value="0.59121" calcext:value-type="percentage">
            <text:p>59,12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84:.B193])" office:value-type="percentage" office:value="0.0402" calcext:value-type="percentage">
            <text:p>4,02%</text:p>
          </table:table-cell>
          <table:table-cell table:style-name="ce26" table:formula="of:=AVERAGE([.C184:.C193])" office:value-type="percentage" office:value="0.03032" calcext:value-type="percentage">
            <text:p>3,03%</text:p>
          </table:table-cell>
          <table:table-cell table:style-name="ce26" table:formula="of:=AVERAGE([.D184:.D193])" office:value-type="percentage" office:value="0.06001" calcext:value-type="percentage">
            <text:p>6,00%</text:p>
          </table:table-cell>
          <table:table-cell table:number-columns-repeated="16374"/>
        </table:table-row>
        <table:table-row table:style-name="ro1">
          <table:table-cell table:style-name="ce26" table:number-columns-repeated="4"/>
          <table:table-cell table:number-columns-repeated="16374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26" office:value-type="string" calcext:value-type="string">
            <text:p>RBFW=20</text:p>
          </table:table-cell>
          <table:table-cell table:number-columns-repeated="2"/>
          <table:table-cell office:value-type="string" calcext:value-type="string">
            <text:p>RBFW=5</text:p>
          </table:table-cell>
          <table:table-cell table:style-name="ce31" office:value-type="string" calcext:value-type="string">
            <text:p>RBFW=15</text:p>
          </table:table-cell>
          <table:table-cell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197:.B205])" office:value-type="string" office:string-value="" calcext:value-type="error">
            <text:p>#DIV/0!</text:p>
          </table:table-cell>
          <table:table-cell table:style-name="ce32" table:formula="of:=AVERAGE([.C197:.C205])" office:value-type="string" office:string-value="" calcext:value-type="error">
            <text:p>#DIV/0!</text:p>
          </table:table-cell>
          <table:table-cell table:style-name="ce32" table:formula="of:=AVERAGE([.D197:.D20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197:.G205])" office:value-type="string" office:string-value="" calcext:value-type="error">
            <text:p>#DIV/0!</text:p>
          </table:table-cell>
          <table:table-cell table:style-name="ce32" table:formula="of:=AVERAGE([.H197:.H205])" office:value-type="string" office:string-value="" calcext:value-type="error">
            <text:p>#DIV/0!</text:p>
          </table:table-cell>
          <table:table-cell table:style-name="ce32" table:formula="of:=AVERAGE([.I197:.I20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09:.B218])" office:value-type="string" office:string-value="" calcext:value-type="error">
            <text:p>#DIV/0!</text:p>
          </table:table-cell>
          <table:table-cell table:style-name="ce32" table:formula="of:=AVERAGE([.C209:.C218])" office:value-type="string" office:string-value="" calcext:value-type="error">
            <text:p>#DIV/0!</text:p>
          </table:table-cell>
          <table:table-cell table:style-name="ce32" table:formula="of:=AVERAGE([.D209:.D218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09:.G218])" office:value-type="string" office:string-value="" calcext:value-type="error">
            <text:p>#DIV/0!</text:p>
          </table:table-cell>
          <table:table-cell table:style-name="ce32" table:formula="of:=AVERAGE([.H209:.H218])" office:value-type="string" office:string-value="" calcext:value-type="error">
            <text:p>#DIV/0!</text:p>
          </table:table-cell>
          <table:table-cell table:style-name="ce32" table:formula="of:=AVERAGE([.I209:.I218])" office:value-type="string" office:string-value="" calcext:value-type="error">
            <text:p>#DIV/0!</text:p>
          </table:table-cell>
          <table:table-cell table:style-name="ce32"/>
          <table:table-cell table:number-columns-repeated="16368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33" table:number-columns-repeated="2"/>
          <table:table-cell table:style-name="ce31"/>
          <table:table-cell table:style-name="ce31" office:value-type="string" calcext:value-type="string">
            <text:p>Concret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31"/>
          <table:table-cell table:style-name="ce33"/>
          <table:table-cell table:style-name="ce31"/>
          <table:table-cell table:style-name="ce31" office:value-type="string" calcext:value-type="string">
            <text:p>Concret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33"/>
          <table:table-cell table:style-name="ce31" table:number-columns-repeated="2"/>
          <table:table-cell table:style-name="ce31" office:value-type="string" calcext:value-type="string">
            <text:p>Concret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22:.B231])" office:value-type="string" office:string-value="" calcext:value-type="error">
            <text:p>#DIV/0!</text:p>
          </table:table-cell>
          <table:table-cell table:style-name="ce32" table:formula="of:=AVERAGE([.C222:.C231])" office:value-type="string" office:string-value="" calcext:value-type="error">
            <text:p>#DIV/0!</text:p>
          </table:table-cell>
          <table:table-cell table:style-name="ce32" table:formula="of:=AVERAGE([.D222:.D231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22:.G231])" office:value-type="string" office:string-value="" calcext:value-type="error">
            <text:p>#DIV/0!</text:p>
          </table:table-cell>
          <table:table-cell table:style-name="ce32" table:formula="of:=AVERAGE([.H222:.H231])" office:value-type="string" office:string-value="" calcext:value-type="error">
            <text:p>#DIV/0!</text:p>
          </table:table-cell>
          <table:table-cell table:style-name="ce32" table:formula="of:=AVERAGE([.I222:.I23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35:.B244])" office:value-type="string" office:string-value="" calcext:value-type="error">
            <text:p>#DIV/0!</text:p>
          </table:table-cell>
          <table:table-cell table:style-name="ce32" table:formula="of:=AVERAGE([.C235:.C244])" office:value-type="string" office:string-value="" calcext:value-type="error">
            <text:p>#DIV/0!</text:p>
          </table:table-cell>
          <table:table-cell table:style-name="ce32" table:formula="of:=AVERAGE([.D235:.D244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35:.G244])" office:value-type="string" office:string-value="" calcext:value-type="error">
            <text:p>#DIV/0!</text:p>
          </table:table-cell>
          <table:table-cell table:style-name="ce32" table:formula="of:=AVERAGE([.H235:.H244])" office:value-type="string" office:string-value="" calcext:value-type="error">
            <text:p>#DIV/0!</text:p>
          </table:table-cell>
          <table:table-cell table:style-name="ce32" table:formula="of:=AVERAGE([.I235:.I24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26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48:.B257])" office:value-type="string" office:string-value="" calcext:value-type="error">
            <text:p>#DIV/0!</text:p>
          </table:table-cell>
          <table:table-cell table:style-name="ce32" table:formula="of:=AVERAGE([.C248:.C257])" office:value-type="string" office:string-value="" calcext:value-type="error">
            <text:p>#DIV/0!</text:p>
          </table:table-cell>
          <table:table-cell table:style-name="ce32" table:formula="of:=AVERAGE([.D248:.D257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48:.G257])" office:value-type="string" office:string-value="" calcext:value-type="error">
            <text:p>#DIV/0!</text:p>
          </table:table-cell>
          <table:table-cell table:style-name="ce32" table:formula="of:=AVERAGE([.H248:.H257])" office:value-type="string" office:string-value="" calcext:value-type="error">
            <text:p>#DIV/0!</text:p>
          </table:table-cell>
          <table:table-cell table:style-name="ce32" table:formula="of:=AVERAGE([.I248:.I25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61:.B270])" office:value-type="string" office:string-value="" calcext:value-type="error">
            <text:p>#DIV/0!</text:p>
          </table:table-cell>
          <table:table-cell table:style-name="ce32" table:formula="of:=AVERAGE([.C261:.C270])" office:value-type="string" office:string-value="" calcext:value-type="error">
            <text:p>#DIV/0!</text:p>
          </table:table-cell>
          <table:table-cell table:style-name="ce32" table:formula="of:=AVERAGE([.D261:.D270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61:.G270])" office:value-type="string" office:string-value="" calcext:value-type="error">
            <text:p>#DIV/0!</text:p>
          </table:table-cell>
          <table:table-cell table:style-name="ce32" table:formula="of:=AVERAGE([.H261:.H270])" office:value-type="string" office:string-value="" calcext:value-type="error">
            <text:p>#DIV/0!</text:p>
          </table:table-cell>
          <table:table-cell table:style-name="ce32" table:formula="of:=AVERAGE([.I261:.I27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73:.B282])" office:value-type="string" office:string-value="" calcext:value-type="error">
            <text:p>#DIV/0!</text:p>
          </table:table-cell>
          <table:table-cell table:style-name="ce32" table:formula="of:=AVERAGE([.C273:.C282])" office:value-type="string" office:string-value="" calcext:value-type="error">
            <text:p>#DIV/0!</text:p>
          </table:table-cell>
          <table:table-cell table:style-name="ce32" table:formula="of:=AVERAGE([.D273:.D282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73:.G282])" office:value-type="string" office:string-value="" calcext:value-type="error">
            <text:p>#DIV/0!</text:p>
          </table:table-cell>
          <table:table-cell table:style-name="ce32" table:formula="of:=AVERAGE([.H273:.H282])" office:value-type="string" office:string-value="" calcext:value-type="error">
            <text:p>#DIV/0!</text:p>
          </table:table-cell>
          <table:table-cell table:style-name="ce32" table:formula="of:=AVERAGE([.I273:.I28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86:.B295])" office:value-type="string" office:string-value="" calcext:value-type="error">
            <text:p>#DIV/0!</text:p>
          </table:table-cell>
          <table:table-cell table:style-name="ce32" table:formula="of:=AVERAGE([.C286:.C295])" office:value-type="string" office:string-value="" calcext:value-type="error">
            <text:p>#DIV/0!</text:p>
          </table:table-cell>
          <table:table-cell table:style-name="ce32" table:formula="of:=AVERAGE([.D286:.D29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86:.G295])" office:value-type="string" office:string-value="" calcext:value-type="error">
            <text:p>#DIV/0!</text:p>
          </table:table-cell>
          <table:table-cell table:style-name="ce32" table:formula="of:=AVERAGE([.H286:.H295])" office:value-type="string" office:string-value="" calcext:value-type="error">
            <text:p>#DIV/0!</text:p>
          </table:table-cell>
          <table:table-cell table:style-name="ce32" table:formula="of:=AVERAGE([.I286:.I29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RBFW=5</text:p>
          </table:table-cell>
          <table:table-cell table:style-name="ce32" office:value-type="string" calcext:value-type="string">
            <text:p>RBFW=15</text:p>
          </table:table-cell>
          <table:table-cell table:style-name="ce32" office:value-type="string" calcext:value-type="string">
            <text:p>RBFW=2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99:.B308])" office:value-type="string" office:string-value="" calcext:value-type="error">
            <text:p>#DIV/0!</text:p>
          </table:table-cell>
          <table:table-cell table:style-name="ce32" table:formula="of:=AVERAGE([.C299:.C308])" office:value-type="string" office:string-value="" calcext:value-type="error">
            <text:p>#DIV/0!</text:p>
          </table:table-cell>
          <table:table-cell table:style-name="ce32" table:formula="of:=AVERAGE([.D299:.D308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6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6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31"/>
          <table:table-cell table:number-columns-repeated="16374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NodesAdam" table:style-name="ta1">
        <table:table-column table:style-name="co1" table:default-cell-style-name="ce29"/>
        <table:table-column table:style-name="co2" table:number-columns-repeated="3" table:default-cell-style-name="ce29"/>
        <table:table-column table:style-name="co3" table:default-cell-style-name="ce29"/>
        <table:table-column table:style-name="co4" table:default-cell-style-name="ce29"/>
        <table:table-column table:style-name="co2" table:number-columns-repeated="3" table:default-cell-style-name="ce29"/>
        <table:table-column table:style-name="co3" table:number-columns-repeated="16369" table:default-cell-style-name="ce29"/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26" table:number-columns-repeated="2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2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" calcext:value-type="percentage">
            <text:p>13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467" calcext:value-type="percentage">
            <text:p>14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1" calcext:value-type="percentage">
            <text:p>1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4" calcext:value-type="percentage">
            <text:p>1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2" office:value-type="percentage" office:value="0.0933" calcext:value-type="percentage">
            <text:p>9,33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67" calcext:value-type="percentage">
            <text:p>23,67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:.B11])" office:value-type="string" office:string-value="" calcext:value-type="error">
            <text:p>#DIV/0!</text:p>
          </table:table-cell>
          <table:table-cell table:style-name="ce30" table:formula="of:=AVERAGE([.C2:.C11])" office:value-type="string" office:string-value="" calcext:value-type="error">
            <text:p>#DIV/0!</text:p>
          </table:table-cell>
          <table:table-cell table:style-name="ce30" table:formula="of:=AVERAGE([.D2:.D11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:.G11])" office:value-type="percentage" office:value="0.163" calcext:value-type="percentage">
            <text:p>16,30%</text:p>
          </table:table-cell>
          <table:table-cell table:style-name="ce30" table:formula="of:=AVERAGE([.H2:.H11])" office:value-type="percentage" office:value="0.18699" calcext:value-type="percentage">
            <text:p>18,70%</text:p>
          </table:table-cell>
          <table:table-cell table:style-name="ce30" table:formula="of:=AVERAGE([.I2:.I11])" office:value-type="percentage" office:value="0.18634" calcext:value-type="percentage">
            <text:p>18,6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4024" calcext:value-type="percentage">
            <text:p>40,24%</text:p>
          </table:table-cell>
          <table:table-cell office:value-type="percentage" office:value="0.4101" calcext:value-type="percentage">
            <text:p>41,01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532" calcext:value-type="percentage">
            <text:p>5,32%</text:p>
          </table:table-cell>
          <table:table-cell office:value-type="percentage" office:value="0.0505" calcext:value-type="percentage">
            <text:p>5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715" calcext:value-type="percentage">
            <text:p>37,15%</text:p>
          </table:table-cell>
          <table:table-cell office:value-type="percentage" office:value="0.3092" calcext:value-type="percentage">
            <text:p>30,92%</text:p>
          </table:table-cell>
          <table:table-cell office:value-type="percentage" office:value="0.3116" calcext:value-type="percentage">
            <text:p>31,16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016" calcext:value-type="percentage">
            <text:p>10,16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989" calcext:value-type="percentage">
            <text:p>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4029" calcext:value-type="percentage">
            <text:p>40,29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124" calcext:value-type="percentage">
            <text:p>11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159" calcext:value-type="percentage">
            <text:p>41,5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981" calcext:value-type="percentage">
            <text:p>39,81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79" calcext:value-type="percentage">
            <text:p>7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3251" calcext:value-type="percentage">
            <text:p>32,51%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899" calcext:value-type="percentage">
            <text:p>38,99%</text:p>
          </table:table-cell>
          <table:table-cell office:value-type="percentage" office:value="0.3401" calcext:value-type="percentage">
            <text:p>34,01%</text:p>
          </table:table-cell>
          <table:table-cell office:value-type="percentage" office:value="0.3396" calcext:value-type="percentage">
            <text:p>33,96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468" calcext:value-type="percentage">
            <text:p>4,68%</text:p>
          </table:table-cell>
          <table:table-cell office:value-type="percentage" office:value="0.0452" calcext:value-type="percentage">
            <text:p>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536" calcext:value-type="percentage">
            <text:p>45,36%</text:p>
          </table:table-cell>
          <table:table-cell office:value-type="percentage" office:value="0.4473" calcext:value-type="percentage">
            <text:p>44,73%</text:p>
          </table:table-cell>
          <table:table-cell office:value-type="percentage" office:value="0.4435" calcext:value-type="percentage">
            <text:p>44,3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328" calcext:value-type="percentage">
            <text:p>13,28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317" calcext:value-type="percentage">
            <text:p>13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536" calcext:value-type="percentage">
            <text:p>25,36%</text:p>
          </table:table-cell>
          <table:table-cell office:value-type="percentage" office:value="0.258" calcext:value-type="percentage">
            <text:p>25,8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737" calcext:value-type="percentage">
            <text:p>7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213" calcext:value-type="percentage">
            <text:p>42,13%</text:p>
          </table:table-cell>
          <table:table-cell office:value-type="percentage" office:value="0.3802" calcext:value-type="percentage">
            <text:p>38,02%</text:p>
          </table:table-cell>
          <table:table-cell office:value-type="percentage" office:value="0.3787" calcext:value-type="percentage">
            <text:p>37,87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817" calcext:value-type="percentage">
            <text:p>8,17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396" calcext:value-type="percentage">
            <text:p>33,96%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2957" calcext:value-type="percentage">
            <text:p>29,57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15:.B24])" office:value-type="percentage" office:value="0.38671" calcext:value-type="percentage">
            <text:p>38,67%</text:p>
          </table:table-cell>
          <table:table-cell table:style-name="ce30" table:formula="of:=AVERAGE([.C15:.C24])" office:value-type="percentage" office:value="0.35333" calcext:value-type="percentage">
            <text:p>35,33%</text:p>
          </table:table-cell>
          <table:table-cell table:style-name="ce30" table:formula="of:=AVERAGE([.D15:.D24])" office:value-type="percentage" office:value="0.35334" calcext:value-type="percentage">
            <text:p>35,33%</text:p>
          </table:table-cell>
          <table:table-cell table:style-name="ce30" table:number-columns-repeated="2"/>
          <table:table-cell table:style-name="ce30" table:formula="of:=AVERAGE([.G15:.G24])" office:value-type="percentage" office:value="0.08177" calcext:value-type="percentage">
            <text:p>8,18%</text:p>
          </table:table-cell>
          <table:table-cell table:style-name="ce30" table:formula="of:=AVERAGE([.H15:.H24])" office:value-type="percentage" office:value="0.08558" calcext:value-type="percentage">
            <text:p>8,56%</text:p>
          </table:table-cell>
          <table:table-cell table:style-name="ce30" table:formula="of:=AVERAGE([.I15:.I24])" office:value-type="percentage" office:value="0.08269" calcext:value-type="percentage">
            <text:p>8,27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2"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038" calcext:value-type="percentage">
            <text:p>10,38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8492" calcext:value-type="percentage">
            <text:p>84,92%</text:p>
          </table:table-cell>
          <table:table-cell office:value-type="percentage" office:value="0.7651" calcext:value-type="percentage">
            <text:p>76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1695" calcext:value-type="percentage">
            <text:p>16,95%</text:p>
          </table:table-cell>
          <table:table-cell office:value-type="percentage" office:value="0.1486" calcext:value-type="percentage">
            <text:p>14,86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8492" calcext:value-type="percentage">
            <text:p>84,92%</text:p>
          </table:table-cell>
          <table:table-cell office:value-type="percentage" office:value="0.846" calcext:value-type="percentage">
            <text:p>84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59" calcext:value-type="percentage">
            <text:p>15,90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016" calcext:value-type="percentage">
            <text:p>80,16%</text:p>
          </table:table-cell>
          <table:table-cell office:value-type="percentage" office:value="0.7937" calcext:value-type="percentage">
            <text:p>79,37%</text:p>
          </table:table-cell>
          <table:table-cell office:value-type="percentage" office:value="0.7524" calcext:value-type="percentage">
            <text:p>75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752" calcext:value-type="percentage">
            <text:p>27,52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914" calcext:value-type="percentage">
            <text:p>9,14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413" calcext:value-type="percentage">
            <text:p>84,13%</text:p>
          </table:table-cell>
          <table:table-cell office:value-type="percentage" office:value="0.8048" calcext:value-type="percentage">
            <text:p>80,48%</text:p>
          </table:table-cell>
          <table:table-cell office:value-type="percentage" office:value="0.7984" calcext:value-type="percentage">
            <text:p>79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105" calcext:value-type="percentage">
            <text:p>21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8356" calcext:value-type="percentage">
            <text:p>83,56%</text:p>
          </table:table-cell>
          <table:table-cell office:value-type="percentage" office:value="0.7762" calcext:value-type="percentage">
            <text:p>7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3171" calcext:value-type="percentage">
            <text:p>31,7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495" calcext:value-type="percentage">
            <text:p>14,95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7984" calcext:value-type="percentage">
            <text:p>79,84%</text:p>
          </table:table-cell>
          <table:table-cell office:value-type="percentage" office:value="0.7825" calcext:value-type="percentage">
            <text:p>78,25%</text:p>
          </table:table-cell>
          <table:table-cell office:value-type="percentage" office:value="0.7587" calcext:value-type="percentage">
            <text:p>75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2124" calcext:value-type="percentage">
            <text:p>21,24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927" calcext:value-type="percentage">
            <text:p>92,70%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3486" calcext:value-type="percentage">
            <text:p>34,86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676" calcext:value-type="percentage">
            <text:p>16,76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9143" calcext:value-type="percentage">
            <text:p>91,43%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7651" calcext:value-type="percentage">
            <text:p>76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457" calcext:value-type="percentage">
            <text:p>14,5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7365" calcext:value-type="percentage">
            <text:p>73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2752" calcext:value-type="percentage">
            <text:p>27,52%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324" calcext:value-type="percentage">
            <text:p>13,24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8:.B37])" office:value-type="percentage" office:value="0.30571" calcext:value-type="percentage">
            <text:p>30,57%</text:p>
          </table:table-cell>
          <table:table-cell table:style-name="ce30" table:formula="of:=AVERAGE([.C28:.C37])" office:value-type="percentage" office:value="0.15837" calcext:value-type="percentage">
            <text:p>15,84%</text:p>
          </table:table-cell>
          <table:table-cell table:style-name="ce30" table:formula="of:=AVERAGE([.D28:.D37])" office:value-type="percentage" office:value="0.15209" calcext:value-type="percentage">
            <text:p>15,21%</text:p>
          </table:table-cell>
          <table:table-cell table:style-name="ce30" table:number-columns-repeated="2"/>
          <table:table-cell table:style-name="ce30" table:formula="of:=AVERAGE([.G28:.G37])" office:value-type="percentage" office:value="0.85207" calcext:value-type="percentage">
            <text:p>85,21%</text:p>
          </table:table-cell>
          <table:table-cell table:style-name="ce30" table:formula="of:=AVERAGE([.H28:.H37])" office:value-type="percentage" office:value="0.83468" calcext:value-type="percentage">
            <text:p>83,47%</text:p>
          </table:table-cell>
          <table:table-cell table:style-name="ce30" table:formula="of:=AVERAGE([.I28:.I37])" office:value-type="percentage" office:value="0.78651" calcext:value-type="percentage">
            <text:p>78,65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5256" calcext:value-type="percentage">
            <text:p>52,56%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4949" calcext:value-type="percentage">
            <text:p>49,49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47" calcext:value-type="percentage">
            <text:p>42,47%</text:p>
          </table:table-cell>
          <table:table-cell office:value-type="percentage" office:value="0.416" calcext:value-type="percentage">
            <text:p>41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538" calcext:value-type="percentage">
            <text:p>45,38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148" calcext:value-type="percentage">
            <text:p>31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256" calcext:value-type="percentage">
            <text:p>52,56%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4513" calcext:value-type="percentage">
            <text:p>45,1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3025" calcext:value-type="percentage">
            <text:p>30,25%</text:p>
          </table:table-cell>
          <table:table-cell office:value-type="percentage" office:value="0.3148" calcext:value-type="percentage">
            <text:p>31,48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6564" calcext:value-type="percentage">
            <text:p>65,64%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642" calcext:value-type="percentage">
            <text:p>26,42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4923" calcext:value-type="percentage">
            <text:p>49,23%</text:p>
          </table:table-cell>
          <table:table-cell office:value-type="percentage" office:value="0.4744" calcext:value-type="percentage">
            <text:p>47,44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3654" calcext:value-type="percentage">
            <text:p>36,54%</text:p>
          </table:table-cell>
          <table:table-cell office:value-type="percentage" office:value="0.3568" calcext:value-type="percentage">
            <text:p>35,68%</text:p>
          </table:table-cell>
          <table:table-cell office:value-type="percentage" office:value="0.337" calcext:value-type="percentage">
            <text:p>33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359" calcext:value-type="percentage">
            <text:p>53,59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436" calcext:value-type="percentage">
            <text:p>54,36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802" calcext:value-type="percentage">
            <text:p>38,02%</text:p>
          </table:table-cell>
          <table:table-cell office:value-type="percentage" office:value="0.3691" calcext:value-type="percentage">
            <text:p>36,9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718" calcext:value-type="percentage">
            <text:p>37,18%</text:p>
          </table:table-cell>
          <table:table-cell office:value-type="percentage" office:value="0.4051" calcext:value-type="percentage">
            <text:p>40,5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642" calcext:value-type="percentage">
            <text:p>36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59" calcext:value-type="percentage">
            <text:p>55,90%</text:p>
          </table:table-cell>
          <table:table-cell office:value-type="percentage" office:value="0.5026" calcext:value-type="percentage">
            <text:p>50,26%</text:p>
          </table:table-cell>
          <table:table-cell office:value-type="percentage" office:value="0.5077" calcext:value-type="percentage">
            <text:p>50,77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049" calcext:value-type="percentage">
            <text:p>40,49%</text:p>
          </table:table-cell>
          <table:table-cell office:value-type="percentage" office:value="0.3914" calcext:value-type="percentage">
            <text:p>39,14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5282" calcext:value-type="percentage">
            <text:p>52,82%</text:p>
          </table:table-cell>
          <table:table-cell office:value-type="percentage" office:value="0.3897" calcext:value-type="percentage">
            <text:p>38,97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3901" calcext:value-type="percentage">
            <text:p>39,01%</text:p>
          </table:table-cell>
          <table:table-cell office:value-type="percentage" office:value="0.3704" calcext:value-type="percentage">
            <text:p>37,04%</text:p>
          </table:table-cell>
          <table:table-cell office:value-type="percentage" office:value="0.3827" calcext:value-type="percentage">
            <text:p>38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5436" calcext:value-type="percentage">
            <text:p>54,36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28" calcext:value-type="percentage">
            <text:p>37,28%</text:p>
          </table:table-cell>
          <table:table-cell office:value-type="percentage" office:value="0.3716" calcext:value-type="percentage">
            <text:p>37,16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41:.B50])" office:value-type="percentage" office:value="0.55999" calcext:value-type="percentage">
            <text:p>56,00%</text:p>
          </table:table-cell>
          <table:table-cell table:style-name="ce30" table:formula="of:=AVERAGE([.C41:.C50])" office:value-type="percentage" office:value="0.46769" calcext:value-type="percentage">
            <text:p>46,77%</text:p>
          </table:table-cell>
          <table:table-cell table:style-name="ce30" table:formula="of:=AVERAGE([.D41:.D50])" office:value-type="percentage" office:value="0.47103" calcext:value-type="percentage">
            <text:p>47,10%</text:p>
          </table:table-cell>
          <table:table-cell table:style-name="ce30" table:number-columns-repeated="2"/>
          <table:table-cell table:style-name="ce30" table:formula="of:=AVERAGE([.G41:.G50])" office:value-type="percentage" office:value="0.37999" calcext:value-type="percentage">
            <text:p>38,00%</text:p>
          </table:table-cell>
          <table:table-cell table:style-name="ce30" table:formula="of:=AVERAGE([.H41:.H50])" office:value-type="percentage" office:value="0.35778" calcext:value-type="percentage">
            <text:p>35,78%</text:p>
          </table:table-cell>
          <table:table-cell table:style-name="ce30" table:formula="of:=AVERAGE([.I41:.I50])" office:value-type="percentage" office:value="0.35221" calcext:value-type="percentage">
            <text:p>35,2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2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2203" calcext:value-type="percentage">
            <text:p>22,03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19" calcext:value-type="percentage">
            <text:p>26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1493" calcext:value-type="percentage">
            <text:p>14,93%</text:p>
          </table:table-cell>
          <table:table-cell office:value-type="percentage" office:value="0.2116" calcext:value-type="percentage">
            <text:p>21,16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1943" calcext:value-type="percentage">
            <text:p>19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1826" calcext:value-type="percentage">
            <text:p>18,26%</text:p>
          </table:table-cell>
          <table:table-cell office:value-type="percentage" office:value="0.2478" calcext:value-type="percentage">
            <text:p>24,78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2295" calcext:value-type="percentage">
            <text:p>22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1565" calcext:value-type="percentage">
            <text:p>15,65%</text:p>
          </table:table-cell>
          <table:table-cell office:value-type="percentage" office:value="0.2029" calcext:value-type="percentage">
            <text:p>20,29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86" calcext:value-type="percentage">
            <text:p>26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1783" calcext:value-type="percentage">
            <text:p>17,83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348" calcext:value-type="percentage">
            <text:p>23,48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305" calcext:value-type="percentage">
            <text:p>23,05%</text:p>
          </table:table-cell>
          <table:table-cell office:value-type="percentage" office:value="0.26" calcext:value-type="percentage">
            <text:p>2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1652" calcext:value-type="percentage">
            <text:p>16,52%</text:p>
          </table:table-cell>
          <table:table-cell office:value-type="percentage" office:value="0.2058" calcext:value-type="percentage">
            <text:p>20,5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2876" calcext:value-type="percentage">
            <text:p>28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2014" calcext:value-type="percentage">
            <text:p>20,14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2152" calcext:value-type="percentage">
            <text:p>21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551" calcext:value-type="percentage">
            <text:p>5,51%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1174" calcext:value-type="percentage">
            <text:p>11,7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2648" calcext:value-type="percentage">
            <text:p>26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2014" calcext:value-type="percentage">
            <text:p>20,14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281" calcext:value-type="percentage">
            <text:p>28,10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54:.B63])" office:value-type="percentage" office:value="0.06116" calcext:value-type="percentage">
            <text:p>6,12%</text:p>
          </table:table-cell>
          <table:table-cell table:style-name="ce30" table:formula="of:=AVERAGE([.C54:.C63])" office:value-type="percentage" office:value="0.15797" calcext:value-type="percentage">
            <text:p>15,80%</text:p>
          </table:table-cell>
          <table:table-cell table:style-name="ce30" table:formula="of:=AVERAGE([.D54:.D63])" office:value-type="percentage" office:value="0.20217" calcext:value-type="percentage">
            <text:p>20,22%</text:p>
          </table:table-cell>
          <table:table-cell table:style-name="ce30" table:number-columns-repeated="2"/>
          <table:table-cell table:style-name="ce30" table:formula="of:=AVERAGE([.G54:.G63])" office:value-type="percentage" office:value="0.15477" calcext:value-type="percentage">
            <text:p>15,48%</text:p>
          </table:table-cell>
          <table:table-cell table:style-name="ce30" table:formula="of:=AVERAGE([.H54:.H63])" office:value-type="percentage" office:value="0.2182" calcext:value-type="percentage">
            <text:p>21,82%</text:p>
          </table:table-cell>
          <table:table-cell table:style-name="ce30" table:formula="of:=AVERAGE([.I54:.I63])" office:value-type="percentage" office:value="0.24915" calcext:value-type="percentage">
            <text:p>24,92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5255" calcext:value-type="percentage">
            <text:p>52,55%</text:p>
          </table:table-cell>
          <table:table-cell office:value-type="percentage" office:value="0.4618" calcext:value-type="percentage">
            <text:p>46,18%</text:p>
          </table:table-cell>
          <table:table-cell office:value-type="percentage" office:value="0.4647" calcext:value-type="percentage">
            <text:p>46,4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3731" calcext:value-type="percentage">
            <text:p>37,31%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2426" calcext:value-type="percentage">
            <text:p>24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5049" calcext:value-type="percentage">
            <text:p>50,49%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4324" calcext:value-type="percentage">
            <text:p>43,24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3566" calcext:value-type="percentage">
            <text:p>35,66%</text:p>
          </table:table-cell>
          <table:table-cell office:value-type="percentage" office:value="0.2337" calcext:value-type="percentage">
            <text:p>23,37%</text:p>
          </table:table-cell>
          <table:table-cell office:value-type="percentage" office:value="0.2257" calcext:value-type="percentage">
            <text:p>22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3922" calcext:value-type="percentage">
            <text:p>39,22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361" calcext:value-type="percentage">
            <text:p>43,61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147" calcext:value-type="percentage">
            <text:p>51,47%</text:p>
          </table:table-cell>
          <table:table-cell office:value-type="percentage" office:value="0.501" calcext:value-type="percentage">
            <text:p>50,10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343" calcext:value-type="percentage">
            <text:p>34,30%</text:p>
          </table:table-cell>
          <table:table-cell office:value-type="percentage" office:value="0.249" calcext:value-type="percentage">
            <text:p>24,90%</text:p>
          </table:table-cell>
          <table:table-cell office:value-type="percentage" office:value="0.2546" calcext:value-type="percentage">
            <text:p>25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059" calcext:value-type="percentage">
            <text:p>30,59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461" calcext:value-type="percentage">
            <text:p>34,61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2149" calcext:value-type="percentage">
            <text:p>21,49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039" calcext:value-type="percentage">
            <text:p>40,39%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3814" calcext:value-type="percentage">
            <text:p>38,14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343" calcext:value-type="percentage">
            <text:p>34,30%</text:p>
          </table:table-cell>
          <table:table-cell office:value-type="percentage" office:value="0.2293" calcext:value-type="percentage">
            <text:p>22,93%</text:p>
          </table:table-cell>
          <table:table-cell office:value-type="percentage" office:value="0.2129" calcext:value-type="percentage">
            <text:p>2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745" calcext:value-type="percentage">
            <text:p>47,45%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4451" calcext:value-type="percentage">
            <text:p>44,51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3912" calcext:value-type="percentage">
            <text:p>39,12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414" calcext:value-type="percentage">
            <text:p>24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617" calcext:value-type="percentage">
            <text:p>36,17%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3363" calcext:value-type="percentage">
            <text:p>33,63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3365" calcext:value-type="percentage">
            <text:p>33,65%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863" calcext:value-type="percentage">
            <text:p>18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873" calcext:value-type="percentage">
            <text:p>38,73%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4029" calcext:value-type="percentage">
            <text:p>40,29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016" calcext:value-type="percentage">
            <text:p>40,16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622" calcext:value-type="percentage">
            <text:p>26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3461" calcext:value-type="percentage">
            <text:p>34,61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3044" calcext:value-type="percentage">
            <text:p>30,44%</text:p>
          </table:table-cell>
          <table:table-cell office:value-type="percentage" office:value="0.1847" calcext:value-type="percentage">
            <text:p>18,47%</text:p>
          </table:table-cell>
          <table:table-cell office:value-type="percentage" office:value="0.1775" calcext:value-type="percentage">
            <text:p>17,75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67:.B76])" office:value-type="percentage" office:value="0.41481" calcext:value-type="percentage">
            <text:p>41,48%</text:p>
          </table:table-cell>
          <table:table-cell table:style-name="ce30" table:formula="of:=AVERAGE([.C67:.C76])" office:value-type="percentage" office:value="0.41069" calcext:value-type="percentage">
            <text:p>41,07%</text:p>
          </table:table-cell>
          <table:table-cell table:style-name="ce30" table:formula="of:=AVERAGE([.D67:.D76])" office:value-type="percentage" office:value="0.40482" calcext:value-type="percentage">
            <text:p>40,48%</text:p>
          </table:table-cell>
          <table:table-cell table:style-name="ce30" table:number-columns-repeated="2"/>
          <table:table-cell table:style-name="ce30" table:formula="of:=AVERAGE([.G67:.G76])" office:value-type="percentage" office:value="0.36345" calcext:value-type="percentage">
            <text:p>36,35%</text:p>
          </table:table-cell>
          <table:table-cell table:style-name="ce30" table:formula="of:=AVERAGE([.H67:.H76])" office:value-type="percentage" office:value="0.23693" calcext:value-type="percentage">
            <text:p>23,69%</text:p>
          </table:table-cell>
          <table:table-cell table:style-name="ce30" table:formula="of:=AVERAGE([.I67:.I76])" office:value-type="percentage" office:value="0.22627" calcext:value-type="percentage">
            <text:p>22,6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4"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175" calcext:value-type="percentage">
            <text:p>31,75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3053" calcext:value-type="percentage">
            <text:p>30,53%</text:p>
          </table:table-cell>
          <table:table-cell table:style-name="ce34"/>
          <table:table-cell office:value-type="string" calcext:value-type="string">
            <text:p>Pima_1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627" calcext:value-type="percentage">
            <text:p>36,27%</text:p>
          </table:table-cell>
          <table:table-cell office:value-type="percentage" office:value="0.3794" calcext:value-type="percentage">
            <text:p>37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3684" calcext:value-type="percentage">
            <text:p>36,84%</text:p>
          </table:table-cell>
          <table:table-cell table:style-name="ce34"/>
          <table:table-cell office:value-type="string" calcext:value-type="string">
            <text:p>Pima_2</text:p>
          </table:table-cell>
          <table:table-cell office:value-type="percentage" office:value="0.4491" calcext:value-type="percentage">
            <text:p>44,91%</text:p>
          </table:table-cell>
          <table:table-cell office:value-type="percentage" office:value="0.4364" calcext:value-type="percentage">
            <text:p>43,64%</text:p>
          </table:table-cell>
          <table:table-cell office:value-type="percentage" office:value="0.432" calcext:value-type="percentage">
            <text:p>43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772" calcext:value-type="percentage">
            <text:p>37,72%</text:p>
          </table:table-cell>
          <table:table-cell office:value-type="percentage" office:value="0.3649" calcext:value-type="percentage">
            <text:p>36,49%</text:p>
          </table:table-cell>
          <table:table-cell office:value-type="percentage" office:value="0.3719" calcext:value-type="percentage">
            <text:p>37,19%</text:p>
          </table:table-cell>
          <table:table-cell table:style-name="ce34"/>
          <table:table-cell office:value-type="string" calcext:value-type="string">
            <text:p>Pima_3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798" calcext:value-type="percentage">
            <text:p>37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719" calcext:value-type="percentage">
            <text:p>27,19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772" calcext:value-type="percentage">
            <text:p>27,72%</text:p>
          </table:table-cell>
          <table:table-cell table:style-name="ce34"/>
          <table:table-cell office:value-type="string" calcext:value-type="string">
            <text:p>Pima_4</text:p>
          </table:table-cell>
          <table:table-cell office:value-type="percentage" office:value="0.3544" calcext:value-type="percentage">
            <text:p>35,44%</text:p>
          </table:table-cell>
          <table:table-cell office:value-type="percentage" office:value="0.3561" calcext:value-type="percentage">
            <text:p>35,61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649" calcext:value-type="percentage">
            <text:p>26,49%</text:p>
          </table:table-cell>
          <table:table-cell table:style-name="ce34"/>
          <table:table-cell office:value-type="string" calcext:value-type="string">
            <text:p>Pima_5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3193" calcext:value-type="percentage">
            <text:p>31,93%</text:p>
          </table:table-cell>
          <table:table-cell office:value-type="percentage" office:value="0.3281" calcext:value-type="percentage">
            <text:p>32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246" calcext:value-type="percentage">
            <text:p>22,46%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053" calcext:value-type="percentage">
            <text:p>20,53%</text:p>
          </table:table-cell>
          <table:table-cell table:style-name="ce34"/>
          <table:table-cell office:value-type="string" calcext:value-type="string">
            <text:p>Pima_6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303" calcext:value-type="percentage">
            <text:p>33,03%</text:p>
          </table:table-cell>
          <table:table-cell office:value-type="percentage" office:value="0.3298" calcext:value-type="percentage">
            <text:p>32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719" calcext:value-type="percentage">
            <text:p>7,19%</text:p>
          </table:table-cell>
          <table:table-cell table:style-name="ce34"/>
          <table:table-cell office:value-type="string" calcext:value-type="string">
            <text:p>Pima_7</text:p>
          </table:table-cell>
          <table:table-cell office:value-type="percentage" office:value="0.3092" calcext:value-type="percentage">
            <text:p>30,92%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807" calcext:value-type="percentage">
            <text:p>28,07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737" calcext:value-type="percentage">
            <text:p>27,37%</text:p>
          </table:table-cell>
          <table:table-cell table:style-name="ce34"/>
          <table:table-cell office:value-type="string" calcext:value-type="string">
            <text:p>Pima_8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3474" calcext:value-type="percentage">
            <text:p>34,74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246" calcext:value-type="percentage">
            <text:p>22,46%</text:p>
          </table:table-cell>
          <table:table-cell table:style-name="ce34"/>
          <table:table-cell office:value-type="string" calcext:value-type="string">
            <text:p>Pima_9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4044" calcext:value-type="percentage">
            <text:p>40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035" calcext:value-type="percentage">
            <text:p>10,35%</text:p>
          </table:table-cell>
          <table:table-cell table:style-name="ce34"/>
          <table:table-cell office:value-type="string" calcext:value-type="string">
            <text:p>Pima_10</text:p>
          </table:table-cell>
          <table:table-cell office:value-type="percentage" office:value="0.3149" calcext:value-type="percentage">
            <text:p>31,49%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3307" calcext:value-type="percentage">
            <text:p>33,07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80:.B89])" office:value-type="percentage" office:value="0.25613" calcext:value-type="percentage">
            <text:p>25,61%</text:p>
          </table:table-cell>
          <table:table-cell table:style-name="ce30" table:formula="of:=AVERAGE([.C80:.C89])" office:value-type="percentage" office:value="0.24159" calcext:value-type="percentage">
            <text:p>24,16%</text:p>
          </table:table-cell>
          <table:table-cell table:style-name="ce30" table:formula="of:=AVERAGE([.D80:.D89])" office:value-type="percentage" office:value="0.24667" calcext:value-type="percentage">
            <text:p>24,67%</text:p>
          </table:table-cell>
          <table:table-cell table:style-name="ce30" table:number-columns-repeated="2"/>
          <table:table-cell table:style-name="ce30" table:formula="of:=AVERAGE([.G80:.G89])" office:value-type="percentage" office:value="0.35307" calcext:value-type="percentage">
            <text:p>35,31%</text:p>
          </table:table-cell>
          <table:table-cell table:style-name="ce30" table:formula="of:=AVERAGE([.H80:.H89])" office:value-type="percentage" office:value="0.35711" calcext:value-type="percentage">
            <text:p>35,71%</text:p>
          </table:table-cell>
          <table:table-cell table:style-name="ce30" table:formula="of:=AVERAGE([.I80:.I89])" office:value-type="percentage" office:value="0.35983" calcext:value-type="percentage">
            <text:p>35,98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739" calcext:value-type="percentage">
            <text:p>27,39%</text:p>
          </table:table-cell>
          <table:table-cell office:value-type="percentage" office:value="0.2862" calcext:value-type="percentage">
            <text:p>28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3094" calcext:value-type="percentage">
            <text:p>30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278" calcext:value-type="percentage">
            <text:p>2,78%</text:p>
          </table:table-cell>
          <table:table-cell office:value-type="percentage" office:value="0.0265" calcext:value-type="percentage">
            <text:p>2,65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319" calcext:value-type="percentage">
            <text:p>43,19%</text:p>
          </table:table-cell>
          <table:table-cell office:value-type="percentage" office:value="0.4341" calcext:value-type="percentage">
            <text:p>43,41%</text:p>
          </table:table-cell>
          <table:table-cell office:value-type="percentage" office:value="0.4283" calcext:value-type="percentage">
            <text:p>42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819" calcext:value-type="percentage">
            <text:p>38,19%</text:p>
          </table:table-cell>
          <table:table-cell office:value-type="percentage" office:value="0.3754" calcext:value-type="percentage">
            <text:p>37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59" calcext:value-type="percentage">
            <text:p>7,59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329" calcext:value-type="percentage">
            <text:p>32,90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91" calcext:value-type="percentage">
            <text:p>6,91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297" calcext:value-type="percentage">
            <text:p>32,97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348" calcext:value-type="percentage">
            <text:p>3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642" calcext:value-type="percentage">
            <text:p>6,42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358" calcext:value-type="percentage">
            <text:p>3,58%</text:p>
          </table:table-cell>
          <table:table-cell office:value-type="percentage" office:value="0.0364" calcext:value-type="percentage">
            <text:p>3,64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4145" calcext:value-type="percentage">
            <text:p>41,45%</text:p>
          </table:table-cell>
          <table:table-cell office:value-type="percentage" office:value="0.3928" calcext:value-type="percentage">
            <text:p>3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401" calcext:value-type="percentage">
            <text:p>4,01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188" calcext:value-type="percentage">
            <text:p>31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312" calcext:value-type="percentage">
            <text:p>33,12%</text:p>
          </table:table-cell>
          <table:table-cell office:value-type="percentage" office:value="0.3435" calcext:value-type="percentage">
            <text:p>34,35%</text:p>
          </table:table-cell>
          <table:table-cell office:value-type="percentage" office:value="0.3391" calcext:value-type="percentage">
            <text:p>33,91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93:.B102])" office:value-type="percentage" office:value="0.05438" calcext:value-type="percentage">
            <text:p>5,44%</text:p>
          </table:table-cell>
          <table:table-cell table:style-name="ce30" table:formula="of:=AVERAGE([.C93:.C102])" office:value-type="percentage" office:value="0.05438" calcext:value-type="percentage">
            <text:p>5,44%</text:p>
          </table:table-cell>
          <table:table-cell table:style-name="ce30" table:formula="of:=AVERAGE([.D93:.D102])" office:value-type="percentage" office:value="0.05752" calcext:value-type="percentage">
            <text:p>5,75%</text:p>
          </table:table-cell>
          <table:table-cell table:style-name="ce30" table:number-columns-repeated="2"/>
          <table:table-cell table:style-name="ce30" table:formula="of:=AVERAGE([.G93:.G102])" office:value-type="percentage" office:value="0.34696" calcext:value-type="percentage">
            <text:p>34,70%</text:p>
          </table:table-cell>
          <table:table-cell table:style-name="ce30" table:formula="of:=AVERAGE([.H93:.H102])" office:value-type="percentage" office:value="0.3548" calcext:value-type="percentage">
            <text:p>35,48%</text:p>
          </table:table-cell>
          <table:table-cell table:style-name="ce30" table:formula="of:=AVERAGE([.I93:.I102])" office:value-type="percentage" office:value="0.34718" calcext:value-type="percentage">
            <text:p>34,72%</text:p>
          </table:table-cell>
          <table:table-cell table:style-name="ce30" table:number-columns-repeated="16369"/>
        </table:table-row>
        <table:table-row table:style-name="ro1">
          <table:table-cell table:number-columns-repeated="5"/>
          <table:table-cell table:style-name="ce34" table:number-columns-repeated="5"/>
          <table:table-cell table:number-columns-repeated="1636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1"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152" calcext:value-type="percentage">
            <text:p>51,52%</text:p>
          </table:table-cell>
          <table:table-cell office:value-type="percentage" office:value="0.5038" calcext:value-type="percentage">
            <text:p>50,38%</text:p>
          </table:table-cell>
          <table:table-cell office:value-type="percentage" office:value="0.507" calcext:value-type="percentage">
            <text:p>50,7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383" calcext:value-type="percentage">
            <text:p>23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538" calcext:value-type="percentage">
            <text:p>45,3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683" calcext:value-type="percentage">
            <text:p>26,83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9" calcext:value-type="percentage">
            <text:p>29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4358" calcext:value-type="percentage">
            <text:p>43,58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217" calcext:value-type="percentage">
            <text:p>22,17%</text:p>
          </table:table-cell>
          <table:table-cell table:number-columns-repeated="2" office:value-type="percentage" office:value="0.2633" calcext:value-type="percentage">
            <text:p>26,33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568" calcext:value-type="percentage">
            <text:p>45,68%</text:p>
          </table:table-cell>
          <table:table-cell office:value-type="percentage" office:value="0.4577" calcext:value-type="percentage">
            <text:p>45,77%</text:p>
          </table:table-cell>
          <table:table-cell office:value-type="percentage" office:value="0.4517" calcext:value-type="percentage">
            <text:p>45,17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25" calcext:value-type="percentage">
            <text:p>22,5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4618" calcext:value-type="percentage">
            <text:p>46,18%</text:p>
          </table:table-cell>
          <table:table-cell office:value-type="percentage" office:value="0.455" calcext:value-type="percentage">
            <text:p>45,5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05" calcext:value-type="percentage">
            <text:p>20,50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802" calcext:value-type="percentage">
            <text:p>48,02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53" calcext:value-type="percentage">
            <text:p>45,3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117" calcext:value-type="percentage">
            <text:p>21,17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452" calcext:value-type="percentage">
            <text:p>44,52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312" calcext:value-type="percentage">
            <text:p>43,1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17" calcext:value-type="percentage">
            <text:p>12,17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367" calcext:value-type="percentage">
            <text:p>23,67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453" calcext:value-type="percentage">
            <text:p>44,53%</text:p>
          </table:table-cell>
          <table:table-cell office:value-type="percentage" office:value="0.433" calcext:value-type="percentage">
            <text:p>43,30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183" calcext:value-type="percentage">
            <text:p>31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573" calcext:value-type="percentage">
            <text:p>45,73%</text:p>
          </table:table-cell>
          <table:table-cell office:value-type="percentage" office:value="0.4578" calcext:value-type="percentage">
            <text:p>45,78%</text:p>
          </table:table-cell>
          <table:table-cell office:value-type="percentage" office:value="0.4422" calcext:value-type="percentage">
            <text:p>44,22%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83" calcext:value-type="percentage">
            <text:p>24,83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4412" calcext:value-type="percentage">
            <text:p>44,12%</text:p>
          </table:table-cell>
          <table:table-cell office:value-type="percentage" office:value="0.4245" calcext:value-type="percentage">
            <text:p>42,45%</text:p>
          </table:table-cell>
          <table:table-cell table:style-name="ce34"/>
          <table:table-cell table:number-columns-repeated="16368"/>
        </table:table-row>
        <table:table-row table:style-name="ro1">
          <table:table-cell table:style-name="ce26"/>
          <table:table-cell table:style-name="ce26" table:formula="of:=AVERAGE([.B106:.B115])" office:value-type="percentage" office:value="0.2145" calcext:value-type="percentage">
            <text:p>21,45%</text:p>
          </table:table-cell>
          <table:table-cell table:style-name="ce26" table:formula="of:=AVERAGE([.C106:.C115])" office:value-type="percentage" office:value="0.22667" calcext:value-type="percentage">
            <text:p>22,67%</text:p>
          </table:table-cell>
          <table:table-cell table:style-name="ce26" table:formula="of:=AVERAGE([.D106:.D115])" office:value-type="percentage" office:value="0.251" calcext:value-type="percentage">
            <text:p>25,10%</text:p>
          </table:table-cell>
          <table:table-cell table:style-name="ce26" table:number-columns-repeated="2"/>
          <table:table-cell table:style-name="ce26" table:formula="of:=AVERAGE([.G106:.G115])" office:value-type="percentage" office:value="0.46882" calcext:value-type="percentage">
            <text:p>46,88%</text:p>
          </table:table-cell>
          <table:table-cell table:style-name="ce26" table:formula="of:=AVERAGE([.H106:.H115])" office:value-type="percentage" office:value="0.4598" calcext:value-type="percentage">
            <text:p>45,98%</text:p>
          </table:table-cell>
          <table:table-cell table:style-name="ce26" table:formula="of:=AVERAGE([.I106:.I115])" office:value-type="percentage" office:value="0.44872" calcext:value-type="percentage">
            <text:p>44,87%</text:p>
          </table:table-cell>
          <table:table-cell table:style-name="ce35"/>
          <table:table-cell table:style-name="ce26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133" calcext:value-type="percentage">
            <text:p>61,33%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625" calcext:value-type="percentage">
            <text:p>36,25%</text:p>
          </table:table-cell>
          <table:table-cell office:value-type="percentage" office:value="0.2851" calcext:value-type="percentage">
            <text:p>28,51%</text:p>
          </table:table-cell>
          <table:table-cell office:value-type="percentage" office:value="0.2452" calcext:value-type="percentage">
            <text:p>2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4844" calcext:value-type="percentage">
            <text:p>48,44%</text:p>
          </table:table-cell>
          <table:table-cell office:value-type="percentage" office:value="0.4378" calcext:value-type="percentage">
            <text:p>43,78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4202" calcext:value-type="percentage">
            <text:p>42,02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2304" calcext:value-type="percentage">
            <text:p>23,0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311" calcext:value-type="percentage">
            <text:p>53,11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2202" calcext:value-type="percentage">
            <text:p>22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4978" calcext:value-type="percentage">
            <text:p>49,78%</text:p>
          </table:table-cell>
          <table:table-cell office:value-type="percentage" office:value="0.4267" calcext:value-type="percentage">
            <text:p>42,67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4375" calcext:value-type="percentage">
            <text:p>43,75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268" calcext:value-type="percentage">
            <text:p>22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5733" calcext:value-type="percentage">
            <text:p>57,33%</text:p>
          </table:table-cell>
          <table:table-cell office:value-type="percentage" office:value="0.5533" calcext:value-type="percentage">
            <text:p>55,33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444" calcext:value-type="percentage">
            <text:p>44,40%</text:p>
          </table:table-cell>
          <table:table-cell office:value-type="percentage" office:value="0.3244" calcext:value-type="percentage">
            <text:p>32,44%</text:p>
          </table:table-cell>
          <table:table-cell office:value-type="percentage" office:value="0.2571" calcext:value-type="percentage">
            <text:p>2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6422" calcext:value-type="percentage">
            <text:p>64,22%</text:p>
          </table:table-cell>
          <table:table-cell office:value-type="percentage" office:value="0.6111" calcext:value-type="percentage">
            <text:p>61,11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494" calcext:value-type="percentage">
            <text:p>24,94%</text:p>
          </table:table-cell>
          <table:table-cell office:value-type="percentage" office:value="0.2137" calcext:value-type="percentage">
            <text:p>21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844" calcext:value-type="percentage">
            <text:p>68,44%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5956" calcext:value-type="percentage">
            <text:p>59,56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297" calcext:value-type="percentage">
            <text:p>29,70%</text:p>
          </table:table-cell>
          <table:table-cell office:value-type="percentage" office:value="0.2321" calcext:value-type="percentage">
            <text:p>23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733" calcext:value-type="percentage">
            <text:p>37,33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881" calcext:value-type="percentage">
            <text:p>38,81%</text:p>
          </table:table-cell>
          <table:table-cell office:value-type="percentage" office:value="0.2958" calcext:value-type="percentage">
            <text:p>29,58%</text:p>
          </table:table-cell>
          <table:table-cell office:value-type="percentage" office:value="0.2202" calcext:value-type="percentage">
            <text:p>22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5778" calcext:value-type="percentage">
            <text:p>57,78%</text:p>
          </table:table-cell>
          <table:table-cell office:value-type="percentage" office:value="0.5911" calcext:value-type="percentage">
            <text:p>59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958" calcext:value-type="percentage">
            <text:p>39,58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381" calcext:value-type="percentage">
            <text:p>23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422" calcext:value-type="percentage">
            <text:p>34,22%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494" calcext:value-type="percentage">
            <text:p>34,94%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024" calcext:value-type="percentage">
            <text:p>20,24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19:.B128])" office:value-type="percentage" office:value="0.56733" calcext:value-type="percentage">
            <text:p>56,73%</text:p>
          </table:table-cell>
          <table:table-cell table:style-name="ce26" table:formula="of:=AVERAGE([.C119:.C128])" office:value-type="percentage" office:value="0.52844" calcext:value-type="percentage">
            <text:p>52,84%</text:p>
          </table:table-cell>
          <table:table-cell table:style-name="ce26" table:formula="of:=AVERAGE([.D119:.D128])" office:value-type="percentage" office:value="0.50534" calcext:value-type="percentage">
            <text:p>50,53%</text:p>
          </table:table-cell>
          <table:table-cell table:style-name="ce26" table:number-columns-repeated="2"/>
          <table:table-cell table:style-name="ce26" table:formula="of:=AVERAGE([.G119:.G128])" office:value-type="percentage" office:value="0.38939" calcext:value-type="percentage">
            <text:p>38,94%</text:p>
          </table:table-cell>
          <table:table-cell table:style-name="ce26" table:formula="of:=AVERAGE([.H119:.H128])" office:value-type="percentage" office:value="0.28958" calcext:value-type="percentage">
            <text:p>28,96%</text:p>
          </table:table-cell>
          <table:table-cell table:style-name="ce26" table:formula="of:=AVERAGE([.I119:.I128])" office:value-type="percentage" office:value="0.22862" calcext:value-type="percentage">
            <text:p>22,86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table:number-columns-repeated="2" office:value-type="percentage" office:value="0.7529" calcext:value-type="percentage">
            <text:p>75,29%</text:p>
          </table:table-cell>
          <table:table-cell office:value-type="percentage" office:value="0.7627" calcext:value-type="percentage">
            <text:p>76,27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189" calcext:value-type="percentage">
            <text:p>31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647" calcext:value-type="percentage">
            <text:p>56,47%</text:p>
          </table:table-cell>
          <table:table-cell office:value-type="percentage" office:value="0.5863" calcext:value-type="percentage">
            <text:p>58,63%</text:p>
          </table:table-cell>
          <table:table-cell office:value-type="percentage" office:value="0.5843" calcext:value-type="percentage">
            <text:p>58,4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789" calcext:value-type="percentage">
            <text:p>57,89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733" calcext:value-type="percentage">
            <text:p>27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84" calcext:value-type="percentage">
            <text:p>47,84%</text:p>
          </table:table-cell>
          <table:table-cell office:value-type="percentage" office:value="0.4647" calcext:value-type="percentage">
            <text:p>46,47%</text:p>
          </table:table-cell>
          <table:table-cell office:value-type="percentage" office:value="0.4706" calcext:value-type="percentage">
            <text:p>47,0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811" calcext:value-type="percentage">
            <text:p>58,11%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2589" calcext:value-type="percentage">
            <text:p>25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.5235" calcext:value-type="percentage">
            <text:p>52,35%</text:p>
          </table:table-cell>
          <table:table-cell office:value-type="percentage" office:value="0.5255" calcext:value-type="percentage">
            <text:p>52,55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4822" calcext:value-type="percentage">
            <text:p>48,22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902" calcext:value-type="percentage">
            <text:p>69,02%</text:p>
          </table:table-cell>
          <table:table-cell office:value-type="percentage" office:value="0.6765" calcext:value-type="percentage">
            <text:p>67,65%</text:p>
          </table:table-cell>
          <table:table-cell office:value-type="percentage" office:value="0.698" calcext:value-type="percentage">
            <text:p>69,80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311" calcext:value-type="percentage">
            <text:p>53,11%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2356" calcext:value-type="percentage">
            <text:p>23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4647" calcext:value-type="percentage">
            <text:p>46,47%</text:p>
          </table:table-cell>
          <table:table-cell office:value-type="percentage" office:value="0.4706" calcext:value-type="percentage">
            <text:p>47,0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1944" calcext:value-type="percentage">
            <text:p>19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.5235" calcext:value-type="percentage">
            <text:p>52,35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122" calcext:value-type="percentage">
            <text:p>51,22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255" calcext:value-type="percentage">
            <text:p>62,55%</text:p>
          </table:table-cell>
          <table:table-cell office:value-type="percentage" office:value="0.6157" calcext:value-type="percentage">
            <text:p>61,57%</text:p>
          </table:table-cell>
          <table:table-cell office:value-type="percentage" office:value="0.6314" calcext:value-type="percentage">
            <text:p>63,14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3044" calcext:value-type="percentage">
            <text:p>30,44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059" calcext:value-type="percentage">
            <text:p>60,59%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392" calcext:value-type="percentage">
            <text:p>63,92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189" calcext:value-type="percentage">
            <text:p>21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5608" calcext:value-type="percentage">
            <text:p>56,08%</text:p>
          </table:table-cell>
          <table:table-cell office:value-type="percentage" office:value="0.5784" calcext:value-type="percentage">
            <text:p>57,84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3144" calcext:value-type="percentage">
            <text:p>31,44%</text:p>
          </table:table-cell>
          <table:table-cell office:value-type="percentage" office:value="0.24" calcext:value-type="percentage">
            <text:p>24,00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32:.B141])" office:value-type="percentage" office:value="0.57784" calcext:value-type="percentage">
            <text:p>57,78%</text:p>
          </table:table-cell>
          <table:table-cell table:style-name="ce26" table:formula="of:=AVERAGE([.C132:.C141])" office:value-type="percentage" office:value="0.58" calcext:value-type="percentage">
            <text:p>58,00%</text:p>
          </table:table-cell>
          <table:table-cell table:style-name="ce26" table:formula="of:=AVERAGE([.D132:.D141])" office:value-type="percentage" office:value="0.58842" calcext:value-type="percentage">
            <text:p>58,84%</text:p>
          </table:table-cell>
          <table:table-cell table:style-name="ce26" table:number-columns-repeated="2"/>
          <table:table-cell table:style-name="ce26" table:formula="of:=AVERAGE([.G132:.G141])" office:value-type="percentage" office:value="0.52032" calcext:value-type="percentage">
            <text:p>52,03%</text:p>
          </table:table-cell>
          <table:table-cell table:style-name="ce26" table:formula="of:=AVERAGE([.H132:.H141])" office:value-type="percentage" office:value="0.29832" calcext:value-type="percentage">
            <text:p>29,83%</text:p>
          </table:table-cell>
          <table:table-cell table:style-name="ce26" table:formula="of:=AVERAGE([.I132:.I141])" office:value-type="percentage" office:value="0.23823" calcext:value-type="percentage">
            <text:p>23,82%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2867" calcext:value-type="percentage">
            <text:p>28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5367" calcext:value-type="percentage">
            <text:p>53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266" calcext:value-type="percentage">
            <text:p>26,60%</text:p>
          </table:table-cell>
          <table:table-cell office:value-type="percentage" office:value="0.274" calcext:value-type="percentage">
            <text:p>27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294" calcext:value-type="percentage">
            <text:p>29,40%</text:p>
          </table:table-cell>
          <table:table-cell office:value-type="percentage" office:value="0.298" calcext:value-type="percentage">
            <text:p>29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4" calcext:value-type="percentage">
            <text:p>24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3427" calcext:value-type="percentage">
            <text:p>34,27%</text:p>
          </table:table-cell>
          <table:table-cell office:value-type="percentage" office:value="0.304" calcext:value-type="percentage">
            <text:p>30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2653" calcext:value-type="percentage">
            <text:p>26,53%</text:p>
          </table:table-cell>
          <table:table-cell office:value-type="percentage" office:value="0.2793" calcext:value-type="percentage">
            <text:p>2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67" calcext:value-type="percentage">
            <text:p>33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3187" calcext:value-type="percentage">
            <text:p>31,87%</text:p>
          </table:table-cell>
          <table:table-cell office:value-type="percentage" office:value="0.2813" calcext:value-type="percentage">
            <text:p>28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4867" calcext:value-type="percentage">
            <text:p>48,67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3013" calcext:value-type="percentage">
            <text:p>30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7" calcext:value-type="percentage">
            <text:p>17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3193" calcext:value-type="percentage">
            <text:p>31,93%</text:p>
          </table:table-cell>
          <table:table-cell office:value-type="percentage" office:value="0.292" calcext:value-type="percentage">
            <text:p>29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296" calcext:value-type="percentage">
            <text:p>29,60%</text:p>
          </table:table-cell>
          <table:table-cell office:value-type="percentage" office:value="0.2587" calcext:value-type="percentage">
            <text:p>25,87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45:.B154])" office:value-type="percentage" office:value="0.11932" calcext:value-type="percentage">
            <text:p>11,93%</text:p>
          </table:table-cell>
          <table:table-cell table:style-name="ce26" table:formula="of:=AVERAGE([.C145:.C154])" office:value-type="percentage" office:value="0.20567" calcext:value-type="percentage">
            <text:p>20,57%</text:p>
          </table:table-cell>
          <table:table-cell table:style-name="ce26" table:formula="of:=AVERAGE([.D145:.D154])" office:value-type="percentage" office:value="0.22636" calcext:value-type="percentage">
            <text:p>22,64%</text:p>
          </table:table-cell>
          <table:table-cell table:style-name="ce26" table:number-columns-repeated="2"/>
          <table:table-cell table:style-name="ce26" table:formula="of:=AVERAGE([.G145:.G154])" office:value-type="percentage" office:value="0.49841" calcext:value-type="percentage">
            <text:p>49,84%</text:p>
          </table:table-cell>
          <table:table-cell table:style-name="ce26" table:formula="of:=AVERAGE([.H145:.H154])" office:value-type="percentage" office:value="0.30093" calcext:value-type="percentage">
            <text:p>30,09%</text:p>
          </table:table-cell>
          <table:table-cell table:style-name="ce26" table:formula="of:=AVERAGE([.I145:.I154])" office:value-type="percentage" office:value="0.2842" calcext:value-type="percentage">
            <text:p>28,42%</text:p>
          </table:table-cell>
          <table:table-cell table:style-name="ce26" table:number-columns-repeated="16369"/>
        </table:table-row>
        <table:table-row table:style-name="ro1">
          <table:table-cell table:style-name="ce26"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table:number-columns-repeated="3"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115" calcext:value-type="percentage">
            <text:p>81,15%</text:p>
          </table:table-cell>
          <table:table-cell office:value-type="percentage" office:value="0.7851" calcext:value-type="percentage">
            <text:p>78,51%</text:p>
          </table:table-cell>
          <table:table-cell office:value-type="percentage" office:value="0.7494" calcext:value-type="percentage">
            <text:p>7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611" calcext:value-type="percentage">
            <text:p>36,11%</text:p>
          </table:table-cell>
          <table:table-cell table:number-columns-repeated="2" office:value-type="percentage" office:value="0.3602" calcext:value-type="percentage">
            <text:p>36,02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7943" calcext:value-type="percentage">
            <text:p>79,43%</text:p>
          </table:table-cell>
          <table:table-cell office:value-type="percentage" office:value="0.7908" calcext:value-type="percentage">
            <text:p>79,08%</text:p>
          </table:table-cell>
          <table:table-cell office:value-type="percentage" office:value="0.7379" calcext:value-type="percentage">
            <text:p>73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269" calcext:value-type="percentage">
            <text:p>52,69%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5213" calcext:value-type="percentage">
            <text:p>52,13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7425" calcext:value-type="percentage">
            <text:p>74,25%</text:p>
          </table:table-cell>
          <table:table-cell office:value-type="percentage" office:value="0.7115" calcext:value-type="percentage">
            <text:p>71,1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office:value-type="percentage" office:value="0.4583" calcext:value-type="percentage">
            <text:p>45,83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241" calcext:value-type="percentage">
            <text:p>82,41%</text:p>
          </table:table-cell>
          <table:table-cell office:value-type="percentage" office:value="0.7621" calcext:value-type="percentage">
            <text:p>76,21%</text:p>
          </table:table-cell>
          <table:table-cell office:value-type="percentage" office:value="0.7724" calcext:value-type="percentage">
            <text:p>77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602" calcext:value-type="percentage">
            <text:p>46,02%</text:p>
          </table:table-cell>
          <table:table-cell office:value-type="percentage" office:value="0.4574" calcext:value-type="percentage">
            <text:p>45,74%</text:p>
          </table:table-cell>
          <table:table-cell office:value-type="percentage" office:value="0.3241" calcext:value-type="percentage">
            <text:p>32,41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677" calcext:value-type="percentage">
            <text:p>67,7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506" calcext:value-type="percentage">
            <text:p>65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241" calcext:value-type="percentage">
            <text:p>32,41%</text:p>
          </table:table-cell>
          <table:table-cell/>
          <table:table-cell office:value-type="string" calcext:value-type="string">
            <text:p>Cleveland_6</text:p>
          </table:table-cell>
          <table:table-cell table:number-columns-repeated="2" office:value-type="percentage" office:value="0.8414" calcext:value-type="percentage">
            <text:p>84,14%</text:p>
          </table:table-cell>
          <table:table-cell office:value-type="percentage" office:value="0.8276" calcext:value-type="percentage">
            <text:p>82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table:number-columns-repeated="3"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897" calcext:value-type="percentage">
            <text:p>78,97%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184" calcext:value-type="percentage">
            <text:p>71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3259" calcext:value-type="percentage">
            <text:p>32,5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6782" calcext:value-type="percentage">
            <text:p>67,82%</text:p>
          </table:table-cell>
          <table:table-cell office:value-type="percentage" office:value="0.6621" calcext:value-type="percentage">
            <text:p>66,21%</text:p>
          </table:table-cell>
          <table:table-cell office:value-type="percentage" office:value="0.6632" calcext:value-type="percentage">
            <text:p>6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table:number-columns-repeated="2" office:value-type="percentage" office:value="0.2778" calcext:value-type="percentage">
            <text:p>27,78%</text:p>
          </table:table-cell>
          <table:table-cell office:value-type="percentage" office:value="0.2769" calcext:value-type="percentage">
            <text:p>27,69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6782" calcext:value-type="percentage">
            <text:p>67,82%</text:p>
          </table:table-cell>
          <table:table-cell office:value-type="percentage" office:value="0.669" calcext:value-type="percentage">
            <text:p>66,90%</text:p>
          </table:table-cell>
          <table:table-cell office:value-type="percentage" office:value="0.6572" calcext:value-type="percentage">
            <text:p>65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table:number-columns-repeated="2" office:value-type="percentage" office:value="0.4167" calcext:value-type="percentage">
            <text:p>41,67%</text:p>
          </table:table-cell>
          <table:table-cell office:value-type="percentage" office:value="0.4176" calcext:value-type="percentage">
            <text:p>41,76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777" calcext:value-type="percentage">
            <text:p>77,70%</text:p>
          </table:table-cell>
          <table:table-cell office:value-type="percentage" office:value="0.7448" calcext:value-type="percentage">
            <text:p>74,48%</text:p>
          </table:table-cell>
          <table:table-cell office:value-type="percentage" office:value="0.7092" calcext:value-type="percentage">
            <text:p>70,92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58:.B167])" office:value-type="percentage" office:value="0.36769" calcext:value-type="percentage">
            <text:p>36,77%</text:p>
          </table:table-cell>
          <table:table-cell table:style-name="ce26" table:formula="of:=AVERAGE([.C158:.C167])" office:value-type="percentage" office:value="0.36677" calcext:value-type="percentage">
            <text:p>36,68%</text:p>
          </table:table-cell>
          <table:table-cell table:style-name="ce26" table:formula="of:=AVERAGE([.D158:.D167])" office:value-type="percentage" office:value="0.3675" calcext:value-type="percentage">
            <text:p>36,75%</text:p>
          </table:table-cell>
          <table:table-cell table:style-name="ce26" table:number-columns-repeated="2"/>
          <table:table-cell table:style-name="ce26" table:formula="of:=AVERAGE([.G158:.G167])" office:value-type="percentage" office:value="0.76519" calcext:value-type="percentage">
            <text:p>76,52%</text:p>
          </table:table-cell>
          <table:table-cell table:style-name="ce26" table:formula="of:=AVERAGE([.H158:.H167])" office:value-type="percentage" office:value="0.74381" calcext:value-type="percentage">
            <text:p>74,38%</text:p>
          </table:table-cell>
          <table:table-cell table:style-name="ce26" table:formula="of:=AVERAGE([.I158:.I167])" office:value-type="percentage" office:value="0.71974" calcext:value-type="percentage">
            <text:p>71,97%</text:p>
          </table:table-cell>
          <table:table-cell table:number-columns-repeated="16369"/>
        </table:table-row>
        <table:table-row table:style-name="ro1">
          <table:table-cell table:style-name="ce26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929" calcext:value-type="percentage">
            <text:p>29,29%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4167" calcext:value-type="percentage">
            <text:p>41,67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532" calcext:value-type="percentage">
            <text:p>25,32%</text:p>
          </table:table-cell>
          <table:table-cell office:value-type="percentage" office:value="0.2677" calcext:value-type="percentage">
            <text:p>26,77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548" calcext:value-type="percentage">
            <text:p>15,48%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714" calcext:value-type="percentage">
            <text:p>27,14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2914" calcext:value-type="percentage">
            <text:p>29,14%</text:p>
          </table:table-cell>
          <table:table-cell office:value-type="percentage" office:value="0.2989" calcext:value-type="percentage">
            <text:p>2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57" calcext:value-type="percentage">
            <text:p>25,70%</text:p>
          </table:table-cell>
          <table:table-cell office:value-type="percentage" office:value="0.2887" calcext:value-type="percentage">
            <text:p>28,87%</text:p>
          </table:table-cell>
          <table:table-cell office:value-type="percentage" office:value="0.2881" calcext:value-type="percentage">
            <text:p>28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3074" calcext:value-type="percentage">
            <text:p>30,74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3059" calcext:value-type="percentage">
            <text:p>30,59%</text:p>
          </table:table-cell>
          <table:table-cell office:value-type="percentage" office:value="0.3414" calcext:value-type="percentage">
            <text:p>34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71" calcext:value-type="percentage">
            <text:p>40,71%</text:p>
          </table:table-cell>
          <table:table-cell office:value-type="percentage" office:value="0.3857" calcext:value-type="percentage">
            <text:p>38,5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172" calcext:value-type="percentage">
            <text:p>31,72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571" calcext:value-type="percentage">
            <text:p>45,71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242" calcext:value-type="percentage">
            <text:p>32,42%</text:p>
          </table:table-cell>
          <table:table-cell office:value-type="percentage" office:value="0.3403" calcext:value-type="percentage">
            <text:p>34,03%</text:p>
          </table:table-cell>
          <table:table-cell office:value-type="percentage" office:value="0.357" calcext:value-type="percentage">
            <text:p>35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952" calcext:value-type="percentage">
            <text:p>29,52%</text:p>
          </table:table-cell>
          <table:table-cell office:value-type="percentage" office:value="0.369" calcext:value-type="percentage">
            <text:p>36,90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3108" calcext:value-type="percentage">
            <text:p>31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405" calcext:value-type="percentage">
            <text:p>24,05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3476" calcext:value-type="percentage">
            <text:p>34,76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946" calcext:value-type="percentage">
            <text:p>29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4214" calcext:value-type="percentage">
            <text:p>42,14%</text:p>
          </table:table-cell>
          <table:table-cell office:value-type="percentage" office:value="0.3286" calcext:value-type="percentage">
            <text:p>32,8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005" calcext:value-type="percentage">
            <text:p>20,05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328" calcext:value-type="percentage">
            <text:p>2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3095" calcext:value-type="percentage">
            <text:p>30,95%</text:p>
          </table:table-cell>
          <table:table-cell office:value-type="percentage" office:value="0.3833" calcext:value-type="percentage">
            <text:p>38,3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505" calcext:value-type="percentage">
            <text:p>35,05%</text:p>
          </table:table-cell>
          <table:table-cell table:number-columns-repeated="2" office:value-type="percentage" office:value="0.3919" calcext:value-type="percentage">
            <text:p>39,19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71:.B180])" office:value-type="percentage" office:value="0.28167" calcext:value-type="percentage">
            <text:p>28,17%</text:p>
          </table:table-cell>
          <table:table-cell table:style-name="ce26" table:formula="of:=AVERAGE([.C171:.C180])" office:value-type="percentage" office:value="0.31522" calcext:value-type="percentage">
            <text:p>31,52%</text:p>
          </table:table-cell>
          <table:table-cell table:style-name="ce26" table:formula="of:=AVERAGE([.D171:.D180])" office:value-type="percentage" office:value="0.36335" calcext:value-type="percentage">
            <text:p>36,34%</text:p>
          </table:table-cell>
          <table:table-cell table:style-name="Default"/>
          <table:table-cell table:style-name="ce26"/>
          <table:table-cell table:style-name="ce26" table:formula="of:=AVERAGE([.G171:.G180])" office:value-type="percentage" office:value="0.27586" calcext:value-type="percentage">
            <text:p>27,59%</text:p>
          </table:table-cell>
          <table:table-cell table:style-name="ce26" table:formula="of:=AVERAGE([.H171:.H180])" office:value-type="percentage" office:value="0.30192" calcext:value-type="percentage">
            <text:p>30,19%</text:p>
          </table:table-cell>
          <table:table-cell table:style-name="ce26" table:formula="of:=AVERAGE([.I171:.I180])" office:value-type="percentage" office:value="0.31053" calcext:value-type="percentage">
            <text:p>31,05%</text:p>
          </table:table-cell>
          <table:table-cell table:number-columns-repeated="16369"/>
        </table:table-row>
        <table:table-row table:style-name="ro1">
          <table:table-cell table:style-name="ce26" table:number-columns-repeated="4"/>
          <table:table-cell table:style-name="Default"/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167" calcext:value-type="percentage">
            <text:p>61,67%</text:p>
          </table:table-cell>
          <table:table-cell office:value-type="percentage" office:value="0.4716" calcext:value-type="percentage">
            <text:p>47,16%</text:p>
          </table:table-cell>
          <table:table-cell office:value-type="percentage" office:value="0.4469" calcext:value-type="percentage">
            <text:p>44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1453" calcext:value-type="percentage">
            <text:p>14,53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469" calcext:value-type="percentage">
            <text:p>64,69%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4847" calcext:value-type="percentage">
            <text:p>48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6219" calcext:value-type="percentage">
            <text:p>62,19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4677" calcext:value-type="percentage">
            <text:p>46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687" calcext:value-type="percentage">
            <text:p>6,8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6364" calcext:value-type="percentage">
            <text:p>63,64%</text:p>
          </table:table-cell>
          <table:table-cell office:value-type="percentage" office:value="0.4502" calcext:value-type="percentage">
            <text:p>45,02%</text:p>
          </table:table-cell>
          <table:table-cell office:value-type="percentage" office:value="0.4957" calcext:value-type="percentage">
            <text:p>49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388" calcext:value-type="percentage">
            <text:p>63,88%</text:p>
          </table:table-cell>
          <table:table-cell office:value-type="percentage" office:value="0.4805" calcext:value-type="percentage">
            <text:p>48,05%</text:p>
          </table:table-cell>
          <table:table-cell office:value-type="percentage" office:value="0.4934" calcext:value-type="percentage">
            <text:p>49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148" calcext:value-type="percentage">
            <text:p>14,80%</text:p>
          </table:table-cell>
          <table:table-cell table:number-columns-repeated="2" office:value-type="percentage" office:value="0.0653" calcext:value-type="percentage">
            <text:p>6,53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6312" calcext:value-type="percentage">
            <text:p>63,12%</text:p>
          </table:table-cell>
          <table:table-cell office:value-type="percentage" office:value="0.4468" calcext:value-type="percentage">
            <text:p>44,68%</text:p>
          </table:table-cell>
          <table:table-cell office:value-type="percentage" office:value="0.4587" calcext:value-type="percentage">
            <text:p>45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633" calcext:value-type="percentage">
            <text:p>6,3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6472" calcext:value-type="percentage">
            <text:p>64,72%</text:p>
          </table:table-cell>
          <table:table-cell office:value-type="percentage" office:value="0.4649" calcext:value-type="percentage">
            <text:p>46,49%</text:p>
          </table:table-cell>
          <table:table-cell office:value-type="percentage" office:value="0.4497" calcext:value-type="percentage">
            <text:p>44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687" calcext:value-type="percentage">
            <text:p>6,8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688" calcext:value-type="percentage">
            <text:p>66,88%</text:p>
          </table:table-cell>
          <table:table-cell office:value-type="percentage" office:value="0.4802" calcext:value-type="percentage">
            <text:p>48,02%</text:p>
          </table:table-cell>
          <table:table-cell office:value-type="percentage" office:value="0.4921" calcext:value-type="percentage">
            <text:p>4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138" calcext:value-type="percentage">
            <text:p>13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779" calcext:value-type="percentage">
            <text:p>7,79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329" calcext:value-type="percentage">
            <text:p>63,29%</text:p>
          </table:table-cell>
          <table:table-cell office:value-type="percentage" office:value="0.4658" calcext:value-type="percentage">
            <text:p>46,58%</text:p>
          </table:table-cell>
          <table:table-cell office:value-type="percentage" office:value="0.4674" calcext:value-type="percentage">
            <text:p>46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0887" calcext:value-type="percentage">
            <text:p>8,87%</text:p>
          </table:table-cell>
          <table:table-cell office:value-type="percentage" office:value="0.0693" calcext:value-type="percentage">
            <text:p>6,93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6551" calcext:value-type="percentage">
            <text:p>65,51%</text:p>
          </table:table-cell>
          <table:table-cell office:value-type="percentage" office:value="0.4535" calcext:value-type="percentage">
            <text:p>45,35%</text:p>
          </table:table-cell>
          <table:table-cell office:value-type="percentage" office:value="0.4648" calcext:value-type="percentage">
            <text:p>46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567" calcext:value-type="percentage">
            <text:p>5,67%</text:p>
          </table:table-cell>
          <table:table-cell table:style-name="ce26" table:number-columns-repeated="2"/>
          <table:table-cell table:style-name="ce26" table:formula="of:=AVERAGE([.G183:.G192])" office:value-type="percentage" office:value="0.63959" calcext:value-type="percentage">
            <text:p>63,96%</text:p>
          </table:table-cell>
          <table:table-cell table:style-name="ce26" table:formula="of:=AVERAGE([.H183:.H192])" office:value-type="percentage" office:value="0.45334" calcext:value-type="percentage">
            <text:p>45,33%</text:p>
          </table:table-cell>
          <table:table-cell table:style-name="ce26" table:formula="of:=AVERAGE([.I183:.I192])" office:value-type="percentage" office:value="0.47211" calcext:value-type="percentage">
            <text:p>47,21%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84:.B193])" office:value-type="percentage" office:value="0.13178" calcext:value-type="percentage">
            <text:p>13,18%</text:p>
          </table:table-cell>
          <table:table-cell table:style-name="ce26" table:formula="of:=AVERAGE([.C184:.C193])" office:value-type="percentage" office:value="0.08022" calcext:value-type="percentage">
            <text:p>8,02%</text:p>
          </table:table-cell>
          <table:table-cell table:style-name="ce26" table:formula="of:=AVERAGE([.D184:.D193])" office:value-type="percentage" office:value="0.0694" calcext:value-type="percentage">
            <text:p>6,94%</text:p>
          </table:table-cell>
          <table:table-cell table:number-columns-repeated="16374"/>
        </table:table-row>
        <table:table-row table:style-name="ro1">
          <table:table-cell table:style-name="ce26" table:number-columns-repeated="4"/>
          <table:table-cell table:number-columns-repeated="16374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26" office:value-type="string" calcext:value-type="string">
            <text:p>ADAMW=20</text:p>
          </table:table-cell>
          <table:table-cell table:number-columns-repeated="2"/>
          <table:table-cell office:value-type="string" calcext:value-type="string">
            <text:p>ADAMW=5</text:p>
          </table:table-cell>
          <table:table-cell table:style-name="ce31" office:value-type="string" calcext:value-type="string">
            <text:p>ADAMW=15</text:p>
          </table:table-cell>
          <table:table-cell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197:.B205])" office:value-type="string" office:string-value="" calcext:value-type="error">
            <text:p>#DIV/0!</text:p>
          </table:table-cell>
          <table:table-cell table:style-name="ce32" table:formula="of:=AVERAGE([.C197:.C205])" office:value-type="string" office:string-value="" calcext:value-type="error">
            <text:p>#DIV/0!</text:p>
          </table:table-cell>
          <table:table-cell table:style-name="ce32" table:formula="of:=AVERAGE([.D197:.D20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197:.G205])" office:value-type="string" office:string-value="" calcext:value-type="error">
            <text:p>#DIV/0!</text:p>
          </table:table-cell>
          <table:table-cell table:style-name="ce32" table:formula="of:=AVERAGE([.H197:.H205])" office:value-type="string" office:string-value="" calcext:value-type="error">
            <text:p>#DIV/0!</text:p>
          </table:table-cell>
          <table:table-cell table:style-name="ce32" table:formula="of:=AVERAGE([.I197:.I20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09:.B218])" office:value-type="string" office:string-value="" calcext:value-type="error">
            <text:p>#DIV/0!</text:p>
          </table:table-cell>
          <table:table-cell table:style-name="ce32" table:formula="of:=AVERAGE([.C209:.C218])" office:value-type="string" office:string-value="" calcext:value-type="error">
            <text:p>#DIV/0!</text:p>
          </table:table-cell>
          <table:table-cell table:style-name="ce32" table:formula="of:=AVERAGE([.D209:.D218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09:.G218])" office:value-type="string" office:string-value="" calcext:value-type="error">
            <text:p>#DIV/0!</text:p>
          </table:table-cell>
          <table:table-cell table:style-name="ce32" table:formula="of:=AVERAGE([.H209:.H218])" office:value-type="string" office:string-value="" calcext:value-type="error">
            <text:p>#DIV/0!</text:p>
          </table:table-cell>
          <table:table-cell table:style-name="ce32" table:formula="of:=AVERAGE([.I209:.I218])" office:value-type="string" office:string-value="" calcext:value-type="error">
            <text:p>#DIV/0!</text:p>
          </table:table-cell>
          <table:table-cell table:style-name="ce32"/>
          <table:table-cell table:number-columns-repeated="16368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33" table:number-columns-repeated="2"/>
          <table:table-cell table:style-name="ce31"/>
          <table:table-cell table:style-name="ce31" office:value-type="string" calcext:value-type="string">
            <text:p>Concret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31"/>
          <table:table-cell table:style-name="ce33"/>
          <table:table-cell table:style-name="ce31"/>
          <table:table-cell table:style-name="ce31" office:value-type="string" calcext:value-type="string">
            <text:p>Concret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33"/>
          <table:table-cell table:style-name="ce31" table:number-columns-repeated="2"/>
          <table:table-cell table:style-name="ce31" office:value-type="string" calcext:value-type="string">
            <text:p>Concret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22:.B231])" office:value-type="string" office:string-value="" calcext:value-type="error">
            <text:p>#DIV/0!</text:p>
          </table:table-cell>
          <table:table-cell table:style-name="ce32" table:formula="of:=AVERAGE([.C222:.C231])" office:value-type="string" office:string-value="" calcext:value-type="error">
            <text:p>#DIV/0!</text:p>
          </table:table-cell>
          <table:table-cell table:style-name="ce32" table:formula="of:=AVERAGE([.D222:.D231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22:.G231])" office:value-type="string" office:string-value="" calcext:value-type="error">
            <text:p>#DIV/0!</text:p>
          </table:table-cell>
          <table:table-cell table:style-name="ce32" table:formula="of:=AVERAGE([.H222:.H231])" office:value-type="string" office:string-value="" calcext:value-type="error">
            <text:p>#DIV/0!</text:p>
          </table:table-cell>
          <table:table-cell table:style-name="ce32" table:formula="of:=AVERAGE([.I222:.I23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35:.B244])" office:value-type="string" office:string-value="" calcext:value-type="error">
            <text:p>#DIV/0!</text:p>
          </table:table-cell>
          <table:table-cell table:style-name="ce32" table:formula="of:=AVERAGE([.C235:.C244])" office:value-type="string" office:string-value="" calcext:value-type="error">
            <text:p>#DIV/0!</text:p>
          </table:table-cell>
          <table:table-cell table:style-name="ce32" table:formula="of:=AVERAGE([.D235:.D244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35:.G244])" office:value-type="string" office:string-value="" calcext:value-type="error">
            <text:p>#DIV/0!</text:p>
          </table:table-cell>
          <table:table-cell table:style-name="ce32" table:formula="of:=AVERAGE([.H235:.H244])" office:value-type="string" office:string-value="" calcext:value-type="error">
            <text:p>#DIV/0!</text:p>
          </table:table-cell>
          <table:table-cell table:style-name="ce32" table:formula="of:=AVERAGE([.I235:.I24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26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48:.B257])" office:value-type="string" office:string-value="" calcext:value-type="error">
            <text:p>#DIV/0!</text:p>
          </table:table-cell>
          <table:table-cell table:style-name="ce32" table:formula="of:=AVERAGE([.C248:.C257])" office:value-type="string" office:string-value="" calcext:value-type="error">
            <text:p>#DIV/0!</text:p>
          </table:table-cell>
          <table:table-cell table:style-name="ce32" table:formula="of:=AVERAGE([.D248:.D257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48:.G257])" office:value-type="string" office:string-value="" calcext:value-type="error">
            <text:p>#DIV/0!</text:p>
          </table:table-cell>
          <table:table-cell table:style-name="ce32" table:formula="of:=AVERAGE([.H248:.H257])" office:value-type="string" office:string-value="" calcext:value-type="error">
            <text:p>#DIV/0!</text:p>
          </table:table-cell>
          <table:table-cell table:style-name="ce32" table:formula="of:=AVERAGE([.I248:.I25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61:.B270])" office:value-type="string" office:string-value="" calcext:value-type="error">
            <text:p>#DIV/0!</text:p>
          </table:table-cell>
          <table:table-cell table:style-name="ce32" table:formula="of:=AVERAGE([.C261:.C270])" office:value-type="string" office:string-value="" calcext:value-type="error">
            <text:p>#DIV/0!</text:p>
          </table:table-cell>
          <table:table-cell table:style-name="ce32" table:formula="of:=AVERAGE([.D261:.D270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61:.G270])" office:value-type="string" office:string-value="" calcext:value-type="error">
            <text:p>#DIV/0!</text:p>
          </table:table-cell>
          <table:table-cell table:style-name="ce32" table:formula="of:=AVERAGE([.H261:.H270])" office:value-type="string" office:string-value="" calcext:value-type="error">
            <text:p>#DIV/0!</text:p>
          </table:table-cell>
          <table:table-cell table:style-name="ce32" table:formula="of:=AVERAGE([.I261:.I27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73:.B282])" office:value-type="string" office:string-value="" calcext:value-type="error">
            <text:p>#DIV/0!</text:p>
          </table:table-cell>
          <table:table-cell table:style-name="ce32" table:formula="of:=AVERAGE([.C273:.C282])" office:value-type="string" office:string-value="" calcext:value-type="error">
            <text:p>#DIV/0!</text:p>
          </table:table-cell>
          <table:table-cell table:style-name="ce32" table:formula="of:=AVERAGE([.D273:.D282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73:.G282])" office:value-type="string" office:string-value="" calcext:value-type="error">
            <text:p>#DIV/0!</text:p>
          </table:table-cell>
          <table:table-cell table:style-name="ce32" table:formula="of:=AVERAGE([.H273:.H282])" office:value-type="string" office:string-value="" calcext:value-type="error">
            <text:p>#DIV/0!</text:p>
          </table:table-cell>
          <table:table-cell table:style-name="ce32" table:formula="of:=AVERAGE([.I273:.I28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86:.B295])" office:value-type="string" office:string-value="" calcext:value-type="error">
            <text:p>#DIV/0!</text:p>
          </table:table-cell>
          <table:table-cell table:style-name="ce32" table:formula="of:=AVERAGE([.C286:.C295])" office:value-type="string" office:string-value="" calcext:value-type="error">
            <text:p>#DIV/0!</text:p>
          </table:table-cell>
          <table:table-cell table:style-name="ce32" table:formula="of:=AVERAGE([.D286:.D29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86:.G295])" office:value-type="string" office:string-value="" calcext:value-type="error">
            <text:p>#DIV/0!</text:p>
          </table:table-cell>
          <table:table-cell table:style-name="ce32" table:formula="of:=AVERAGE([.H286:.H295])" office:value-type="string" office:string-value="" calcext:value-type="error">
            <text:p>#DIV/0!</text:p>
          </table:table-cell>
          <table:table-cell table:style-name="ce32" table:formula="of:=AVERAGE([.I286:.I29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ADAMW=5</text:p>
          </table:table-cell>
          <table:table-cell table:style-name="ce32" office:value-type="string" calcext:value-type="string">
            <text:p>ADAMW=15</text:p>
          </table:table-cell>
          <table:table-cell table:style-name="ce32" office:value-type="string" calcext:value-type="string">
            <text:p>ADAMW=2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99:.B308])" office:value-type="string" office:string-value="" calcext:value-type="error">
            <text:p>#DIV/0!</text:p>
          </table:table-cell>
          <table:table-cell table:style-name="ce32" table:formula="of:=AVERAGE([.C299:.C308])" office:value-type="string" office:string-value="" calcext:value-type="error">
            <text:p>#DIV/0!</text:p>
          </table:table-cell>
          <table:table-cell table:style-name="ce32" table:formula="of:=AVERAGE([.D299:.D308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6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6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31"/>
          <table:table-cell table:number-columns-repeated="16374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NodesProposed" table:style-name="ta1">
        <table:table-column table:style-name="co1" table:default-cell-style-name="ce29"/>
        <table:table-column table:style-name="co2" table:number-columns-repeated="3" table:default-cell-style-name="ce29"/>
        <table:table-column table:style-name="co3" table:default-cell-style-name="ce29"/>
        <table:table-column table:style-name="co4" table:default-cell-style-name="ce29"/>
        <table:table-column table:style-name="co2" table:number-columns-repeated="3" table:default-cell-style-name="ce29"/>
        <table:table-column table:style-name="co3" table:number-columns-repeated="16369" table:default-cell-style-name="ce29"/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26" table:number-columns-repeated="2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2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2" calcext:value-type="percentage">
            <text:p>1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2567" calcext:value-type="percentage">
            <text:p>25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8" calcext:value-type="percentage">
            <text:p>1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:.B11])" office:value-type="string" office:string-value="" calcext:value-type="error">
            <text:p>#DIV/0!</text:p>
          </table:table-cell>
          <table:table-cell table:style-name="ce30" table:formula="of:=AVERAGE([.C2:.C11])" office:value-type="string" office:string-value="" calcext:value-type="error">
            <text:p>#DIV/0!</text:p>
          </table:table-cell>
          <table:table-cell table:style-name="ce30" table:formula="of:=AVERAGE([.D2:.D11])" office:value-type="string" office:string-value="" calcext:value-type="error">
            <text:p>#DIV/0!</text:p>
          </table:table-cell>
          <table:table-cell table:style-name="ce30" table:number-columns-repeated="2"/>
          <table:table-cell table:style-name="ce30" table:formula="of:=AVERAGE([.G2:.G11])" office:value-type="percentage" office:value="0.145" calcext:value-type="percentage">
            <text:p>14,50%</text:p>
          </table:table-cell>
          <table:table-cell table:style-name="ce30" table:formula="of:=AVERAGE([.H2:.H11])" office:value-type="percentage" office:value="0.15833" calcext:value-type="percentage">
            <text:p>15,83%</text:p>
          </table:table-cell>
          <table:table-cell table:style-name="ce30" table:formula="of:=AVERAGE([.I2:.I11])" office:value-type="percentage" office:value="0.15134" calcext:value-type="percentage">
            <text:p>15,1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275" calcext:value-type="percentage">
            <text:p>32,75%</text:p>
          </table:table-cell>
          <table:table-cell office:value-type="percentage" office:value="0.2319" calcext:value-type="percentage">
            <text:p>23,19%</text:p>
          </table:table-cell>
          <table:table-cell office:value-type="percentage" office:value="0.2029" calcext:value-type="percentage">
            <text:p>20,29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1452" calcext:value-type="percentage">
            <text:p>1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899" calcext:value-type="percentage">
            <text:p>18,99%</text:p>
          </table:table-cell>
          <table:table-cell office:value-type="percentage" office:value="0.085" calcext:value-type="percentage">
            <text:p>8,50%</text:p>
          </table:table-cell>
          <table:table-cell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2366" calcext:value-type="percentage">
            <text:p>23,66%</text:p>
          </table:table-cell>
          <table:table-cell office:value-type="percentage" office:value="0.1285" calcext:value-type="percentage">
            <text:p>12,85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729" calcext:value-type="percentage">
            <text:p>37,29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2599" calcext:value-type="percentage">
            <text:p>25,99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134" calcext:value-type="percentage">
            <text:p>11,34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328" calcext:value-type="percentage">
            <text:p>1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1449" calcext:value-type="percentage">
            <text:p>14,4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1011" calcext:value-type="percentage">
            <text:p>10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734" calcext:value-type="percentage">
            <text:p>27,34%</text:p>
          </table:table-cell>
          <table:table-cell office:value-type="percentage" office:value="0.1304" calcext:value-type="percentage">
            <text:p>13,04%</text:p>
          </table:table-cell>
          <table:table-cell office:value-type="percentage" office:value="0.1454" calcext:value-type="percentage">
            <text:p>14,54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246" calcext:value-type="percentage">
            <text:p>32,46%</text:p>
          </table:table-cell>
          <table:table-cell table:number-columns-repeated="2" office:value-type="percentage" office:value="0.1014" calcext:value-type="percentage">
            <text:p>10,14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1129" calcext:value-type="percentage">
            <text:p>1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58" calcext:value-type="percentage">
            <text:p>40,58%</text:p>
          </table:table-cell>
          <table:table-cell office:value-type="percentage" office:value="0.1449" calcext:value-type="percentage">
            <text:p>14,49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2065" calcext:value-type="percentage">
            <text:p>20,65%</text:p>
          </table:table-cell>
          <table:table-cell office:value-type="percentage" office:value="0.2043" calcext:value-type="percentage">
            <text:p>20,43%</text:p>
          </table:table-cell>
          <table:table-cell office:value-type="percentage" office:value="0.0875" calcext:value-type="percentage">
            <text:p>8,7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1594" calcext:value-type="percentage">
            <text:p>15,94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1753" calcext:value-type="percentage">
            <text:p>17,53%</text:p>
          </table:table-cell>
          <table:table-cell office:value-type="percentage" office:value="0.1559" calcext:value-type="percentage">
            <text:p>15,59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715" calcext:value-type="percentage">
            <text:p>37,15%</text:p>
          </table:table-cell>
          <table:table-cell office:value-type="percentage" office:value="0.087" calcext:value-type="percentage">
            <text:p>8,70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1306" calcext:value-type="percentage">
            <text:p>13,06%</text:p>
          </table:table-cell>
          <table:table-cell office:value-type="percentage" office:value="0.1817" calcext:value-type="percentage">
            <text:p>18,17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188" calcext:value-type="percentage">
            <text:p>31,88%</text:p>
          </table:table-cell>
          <table:table-cell office:value-type="percentage" office:value="0.1304" calcext:value-type="percentage">
            <text:p>13,04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2118" calcext:value-type="percentage">
            <text:p>21,18%</text:p>
          </table:table-cell>
          <table:table-cell table:number-columns-repeated="16370"/>
        </table:table-row>
        <table:table-row table:style-name="ro2">
          <table:table-cell table:style-name="ce30"/>
          <table:table-cell table:style-name="ce30" table:formula="of:=AVERAGE([.B15:.B24])" office:value-type="percentage" office:value="0.30767" calcext:value-type="percentage">
            <text:p>30,77%</text:p>
          </table:table-cell>
          <table:table-cell table:style-name="ce30" table:formula="of:=AVERAGE([.C15:.C24])" office:value-type="percentage" office:value="0.13307" calcext:value-type="percentage">
            <text:p>13,31%</text:p>
          </table:table-cell>
          <table:table-cell table:style-name="ce30" table:formula="of:=AVERAGE([.D15:.D24])" office:value-type="percentage" office:value="0.193133333333333" calcext:value-type="percentage">
            <text:p>19,31%</text:p>
          </table:table-cell>
          <table:table-cell table:style-name="ce30" table:number-columns-repeated="2"/>
          <table:table-cell table:style-name="ce30" table:formula="of:=AVERAGE([.G15:.G24])" office:value-type="percentage" office:value="0.16349" calcext:value-type="percentage">
            <text:p>16,35%</text:p>
          </table:table-cell>
          <table:table-cell table:style-name="ce30" table:formula="of:=AVERAGE([.H15:.H24])" office:value-type="percentage" office:value="0.15248" calcext:value-type="percentage">
            <text:p>15,25%</text:p>
          </table:table-cell>
          <table:table-cell table:style-name="ce30" table:formula="of:=AVERAGE([.I15:.I24])" office:value-type="percentage" office:value="0.1135" calcext:value-type="percentage">
            <text:p>11,35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2"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3714" calcext:value-type="percentage">
            <text:p>37,14%</text:p>
          </table:table-cell>
          <table:table-cell office:value-type="percentage" office:value="0.2571" calcext:value-type="percentage">
            <text:p>25,71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952" calcext:value-type="percentage">
            <text:p>39,52%</text:p>
          </table:table-cell>
          <table:table-cell office:value-type="percentage" office:value="0.4413" calcext:value-type="percentage">
            <text:p>44,13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4143" calcext:value-type="percentage">
            <text:p>41,43%</text:p>
          </table:table-cell>
          <table:table-cell office:value-type="percentage" office:value="0.4571" calcext:value-type="percentage">
            <text:p>45,71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175" calcext:value-type="percentage">
            <text:p>81,75%</text:p>
          </table:table-cell>
          <table:table-cell office:value-type="percentage" office:value="0.6968" calcext:value-type="percentage">
            <text:p>69,68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4695" calcext:value-type="percentage">
            <text:p>46,95%</text:p>
          </table:table-cell>
          <table:table-cell office:value-type="percentage" office:value="0.5143" calcext:value-type="percentage">
            <text:p>51,43%</text:p>
          </table:table-cell>
          <table:table-cell office:value-type="percentage" office:value="0.5429" calcext:value-type="percentage">
            <text:p>54,29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365" calcext:value-type="percentage">
            <text:p>53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5413" calcext:value-type="percentage">
            <text:p>54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4267" calcext:value-type="percentage">
            <text:p>42,67%</text:p>
          </table:table-cell>
          <table:table-cell office:value-type="percentage" office:value="0.4848" calcext:value-type="percentage">
            <text:p>48,48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032" calcext:value-type="percentage">
            <text:p>60,32%</text:p>
          </table:table-cell>
          <table:table-cell office:value-type="percentage" office:value="0.5317" calcext:value-type="percentage">
            <text:p>53,17%</text:p>
          </table:table-cell>
          <table:table-cell office:value-type="percentage" office:value="0.5841" calcext:value-type="percentage">
            <text:p>58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4686" calcext:value-type="percentage">
            <text:p>46,86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5111" calcext:value-type="percentage">
            <text:p>5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724" calcext:value-type="percentage">
            <text:p>37,24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016" calcext:value-type="percentage">
            <text:p>50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3981" calcext:value-type="percentage">
            <text:p>39,81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635" calcext:value-type="percentage">
            <text:p>46,35%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3508" calcext:value-type="percentage">
            <text:p>35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3257" calcext:value-type="percentage">
            <text:p>32,57%</text:p>
          </table:table-cell>
          <table:table-cell table:number-columns-repeated="2" office:value-type="percentage" office:value="0.2571" calcext:value-type="percentage">
            <text:p>25,71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4095" calcext:value-type="percentage">
            <text:p>40,95%</text:p>
          </table:table-cell>
          <table:table-cell office:value-type="percentage" office:value="0.3619" calcext:value-type="percentage">
            <text:p>36,19%</text:p>
          </table:table-cell>
          <table:table-cell office:value-type="percentage" office:value="0.3698" calcext:value-type="percentage">
            <text:p>36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3448" calcext:value-type="percentage">
            <text:p>34,48%</text:p>
          </table:table-cell>
          <table:table-cell office:value-type="percentage" office:value="0.3714" calcext:value-type="percentage">
            <text:p>37,14%</text:p>
          </table:table-cell>
          <table:table-cell office:value-type="percentage" office:value="0.3143" calcext:value-type="percentage">
            <text:p>31,43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762" calcext:value-type="percentage">
            <text:p>57,62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28:.B37])" office:value-type="percentage" office:value="0.36716" calcext:value-type="percentage">
            <text:p>36,72%</text:p>
          </table:table-cell>
          <table:table-cell table:style-name="ce30" table:formula="of:=AVERAGE([.C28:.C37])" office:value-type="percentage" office:value="0.39791" calcext:value-type="percentage">
            <text:p>39,79%</text:p>
          </table:table-cell>
          <table:table-cell table:style-name="ce30" table:formula="of:=AVERAGE([.D28:.D37])" office:value-type="percentage" office:value="0.36857" calcext:value-type="percentage">
            <text:p>36,86%</text:p>
          </table:table-cell>
          <table:table-cell table:style-name="ce30" table:number-columns-repeated="2"/>
          <table:table-cell table:style-name="ce30" table:formula="of:=AVERAGE([.G28:.G37])" office:value-type="percentage" office:value="0.54111" calcext:value-type="percentage">
            <text:p>54,11%</text:p>
          </table:table-cell>
          <table:table-cell table:style-name="ce30" table:formula="of:=AVERAGE([.H28:.H37])" office:value-type="percentage" office:value="0.50808" calcext:value-type="percentage">
            <text:p>50,81%</text:p>
          </table:table-cell>
          <table:table-cell table:style-name="ce30" table:formula="of:=AVERAGE([.I28:.I37])" office:value-type="percentage" office:value="0.48904" calcext:value-type="percentage">
            <text:p>48,9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2385" calcext:value-type="percentage">
            <text:p>23,85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963" calcext:value-type="percentage">
            <text:p>29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436" calcext:value-type="percentage">
            <text:p>34,36%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4205" calcext:value-type="percentage">
            <text:p>42,05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0988" calcext:value-type="percentage">
            <text:p>9,88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4256" calcext:value-type="percentage">
            <text:p>42,56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4974" calcext:value-type="percentage">
            <text:p>49,74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872" calcext:value-type="percentage">
            <text:p>58,72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846" calcext:value-type="percentage">
            <text:p>48,46%</text:p>
          </table:table-cell>
          <table:table-cell/>
          <table:table-cell office:value-type="string" calcext:value-type="string">
            <text:p>Heart_5</text:p>
          </table:table-cell>
          <table:table-cell table:number-columns-repeated="2" office:value-type="percentage" office:value="0.1111" calcext:value-type="percentage">
            <text:p>11,11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385" calcext:value-type="percentage">
            <text:p>33,85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5154" calcext:value-type="percentage">
            <text:p>51,54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2436" calcext:value-type="percentage">
            <text:p>24,36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198" calcext:value-type="percentage">
            <text:p>21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4282" calcext:value-type="percentage">
            <text:p>42,82%</text:p>
          </table:table-cell>
          <table:table-cell table:number-columns-repeated="2"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1487" calcext:value-type="percentage">
            <text:p>14,87%</text:p>
          </table:table-cell>
          <table:table-cell office:value-type="percentage" office:value="0.3718" calcext:value-type="percentage">
            <text:p>37,18%</text:p>
          </table:table-cell>
          <table:table-cell office:value-type="percentage" office:value="0.5385" calcext:value-type="percentage">
            <text:p>53,85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513" calcext:value-type="percentage">
            <text:p>55,1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6128" calcext:value-type="percentage">
            <text:p>61,28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41:.B50])" office:value-type="percentage" office:value="0.36513" calcext:value-type="percentage">
            <text:p>36,51%</text:p>
          </table:table-cell>
          <table:table-cell table:style-name="ce30" table:formula="of:=AVERAGE([.C41:.C50])" office:value-type="percentage" office:value="0.40692" calcext:value-type="percentage">
            <text:p>40,69%</text:p>
          </table:table-cell>
          <table:table-cell table:style-name="ce30" table:formula="of:=AVERAGE([.D41:.D50])" office:value-type="percentage" office:value="0.45384" calcext:value-type="percentage">
            <text:p>45,38%</text:p>
          </table:table-cell>
          <table:table-cell table:style-name="ce30" table:number-columns-repeated="2"/>
          <table:table-cell table:style-name="ce30" table:formula="of:=AVERAGE([.G41:.G50])" office:value-type="percentage" office:value="0.15296" calcext:value-type="percentage">
            <text:p>15,30%</text:p>
          </table:table-cell>
          <table:table-cell table:style-name="ce30" table:formula="of:=AVERAGE([.H41:.H50])" office:value-type="percentage" office:value="0.18456" calcext:value-type="percentage">
            <text:p>18,46%</text:p>
          </table:table-cell>
          <table:table-cell table:style-name="ce30" table:formula="of:=AVERAGE([.I41:.I50])" office:value-type="percentage" office:value="0.19976" calcext:value-type="percentage">
            <text:p>19,98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2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07433" calcext:value-type="percentage">
            <text:p>7,43%</text:p>
          </table:table-cell>
          <table:table-cell office:value-type="percentage" office:value="0.059" calcext:value-type="percentage">
            <text:p>5,90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1058" calcext:value-type="percentage">
            <text:p>10,58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429" calcext:value-type="percentage">
            <text:p>14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275" calcext:value-type="percentage">
            <text:p>2,75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6" calcext:value-type="percentage">
            <text:p>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232" calcext:value-type="percentage">
            <text:p>2,32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362" calcext:value-type="percentage">
            <text:p>3,62%</text:p>
          </table:table-cell>
          <table:table-cell office:value-type="percentage" office:value="0.0232" calcext:value-type="percentage">
            <text:p>2,32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0486" calcext:value-type="percentage">
            <text:p>4,86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86" calcext:value-type="percentage">
            <text:p>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58" calcext:value-type="percentage">
            <text:p>0,58%</text:p>
          </table:table-cell>
          <table:table-cell office:value-type="percentage" office:value="0.0072" calcext:value-type="percentage">
            <text:p>0,72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058" calcext:value-type="percentage">
            <text:p>0,58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10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2">
          <table:table-cell table:style-name="ce30"/>
          <table:table-cell table:style-name="ce30" table:formula="of:=AVERAGE([.B54:.B63])" office:value-type="percentage" office:value="0.03494" calcext:value-type="percentage">
            <text:p>3,49%</text:p>
          </table:table-cell>
          <table:table-cell table:style-name="ce30" table:formula="of:=AVERAGE([.C54:.C63])" office:value-type="percentage" office:value="0.03537" calcext:value-type="percentage">
            <text:p>3,54%</text:p>
          </table:table-cell>
          <table:table-cell table:style-name="ce30" table:formula="of:=AVERAGE([.D54:.D63])" office:value-type="percentage" office:value="0.04059" calcext:value-type="percentage">
            <text:p>4,06%</text:p>
          </table:table-cell>
          <table:table-cell table:style-name="ce30" table:number-columns-repeated="2"/>
          <table:table-cell table:style-name="ce30" table:formula="of:=AVERAGE([.G54:.G63])" office:value-type="percentage" office:value="0.081243" calcext:value-type="percentage">
            <text:p>8,12%</text:p>
          </table:table-cell>
          <table:table-cell table:style-name="ce30" table:formula="of:=AVERAGE([.H54:.H63])" office:value-type="percentage" office:value="0.08018" calcext:value-type="percentage">
            <text:p>8,02%</text:p>
          </table:table-cell>
          <table:table-cell table:style-name="ce30" table:formula="of:=AVERAGE([.I54:.I63])" office:value-type="percentage" office:value="0.08" calcext:value-type="percentage">
            <text:p>8,00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147" calcext:value-type="percentage">
            <text:p>21,47%</text:p>
          </table:table-cell>
          <table:table-cell office:value-type="percentage" office:value="0.2118" calcext:value-type="percentage">
            <text:p>21,18%</text:p>
          </table:table-cell>
          <table:table-cell office:value-type="percentage" office:value="0.2373" calcext:value-type="percentage">
            <text:p>23,73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008" calcext:value-type="percentage">
            <text:p>20,08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353" calcext:value-type="percentage">
            <text:p>23,53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414" calcext:value-type="percentage">
            <text:p>14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4118" calcext:value-type="percentage">
            <text:p>41,18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63" calcext:value-type="percentage">
            <text:p>18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4255" calcext:value-type="percentage">
            <text:p>42,55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209" calcext:value-type="percentage">
            <text:p>22,09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153" calcext:value-type="percentage">
            <text:p>21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084" calcext:value-type="percentage">
            <text:p>10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775" calcext:value-type="percentage">
            <text:p>17,75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1534" calcext:value-type="percentage">
            <text:p>15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2853" calcext:value-type="percentage">
            <text:p>28,53%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2971" calcext:value-type="percentage">
            <text:p>29,71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1863" calcext:value-type="percentage">
            <text:p>18,63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186" calcext:value-type="percentage">
            <text:p>11,86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365" calcext:value-type="percentage">
            <text:p>13,65%</text:p>
          </table:table-cell>
          <table:table-cell office:value-type="percentage" office:value="0.1482" calcext:value-type="percentage">
            <text:p>14,82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2902" calcext:value-type="percentage">
            <text:p>29,02%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3284" calcext:value-type="percentage">
            <text:p>32,84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1932" calcext:value-type="percentage">
            <text:p>19,3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695" calcext:value-type="percentage">
            <text:p>16,95%</text:p>
          </table:table-cell>
          <table:table-cell table:number-columns-repeated="16370"/>
        </table:table-row>
        <table:table-row table:style-name="ro2">
          <table:table-cell table:style-name="ce30"/>
          <table:table-cell table:style-name="ce30" table:formula="of:=AVERAGE([.B67:.B76])" office:value-type="percentage" office:value="0.27412" calcext:value-type="percentage">
            <text:p>27,41%</text:p>
          </table:table-cell>
          <table:table-cell table:style-name="ce30" table:formula="of:=AVERAGE([.C67:.C76])" office:value-type="percentage" office:value="0.27911" calcext:value-type="percentage">
            <text:p>27,91%</text:p>
          </table:table-cell>
          <table:table-cell table:style-name="ce30" table:formula="of:=AVERAGE([.D67:.D76])" office:value-type="percentage" office:value="0.29216" calcext:value-type="percentage">
            <text:p>29,22%</text:p>
          </table:table-cell>
          <table:table-cell table:style-name="ce30" table:number-columns-repeated="2"/>
          <table:table-cell table:style-name="ce30" table:formula="of:=AVERAGE([.G67:.G76])" office:value-type="percentage" office:value="0.1761" calcext:value-type="percentage">
            <text:p>17,61%</text:p>
          </table:table-cell>
          <table:table-cell table:style-name="ce30" table:formula="of:=AVERAGE([.H67:.H76])" office:value-type="percentage" office:value="0.18346" calcext:value-type="percentage">
            <text:p>18,35%</text:p>
          </table:table-cell>
          <table:table-cell table:style-name="ce30" table:formula="of:=AVERAGE([.I67:.I76])" office:value-type="percentage" office:value="0.176885714285714" calcext:value-type="percentage">
            <text:p>17,69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4"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298" calcext:value-type="percentage">
            <text:p>22,98%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1579" calcext:value-type="percentage">
            <text:p>15,79%</text:p>
          </table:table-cell>
          <table:table-cell table:style-name="ce34"/>
          <table:table-cell office:value-type="string" calcext:value-type="string">
            <text:p>Pima_1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237" calcext:value-type="percentage">
            <text:p>2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105" calcext:value-type="percentage">
            <text:p>21,05%</text:p>
          </table:table-cell>
          <table:table-cell table:style-name="ce34"/>
          <table:table-cell office:value-type="string" calcext:value-type="string">
            <text:p>Pima_2</text:p>
          </table:table-cell>
          <table:table-cell office:value-type="percentage" office:value="0.2553" calcext:value-type="percentage">
            <text:p>25,53%</text:p>
          </table:table-cell>
          <table:table-cell office:value-type="percentage" office:value="0.2224" calcext:value-type="percentage">
            <text:p>22,24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649" calcext:value-type="percentage">
            <text:p>26,49%</text:p>
          </table:table-cell>
          <table:table-cell table:style-name="ce34"/>
          <table:table-cell office:value-type="string" calcext:value-type="string">
            <text:p>Pima_3</text:p>
          </table:table-cell>
          <table:table-cell office:value-type="percentage" office:value="0.2254" calcext:value-type="percentage">
            <text:p>22,54%</text:p>
          </table:table-cell>
          <table:table-cell table:number-columns-repeated="2" office:value-type="percentage" office:value="0.2237" calcext:value-type="percentage">
            <text:p>2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649" calcext:value-type="percentage">
            <text:p>6,49%</text:p>
          </table:table-cell>
          <table:table-cell office:value-type="percentage" office:value="0.1404" calcext:value-type="percentage">
            <text:p>14,04%</text:p>
          </table:table-cell>
          <table:table-cell office:value-type="percentage" office:value="0.1088" calcext:value-type="percentage">
            <text:p>10,88%</text:p>
          </table:table-cell>
          <table:table-cell table:style-name="ce34"/>
          <table:table-cell office:value-type="string" calcext:value-type="string">
            <text:p>Pima_4</text:p>
          </table:table-cell>
          <table:table-cell office:value-type="percentage" office:value="0.1719" calcext:value-type="percentage">
            <text:p>17,1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974" calcext:value-type="percentage">
            <text:p>19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719" calcext:value-type="percentage">
            <text:p>17,19%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632" calcext:value-type="percentage">
            <text:p>26,32%</text:p>
          </table:table-cell>
          <table:table-cell table:style-name="ce34"/>
          <table:table-cell office:value-type="string" calcext:value-type="string">
            <text:p>Pima_5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2632" calcext:value-type="percentage">
            <text:p>26,32%</text:p>
          </table:table-cell>
          <table:table-cell table:style-name="ce34"/>
          <table:table-cell office:value-type="string" calcext:value-type="string">
            <text:p>Pima_6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237" calcext:value-type="percentage">
            <text:p>2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1053" calcext:value-type="percentage">
            <text:p>10,53%</text:p>
          </table:table-cell>
          <table:table-cell table:style-name="ce34"/>
          <table:table-cell office:value-type="string" calcext:value-type="string">
            <text:p>Pima_7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2018" calcext:value-type="percentage">
            <text:p>20,18%</text:p>
          </table:table-cell>
          <table:table-cell table:style-name="ce34"/>
          <table:table-cell office:value-type="string" calcext:value-type="string">
            <text:p>Pima_8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671" calcext:value-type="percentage">
            <text:p>26,7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632" calcext:value-type="percentage">
            <text:p>26,32%</text:p>
          </table:table-cell>
          <table:table-cell table:style-name="ce34"/>
          <table:table-cell office:value-type="string" calcext:value-type="string">
            <text:p>Pima_9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3026" calcext:value-type="percentage">
            <text:p>30,2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0526" calcext:value-type="percentage">
            <text:p>5,26%</text:p>
          </table:table-cell>
          <table:table-cell table:style-name="ce34"/>
          <table:table-cell office:value-type="string" calcext:value-type="string">
            <text:p>Pima_10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496" calcext:value-type="percentage">
            <text:p>24,96%</text:p>
          </table:table-cell>
          <table:table-cell table:number-columns-repeated="16370"/>
        </table:table-row>
        <table:table-row table:style-name="ro2">
          <table:table-cell table:style-name="ce30"/>
          <table:table-cell table:style-name="ce30" table:formula="of:=AVERAGE([.B80:.B89])" office:value-type="percentage" office:value="0.13771" calcext:value-type="percentage">
            <text:p>13,77%</text:p>
          </table:table-cell>
          <table:table-cell table:style-name="ce30" table:formula="of:=AVERAGE([.C80:.C89])" office:value-type="percentage" office:value="0.18333" calcext:value-type="percentage">
            <text:p>18,33%</text:p>
          </table:table-cell>
          <table:table-cell table:style-name="ce30" table:formula="of:=AVERAGE([.D80:.D89])" office:value-type="percentage" office:value="0.18914" calcext:value-type="percentage">
            <text:p>18,91%</text:p>
          </table:table-cell>
          <table:table-cell table:style-name="ce30" table:number-columns-repeated="2"/>
          <table:table-cell table:style-name="ce30" table:formula="of:=AVERAGE([.G80:.G89])" office:value-type="percentage" office:value="0.22675" calcext:value-type="percentage">
            <text:p>22,68%</text:p>
          </table:table-cell>
          <table:table-cell table:style-name="ce30" table:formula="of:=AVERAGE([.H80:.H89])" office:value-type="percentage" office:value="0.2343" calcext:value-type="percentage">
            <text:p>23,43%</text:p>
          </table:table-cell>
          <table:table-cell table:style-name="ce30" table:formula="of:=AVERAGE([.I80:.I89])" office:value-type="percentage" office:value="0.2143" calcext:value-type="percentage">
            <text:p>21,43%</text:p>
          </table:table-cell>
          <table:table-cell table:style-name="ce30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09" calcext:value-type="percentage">
            <text:p>8,09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159" calcext:value-type="percentage">
            <text:p>21,59%</text:p>
          </table:table-cell>
          <table:table-cell office:value-type="percentage" office:value="0.1957" calcext:value-type="percentage">
            <text:p>19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296" calcext:value-type="percentage">
            <text:p>2,96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036" calcext:value-type="percentage">
            <text:p>30,36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025" calcext:value-type="percentage">
            <text:p>0,2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261" calcext:value-type="percentage">
            <text:p>32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2486" calcext:value-type="percentage">
            <text:p>24,86%</text:p>
          </table:table-cell>
          <table:table-cell office:value-type="percentage" office:value="0.2391" calcext:value-type="percentage">
            <text:p>23,91%</text:p>
          </table:table-cell>
          <table:table-cell office:value-type="percentage" office:value="0.3261" calcext:value-type="percentage">
            <text:p>32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549" calcext:value-type="percentage">
            <text:p>5,49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aheart_5</text:p>
          </table:table-cell>
          <table:table-cell table:number-columns-repeated="2" office:value-type="percentage" office:value="0.2174" calcext:value-type="percentage">
            <text:p>21,74%</text:p>
          </table:table-cell>
          <table:table-cell office:value-type="percentage" office:value="0.2826" calcext:value-type="percentage">
            <text:p>28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543" calcext:value-type="percentage">
            <text:p>5,43%</text:p>
          </table:table-cell>
          <table:table-cell table:number-columns-repeated="2"/>
          <table:table-cell office:value-type="string" calcext:value-type="string">
            <text:p>Saheart_6</text:p>
          </table:table-cell>
          <table:table-cell office:value-type="percentage" office:value="0.2725" calcext:value-type="percentage">
            <text:p>27,25%</text:p>
          </table:table-cell>
          <table:table-cell office:value-type="percentage" office:value="0.2609" calcext:value-type="percentage">
            <text:p>26,09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741" calcext:value-type="percentage">
            <text:p>7,41%</text:p>
          </table:table-cell>
          <table:table-cell table:number-columns-repeated="2"/>
          <table:table-cell office:value-type="string" calcext:value-type="string">
            <text:p>Saheart_7</text:p>
          </table:table-cell>
          <table:table-cell office:value-type="percentage" office:value="0.3341" calcext:value-type="percentage">
            <text:p>33,41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185" calcext:value-type="percentage">
            <text:p>1,85%</text:p>
          </table:table-cell>
          <table:table-cell table:number-columns-repeated="2"/>
          <table:table-cell office:value-type="string" calcext:value-type="string">
            <text:p>Saheart_8</text:p>
          </table:table-cell>
          <table:table-cell office:value-type="percentage" office:value="0.2761" calcext:value-type="percentage">
            <text:p>27,61%</text:p>
          </table:table-cell>
          <table:table-cell office:value-type="percentage" office:value="0.2391" calcext:value-type="percentage">
            <text:p>23,9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9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table:number-columns-repeated="2"/>
          <table:table-cell office:value-type="string" calcext:value-type="string">
            <text:p>Saheart_9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746" calcext:value-type="percentage">
            <text:p>17,4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7" calcext:value-type="percentage">
            <text:p>3,70%</text:p>
          </table:table-cell>
          <table:table-cell table:number-columns-repeated="2"/>
          <table:table-cell office:value-type="string" calcext:value-type="string">
            <text:p>Saheart_10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70"/>
        </table:table-row>
        <table:table-row table:style-name="ro2">
          <table:table-cell table:style-name="ce30"/>
          <table:table-cell table:style-name="ce30" table:formula="of:=AVERAGE([.B93:.B102])" office:value-type="percentage" office:value="0.05062" calcext:value-type="percentage">
            <text:p>5,06%</text:p>
          </table:table-cell>
          <table:table-cell table:style-name="ce30" table:formula="of:=AVERAGE([.C93:.C102])" office:value-type="percentage" office:value="0.04282" calcext:value-type="percentage">
            <text:p>4,28%</text:p>
          </table:table-cell>
          <table:table-cell table:style-name="ce30" table:formula="of:=AVERAGE([.D93:.D102])" office:value-type="percentage" office:value="0.03055" calcext:value-type="percentage">
            <text:p>3,06%</text:p>
          </table:table-cell>
          <table:table-cell table:style-name="ce30" table:number-columns-repeated="2"/>
          <table:table-cell table:style-name="ce30" table:formula="of:=AVERAGE([.G93:.G102])" office:value-type="percentage" office:value="0.27625" calcext:value-type="percentage">
            <text:p>27,63%</text:p>
          </table:table-cell>
          <table:table-cell table:style-name="ce30" table:formula="of:=AVERAGE([.H93:.H102])" office:value-type="percentage" office:value="0.26949" calcext:value-type="percentage">
            <text:p>26,95%</text:p>
          </table:table-cell>
          <table:table-cell table:style-name="ce30" table:formula="of:=AVERAGE([.I93:.I102])" office:value-type="percentage" office:value="0.29566" calcext:value-type="percentage">
            <text:p>29,57%</text:p>
          </table:table-cell>
          <table:table-cell table:style-name="ce30" table:number-columns-repeated="16369"/>
        </table:table-row>
        <table:table-row table:style-name="ro1">
          <table:table-cell table:number-columns-repeated="5"/>
          <table:table-cell table:style-name="ce34" table:number-columns-repeated="5"/>
          <table:table-cell table:number-columns-repeated="1636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1"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517" calcext:value-type="percentage">
            <text:p>15,17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092" calcext:value-type="percentage">
            <text:p>40,92%</text:p>
          </table:table-cell>
          <table:table-cell office:value-type="percentage" office:value="0.1405" calcext:value-type="percentage">
            <text:p>14,05%</text:p>
          </table:table-cell>
          <table:table-cell office:value-type="string" calcext:value-type="string">
            <text:p>x</text:p>
          </table:table-cell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398" calcext:value-type="percentage">
            <text:p>43,98%</text:p>
          </table:table-cell>
          <table:table-cell office:value-type="percentage" office:value="0.171" calcext:value-type="percentage">
            <text:p>17,10%</text:p>
          </table:table-cell>
          <table:table-cell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952" calcext:value-type="percentage">
            <text:p>39,52%</text:p>
          </table:table-cell>
          <table:table-cell office:value-type="percentage" office:value="0.1072" calcext:value-type="percentage">
            <text:p>10,72%</text:p>
          </table:table-cell>
          <table:table-cell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3648" calcext:value-type="percentage">
            <text:p>36,48%</text:p>
          </table:table-cell>
          <table:table-cell office:value-type="percentage" office:value="0.1143" calcext:value-type="percentage">
            <text:p>11,43%</text:p>
          </table:table-cell>
          <table:table-cell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45" calcext:value-type="percentage">
            <text:p>14,5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55" calcext:value-type="percentage">
            <text:p>48,55%</text:p>
          </table:table-cell>
          <table:table-cell office:value-type="percentage" office:value="0.1275" calcext:value-type="percentage">
            <text:p>12,75%</text:p>
          </table:table-cell>
          <table:table-cell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467" calcext:value-type="percentage">
            <text:p>24,6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3995" calcext:value-type="percentage">
            <text:p>39,95%</text:p>
          </table:table-cell>
          <table:table-cell office:value-type="percentage" office:value="0.15" calcext:value-type="percentage">
            <text:p>15,00%</text:p>
          </table:table-cell>
          <table:table-cell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45" calcext:value-type="percentage">
            <text:p>24,50%</text:p>
          </table:table-cell>
          <table:table-cell office:value-type="percentage" office:value="0.25" calcext:value-type="percentage">
            <text:p>25,00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3785" calcext:value-type="percentage">
            <text:p>37,85%</text:p>
          </table:table-cell>
          <table:table-cell office:value-type="percentage" office:value="0.0977" calcext:value-type="percentage">
            <text:p>9,77%</text:p>
          </table:table-cell>
          <table:table-cell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5" calcext:value-type="percentage">
            <text:p>15,00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1167" calcext:value-type="percentage">
            <text:p>11,67%</text:p>
          </table:table-cell>
          <table:table-cell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25" calcext:value-type="percentage">
            <text:p>25,00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1363" calcext:value-type="percentage">
            <text:p>13,63%</text:p>
          </table:table-cell>
          <table:table-cell/>
          <table:table-cell table:style-name="ce3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083" calcext:value-type="percentage">
            <text:p>20,83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0868" calcext:value-type="percentage">
            <text:p>8,68%</text:p>
          </table:table-cell>
          <table:table-cell/>
          <table:table-cell table:style-name="ce34"/>
          <table:table-cell table:number-columns-repeated="16368"/>
        </table:table-row>
        <table:table-row table:style-name="ro1">
          <table:table-cell table:style-name="ce26"/>
          <table:table-cell table:style-name="ce26" table:formula="of:=AVERAGE([.B106:.B115])" office:value-type="percentage" office:value="0.2245" calcext:value-type="percentage">
            <text:p>22,45%</text:p>
          </table:table-cell>
          <table:table-cell table:style-name="ce26" table:formula="of:=AVERAGE([.C106:.C115])" office:value-type="percentage" office:value="0.21017" calcext:value-type="percentage">
            <text:p>21,02%</text:p>
          </table:table-cell>
          <table:table-cell table:style-name="ce26" table:formula="of:=AVERAGE([.D106:.D115])" office:value-type="percentage" office:value="0.259" calcext:value-type="percentage">
            <text:p>25,90%</text:p>
          </table:table-cell>
          <table:table-cell table:style-name="ce26" table:number-columns-repeated="2"/>
          <table:table-cell table:style-name="ce26" table:formula="of:=AVERAGE([.G106:.G115])" office:value-type="percentage" office:value="0.40808" calcext:value-type="percentage">
            <text:p>40,81%</text:p>
          </table:table-cell>
          <table:table-cell table:style-name="ce26" table:formula="of:=AVERAGE([.H106:.H115])" office:value-type="percentage" office:value="0.1248" calcext:value-type="percentage">
            <text:p>12,48%</text:p>
          </table:table-cell>
          <table:table-cell table:style-name="ce26" table:formula="of:=AVERAGE([.I106:.I115])" office:value-type="string" office:string-value="" calcext:value-type="error">
            <text:p>#DIV/0!</text:p>
          </table:table-cell>
          <table:table-cell table:style-name="ce35"/>
          <table:table-cell table:style-name="ce26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867" calcext:value-type="percentage">
            <text:p>58,67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4689" calcext:value-type="percentage">
            <text:p>46,89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702" calcext:value-type="percentage">
            <text:p>7,02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622" calcext:value-type="percentage">
            <text:p>46,22%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911" calcext:value-type="percentage">
            <text:p>39,11%</text:p>
          </table:table-cell>
          <table:table-cell/>
          <table:table-cell office:value-type="string" calcext:value-type="string">
            <text:p>Wdbc_2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6533" calcext:value-type="percentage">
            <text:p>65,33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1101" calcext:value-type="percentage">
            <text:p>11,0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101" calcext:value-type="percentage">
            <text:p>1,0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622" calcext:value-type="percentage">
            <text:p>66,22%</text:p>
          </table:table-cell>
          <table:table-cell office:value-type="percentage" office:value="0.5889" calcext:value-type="percentage">
            <text:p>58,89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933" calcext:value-type="percentage">
            <text:p>79,3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/>
          <table:table-cell office:value-type="string" calcext:value-type="string">
            <text:p>Wdbc_6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133" calcext:value-type="percentage">
            <text:p>61,33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/>
          <table:table-cell office:value-type="string" calcext:value-type="string">
            <text:p>Wdbc_7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756" calcext:value-type="percentage">
            <text:p>47,56%</text:p>
          </table:table-cell>
          <table:table-cell table:number-columns-repeated="2"/>
          <table:table-cell office:value-type="string" calcext:value-type="string">
            <text:p>Wdbc_8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893" calcext:value-type="percentage">
            <text:p>8,9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/>
          <table:table-cell office:value-type="string" calcext:value-type="string">
            <text:p>Wdbc_9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286" calcext:value-type="percentage">
            <text:p>2,8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38" calcext:value-type="percentage">
            <text:p>38,00%</text:p>
          </table:table-cell>
          <table:table-cell table:number-columns-repeated="2"/>
          <table:table-cell office:value-type="string" calcext:value-type="string">
            <text:p>Wdbc_10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table:number-columns-repeated="16370"/>
        </table:table-row>
        <table:table-row table:style-name="ro1">
          <table:table-cell table:style-name="ce26"/>
          <table:table-cell table:style-name="ce26" table:formula="of:=AVERAGE([.B119:.B128])" office:value-type="percentage" office:value="0.56533" calcext:value-type="percentage">
            <text:p>56,53%</text:p>
          </table:table-cell>
          <table:table-cell table:style-name="ce26" table:formula="of:=AVERAGE([.C119:.C128])" office:value-type="percentage" office:value="0.51868" calcext:value-type="percentage">
            <text:p>51,87%</text:p>
          </table:table-cell>
          <table:table-cell table:style-name="ce26" table:formula="of:=AVERAGE([.D119:.D128])" office:value-type="percentage" office:value="0.478325" calcext:value-type="percentage">
            <text:p>47,83%</text:p>
          </table:table-cell>
          <table:table-cell table:style-name="ce26" table:number-columns-repeated="2"/>
          <table:table-cell table:style-name="ce26" table:formula="of:=AVERAGE([.G119:.G128])" office:value-type="percentage" office:value="0.05916" calcext:value-type="percentage">
            <text:p>5,92%</text:p>
          </table:table-cell>
          <table:table-cell table:style-name="ce26" table:formula="of:=AVERAGE([.H119:.H128])" office:value-type="percentage" office:value="0.05225" calcext:value-type="percentage">
            <text:p>5,23%</text:p>
          </table:table-cell>
          <table:table-cell table:style-name="ce26" table:formula="of:=AVERAGE([.I119:.I128])" office:value-type="string" office:string-value="" calcext:value-type="error">
            <text:p>#DIV/0!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176" calcext:value-type="percentage">
            <text:p>11,76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289" calcext:value-type="percentage">
            <text:p>2,89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978" calcext:value-type="percentage">
            <text:p>9,78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1255" calcext:value-type="percentage">
            <text:p>12,55%</text:p>
          </table:table-cell>
          <table:table-cell office:value-type="percentage" office:value="0.1765" calcext:value-type="percentage">
            <text:p>17,65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6" calcext:value-type="percentage">
            <text:p>6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59" calcext:value-type="percentage">
            <text:p>0,59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89" calcext:value-type="percentage">
            <text:p>1,8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1765" calcext:value-type="percentage">
            <text:p>17,65%</text:p>
          </table:table-cell>
          <table:table-cell table:number-columns-repeated="2"/>
          <table:table-cell office:value-type="string" calcext:value-type="string">
            <text:p>z_f_s_5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089" calcext:value-type="percentage">
            <text:p>0,8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2"/>
          <table:table-cell office:value-type="string" calcext:value-type="string">
            <text:p>z_f_s_6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089" calcext:value-type="percentage">
            <text:p>0,8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1078" calcext:value-type="percentage">
            <text:p>10,78%</text:p>
          </table:table-cell>
          <table:table-cell table:number-columns-repeated="2"/>
          <table:table-cell office:value-type="string" calcext:value-type="string">
            <text:p>z_f_s_7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0589" calcext:value-type="percentage">
            <text:p>5,8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number-columns-repeated="2"/>
          <table:table-cell office:value-type="string" calcext:value-type="string">
            <text:p>z_f_s_8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0978" calcext:value-type="percentage">
            <text:p>9,7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1765" calcext:value-type="percentage">
            <text:p>17,65%</text:p>
          </table:table-cell>
          <table:table-cell table:number-columns-repeated="2"/>
          <table:table-cell office:value-type="string" calcext:value-type="string">
            <text:p>z_f_s_9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647" calcext:value-type="percentage">
            <text:p>6,47%</text:p>
          </table:table-cell>
          <table:table-cell table:number-columns-repeated="2"/>
          <table:table-cell office:value-type="string" calcext:value-type="string">
            <text:p>z_f_s_10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2" calcext:value-type="percentage">
            <text:p>2,00%</text:p>
          </table:table-cell>
          <table:table-cell table:number-columns-repeated="16370"/>
        </table:table-row>
        <table:table-row table:style-name="ro1">
          <table:table-cell table:style-name="ce26"/>
          <table:table-cell table:style-name="ce26" table:formula="of:=AVERAGE([.B132:.B141])" office:value-type="percentage" office:value="0.07547" calcext:value-type="percentage">
            <text:p>7,55%</text:p>
          </table:table-cell>
          <table:table-cell table:style-name="ce26" table:formula="of:=AVERAGE([.C132:.C141])" office:value-type="percentage" office:value="0.10706" calcext:value-type="percentage">
            <text:p>10,71%</text:p>
          </table:table-cell>
          <table:table-cell table:style-name="ce26" table:formula="of:=AVERAGE([.D132:.D141])" office:value-type="percentage" office:value="0.117633333333333" calcext:value-type="percentage">
            <text:p>11,76%</text:p>
          </table:table-cell>
          <table:table-cell table:style-name="ce26" table:number-columns-repeated="2"/>
          <table:table-cell table:style-name="ce26" table:formula="of:=AVERAGE([.G132:.G141])" office:value-type="percentage" office:value="0.06278" calcext:value-type="percentage">
            <text:p>6,28%</text:p>
          </table:table-cell>
          <table:table-cell table:style-name="ce26" table:formula="of:=AVERAGE([.H132:.H141])" office:value-type="percentage" office:value="0.0339" calcext:value-type="percentage">
            <text:p>3,39%</text:p>
          </table:table-cell>
          <table:table-cell table:style-name="ce26" table:formula="of:=AVERAGE([.I132:.I141])" office:value-type="string" office:string-value="" calcext:value-type="error">
            <text:p>#DIV/0!</text:p>
          </table:table-cell>
          <table:table-cell table:style-name="ce26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1" calcext:value-type="percentage">
            <text:p>1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9" calcext:value-type="percentage">
            <text:p>29,00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307" calcext:value-type="percentage">
            <text:p>3,0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" calcext:value-type="percentage">
            <text:p>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967" calcext:value-type="percentage">
            <text:p>39,67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27" calcext:value-type="percentage">
            <text:p>6,2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16" calcext:value-type="percentage">
            <text:p>1,6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327" calcext:value-type="percentage">
            <text:p>3,2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48" calcext:value-type="percentage">
            <text:p>4,8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58" calcext:value-type="percentage">
            <text:p>5,80%</text:p>
          </table:table-cell>
          <table:table-cell table:number-columns-repeated="16370"/>
        </table:table-row>
        <table:table-row table:style-name="ro1">
          <table:table-cell table:style-name="ce26"/>
          <table:table-cell table:style-name="ce26" table:formula="of:=AVERAGE([.B145:.B154])" office:value-type="percentage" office:value="0.13099" calcext:value-type="percentage">
            <text:p>13,10%</text:p>
          </table:table-cell>
          <table:table-cell table:style-name="ce26" table:formula="of:=AVERAGE([.C145:.C154])" office:value-type="percentage" office:value="0.15867" calcext:value-type="percentage">
            <text:p>15,87%</text:p>
          </table:table-cell>
          <table:table-cell table:style-name="ce26" table:formula="of:=AVERAGE([.D145:.D154])" office:value-type="string" office:string-value="" calcext:value-type="error">
            <text:p>#DIV/0!</text:p>
          </table:table-cell>
          <table:table-cell table:style-name="ce26" table:number-columns-repeated="2"/>
          <table:table-cell table:style-name="ce26" table:formula="of:=AVERAGE([.G145:.G154])" office:value-type="percentage" office:value="0.07033" calcext:value-type="percentage">
            <text:p>7,03%</text:p>
          </table:table-cell>
          <table:table-cell table:style-name="ce26" table:formula="of:=AVERAGE([.H145:.H154])" office:value-type="percentage" office:value="0.03394" calcext:value-type="percentage">
            <text:p>3,39%</text:p>
          </table:table-cell>
          <table:table-cell table:style-name="ce26" table:formula="of:=AVERAGE([.I145:.I154])" office:value-type="string" office:string-value="" calcext:value-type="error">
            <text:p>#DIV/0!</text:p>
          </table:table-cell>
          <table:table-cell table:style-name="ce26" table:number-columns-repeated="16369"/>
        </table:table-row>
        <table:table-row table:style-name="ro1">
          <table:table-cell table:style-name="ce26" table:number-columns-repeated="16378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Cleveland_1</text:p>
          </table:table-cell>
          <table:table-cell office:value-type="percentage" office:value="0.6736" calcext:value-type="percentage">
            <text:p>67,36%</text:p>
          </table:table-cell>
          <table:table-cell office:value-type="percentage" office:value="0.6572" calcext:value-type="percentage">
            <text:p>65,7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611" calcext:value-type="percentage">
            <text:p>36,11%</text:p>
          </table:table-cell>
          <table:table-cell table:number-columns-repeated="2"/>
          <table:table-cell office:value-type="string" calcext:value-type="string">
            <text:p>Cleveland_2</text:p>
          </table:table-cell>
          <table:table-cell table:number-columns-repeated="2" office:value-type="percentage" office:value="0.4483" calcext:value-type="percentage">
            <text:p>44,8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4676" calcext:value-type="percentage">
            <text:p>46,76%</text:p>
          </table:table-cell>
          <table:table-cell table:number-columns-repeated="2"/>
          <table:table-cell office:value-type="string" calcext:value-type="string">
            <text:p>Cleveland_3</text:p>
          </table:table-cell>
          <table:table-cell table:number-columns-repeated="2" office:value-type="percentage" office:value="0.5276" calcext:value-type="percentage">
            <text:p>52,7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102" calcext:value-type="percentage">
            <text:p>31,02%</text:p>
          </table:table-cell>
          <table:table-cell office:value-type="percentage" office:value="0.3611" calcext:value-type="percentage">
            <text:p>36,11%</text:p>
          </table:table-cell>
          <table:table-cell table:number-columns-repeated="2"/>
          <table:table-cell office:value-type="string" calcext:value-type="string">
            <text:p>Cleveland_4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5471" calcext:value-type="percentage">
            <text:p>54,7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3815" calcext:value-type="percentage">
            <text:p>38,15%</text:p>
          </table:table-cell>
          <table:table-cell office:value-type="percentage" office:value="0.4417" calcext:value-type="percentage">
            <text:p>44,17%</text:p>
          </table:table-cell>
          <table:table-cell table:number-columns-repeated="2"/>
          <table:table-cell office:value-type="string" calcext:value-type="string">
            <text:p>Cleveland_5</text:p>
          </table:table-cell>
          <table:table-cell table:number-columns-repeated="2" office:value-type="percentage" office:value="0.5195" calcext:value-type="percentage">
            <text:p>51,9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287" calcext:value-type="percentage">
            <text:p>32,87%</text:p>
          </table:table-cell>
          <table:table-cell office:value-type="percentage" office:value="0.3611" calcext:value-type="percentage">
            <text:p>36,11%</text:p>
          </table:table-cell>
          <table:table-cell table:number-columns-repeated="2"/>
          <table:table-cell office:value-type="string" calcext:value-type="string">
            <text:p>Cleveland_6</text:p>
          </table:table-cell>
          <table:table-cell table:number-columns-repeated="2" office:value-type="percentage" office:value="0.3448" calcext:value-type="percentage">
            <text:p>34,4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944" calcext:value-type="percentage">
            <text:p>19,44%</text:p>
          </table:table-cell>
          <table:table-cell table:number-columns-repeated="2"/>
          <table:table-cell office:value-type="string" calcext:value-type="string">
            <text:p>Cleveland_7</text:p>
          </table:table-cell>
          <table:table-cell office:value-type="percentage" office:value="0.6115" calcext:value-type="percentage">
            <text:p>61,15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2"/>
          <table:table-cell office:value-type="string" calcext:value-type="string">
            <text:p>Cleveland_8</text:p>
          </table:table-cell>
          <table:table-cell office:value-type="percentage" office:value="0.492" calcext:value-type="percentage">
            <text:p>49,20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917" calcext:value-type="percentage">
            <text:p>29,17%</text:p>
          </table:table-cell>
          <table:table-cell office:value-type="percentage" office:value="0.2778" calcext:value-type="percentage">
            <text:p>27,78%</text:p>
          </table:table-cell>
          <table:table-cell table:number-columns-repeated="2"/>
          <table:table-cell office:value-type="string" calcext:value-type="string">
            <text:p>Cleveland_9</text:p>
          </table:table-cell>
          <table:table-cell office:value-type="percentage" office:value="0.4529" calcext:value-type="percentage">
            <text:p>45,29%</text:p>
          </table:table-cell>
          <table:table-cell office:value-type="percentage" office:value="0.4908" calcext:value-type="percentage">
            <text:p>49,0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ands_10</text:p>
          </table:table-cell>
          <table:table-cell table:number-columns-repeated="2"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Cleveland_10</text:p>
          </table:table-cell>
          <table:table-cell office:value-type="percentage" office:value="0.6713" calcext:value-type="percentage">
            <text:p>67,13%</text:p>
          </table:table-cell>
          <table:table-cell office:value-type="percentage" office:value="0.67134" calcext:value-type="percentage">
            <text:p>67,13%</text:p>
          </table:table-cell>
          <table:table-cell table:number-columns-repeated="16370"/>
        </table:table-row>
        <table:table-row table:style-name="ro1">
          <table:table-cell table:style-name="ce26"/>
          <table:table-cell table:style-name="ce26" table:formula="of:=AVERAGE([.B158:.B167])" office:value-type="percentage" office:value="0.33037" calcext:value-type="percentage">
            <text:p>33,04%</text:p>
          </table:table-cell>
          <table:table-cell table:style-name="ce26" table:formula="of:=AVERAGE([.C158:.C167])" office:value-type="percentage" office:value="0.35481" calcext:value-type="percentage">
            <text:p>35,48%</text:p>
          </table:table-cell>
          <table:table-cell table:style-name="ce26" table:formula="of:=AVERAGE([.D158:.D167])" office:value-type="string" office:string-value="" calcext:value-type="error">
            <text:p>#DIV/0!</text:p>
          </table:table-cell>
          <table:table-cell table:style-name="ce26" table:number-columns-repeated="2"/>
          <table:table-cell table:style-name="ce26" table:formula="of:=AVERAGE([.G158:.G167])" office:value-type="percentage" office:value="0.53197" calcext:value-type="percentage">
            <text:p>53,20%</text:p>
          </table:table-cell>
          <table:table-cell table:style-name="ce26" table:formula="of:=AVERAGE([.H158:.H167])" office:value-type="percentage" office:value="0.524104" calcext:value-type="percentage">
            <text:p>52,41%</text:p>
          </table:table-cell>
          <table:table-cell table:style-name="ce26" table:formula="of:=AVERAGE([.I158:.I16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2"/>
          <table:table-cell office:value-type="string" calcext:value-type="string">
            <text:p>Regions2_1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1935" calcext:value-type="percentage">
            <text:p>19,3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0667" calcext:value-type="percentage">
            <text:p>6,67%</text:p>
          </table:table-cell>
          <table:table-cell table:number-columns-repeated="2"/>
          <table:table-cell office:value-type="string" calcext:value-type="string">
            <text:p>Regions2_2</text:p>
          </table:table-cell>
          <table:table-cell office:value-type="percentage" office:value="0.2215" calcext:value-type="percentage">
            <text:p>22,15%</text:p>
          </table:table-cell>
          <table:table-cell office:value-type="percentage" office:value="0.2258" calcext:value-type="percentage">
            <text:p>22,5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0071" calcext:value-type="percentage">
            <text:p>0,71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2"/>
          <table:table-cell office:value-type="string" calcext:value-type="string">
            <text:p>Regions2_3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571" calcext:value-type="percentage">
            <text:p>35,71%</text:p>
          </table:table-cell>
          <table:table-cell table:number-columns-repeated="2"/>
          <table:table-cell office:value-type="string" calcext:value-type="string">
            <text:p>Regions2_4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5" calcext:value-type="percentage">
            <text:p>50,00%</text:p>
          </table:table-cell>
          <table:table-cell table:number-columns-repeated="2"/>
          <table:table-cell office:value-type="string" calcext:value-type="string">
            <text:p>Regions2_5</text:p>
          </table:table-cell>
          <table:table-cell office:value-type="percentage" office:value="0.3091" calcext:value-type="percentage">
            <text:p>30,91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2881" calcext:value-type="percentage">
            <text:p>28,81%</text:p>
          </table:table-cell>
          <table:table-cell table:number-columns-repeated="2"/>
          <table:table-cell office:value-type="string" calcext:value-type="string">
            <text:p>Regions2_6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2"/>
          <table:table-cell office:value-type="string" calcext:value-type="string">
            <text:p>Regions2_7</text:p>
          </table:table-cell>
          <table:table-cell office:value-type="percentage" office:value="0.2984" calcext:value-type="percentage">
            <text:p>29,84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429" calcext:value-type="percentage">
            <text:p>14,29%</text:p>
          </table:table-cell>
          <table:table-cell table:number-columns-repeated="2"/>
          <table:table-cell office:value-type="string" calcext:value-type="string">
            <text:p>Regions2_8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143" calcext:value-type="percentage">
            <text:p>21,43%</text:p>
          </table:table-cell>
          <table:table-cell table:number-columns-repeated="2"/>
          <table:table-cell office:value-type="string" calcext:value-type="string">
            <text:p>Regions2_9</text:p>
          </table:table-cell>
          <table:table-cell office:value-type="percentage" office:value="0.2253" calcext:value-type="percentage">
            <text:p>22,53%</text:p>
          </table:table-cell>
          <table:table-cell office:value-type="percentage" office:value="0.2419" calcext:value-type="percentage">
            <text:p>24,1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43" calcext:value-type="percentage">
            <text:p>21,43%</text:p>
          </table:table-cell>
          <table:table-cell table:number-columns-repeated="2"/>
          <table:table-cell office:value-type="string" calcext:value-type="string">
            <text:p>Regions2_10</text:p>
          </table:table-cell>
          <table:table-cell table:number-columns-repeated="2" office:value-type="percentage" office:value="0.3226" calcext:value-type="percentage">
            <text:p>32,26%</text:p>
          </table:table-cell>
          <table:table-cell table:number-columns-repeated="16370"/>
        </table:table-row>
        <table:table-row table:style-name="ro1">
          <table:table-cell table:style-name="ce26"/>
          <table:table-cell table:style-name="ce26" table:formula="of:=AVERAGE([.B171:.B180])" office:value-type="percentage" office:value="0.19284" calcext:value-type="percentage">
            <text:p>19,28%</text:p>
          </table:table-cell>
          <table:table-cell table:style-name="ce26" table:formula="of:=AVERAGE([.C171:.C180])" office:value-type="percentage" office:value="0.27834" calcext:value-type="percentage">
            <text:p>27,83%</text:p>
          </table:table-cell>
          <table:table-cell table:style-name="ce26" table:formula="of:=AVERAGE([.D171:.D180])" office:value-type="string" office:string-value="" calcext:value-type="error">
            <text:p>#DIV/0!</text:p>
          </table:table-cell>
          <table:table-cell table:style-name="Default"/>
          <table:table-cell table:style-name="ce26"/>
          <table:table-cell table:style-name="ce26" table:formula="of:=AVERAGE([.G171:.G180])" office:value-type="percentage" office:value="0.25908" calcext:value-type="percentage">
            <text:p>25,91%</text:p>
          </table:table-cell>
          <table:table-cell table:style-name="ce26" table:formula="of:=AVERAGE([.H171:.H180])" office:value-type="percentage" office:value="0.25968" calcext:value-type="percentage">
            <text:p>25,97%</text:p>
          </table:table-cell>
          <table:table-cell table:style-name="ce26" table:formula="of:=AVERAGE([.I171:.I18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 table:number-columns-repeated="4"/>
          <table:table-cell table:style-name="Default"/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4509" calcext:value-type="percentage">
            <text:p>45,09%</text:p>
          </table:table-cell>
          <table:table-cell office:value-type="percentage" office:value="0.3665" calcext:value-type="percentage">
            <text:p>36,6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4" calcext:value-type="percentage">
            <text:p>4,00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4665" calcext:value-type="percentage">
            <text:p>46,65%</text:p>
          </table:table-cell>
          <table:table-cell office:value-type="percentage" office:value="0.3823" calcext:value-type="percentage">
            <text:p>38,2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53" calcext:value-type="percentage">
            <text:p>1,53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5812" calcext:value-type="percentage">
            <text:p>58,12%</text:p>
          </table:table-cell>
          <table:table-cell office:value-type="percentage" office:value="0.5368" calcext:value-type="percentage">
            <text:p>53,6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5397" calcext:value-type="percentage">
            <text:p>53,97%</text:p>
          </table:table-cell>
          <table:table-cell office:value-type="percentage" office:value="0.3636" calcext:value-type="percentage">
            <text:p>36,3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04" calcext:value-type="percentage">
            <text:p>0,40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5202" calcext:value-type="percentage">
            <text:p>52,02%</text:p>
          </table:table-cell>
          <table:table-cell office:value-type="percentage" office:value="0.3896" calcext:value-type="percentage">
            <text:p>38,9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5882" calcext:value-type="percentage">
            <text:p>58,8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52" calcext:value-type="percentage">
            <text:p>5,20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5964" calcext:value-type="percentage">
            <text:p>59,6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6179" calcext:value-type="percentage">
            <text:p>61,7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53" calcext:value-type="percentage">
            <text:p>2,53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6508" calcext:value-type="percentage">
            <text:p>65,0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153" calcext:value-type="percentage">
            <text:p>1,53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5544" calcext:value-type="percentage">
            <text:p>55,44%</text:p>
          </table:table-cell>
          <table:table-cell office:value-type="percentage" office:value="0.3506" calcext:value-type="percentage">
            <text:p>35,0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33" calcext:value-type="percentage">
            <text:p>2,33%</text:p>
          </table:table-cell>
          <table:table-cell/>
          <table:table-cell table:style-name="ce26" table:number-columns-repeated="2"/>
          <table:table-cell table:style-name="ce26" table:formula="of:=AVERAGE([.G183:.G192])" office:value-type="percentage" office:value="0.55662" calcext:value-type="percentage">
            <text:p>55,66%</text:p>
          </table:table-cell>
          <table:table-cell table:style-name="ce26" table:formula="of:=AVERAGE([.H183:.H192])" office:value-type="percentage" office:value="0.398233333333333" calcext:value-type="percentage">
            <text:p>39,82%</text:p>
          </table:table-cell>
          <table:table-cell table:style-name="ce26" table:formula="of:=AVERAGE([.I183:.I19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table:formula="of:=AVERAGE([.B184:.B193])" office:value-type="percentage" office:value="0.02114" calcext:value-type="percentage">
            <text:p>2,11%</text:p>
          </table:table-cell>
          <table:table-cell table:style-name="ce26" table:formula="of:=AVERAGE([.C184:.C193])" office:value-type="percentage" office:value="0.01752" calcext:value-type="percentage">
            <text:p>1,75%</text:p>
          </table:table-cell>
          <table:table-cell table:style-name="ce26" table:formula="of:=AVERAGE([.D184:.D193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26" table:number-columns-repeated="4"/>
          <table:table-cell table:number-columns-repeated="16374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26" office:value-type="string" calcext:value-type="string">
            <text:p>GRBFW=20</text:p>
          </table:table-cell>
          <table:table-cell table:number-columns-repeated="2"/>
          <table:table-cell office:value-type="string" calcext:value-type="string">
            <text:p>GRBFW=5</text:p>
          </table:table-cell>
          <table:table-cell table:style-name="ce31" office:value-type="string" calcext:value-type="string">
            <text:p>GRBFW=15</text:p>
          </table:table-cell>
          <table:table-cell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Airfoil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197:.B205])" office:value-type="string" office:string-value="" calcext:value-type="error">
            <text:p>#DIV/0!</text:p>
          </table:table-cell>
          <table:table-cell table:style-name="ce32" table:formula="of:=AVERAGE([.C197:.C205])" office:value-type="string" office:string-value="" calcext:value-type="error">
            <text:p>#DIV/0!</text:p>
          </table:table-cell>
          <table:table-cell table:style-name="ce32" table:formula="of:=AVERAGE([.D197:.D20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197:.G205])" office:value-type="string" office:string-value="" calcext:value-type="error">
            <text:p>#DIV/0!</text:p>
          </table:table-cell>
          <table:table-cell table:style-name="ce32" table:formula="of:=AVERAGE([.H197:.H205])" office:value-type="string" office:string-value="" calcext:value-type="error">
            <text:p>#DIV/0!</text:p>
          </table:table-cell>
          <table:table-cell table:style-name="ce32" table:formula="of:=AVERAGE([.I197:.I20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BK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09:.B218])" office:value-type="string" office:string-value="" calcext:value-type="error">
            <text:p>#DIV/0!</text:p>
          </table:table-cell>
          <table:table-cell table:style-name="ce32" table:formula="of:=AVERAGE([.C209:.C218])" office:value-type="string" office:string-value="" calcext:value-type="error">
            <text:p>#DIV/0!</text:p>
          </table:table-cell>
          <table:table-cell table:style-name="ce32" table:formula="of:=AVERAGE([.D209:.D218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09:.G218])" office:value-type="string" office:string-value="" calcext:value-type="error">
            <text:p>#DIV/0!</text:p>
          </table:table-cell>
          <table:table-cell table:style-name="ce32" table:formula="of:=AVERAGE([.H209:.H218])" office:value-type="string" office:string-value="" calcext:value-type="error">
            <text:p>#DIV/0!</text:p>
          </table:table-cell>
          <table:table-cell table:style-name="ce32" table:formula="of:=AVERAGE([.I209:.I218])" office:value-type="string" office:string-value="" calcext:value-type="error">
            <text:p>#DIV/0!</text:p>
          </table:table-cell>
          <table:table-cell table:style-name="ce32"/>
          <table:table-cell table:number-columns-repeated="16368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/>
          <table:table-cell table:style-name="ce33" table:number-columns-repeated="2"/>
          <table:table-cell table:style-name="ce31"/>
          <table:table-cell table:style-name="ce31" office:value-type="string" calcext:value-type="string">
            <text:p>Concret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Concret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/>
          <table:table-cell table:style-name="ce31"/>
          <table:table-cell table:style-name="ce33"/>
          <table:table-cell table:style-name="ce31"/>
          <table:table-cell table:style-name="ce31" office:value-type="string" calcext:value-type="string">
            <text:p>Concret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/>
          <table:table-cell table:style-name="ce33"/>
          <table:table-cell table:style-name="ce31" table:number-columns-repeated="2"/>
          <table:table-cell table:style-name="ce31" office:value-type="string" calcext:value-type="string">
            <text:p>Concret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22:.B231])" office:value-type="string" office:string-value="" calcext:value-type="error">
            <text:p>#DIV/0!</text:p>
          </table:table-cell>
          <table:table-cell table:style-name="ce32" table:formula="of:=AVERAGE([.C222:.C231])" office:value-type="string" office:string-value="" calcext:value-type="error">
            <text:p>#DIV/0!</text:p>
          </table:table-cell>
          <table:table-cell table:style-name="ce32" table:formula="of:=AVERAGE([.D222:.D231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22:.G231])" office:value-type="string" office:string-value="" calcext:value-type="error">
            <text:p>#DIV/0!</text:p>
          </table:table-cell>
          <table:table-cell table:style-name="ce32" table:formula="of:=AVERAGE([.H222:.H231])" office:value-type="string" office:string-value="" calcext:value-type="error">
            <text:p>#DIV/0!</text:p>
          </table:table-cell>
          <table:table-cell table:style-name="ce32" table:formula="of:=AVERAGE([.I222:.I23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Diabetes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35:.B244])" office:value-type="string" office:string-value="" calcext:value-type="error">
            <text:p>#DIV/0!</text:p>
          </table:table-cell>
          <table:table-cell table:style-name="ce32" table:formula="of:=AVERAGE([.C235:.C244])" office:value-type="string" office:string-value="" calcext:value-type="error">
            <text:p>#DIV/0!</text:p>
          </table:table-cell>
          <table:table-cell table:style-name="ce32" table:formula="of:=AVERAGE([.D235:.D244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35:.G244])" office:value-type="string" office:string-value="" calcext:value-type="error">
            <text:p>#DIV/0!</text:p>
          </table:table-cell>
          <table:table-cell table:style-name="ce32" table:formula="of:=AVERAGE([.H235:.H244])" office:value-type="string" office:string-value="" calcext:value-type="error">
            <text:p>#DIV/0!</text:p>
          </table:table-cell>
          <table:table-cell table:style-name="ce32" table:formula="of:=AVERAGE([.I235:.I24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26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FA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48:.B257])" office:value-type="string" office:string-value="" calcext:value-type="error">
            <text:p>#DIV/0!</text:p>
          </table:table-cell>
          <table:table-cell table:style-name="ce32" table:formula="of:=AVERAGE([.C248:.C257])" office:value-type="string" office:string-value="" calcext:value-type="error">
            <text:p>#DIV/0!</text:p>
          </table:table-cell>
          <table:table-cell table:style-name="ce32" table:formula="of:=AVERAGE([.D248:.D257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48:.G257])" office:value-type="string" office:string-value="" calcext:value-type="error">
            <text:p>#DIV/0!</text:p>
          </table:table-cell>
          <table:table-cell table:style-name="ce32" table:formula="of:=AVERAGE([.H248:.H257])" office:value-type="string" office:string-value="" calcext:value-type="error">
            <text:p>#DIV/0!</text:p>
          </table:table-cell>
          <table:table-cell table:style-name="ce32" table:formula="of:=AVERAGE([.I248:.I25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Mortgage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61:.B270])" office:value-type="string" office:string-value="" calcext:value-type="error">
            <text:p>#DIV/0!</text:p>
          </table:table-cell>
          <table:table-cell table:style-name="ce32" table:formula="of:=AVERAGE([.C261:.C270])" office:value-type="string" office:string-value="" calcext:value-type="error">
            <text:p>#DIV/0!</text:p>
          </table:table-cell>
          <table:table-cell table:style-name="ce32" table:formula="of:=AVERAGE([.D261:.D270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61:.G270])" office:value-type="string" office:string-value="" calcext:value-type="error">
            <text:p>#DIV/0!</text:p>
          </table:table-cell>
          <table:table-cell table:style-name="ce32" table:formula="of:=AVERAGE([.H261:.H270])" office:value-type="string" office:string-value="" calcext:value-type="error">
            <text:p>#DIV/0!</text:p>
          </table:table-cell>
          <table:table-cell table:style-name="ce32" table:formula="of:=AVERAGE([.I261:.I27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P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73:.B282])" office:value-type="string" office:string-value="" calcext:value-type="error">
            <text:p>#DIV/0!</text:p>
          </table:table-cell>
          <table:table-cell table:style-name="ce32" table:formula="of:=AVERAGE([.C273:.C282])" office:value-type="string" office:string-value="" calcext:value-type="error">
            <text:p>#DIV/0!</text:p>
          </table:table-cell>
          <table:table-cell table:style-name="ce32" table:formula="of:=AVERAGE([.D273:.D282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73:.G282])" office:value-type="string" office:string-value="" calcext:value-type="error">
            <text:p>#DIV/0!</text:p>
          </table:table-cell>
          <table:table-cell table:style-name="ce32" table:formula="of:=AVERAGE([.H273:.H282])" office:value-type="string" office:string-value="" calcext:value-type="error">
            <text:p>#DIV/0!</text:p>
          </table:table-cell>
          <table:table-cell table:style-name="ce32" table:formula="of:=AVERAGE([.I273:.I28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1" table:number-columns-repeated="7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ce31"/>
          <table:table-cell table:style-name="ce32"/>
          <table:table-cell table:style-name="ce32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2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3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4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5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6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7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8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9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/>
          <table:table-cell table:style-name="ce31" table:number-columns-repeated="3"/>
          <table:table-cell table:style-name="ce31" office:value-type="string" calcext:value-type="string">
            <text:p>TREASURY_10</text:p>
          </table:table-cell>
          <table:table-cell table:style-name="ce31" table:number-columns-repeated="3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86:.B295])" office:value-type="string" office:string-value="" calcext:value-type="error">
            <text:p>#DIV/0!</text:p>
          </table:table-cell>
          <table:table-cell table:style-name="ce32" table:formula="of:=AVERAGE([.C286:.C295])" office:value-type="string" office:string-value="" calcext:value-type="error">
            <text:p>#DIV/0!</text:p>
          </table:table-cell>
          <table:table-cell table:style-name="ce32" table:formula="of:=AVERAGE([.D286:.D295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32" table:formula="of:=AVERAGE([.G286:.G295])" office:value-type="string" office:string-value="" calcext:value-type="error">
            <text:p>#DIV/0!</text:p>
          </table:table-cell>
          <table:table-cell table:style-name="ce32" table:formula="of:=AVERAGE([.H286:.H295])" office:value-type="string" office:string-value="" calcext:value-type="error">
            <text:p>#DIV/0!</text:p>
          </table:table-cell>
          <table:table-cell table:style-name="ce32" table:formula="of:=AVERAGE([.I286:.I29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 table:number-columns-repeated="9"/>
          <table:table-cell table:number-columns-repeated="16369"/>
        </table:table-row>
        <table:table-row table:style-name="ro1">
          <table:table-cell table:style-name="ce26"/>
          <table:table-cell table:style-name="ce26" office:value-type="string" calcext:value-type="string">
            <text:p>GRBFW=5</text:p>
          </table:table-cell>
          <table:table-cell table:style-name="ce32" office:value-type="string" calcext:value-type="string">
            <text:p>GRBFW=15</text:p>
          </table:table-cell>
          <table:table-cell table:style-name="ce32" office:value-type="string" calcext:value-type="string">
            <text:p>GRBFW=2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/>
          <table:table-cell table:style-name="ce31" table:number-columns-repeated="2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26"/>
          <table:table-cell table:style-name="ce32" table:formula="of:=AVERAGE([.B299:.B308])" office:value-type="string" office:string-value="" calcext:value-type="error">
            <text:p>#DIV/0!</text:p>
          </table:table-cell>
          <table:table-cell table:style-name="ce32" table:formula="of:=AVERAGE([.C299:.C308])" office:value-type="string" office:string-value="" calcext:value-type="error">
            <text:p>#DIV/0!</text:p>
          </table:table-cell>
          <table:table-cell table:style-name="ce32" table:formula="of:=AVERAGE([.D299:.D308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 table:number-columns-repeated="4"/>
          <table:table-cell/>
          <table:table-cell table:style-name="ce26" table:number-columns-repeated="4"/>
          <table:table-cell table:number-columns-repeated="16369"/>
        </table:table-row>
        <table:table-row table:style-name="ro1" table:number-rows-repeated="12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26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">
          <table:table-cell table:number-columns-repeated="3"/>
          <table:table-cell table:style-name="ce31"/>
          <table:table-cell table:number-columns-repeated="16374"/>
        </table:table-row>
        <table:table-row table:style-name="ro1">
          <table:table-cell table:style-name="ce26" table:number-columns-repeated="3"/>
          <table:table-cell table:style-name="ce32"/>
          <table:table-cell table:number-columns-repeated="16374"/>
        </table:table-row>
        <table:table-row table:style-name="ro1" table:number-rows-repeated="104822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NodesAverages" table:style-name="ta1">
        <table:table-column table:style-name="co5" table:default-cell-style-name="Default"/>
        <table:table-column table:style-name="co2" table:default-cell-style-name="ce45"/>
        <table:table-column table:style-name="co6" table:number-columns-repeated="2" table:default-cell-style-name="ce45"/>
        <table:table-column table:style-name="co7" table:default-cell-style-name="ce45"/>
        <table:table-column table:style-name="co8" table:number-columns-repeated="2" table:default-cell-style-name="ce45"/>
        <table:table-column table:style-name="co3" table:default-cell-style-name="ce45"/>
        <table:table-column table:style-name="co9" table:default-cell-style-name="ce45"/>
        <table:table-column table:style-name="co5" table:default-cell-style-name="ce45"/>
        <table:table-column table:style-name="co5" table:default-cell-style-name="Default"/>
        <table:table-column table:style-name="co3" table:number-columns-repeated="16372" table:default-cell-style-name="Default"/>
        <table:table-row table:style-name="ro1">
          <table:table-cell table:style-name="ce9"/>
          <table:table-cell table:style-name="ce13" office:value-type="string" calcext:value-type="string" table:number-columns-spanned="4" table:number-rows-spanned="1">
            <text:p>CLASSIFICATION DATASETS</text:p>
          </table:table-cell>
          <table:covered-table-cell table:number-columns-repeated="3" table:style-name="ce13"/>
          <table:table-cell table:style-name="ce13" table:number-columns-repeated="5"/>
          <table:table-cell table:style-name="ce9"/>
          <table:table-cell table:style-name="ce47" table:number-columns-repeated="16372"/>
        </table:table-row>
        <table:table-row table:style-name="ro1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RBFW=5</text:p>
          </table:table-cell>
          <table:table-cell table:style-name="ce9" office:value-type="string" calcext:value-type="string">
            <text:p>RBFW=15</text:p>
          </table:table-cell>
          <table:table-cell table:style-name="ce9" office:value-type="string" calcext:value-type="string">
            <text:p>RBFW=20</text:p>
          </table:table-cell>
          <table:table-cell table:style-name="ce9" office:value-type="string" calcext:value-type="string">
            <text:p>ADAMW=5</text:p>
          </table:table-cell>
          <table:table-cell table:style-name="ce9" office:value-type="string" calcext:value-type="string">
            <text:p>ADAMW=15</text:p>
          </table:table-cell>
          <table:table-cell table:style-name="ce9" office:value-type="string" calcext:value-type="string">
            <text:p>ADAMW=20</text:p>
          </table:table-cell>
          <table:table-cell table:style-name="ce9" office:value-type="string" calcext:value-type="string">
            <text:p>GRBFW=5</text:p>
          </table:table-cell>
          <table:table-cell table:style-name="ce9" office:value-type="string" calcext:value-type="string">
            <text:p>GRBFW=15</text:p>
          </table:table-cell>
          <table:table-cell table:style-name="ce9" office:value-type="string" calcext:value-type="string">
            <text:p>GRBFW=20</text:p>
          </table:table-cell>
          <table:table-cell table:style-name="ce9" office:value-type="string" calcext:value-type="string">
            <text:p>DATASET</text:p>
          </table:table-cell>
          <table:table-cell table:style-name="ce47" table:number-columns-repeated="16372"/>
        </table:table-row>
        <table:table-row table:style-name="ro3">
          <table:table-cell table:style-name="ce41" office:value-type="string" calcext:value-type="string">
            <text:p>Appendicitis</text:p>
          </table:table-cell>
          <table:table-cell table:style-name="ce44" office:value-type="percentage" office:value="0.1197" calcext:value-type="percentage">
            <text:p>11,97%</text:p>
          </table:table-cell>
          <table:table-cell table:style-name="ce44" office:value-type="percentage" office:value="0.1373" calcext:value-type="percentage">
            <text:p>13,73%</text:p>
          </table:table-cell>
          <table:table-cell table:style-name="ce44" office:value-type="percentage" office:value="0.1457" calcext:value-type="percentage">
            <text:p>14,57%</text:p>
          </table:table-cell>
          <table:table-cell table:style-name="ce44" office:value-type="percentage" office:value="0.163" calcext:value-type="percentage">
            <text:p>16,30%</text:p>
          </table:table-cell>
          <table:table-cell table:style-name="ce44" office:value-type="percentage" office:value="0.187" calcext:value-type="percentage">
            <text:p>18,70%</text:p>
          </table:table-cell>
          <table:table-cell table:style-name="ce44" office:value-type="percentage" office:value="0.1863" calcext:value-type="percentage">
            <text:p>18,63%</text:p>
          </table:table-cell>
          <table:table-cell table:style-name="ce44" office:value-type="percentage" office:value="0.145" calcext:value-type="percentage">
            <text:p>14,50%</text:p>
          </table:table-cell>
          <table:table-cell table:style-name="ce44" office:value-type="percentage" office:value="0.1583" calcext:value-type="percentage">
            <text:p>15,83%</text:p>
          </table:table-cell>
          <table:table-cell table:style-name="ce44" office:value-type="percentage" office:value="0.1513" calcext:value-type="percentage">
            <text:p>15,13%</text:p>
          </table:table-cell>
          <table:table-cell table:style-name="ce41" office:value-type="string" calcext:value-type="string">
            <text:p>Appendicitis</text:p>
          </table:table-cell>
          <table:table-cell table:style-name="ce41" table:number-columns-repeated="16372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3867" calcext:value-type="percentage">
            <text:p>38,67%</text:p>
          </table:table-cell>
          <table:table-cell table:number-columns-repeated="2" office:value-type="percentage" office:value="0.3533" calcext:value-type="percentage">
            <text:p>35,3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1331" calcext:value-type="percentage">
            <text:p>13,31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stralian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3309" calcext:value-type="percentage">
            <text:p>33,09%</text:p>
          </table:table-cell>
          <table:table-cell office:value-type="percentage" office:value="0.3138" calcext:value-type="percentage">
            <text:p>31,38%</text:p>
          </table:table-cell>
          <table:table-cell office:value-type="percentage" office:value="0.2642" calcext:value-type="percentage">
            <text:p>26,42%</text:p>
          </table:table-cell>
          <table:table-cell office:value-type="percentage" office:value="0.0818" calcext:value-type="percentage">
            <text:p>8,18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1525" calcext:value-type="percentage">
            <text:p>15,25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lanc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ands</text:p>
          </table:table-cell>
          <table:table-cell office:value-type="percentage" office:value="0.3737" calcext:value-type="percentage">
            <text:p>37,37%</text:p>
          </table:table-cell>
          <table:table-cell office:value-type="percentage" office:value="0.3774" calcext:value-type="percentage">
            <text:p>37,74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3677" calcext:value-type="percentage">
            <text:p>36,77%</text:p>
          </table:table-cell>
          <table:table-cell office:value-type="percentage" office:value="0.3668" calcext:value-type="percentage">
            <text:p>36,68%</text:p>
          </table:table-cell>
          <table:table-cell office:value-type="percentage" office:value="0.3675" calcext:value-type="percentage">
            <text:p>36,75%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3548" calcext:value-type="percentage">
            <text:p>35,48%</text:p>
          </table:table-cell>
          <table:table-cell/>
          <table:table-cell office:value-type="string" calcext:value-type="string">
            <text:p>Band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679" calcext:value-type="percentage">
            <text:p>67,90%</text:p>
          </table:table-cell>
          <table:table-cell office:value-type="percentage" office:value="0.6552" calcext:value-type="percentage">
            <text:p>65,52%</text:p>
          </table:table-cell>
          <table:table-cell office:value-type="percentage" office:value="0.5889" calcext:value-type="percentage">
            <text:p>58,89%</text:p>
          </table:table-cell>
          <table:table-cell office:value-type="percentage" office:value="0.7652" calcext:value-type="percentage">
            <text:p>76,52%</text:p>
          </table:table-cell>
          <table:table-cell office:value-type="percentage" office:value="0.7438" calcext:value-type="percentage">
            <text:p>74,38%</text:p>
          </table:table-cell>
          <table:table-cell office:value-type="percentage" office:value="0.71" calcext:value-type="percentage">
            <text:p>71,00%</text:p>
          </table:table-cell>
          <table:table-cell office:value-type="percentage" office:value="0.532" calcext:value-type="percentage">
            <text:p>53,20%</text:p>
          </table:table-cell>
          <table:table-cell office:value-type="percentage" office:value="0.5241" calcext:value-type="percentage">
            <text:p>52,41%</text:p>
          </table:table-cell>
          <table:table-cell/>
          <table:table-cell office:value-type="string" calcext:value-type="string">
            <text:p>Cleveland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8761" calcext:value-type="percentage">
            <text:p>87,61%</text:p>
          </table:table-cell>
          <table:table-cell office:value-type="percentage" office:value="0.5617" calcext:value-type="percentage">
            <text:p>56,17%</text:p>
          </table:table-cell>
          <table:table-cell office:value-type="percentage" office:value="0.4915" calcext:value-type="percentage">
            <text:p>49,15%</text:p>
          </table:table-cell>
          <table:table-cell office:value-type="percentage" office:value="0.3057" calcext:value-type="percentage">
            <text:p>30,57%</text:p>
          </table:table-cell>
          <table:table-cell office:value-type="percentage" office:value="0.1584" calcext:value-type="percentage">
            <text:p>15,84%</text:p>
          </table:table-cell>
          <table:table-cell office:value-type="percentage" office:value="0.1521" calcext:value-type="percentage">
            <text:p>15,21%</text:p>
          </table:table-cell>
          <table:table-cell office:value-type="percentage" office:value="0.3672" calcext:value-type="percentage">
            <text:p>36,72%</text:p>
          </table:table-cell>
          <table:table-cell office:value-type="percentage" office:value="0.3979" calcext:value-type="percentage">
            <text:p>39,79%</text:p>
          </table:table-cell>
          <table:table-cell office:value-type="percentage" office:value="0.3686" calcext:value-type="percentage">
            <text:p>36,86%</text:p>
          </table:table-cell>
          <table:table-cell office:value-type="string" calcext:value-type="string">
            <text:p>Dermatology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4841" calcext:value-type="percentage">
            <text:p>48,41%</text:p>
          </table:table-cell>
          <table:table-cell office:value-type="percentage" office:value="0.5024" calcext:value-type="percentage">
            <text:p>50,24%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8521" calcext:value-type="percentage">
            <text:p>85,21%</text:p>
          </table:table-cell>
          <table:table-cell office:value-type="percentage" office:value="0.8347" calcext:value-type="percentage">
            <text:p>83,47%</text:p>
          </table:table-cell>
          <table:table-cell office:value-type="percentage" office:value="0.7865" calcext:value-type="percentage">
            <text:p>78,65%</text:p>
          </table:table-cell>
          <table:table-cell office:value-type="percentage" office:value="0.5411" calcext:value-type="percentage">
            <text:p>54,11%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489" calcext:value-type="percentage">
            <text:p>48,90%</text:p>
          </table:table-cell>
          <table:table-cell office:value-type="string" calcext:value-type="string">
            <text:p>Glas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621" calcext:value-type="percentage">
            <text:p>62,10%</text:p>
          </table:table-cell>
          <table:table-cell office:value-type="percentage" office:value="0.5936" calcext:value-type="percentage">
            <text:p>59,36%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4677" calcext:value-type="percentage">
            <text:p>46,77%</text:p>
          </table:table-cell>
          <table:table-cell office:value-type="percentage" office:value="0.471" calcext:value-type="percentage">
            <text:p>47,10%</text:p>
          </table:table-cell>
          <table:table-cell office:value-type="percentage" office:value="0.3651" calcext:value-type="percentage">
            <text:p>36,51%</text:p>
          </table:table-cell>
          <table:table-cell office:value-type="percentage" office:value="0.4069" calcext:value-type="percentage">
            <text:p>40,69%</text:p>
          </table:table-cell>
          <table:table-cell office:value-type="percentage" office:value="0.4538" calcext:value-type="percentage">
            <text:p>45,38%</text:p>
          </table:table-cell>
          <table:table-cell office:value-type="string" calcext:value-type="string">
            <text:p>Hayes-roth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3273" calcext:value-type="percentage">
            <text:p>32,73%</text:p>
          </table:table-cell>
          <table:table-cell office:value-type="percentage" office:value="0.2932" calcext:value-type="percentage">
            <text:p>29,32%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153" calcext:value-type="percentage">
            <text:p>15,30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1998" calcext:value-type="percentage">
            <text:p>19,98%</text:p>
          </table:table-cell>
          <table:table-cell office:value-type="string" calcext:value-type="string">
            <text:p>Hear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516" calcext:value-type="percentage">
            <text:p>5,16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612" calcext:value-type="percentage">
            <text:p>6,12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0349" calcext:value-type="percentage">
            <text:p>3,49%</text:p>
          </table:table-cell>
          <table:table-cell office:value-type="percentage" office:value="0.0354" calcext:value-type="percentage">
            <text:p>3,54%</text:p>
          </table:table-cell>
          <table:table-cell office:value-type="percentage" office:value="0.0406" calcext:value-type="percentage">
            <text:p>4,06%</text:p>
          </table:table-cell>
          <table:table-cell office:value-type="string" calcext:value-type="string">
            <text:p>Housevote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2094" calcext:value-type="percentage">
            <text:p>20,94%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548" calcext:value-type="percentage">
            <text:p>15,48%</text:p>
          </table:table-cell>
          <table:table-cell office:value-type="percentage" office:value="0.2182" calcext:value-type="percentage">
            <text:p>21,82%</text:p>
          </table:table-cell>
          <table:table-cell office:value-type="percentage" office:value="0.2492" calcext:value-type="percentage">
            <text:p>24,92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8" calcext:value-type="percentage">
            <text:p>8,00%</text:p>
          </table:table-cell>
          <table:table-cell office:value-type="string" calcext:value-type="string">
            <text:p>Ionospher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4129" calcext:value-type="percentage">
            <text:p>41,29%</text:p>
          </table:table-cell>
          <table:table-cell office:value-type="percentage" office:value="0.2832" calcext:value-type="percentage">
            <text:p>28,32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4107" calcext:value-type="percentage">
            <text:p>41,07%</text:p>
          </table:table-cell>
          <table:table-cell office:value-type="percentage" office:value="0.4048" calcext:value-type="percentage">
            <text:p>40,48%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2791" calcext:value-type="percentage">
            <text:p>27,91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Liverdisorder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Lymography</text:p>
          </table:table-cell>
          <table:table-cell office:value-type="percentage" office:value="0.2597" calcext:value-type="percentage">
            <text:p>25,97%</text:p>
          </table:table-cell>
          <table:table-cell office:value-type="percentage" office:value="0.2231" calcext:value-type="percentage">
            <text:p>22,31%</text:p>
          </table:table-cell>
          <table:table-cell office:value-type="percentage" office:value="0.1995" calcext:value-type="percentage">
            <text:p>19,95%</text:p>
          </table:table-cell>
          <table:table-cell office:value-type="percentage" office:value="0.2817" calcext:value-type="percentage">
            <text:p>28,17%</text:p>
          </table:table-cell>
          <table:table-cell office:value-type="percentage" office:value="0.3152" calcext:value-type="percentage">
            <text:p>31,52%</text:p>
          </table:table-cell>
          <table:table-cell office:value-type="percentage" office:value="0.3634" calcext:value-type="percentage">
            <text:p>36,34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string" calcext:value-type="string">
            <text:p>Lymography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897" calcext:value-type="percentage">
            <text:p>18,97%</text:p>
          </table:table-cell>
          <table:table-cell office:value-type="percentage" office:value="0.3635" calcext:value-type="percentage">
            <text:p>36,35%</text:p>
          </table:table-cell>
          <table:table-cell office:value-type="percentage" office:value="0.2369" calcext:value-type="percentage">
            <text:p>23,69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1761" calcext:value-type="percentage">
            <text:p>17,61%</text:p>
          </table:table-cell>
          <table:table-cell office:value-type="percentage" office:value="0.1835" calcext:value-type="percentage">
            <text:p>18,35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mmographic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832" calcext:value-type="percentage">
            <text:p>18,32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726" calcext:value-type="percentage">
            <text:p>17,26%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416" calcext:value-type="percentage">
            <text:p>24,16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891" calcext:value-type="percentage">
            <text:p>18,91%</text:p>
          </table:table-cell>
          <table:table-cell office:value-type="string" calcext:value-type="string">
            <text:p>Parkinson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98" calcext:value-type="percentage">
            <text:p>29,80%</text:p>
          </table:table-cell>
          <table:table-cell table:number-columns-repeated="2" office:value-type="percentage" office:value="0.239" calcext:value-type="percentage">
            <text:p>23,90%</text:p>
          </table:table-cell>
          <table:table-cell office:value-type="percentage" office:value="0.3531" calcext:value-type="percentage">
            <text:p>35,31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3598" calcext:value-type="percentage">
            <text:p>35,98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343" calcext:value-type="percentage">
            <text:p>23,43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ma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701" calcext:value-type="percentage">
            <text:p>7,01%</text:p>
          </table:table-cell>
          <table:table-cell table:number-columns-repeated="2" office:value-type="percentage" office:value="0.0544" calcext:value-type="percentage">
            <text:p>5,44%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428" calcext:value-type="percentage">
            <text:p>4,28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pfailure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4224" calcext:value-type="percentage">
            <text:p>42,24%</text:p>
          </table:table-cell>
          <table:table-cell office:value-type="percentage" office:value="0.4232" calcext:value-type="percentage">
            <text:p>42,32%</text:p>
          </table:table-cell>
          <table:table-cell office:value-type="percentage" office:value="0.6507" calcext:value-type="percentage">
            <text:p>65,07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3019" calcext:value-type="percentage">
            <text:p>30,19%</text:p>
          </table:table-cell>
          <table:table-cell office:value-type="percentage" office:value="0.3105" calcext:value-type="percentage">
            <text:p>31,05%</text:p>
          </table:table-cell>
          <table:table-cell office:value-type="percentage" office:value="0.2591" calcext:value-type="percentage">
            <text:p>25,91%</text:p>
          </table:table-cell>
          <table:table-cell office:value-type="percentage" office:value="0.2597" calcext:value-type="percentage">
            <text:p>25,97%</text:p>
          </table:table-cell>
          <table:table-cell/>
          <table:table-cell office:value-type="string" calcext:value-type="string">
            <text:p>Regions2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122" calcext:value-type="percentage">
            <text:p>31,22%</text:p>
          </table:table-cell>
          <table:table-cell office:value-type="percentage" office:value="0.347" calcext:value-type="percentage">
            <text:p>34,70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472" calcext:value-type="percentage">
            <text:p>34,72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695" calcext:value-type="percentage">
            <text:p>26,95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hear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922" calcext:value-type="percentage">
            <text:p>59,22%</text:p>
          </table:table-cell>
          <table:table-cell office:value-type="percentage" office:value="0.5912" calcext:value-type="percentage">
            <text:p>59,12%</text:p>
          </table:table-cell>
          <table:table-cell office:value-type="percentage" office:value="0.6396" calcext:value-type="percentage">
            <text:p>63,96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4721" calcext:value-type="percentage">
            <text:p>47,21%</text:p>
          </table:table-cell>
          <table:table-cell office:value-type="percentage" office:value="0.5566" calcext:value-type="percentage">
            <text:p>55,66%</text:p>
          </table:table-cell>
          <table:table-cell office:value-type="percentage" office:value="0.3982" calcext:value-type="percentage">
            <text:p>39,82%</text:p>
          </table:table-cell>
          <table:table-cell/>
          <table:table-cell office:value-type="string" calcext:value-type="string">
            <text:p>Segmen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2615" calcext:value-type="percentage">
            <text:p>26,15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2245" calcext:value-type="percentage">
            <text:p>22,45%</text:p>
          </table:table-cell>
          <table:table-cell office:value-type="percentage" office:value="0.2102" calcext:value-type="percentage">
            <text:p>21,02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nar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4955" calcext:value-type="percentage">
            <text:p>49,55%</text:p>
          </table:table-cell>
          <table:table-cell office:value-type="percentage" office:value="0.4479" calcext:value-type="percentage">
            <text:p>44,79%</text:p>
          </table:table-cell>
          <table:table-cell office:value-type="percentage" office:value="0.4574" calcext:value-type="percentage">
            <text:p>45,74%</text:p>
          </table:table-cell>
          <table:table-cell office:value-type="percentage" office:value="0.4688" calcext:value-type="percentage">
            <text:p>46,88%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248" calcext:value-type="percentage">
            <text:p>12,48%</text:p>
          </table:table-cell>
          <table:table-cell/>
          <table:table-cell office:value-type="string" calcext:value-type="string">
            <text:p>Spira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ae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626" calcext:value-type="percentage">
            <text:p>62,60%</text:p>
          </table:table-cell>
          <table:table-cell office:value-type="percentage" office:value="0.5991" calcext:value-type="percentage">
            <text:p>59,91%</text:p>
          </table:table-cell>
          <table:table-cell office:value-type="percentage" office:value="0.5673" calcext:value-type="percentage">
            <text:p>56,73%</text:p>
          </table:table-cell>
          <table:table-cell office:value-type="percentage" office:value="0.5284" calcext:value-type="percentage">
            <text:p>52,84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5653" calcext:value-type="percentage">
            <text:p>56,53%</text:p>
          </table:table-cell>
          <table:table-cell office:value-type="percentage" office:value="0.5187" calcext:value-type="percentage">
            <text:p>51,87%</text:p>
          </table:table-cell>
          <table:table-cell/>
          <table:table-cell office:value-type="string" calcext:value-type="string">
            <text:p>Ta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631" calcext:value-type="percentage">
            <text:p>6,31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3894" calcext:value-type="percentage">
            <text:p>38,94%</text:p>
          </table:table-cell>
          <table:table-cell office:value-type="percentage" office:value="0.2896" calcext:value-type="percentage">
            <text:p>28,96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0592" calcext:value-type="percentage">
            <text:p>5,92%</text:p>
          </table:table-cell>
          <table:table-cell office:value-type="percentage" office:value="0.0523" calcext:value-type="percentage">
            <text:p>5,23%</text:p>
          </table:table-cell>
          <table:table-cell/>
          <table:table-cell office:value-type="string" calcext:value-type="string">
            <text:p>Wdbc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288" calcext:value-type="percentage">
            <text:p>22,88%</text:p>
          </table:table-cell>
          <table:table-cell office:value-type="percentage" office:value="0.5778" calcext:value-type="percentage">
            <text:p>57,78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5884" calcext:value-type="percentage">
            <text:p>58,84%</text:p>
          </table:table-cell>
          <table:table-cell office:value-type="percentage" office:value="0.0755" calcext:value-type="percentage">
            <text:p>7,55%</text:p>
          </table:table-cell>
          <table:table-cell office:value-type="percentage" office:value="0.1071" calcext:value-type="percentage">
            <text:p>10,71%</text:p>
          </table:table-cell>
          <table:table-cell/>
          <table:table-cell office:value-type="string" calcext:value-type="string">
            <text:p>Win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1502" calcext:value-type="percentage">
            <text:p>15,02%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0628" calcext:value-type="percentage">
            <text:p>6,28%</text:p>
          </table:table-cell>
          <table:table-cell office:value-type="percentage" office:value="0.0339" calcext:value-type="percentage">
            <text:p>3,39%</text:p>
          </table:table-cell>
          <table:table-cell/>
          <table:table-cell office:value-type="string" calcext:value-type="string">
            <text:p>z_f_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1541" calcext:value-type="percentage">
            <text:p>15,41%</text:p>
          </table:table-cell>
          <table:table-cell office:value-type="percentage" office:value="0.0662" calcext:value-type="percentage">
            <text:p>6,62%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09" calcext:value-type="percentage">
            <text:p>30,09%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339" calcext:value-type="percentage">
            <text:p>3,39%</text:p>
          </table:table-cell>
          <table:table-cell/>
          <table:table-cell office:value-type="string" calcext:value-type="string">
            <text:p>zO_NF_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303" calcext:value-type="percentage">
            <text:p>3,0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1318" calcext:value-type="percentage">
            <text:p>13,18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211" calcext:value-type="percentage">
            <text:p>2,11%</text:p>
          </table:table-cell>
          <table:table-cell office:value-type="percentage" office:value="0.0175" calcext:value-type="percentage">
            <text:p>1,75%</text:p>
          </table:table-cell>
          <table:table-cell/>
          <table:table-cell office:value-type="string" calcext:value-type="string">
            <text:p>ZONF_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2837" calcext:value-type="percentage">
            <text:p>28,37%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2057" calcext:value-type="percentage">
            <text:p>20,57%</text:p>
          </table:table-cell>
          <table:table-cell office:value-type="percentage" office:value="0.2264" calcext:value-type="percentage">
            <text:p>22,64%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587" calcext:value-type="percentage">
            <text:p>15,87%</text:p>
          </table:table-cell>
          <table:table-cell/>
          <table:table-cell office:value-type="string" calcext:value-type="string">
            <text:p>zoo</text:p>
          </table:table-cell>
          <table:table-cell table:number-columns-repeated="16372"/>
        </table:table-row>
        <table:table-row table:style-name="ro2">
          <table:table-cell table:style-name="ce42"/>
          <table:table-cell table:style-name="ce46" table:formula="of:=AVERAGE([.B3:.B31])" office:value-type="percentage" office:value="0.344358620689655" calcext:value-type="percentage">
            <text:p>34,44%</text:p>
          </table:table-cell>
          <table:table-cell table:style-name="ce46" table:formula="of:=AVERAGE([.C3:.C31])" office:value-type="percentage" office:value="0.296644827586207" calcext:value-type="percentage">
            <text:p>29,66%</text:p>
          </table:table-cell>
          <table:table-cell table:style-name="ce46" table:formula="of:=AVERAGE([.D3:.D31])" office:value-type="percentage" office:value="0.301920689655172" calcext:value-type="percentage">
            <text:p>30,19%</text:p>
          </table:table-cell>
          <table:table-cell table:style-name="ce46" table:formula="of:=AVERAGE([.E3:.E31])" office:value-type="percentage" office:value="0.363858620689655" calcext:value-type="percentage">
            <text:p>36,39%</text:p>
          </table:table-cell>
          <table:table-cell table:style-name="ce46" table:formula="of:=AVERAGE([.F3:.F31])" office:value-type="percentage" office:value="0.331958620689655" calcext:value-type="percentage">
            <text:p>33,20%</text:p>
          </table:table-cell>
          <table:table-cell table:style-name="ce46" table:formula="of:=AVERAGE([.G3:.G31])" office:value-type="percentage" office:value="0.32901724137931" calcext:value-type="percentage">
            <text:p>32,90%</text:p>
          </table:table-cell>
          <table:table-cell table:style-name="ce46" table:formula="of:=AVERAGE([.H3:.H31])" office:value-type="percentage" office:value="0.234103448275862" calcext:value-type="percentage">
            <text:p>23,41%</text:p>
          </table:table-cell>
          <table:table-cell table:style-name="ce46" table:formula="of:=AVERAGE([.I3:.I31])" office:value-type="percentage" office:value="0.217989655172414" calcext:value-type="percentage">
            <text:p>21,80%</text:p>
          </table:table-cell>
          <table:table-cell table:style-name="ce46" table:formula="of:=AVERAGE([.J3:.J31])" office:value-type="percentage" office:value="0.2516" calcext:value-type="percentage">
            <text:p>25,16%</text:p>
          </table:table-cell>
          <table:table-cell table:style-name="ce42" table:number-columns-repeated="16373"/>
        </table:table-row>
        <table:table-row table:style-name="ro2">
          <table:table-cell/>
          <table:table-cell table:style-name="ce42" office:value-type="string" calcext:value-type="string" table:number-columns-spanned="6" table:number-rows-spanned="1">
            <text:p>REGRESSION DATASETS</text:p>
          </table:table-cell>
          <table:covered-table-cell table:number-columns-repeated="5" table:style-name="ce42"/>
          <table:table-cell table:style-name="ce42" table:number-columns-repeated="3"/>
          <table:table-cell table:number-columns-repeated="16373"/>
        </table:table-row>
        <table:table-row table:style-name="ro3">
          <table:table-cell office:value-type="string" calcext:value-type="string">
            <text:p>ABALONE</text:p>
          </table:table-cell>
          <table:table-cell table:style-name="Default" table:number-columns-repeated="9"/>
          <table:table-cell office:value-type="string" calcext:value-type="string">
            <text:p>ABALON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AIRFOIL</text:p>
          </table:table-cell>
          <table:table-cell table:style-name="Default" table:number-columns-repeated="9"/>
          <table:table-cell office:value-type="string" calcext:value-type="string">
            <text:p>AIRFOI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ASEBALL</text:p>
          </table:table-cell>
          <table:table-cell table:style-name="Default" table:number-columns-repeated="9"/>
          <table:table-cell office:value-type="string" calcext:value-type="string">
            <text:p>BASEBAL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K</text:p>
          </table:table-cell>
          <table:table-cell table:style-name="Default" table:number-columns-repeated="9"/>
          <table:table-cell office:value-type="string" calcext:value-type="string">
            <text:p>BK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L</text:p>
          </table:table-cell>
          <table:table-cell table:style-name="Default" table:number-columns-repeated="9"/>
          <table:table-cell office:value-type="string" calcext:value-type="string">
            <text:p>BL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CONCRETE</text:p>
          </table:table-cell>
          <table:table-cell table:style-name="Default" table:number-columns-repeated="9"/>
          <table:table-cell office:value-type="string" calcext:value-type="string">
            <text:p>CONCRET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EE</text:p>
          </table:table-cell>
          <table:table-cell table:style-name="Default" table:number-columns-repeated="9"/>
          <table:table-cell office:value-type="string" calcext:value-type="string">
            <text:p>DE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IABETES</text:p>
          </table:table-cell>
          <table:table-cell table:style-name="Default" table:number-columns-repeated="9"/>
          <table:table-cell office:value-type="string" calcext:value-type="string">
            <text:p>DIABETE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HOUSING</text:p>
          </table:table-cell>
          <table:table-cell table:style-name="Default" table:number-columns-repeated="9"/>
          <table:table-cell office:value-type="string" calcext:value-type="string">
            <text:p>HOUSING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FA</text:p>
          </table:table-cell>
          <table:table-cell table:style-name="Default" table:number-columns-repeated="9"/>
          <table:table-cell office:value-type="string" calcext:value-type="string">
            <text:p>FA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B</text:p>
          </table:table-cell>
          <table:table-cell table:style-name="Default" table:number-columns-repeated="9"/>
          <table:table-cell office:value-type="string" calcext:value-type="string">
            <text:p>MB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ORTGAGE</text:p>
          </table:table-cell>
          <table:table-cell table:style-name="Default" table:number-columns-repeated="9"/>
          <table:table-cell office:value-type="string" calcext:value-type="string">
            <text:p>MORTGAGE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NT</text:p>
          </table:table-cell>
          <table:table-cell table:style-name="Default" table:number-columns-repeated="9"/>
          <table:table-cell office:value-type="string" calcext:value-type="string">
            <text:p>NT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Y</text:p>
          </table:table-cell>
          <table:table-cell table:style-name="Default" table:number-columns-repeated="9"/>
          <table:table-cell office:value-type="string" calcext:value-type="string">
            <text:p>PY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QUAKE</text:p>
          </table:table-cell>
          <table:table-cell table:style-name="Default" table:number-columns-repeated="9"/>
          <table:table-cell office:value-type="string" calcext:value-type="string">
            <text:p>QUAKE</text:p>
          </table:table-cell>
          <table:table-cell table:number-columns-repeated="16372"/>
        </table:table-row>
        <table:table-row table:style-name="ro4">
          <table:table-cell office:value-type="string" calcext:value-type="string">
            <text:p>TREASURY</text:p>
          </table:table-cell>
          <table:table-cell table:style-name="Default" table:number-columns-repeated="9"/>
          <table:table-cell office:value-type="string" calcext:value-type="string">
            <text:p>TREASURY</text:p>
          </table:table-cell>
          <table:table-cell table:number-columns-repeated="16372"/>
        </table:table-row>
        <table:table-row table:style-name="ro4">
          <table:table-cell office:value-type="string" calcext:value-type="string">
            <text:p>WANKARA</text:p>
          </table:table-cell>
          <table:table-cell table:style-name="Default" table:number-columns-repeated="9"/>
          <table:table-cell office:value-type="string" calcext:value-type="string">
            <text:p>WANKARA</text:p>
          </table:table-cell>
          <table:table-cell table:number-columns-repeated="16372"/>
        </table:table-row>
        <table:table-row table:style-name="ro5">
          <table:table-cell table:style-name="ce42"/>
          <table:table-cell table:style-name="ce42" table:formula="of:=AVERAGE([.B34:.B50])" office:value-type="string" office:string-value="" calcext:value-type="error">
            <text:p>#DIV/0!</text:p>
          </table:table-cell>
          <table:table-cell table:style-name="ce42" table:formula="of:=AVERAGE([.C34:.C50])" office:value-type="string" office:string-value="" calcext:value-type="error">
            <text:p>#DIV/0!</text:p>
          </table:table-cell>
          <table:table-cell table:style-name="ce42" table:formula="of:=AVERAGE([.D34:.D50])" office:value-type="string" office:string-value="" calcext:value-type="error">
            <text:p>#DIV/0!</text:p>
          </table:table-cell>
          <table:table-cell table:style-name="ce42" table:formula="of:=AVERAGE([.E34:.E50])" office:value-type="string" office:string-value="" calcext:value-type="error">
            <text:p>#DIV/0!</text:p>
          </table:table-cell>
          <table:table-cell table:style-name="ce42" table:number-columns-repeated="6"/>
          <table:table-cell table:number-columns-repeated="16372"/>
        </table:table-row>
        <table:table-row table:style-name="ro2">
          <table:table-cell/>
          <table:table-cell table:style-name="Default" table:number-columns-repeated="9"/>
          <table:table-cell/>
          <table:table-cell table:style-name="ce42" table:number-columns-repeated="16372"/>
        </table:table-row>
      </table:table>
      <table:table table:name="NodesForPlot" table:style-name="ta1">
        <table:table-column table:style-name="co3" table:default-cell-style-name="Default"/>
        <table:table-column table:style-name="co3" table:number-columns-repeated="4" table:default-cell-style-name="ce45"/>
        <table:table-column table:style-name="co10" table:default-cell-style-name="ce45"/>
        <table:table-column table:style-name="co8" table:number-columns-repeated="3" table:default-cell-style-name="ce45"/>
        <table:table-column table:style-name="co3" table:default-cell-style-name="ce45"/>
        <table:table-column table:style-name="co9" table:number-columns-repeated="3" table:default-cell-style-name="ce45"/>
        <table:table-column table:style-name="co3" table:default-cell-style-name="Default"/>
        <table:table-row table:style-name="ro1">
          <table:table-cell table:style-name="ce9"/>
          <table:table-cell table:style-name="ce13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ce13"/>
          <table:table-cell table:style-name="ce13" table:number-columns-repeated="7"/>
          <table:table-cell table:style-name="ce9"/>
        </table:table-row>
        <table:table-row table:style-name="ro1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RBFW=5</text:p>
          </table:table-cell>
          <table:table-cell table:style-name="ce9" office:value-type="string" calcext:value-type="string">
            <text:p>RBFW=10</text:p>
          </table:table-cell>
          <table:table-cell table:style-name="ce9" office:value-type="string" calcext:value-type="string">
            <text:p>RBFW=15</text:p>
          </table:table-cell>
          <table:table-cell table:style-name="ce9" office:value-type="string" calcext:value-type="string">
            <text:p>RBFW=20</text:p>
          </table:table-cell>
          <table:table-cell table:style-name="ce9" office:value-type="string" calcext:value-type="string">
            <text:p>ADAMW=5</text:p>
          </table:table-cell>
          <table:table-cell table:style-name="ce9" office:value-type="string" calcext:value-type="string">
            <text:p>ADAMW=10</text:p>
          </table:table-cell>
          <table:table-cell table:style-name="ce9" office:value-type="string" calcext:value-type="string">
            <text:p>ADAMW=15</text:p>
          </table:table-cell>
          <table:table-cell table:style-name="ce9" office:value-type="string" calcext:value-type="string">
            <text:p>ADAMW=20</text:p>
          </table:table-cell>
          <table:table-cell table:style-name="ce9" office:value-type="string" calcext:value-type="string">
            <text:p>GRBFW=5</text:p>
          </table:table-cell>
          <table:table-cell table:style-name="ce9" office:value-type="string" calcext:value-type="string">
            <text:p>GRBFW=10</text:p>
          </table:table-cell>
          <table:table-cell table:style-name="ce9" office:value-type="string" calcext:value-type="string">
            <text:p>GRBFW=15</text:p>
          </table:table-cell>
          <table:table-cell table:style-name="ce9" office:value-type="string" calcext:value-type="string">
            <text:p>GRBFW=20</text:p>
          </table:table-cell>
          <table:table-cell table:style-name="ce9" office:value-type="string" calcext:value-type="string">
            <text:p>DATASET</text:p>
          </table:table-cell>
        </table:table-row>
        <table:table-row table:style-name="ro3">
          <table:table-cell table:style-name="ce41" office:value-type="string" calcext:value-type="string">
            <text:p>Appendicitis</text:p>
          </table:table-cell>
          <table:table-cell table:style-name="ce44" office:value-type="percentage" office:value="0.1197" calcext:value-type="percentage">
            <text:p>11,97%</text:p>
          </table:table-cell>
          <table:table-cell table:style-name="ce44" office:value-type="percentage" office:value="0.1223" calcext:value-type="percentage">
            <text:p>12,23%</text:p>
          </table:table-cell>
          <table:table-cell table:style-name="ce44" office:value-type="percentage" office:value="0.1373" calcext:value-type="percentage">
            <text:p>13,73%</text:p>
          </table:table-cell>
          <table:table-cell table:style-name="ce44" office:value-type="percentage" office:value="0.1457" calcext:value-type="percentage">
            <text:p>14,57%</text:p>
          </table:table-cell>
          <table:table-cell table:style-name="ce44" office:value-type="percentage" office:value="0.163" calcext:value-type="percentage">
            <text:p>16,30%</text:p>
          </table:table-cell>
          <table:table-cell table:style-name="ce44" office:value-type="percentage" office:value="0.165" calcext:value-type="percentage">
            <text:p>16,50%</text:p>
          </table:table-cell>
          <table:table-cell table:style-name="ce44" office:value-type="percentage" office:value="0.187" calcext:value-type="percentage">
            <text:p>18,70%</text:p>
          </table:table-cell>
          <table:table-cell table:style-name="ce44" office:value-type="percentage" office:value="0.1863" calcext:value-type="percentage">
            <text:p>18,63%</text:p>
          </table:table-cell>
          <table:table-cell table:style-name="ce44" office:value-type="percentage" office:value="0.145" calcext:value-type="percentage">
            <text:p>14,50%</text:p>
          </table:table-cell>
          <table:table-cell table:style-name="ce44" office:value-type="percentage" office:value="0.1577" calcext:value-type="percentage">
            <text:p>15,77%</text:p>
          </table:table-cell>
          <table:table-cell table:style-name="ce44" office:value-type="percentage" office:value="0.1583" calcext:value-type="percentage">
            <text:p>15,83%</text:p>
          </table:table-cell>
          <table:table-cell table:style-name="ce44" office:value-type="percentage" office:value="0.1513" calcext:value-type="percentage">
            <text:p>15,13%</text:p>
          </table:table-cell>
          <table:table-cell table:style-name="ce41" office:value-type="string" calcext:value-type="string">
            <text:p>Appendicitis</text:p>
          </table:table-cell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3867" calcext:value-type="percentage">
            <text:p>38,67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2" office:value-type="percentage" office:value="0.3533" calcext:value-type="percentage">
            <text:p>35,3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24" calcext:value-type="percentage">
            <text:p>22,40%</text:p>
          </table:table-cell>
          <table:table-cell office:value-type="percentage" office:value="0.1331" calcext:value-type="percentage">
            <text:p>13,31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stralian</text:p>
          </table:table-cell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3309" calcext:value-type="percentage">
            <text:p>33,09%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3138" calcext:value-type="percentage">
            <text:p>31,38%</text:p>
          </table:table-cell>
          <table:table-cell office:value-type="percentage" office:value="0.2642" calcext:value-type="percentage">
            <text:p>26,42%</text:p>
          </table:table-cell>
          <table:table-cell office:value-type="percentage" office:value="0.0818" calcext:value-type="percentage">
            <text:p>8,18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525" calcext:value-type="percentage">
            <text:p>15,25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lance</text:p>
          </table:table-cell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679" calcext:value-type="percentage">
            <text:p>67,90%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552" calcext:value-type="percentage">
            <text:p>65,52%</text:p>
          </table:table-cell>
          <table:table-cell office:value-type="percentage" office:value="0.5889" calcext:value-type="percentage">
            <text:p>58,89%</text:p>
          </table:table-cell>
          <table:table-cell office:value-type="percentage" office:value="0.7652" calcext:value-type="percentage">
            <text:p>76,52%</text:p>
          </table:table-cell>
          <table:table-cell office:value-type="percentage" office:value="0.6755" calcext:value-type="percentage">
            <text:p>67,55%</text:p>
          </table:table-cell>
          <table:table-cell office:value-type="percentage" office:value="0.7438" calcext:value-type="percentage">
            <text:p>74,38%</text:p>
          </table:table-cell>
          <table:table-cell office:value-type="percentage" office:value="0.71" calcext:value-type="percentage">
            <text:p>71,00%</text:p>
          </table:table-cell>
          <table:table-cell office:value-type="percentage" office:value="0.532" calcext:value-type="percentage">
            <text:p>53,20%</text:p>
          </table:table-cell>
          <table:table-cell office:value-type="percentage" office:value="0.5037" calcext:value-type="percentage">
            <text:p>50,37%</text:p>
          </table:table-cell>
          <table:table-cell office:value-type="percentage" office:value="0.5241" calcext:value-type="percentage">
            <text:p>52,41%</text:p>
          </table:table-cell>
          <table:table-cell/>
          <table:table-cell office:value-type="string" calcext:value-type="string">
            <text:p>Cleveland</text:p>
          </table:table-cell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8761" calcext:value-type="percentage">
            <text:p>87,61%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5617" calcext:value-type="percentage">
            <text:p>56,17%</text:p>
          </table:table-cell>
          <table:table-cell office:value-type="percentage" office:value="0.4915" calcext:value-type="percentage">
            <text:p>49,15%</text:p>
          </table:table-cell>
          <table:table-cell office:value-type="percentage" office:value="0.3057" calcext:value-type="percentage">
            <text:p>30,57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584" calcext:value-type="percentage">
            <text:p>15,84%</text:p>
          </table:table-cell>
          <table:table-cell office:value-type="percentage" office:value="0.1521" calcext:value-type="percentage">
            <text:p>15,21%</text:p>
          </table:table-cell>
          <table:table-cell office:value-type="percentage" office:value="0.3672" calcext:value-type="percentage">
            <text:p>36,72%</text:p>
          </table:table-cell>
          <table:table-cell office:value-type="percentage" office:value="0.3573" calcext:value-type="percentage">
            <text:p>35,73%</text:p>
          </table:table-cell>
          <table:table-cell office:value-type="percentage" office:value="0.3979" calcext:value-type="percentage">
            <text:p>39,79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rmatology</text:p>
          </table:table-cell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621" calcext:value-type="percentage">
            <text:p>62,10%</text:p>
          </table:table-cell>
          <table:table-cell office:value-type="percentage" office:value="0.5936" calcext:value-type="percentage">
            <text:p>59,36%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597" calcext:value-type="percentage">
            <text:p>59,70%</text:p>
          </table:table-cell>
          <table:table-cell office:value-type="percentage" office:value="0.4677" calcext:value-type="percentage">
            <text:p>46,77%</text:p>
          </table:table-cell>
          <table:table-cell office:value-type="percentage" office:value="0.471" calcext:value-type="percentage">
            <text:p>47,10%</text:p>
          </table:table-cell>
          <table:table-cell office:value-type="percentage" office:value="0.3651" calcext:value-type="percentage">
            <text:p>36,51%</text:p>
          </table:table-cell>
          <table:table-cell office:value-type="percentage" office:value="0.3533" calcext:value-type="percentage">
            <text:p>35,33%</text:p>
          </table:table-cell>
          <table:table-cell office:value-type="percentage" office:value="0.4069" calcext:value-type="percentage">
            <text:p>40,69%</text:p>
          </table:table-cell>
          <table:table-cell office:value-type="percentage" office:value="0.4538" calcext:value-type="percentage">
            <text:p>45,38%</text:p>
          </table:table-cell>
          <table:table-cell office:value-type="string" calcext:value-type="string">
            <text:p>Hayes-roth</text:p>
          </table:table-cell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3273" calcext:value-type="percentage">
            <text:p>32,73%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932" calcext:value-type="percentage">
            <text:p>29,32%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153" calcext:value-type="percentage">
            <text:p>15,30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846" calcext:value-type="percentage">
            <text:p>18,46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art</text:p>
          </table:table-cell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516" calcext:value-type="percentage">
            <text:p>5,16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612" calcext:value-type="percentage">
            <text:p>6,12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0349" calcext:value-type="percentage">
            <text:p>3,49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54" calcext:value-type="percentage">
            <text:p>3,54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usevotes</text:p>
          </table:table-cell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2094" calcext:value-type="percentage">
            <text:p>20,94%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548" calcext:value-type="percentage">
            <text:p>15,48%</text:p>
          </table:table-cell>
          <table:table-cell office:value-type="percentage" office:value="0.1664" calcext:value-type="percentage">
            <text:p>16,64%</text:p>
          </table:table-cell>
          <table:table-cell office:value-type="percentage" office:value="0.2182" calcext:value-type="percentage">
            <text:p>21,82%</text:p>
          </table:table-cell>
          <table:table-cell office:value-type="percentage" office:value="0.2492" calcext:value-type="percentage">
            <text:p>24,92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93" calcext:value-type="percentage">
            <text:p>9,30%</text:p>
          </table:table-cell>
          <table:table-cell office:value-type="percentage" office:value="0.0802" calcext:value-type="percentage">
            <text:p>8,02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onosphere</text:p>
          </table:table-cell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4129" calcext:value-type="percentage">
            <text:p>41,29%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32" calcext:value-type="percentage">
            <text:p>28,32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4153" calcext:value-type="percentage">
            <text:p>41,53%</text:p>
          </table:table-cell>
          <table:table-cell office:value-type="percentage" office:value="0.4107" calcext:value-type="percentage">
            <text:p>41,07%</text:p>
          </table:table-cell>
          <table:table-cell office:value-type="percentage" office:value="0.4048" calcext:value-type="percentage">
            <text:p>40,48%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2791" calcext:value-type="percentage">
            <text:p>27,91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verdisorder</text:p>
          </table:table-cell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897" calcext:value-type="percentage">
            <text:p>18,97%</text:p>
          </table:table-cell>
          <table:table-cell office:value-type="percentage" office:value="0.3635" calcext:value-type="percentage">
            <text:p>36,35%</text:p>
          </table:table-cell>
          <table:table-cell office:value-type="percentage" office:value="0.4625" calcext:value-type="percentage">
            <text:p>46,25%</text:p>
          </table:table-cell>
          <table:table-cell office:value-type="percentage" office:value="0.2369" calcext:value-type="percentage">
            <text:p>23,69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1761" calcext:value-type="percentage">
            <text:p>17,61%</text:p>
          </table:table-cell>
          <table:table-cell office:value-type="percentage" office:value="0.1772" calcext:value-type="percentage">
            <text:p>17,72%</text:p>
          </table:table-cell>
          <table:table-cell office:value-type="percentage" office:value="0.1835" calcext:value-type="percentage">
            <text:p>18,35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mmographic</text:p>
          </table:table-cell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832" calcext:value-type="percentage">
            <text:p>18,32%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726" calcext:value-type="percentage">
            <text:p>17,26%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2416" calcext:value-type="percentage">
            <text:p>24,16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453" calcext:value-type="percentage">
            <text:p>14,53%</text:p>
          </table:table-cell>
          <table:table-cell office:value-type="percentage" office:value="0.1833" calcext:value-type="percentage">
            <text:p>18,33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kinsons</text:p>
          </table:table-cell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98" calcext:value-type="percentage">
            <text:p>29,80%</text:p>
          </table:table-cell>
          <table:table-cell office:value-type="percentage" office:value="0.2578" calcext:value-type="percentage">
            <text:p>25,78%</text:p>
          </table:table-cell>
          <table:table-cell table:number-columns-repeated="2" office:value-type="percentage" office:value="0.239" calcext:value-type="percentage">
            <text:p>23,90%</text:p>
          </table:table-cell>
          <table:table-cell office:value-type="percentage" office:value="0.3531" calcext:value-type="percentage">
            <text:p>35,31%</text:p>
          </table:table-cell>
          <table:table-cell office:value-type="percentage" office:value="0.3485" calcext:value-type="percentage">
            <text:p>34,85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3598" calcext:value-type="percentage">
            <text:p>35,98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343" calcext:value-type="percentage">
            <text:p>23,43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ma</text:p>
          </table:table-cell>
        </table:table-row>
        <table:table-row table:style-name="ro3">
          <table:table-cell office:value-type="string" calcext:value-type="string">
            <text:p>Popfailures</text:p>
          </table:table-cell>
          <table:table-cell table:number-columns-repeated="2" office:value-type="percentage" office:value="0.0704" calcext:value-type="percentage">
            <text:p>7,04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701" calcext:value-type="percentage">
            <text:p>7,01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468" calcext:value-type="percentage">
            <text:p>4,68%</text:p>
          </table:table-cell>
          <table:table-cell office:value-type="percentage" office:value="0.0428" calcext:value-type="percentage">
            <text:p>4,28%</text:p>
          </table:table-cell>
          <table:table-cell/>
          <table:table-cell office:value-type="string" calcext:value-type="string">
            <text:p>Popfailures</text:p>
          </table:table-cell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4224" calcext:value-type="percentage">
            <text:p>42,24%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4232" calcext:value-type="percentage">
            <text:p>42,32%</text:p>
          </table:table-cell>
          <table:table-cell office:value-type="percentage" office:value="0.6507" calcext:value-type="percentage">
            <text:p>65,07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985" calcext:value-type="percentage">
            <text:p>29,85%</text:p>
          </table:table-cell>
          <table:table-cell office:value-type="percentage" office:value="0.3019" calcext:value-type="percentage">
            <text:p>30,19%</text:p>
          </table:table-cell>
          <table:table-cell office:value-type="percentage" office:value="0.3105" calcext:value-type="percentage">
            <text:p>31,05%</text:p>
          </table:table-cell>
          <table:table-cell office:value-type="percentage" office:value="0.2591" calcext:value-type="percentage">
            <text:p>25,91%</text:p>
          </table:table-cell>
          <table:table-cell office:value-type="percentage" office:value="0.2518" calcext:value-type="percentage">
            <text:p>25,18%</text:p>
          </table:table-cell>
          <table:table-cell office:value-type="percentage" office:value="0.2597" calcext:value-type="percentage">
            <text:p>25,97%</text:p>
          </table:table-cell>
          <table:table-cell/>
          <table:table-cell office:value-type="string" calcext:value-type="string">
            <text:p>Regions2</text:p>
          </table:table-cell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122" calcext:value-type="percentage">
            <text:p>31,22%</text:p>
          </table:table-cell>
          <table:table-cell office:value-type="percentage" office:value="0.347" calcext:value-type="percentage">
            <text:p>34,70%</text:p>
          </table:table-cell>
          <table:table-cell office:value-type="percentage" office:value="0.3404" calcext:value-type="percentage">
            <text:p>34,04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472" calcext:value-type="percentage">
            <text:p>34,72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946" calcext:value-type="percentage">
            <text:p>29,46%</text:p>
          </table:table-cell>
          <table:table-cell office:value-type="percentage" office:value="0.2695" calcext:value-type="percentage">
            <text:p>26,95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heart</text:p>
          </table:table-cell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5922" calcext:value-type="percentage">
            <text:p>59,22%</text:p>
          </table:table-cell>
          <table:table-cell office:value-type="percentage" office:value="0.5912" calcext:value-type="percentage">
            <text:p>59,12%</text:p>
          </table:table-cell>
          <table:table-cell office:value-type="percentage" office:value="0.6396" calcext:value-type="percentage">
            <text:p>63,96%</text:p>
          </table:table-cell>
          <table:table-cell office:value-type="percentage" office:value="0.4975" calcext:value-type="percentage">
            <text:p>49,75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4721" calcext:value-type="percentage">
            <text:p>47,21%</text:p>
          </table:table-cell>
          <table:table-cell office:value-type="percentage" office:value="0.5566" calcext:value-type="percentage">
            <text:p>55,66%</text:p>
          </table:table-cell>
          <table:table-cell office:value-type="percentage" office:value="0.4922" calcext:value-type="percentage">
            <text:p>49,22%</text:p>
          </table:table-cell>
          <table:table-cell office:value-type="percentage" office:value="0.3982" calcext:value-type="percentage">
            <text:p>39,82%</text:p>
          </table:table-cell>
          <table:table-cell/>
          <table:table-cell office:value-type="string" calcext:value-type="string">
            <text:p>Segment</text:p>
          </table:table-cell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4955" calcext:value-type="percentage">
            <text:p>49,55%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479" calcext:value-type="percentage">
            <text:p>44,79%</text:p>
          </table:table-cell>
          <table:table-cell office:value-type="percentage" office:value="0.4574" calcext:value-type="percentage">
            <text:p>45,74%</text:p>
          </table:table-cell>
          <table:table-cell office:value-type="percentage" office:value="0.4688" calcext:value-type="percentage">
            <text:p>46,88%</text:p>
          </table:table-cell>
          <table:table-cell office:value-type="percentage" office:value="0.489" calcext:value-type="percentage">
            <text:p>48,90%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2358" calcext:value-type="percentage">
            <text:p>23,58%</text:p>
          </table:table-cell>
          <table:table-cell office:value-type="percentage" office:value="0.1248" calcext:value-type="percentage">
            <text:p>12,48%</text:p>
          </table:table-cell>
          <table:table-cell/>
          <table:table-cell office:value-type="string" calcext:value-type="string">
            <text:p>Spiral</text:p>
          </table:table-cell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631" calcext:value-type="percentage">
            <text:p>6,31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3894" calcext:value-type="percentage">
            <text:p>38,94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2896" calcext:value-type="percentage">
            <text:p>28,96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0592" calcext:value-type="percentage">
            <text:p>5,92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523" calcext:value-type="percentage">
            <text:p>5,23%</text:p>
          </table:table-cell>
          <table:table-cell/>
          <table:table-cell office:value-type="string" calcext:value-type="string">
            <text:p>Wdbc</text:p>
          </table:table-cell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288" calcext:value-type="percentage">
            <text:p>22,88%</text:p>
          </table:table-cell>
          <table:table-cell office:value-type="percentage" office:value="0.5778" calcext:value-type="percentage">
            <text:p>57,78%</text:p>
          </table:table-cell>
          <table:table-cell office:value-type="percentage" office:value="0.294" calcext:value-type="percentage">
            <text:p>29,40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5884" calcext:value-type="percentage">
            <text:p>58,84%</text:p>
          </table:table-cell>
          <table:table-cell office:value-type="percentage" office:value="0.0755" calcext:value-type="percentage">
            <text:p>7,55%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0.1071" calcext:value-type="percentage">
            <text:p>10,71%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1502" calcext:value-type="percentage">
            <text:p>15,02%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4781" calcext:value-type="percentage">
            <text:p>47,81%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0628" calcext:value-type="percentage">
            <text:p>6,28%</text:p>
          </table:table-cell>
          <table:table-cell office:value-type="percentage" office:value="0.039" calcext:value-type="percentage">
            <text:p>3,90%</text:p>
          </table:table-cell>
          <table:table-cell office:value-type="percentage" office:value="0.0339" calcext:value-type="percentage">
            <text:p>3,39%</text:p>
          </table:table-cell>
          <table:table-cell/>
          <table:table-cell office:value-type="string" calcext:value-type="string">
            <text:p>z_f_s</text:p>
          </table:table-cell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1541" calcext:value-type="percentage">
            <text:p>15,41%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662" calcext:value-type="percentage">
            <text:p>6,62%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4743" calcext:value-type="percentage">
            <text:p>47,43%</text:p>
          </table:table-cell>
          <table:table-cell office:value-type="percentage" office:value="0.3009" calcext:value-type="percentage">
            <text:p>30,09%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39" calcext:value-type="percentage">
            <text:p>3,39%</text:p>
          </table:table-cell>
          <table:table-cell/>
          <table:table-cell office:value-type="string" calcext:value-type="string">
            <text:p>zO_NF_S</text:p>
          </table:table-cell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303" calcext:value-type="percentage">
            <text:p>3,0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1318" calcext:value-type="percentage">
            <text:p>13,18%</text:p>
          </table:table-cell>
          <table:table-cell office:value-type="percentage" office:value="0.1199" calcext:value-type="percentage">
            <text:p>11,99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211" calcext:value-type="percentage">
            <text:p>2,11%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175" calcext:value-type="percentage">
            <text:p>1,75%</text:p>
          </table:table-cell>
          <table:table-cell/>
          <table:table-cell office:value-type="string" calcext:value-type="string">
            <text:p>ZONF_S</text:p>
          </table:table-cell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2837" calcext:value-type="percentage">
            <text:p>28,37%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2057" calcext:value-type="percentage">
            <text:p>20,57%</text:p>
          </table:table-cell>
          <table:table-cell office:value-type="percentage" office:value="0.2264" calcext:value-type="percentage">
            <text:p>22,64%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587" calcext:value-type="percentage">
            <text:p>15,87%</text:p>
          </table:table-cell>
          <table:table-cell/>
          <table:table-cell office:value-type="string" calcext:value-type="string">
            <text:p>zoo</text:p>
          </table:table-cell>
        </table:table-row>
        <table:table-row table:style-name="ro2">
          <table:table-cell table:style-name="ce42"/>
          <table:table-cell table:style-name="ce46" table:formula="of:=AVERAGE([.B3:.B26])" office:value-type="percentage" office:value="0.3283125" calcext:value-type="percentage">
            <text:p>32,83%</text:p>
          </table:table-cell>
          <table:table-cell table:style-name="ce46" table:formula="of:=AVERAGE([.C3:.C26])" office:value-type="percentage" office:value="0.2884125" calcext:value-type="percentage">
            <text:p>28,84%</text:p>
          </table:table-cell>
          <table:table-cell table:style-name="ce46" table:formula="of:=AVERAGE([.D3:.D26])" office:value-type="percentage" office:value="0.2755125" calcext:value-type="percentage">
            <text:p>27,55%</text:p>
          </table:table-cell>
          <table:table-cell table:style-name="ce46" table:formula="of:=AVERAGE([.E3:.E26])" office:value-type="percentage" office:value="0.283945833333333" calcext:value-type="percentage">
            <text:p>28,39%</text:p>
          </table:table-cell>
          <table:table-cell table:style-name="ce46" table:formula="of:=AVERAGE([.F3:.F26])" office:value-type="percentage" office:value="0.344525" calcext:value-type="percentage">
            <text:p>34,45%</text:p>
          </table:table-cell>
          <table:table-cell table:style-name="ce46" table:formula="of:=AVERAGE([.G3:.G26])" office:value-type="percentage" office:value="0.323575" calcext:value-type="percentage">
            <text:p>32,36%</text:p>
          </table:table-cell>
          <table:table-cell table:style-name="ce46" table:formula="of:=AVERAGE([.H3:.H26])" office:value-type="percentage" office:value="0.306458333333333" calcext:value-type="percentage">
            <text:p>30,65%</text:p>
          </table:table-cell>
          <table:table-cell table:style-name="ce46" table:formula="of:=AVERAGE([.I3:.I26])" office:value-type="percentage" office:value="0.302825" calcext:value-type="percentage">
            <text:p>30,28%</text:p>
          </table:table-cell>
          <table:table-cell table:style-name="ce46" table:formula="of:=AVERAGE([.J3:.J26])" office:value-type="percentage" office:value="0.205620833333333" calcext:value-type="percentage">
            <text:p>20,56%</text:p>
          </table:table-cell>
          <table:table-cell table:style-name="ce46" table:formula="of:=AVERAGE([.K3:.K26])" office:value-type="percentage" office:value="0.187341666666667" calcext:value-type="percentage">
            <text:p>18,73%</text:p>
          </table:table-cell>
          <table:table-cell table:style-name="ce46" table:formula="of:=AVERAGE([.L3:.L26])" office:value-type="percentage" office:value="0.185483333333333" calcext:value-type="percentage">
            <text:p>18,55%</text:p>
          </table:table-cell>
          <table:table-cell table:style-name="ce46" table:formula="of:=AVERAGE([.M3:.M26])" office:value-type="percentage" office:value="0.30255" calcext:value-type="percentage">
            <text:p>30,26%</text:p>
          </table:table-cell>
          <table:table-cell table:style-name="ce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19:18:42.369988749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1-17T08:33:59.416244603</dc:date>
    <meta:editing-duration>P28DT11H36M26S</meta:editing-duration>
    <meta:editing-cycles>3013</meta:editing-cycles>
    <meta:generator>LibreOffice/7.5.8.2$Linux_X86_64 LibreOffice_project/50$Build-2</meta:generator>
    <meta:document-statistic meta:table-count="7" meta:cell-count="7541" meta:object-count="0"/>
  </office:meta>
</office:document-meta>
</file>